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23" style:family="paragraph" style:parent-style-name="Standard">
      <style:paragraph-properties fo:line-height="100%"/>
      <style:text-properties fo:font-weight="bold" officeooo:rsid="061169e8" officeooo:paragraph-rsid="061169e8" style:font-weight-asian="bold" style:font-weight-complex="bold"/>
    </style:style>
    <style:style style:name="P24" style:family="paragraph" style:parent-style-name="Standard">
      <style:text-properties officeooo:rsid="0011b025" officeooo:paragraph-rsid="0011b025"/>
    </style:style>
    <style:style style:name="P25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6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7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8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9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paragraph-rsid="00a75993" style:font-style-asian="italic" style:font-style-complex="italic"/>
    </style:style>
    <style:style style:name="P31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rsid="00d2fc06" officeooo:paragraph-rsid="08b30bdb" style:font-style-asian="italic" style:font-style-complex="italic"/>
    </style:style>
    <style:style style:name="P33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4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5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6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8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9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40" style:family="paragraph" style:parent-style-name="Standard">
      <style:text-properties fo:font-style="italic" officeooo:paragraph-rsid="013013d9" style:font-style-asian="italic" style:font-style-complex="italic"/>
    </style:style>
    <style:style style:name="P41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2" style:family="paragraph" style:parent-style-name="Standard">
      <style:text-properties fo:font-style="italic" officeooo:paragraph-rsid="01408f03" style:font-style-asian="italic" style:font-style-complex="italic"/>
    </style:style>
    <style:style style:name="P43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4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paragraph-rsid="04deac5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paragraph-rsid="08ad15c9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2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8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0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51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8d7d5e" officeooo:paragraph-rsid="097213dd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2d7117" officeooo:paragraph-rsid="099869a8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8ffd4a" officeooo:paragraph-rsid="08bc5c8b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1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15" style:family="paragraph" style:parent-style-name="Standard">
      <style:paragraph-properties fo:line-height="100%"/>
      <style:text-properties fo:font-style="italic" fo:font-weight="normal" officeooo:rsid="051755b6" officeooo:paragraph-rsid="08505154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51755b6" officeooo:paragraph-rsid="0850aeb9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3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2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3" style:family="paragraph" style:parent-style-name="Standard">
      <style:text-properties officeooo:rsid="0015f1ff" officeooo:paragraph-rsid="0015f1ff"/>
    </style:style>
    <style:style style:name="P254" style:family="paragraph" style:parent-style-name="Standard">
      <style:text-properties officeooo:rsid="0015f1ff" officeooo:paragraph-rsid="0013268f"/>
    </style:style>
    <style:style style:name="P25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7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8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59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1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4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5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66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3" style:family="paragraph" style:parent-style-name="Standard">
      <style:text-properties fo:font-style="normal" officeooo:paragraph-rsid="02be3c45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78" style:family="paragraph" style:parent-style-name="Standard">
      <style:paragraph-properties fo:line-height="100%"/>
      <style:text-properties fo:font-style="normal" officeooo:rsid="0325991c" officeooo:paragraph-rsid="095a78fe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86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0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92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93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0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01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02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09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11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21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29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0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38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62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63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64" style:family="paragraph" style:parent-style-name="Standard">
      <style:text-properties fo:font-style="normal" officeooo:paragraph-rsid="076fec72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68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69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364e15d" officeooo:paragraph-rsid="035051aa" style:font-style-asian="normal" style:font-style-complex="normal"/>
    </style:style>
    <style:style style:name="P371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372" style:family="paragraph" style:parent-style-name="Standard">
      <style:paragraph-properties fo:line-height="100%"/>
      <style:text-properties fo:font-style="normal" officeooo:rsid="0335ea2c" officeooo:paragraph-rsid="09661181" style:font-style-asian="normal" style:font-style-complex="normal"/>
    </style:style>
    <style:style style:name="P373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style:text-underline-style="none" fo:font-weight="normal" officeooo:rsid="04d7a840" officeooo:paragraph-rsid="083796f4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00%"/>
      <style:text-properties fo:font-style="normal" style:text-underline-style="none" fo:font-weight="normal" officeooo:rsid="089cdedf" officeooo:paragraph-rsid="08a73764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style:text-underline-style="none" fo:font-weight="normal" officeooo:rsid="08abeb69" officeooo:paragraph-rsid="08abeb69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style:text-underline-style="none" fo:font-weight="normal" officeooo:rsid="08af0321" officeooo:paragraph-rsid="08af0321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style:text-underline-style="none" fo:font-weight="normal" officeooo:rsid="08ad15c9" officeooo:paragraph-rsid="08ad15c9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c21ae2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style:text-underline-style="none" fo:font-weight="normal" officeooo:rsid="08aaee75" officeooo:paragraph-rsid="08aaee75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style:text-underline-style="none" fo:font-weight="normal" officeooo:rsid="08c21ae2" officeooo:paragraph-rsid="08c36a54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style:text-underline-style="none" fo:font-weight="normal" officeooo:rsid="08a0e715" officeooo:paragraph-rsid="08a0e715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style:text-underline-style="none" fo:font-weight="normal" officeooo:rsid="08cd4818" officeooo:paragraph-rsid="08cd4818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6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30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31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32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33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4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435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8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41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43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5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6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7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50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52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53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6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7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63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7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2dfde8" officeooo:paragraph-rsid="0130fd48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8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8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8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8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85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6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7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26783" officeooo:paragraph-rsid="042d7117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6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4d7055" officeooo:paragraph-rsid="087e78ab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e46ca0" officeooo:paragraph-rsid="09f7d5e7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fo:font-style="normal" fo:font-weight="normal" officeooo:rsid="04dd833a" officeooo:paragraph-rsid="04ddd894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8825b25" officeooo:paragraph-rsid="08825b25" style:font-style-asian="normal" style:font-weight-asian="normal" style:font-style-complex="normal" style:font-weight-complex="normal"/>
    </style:style>
    <style:style style:name="P650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1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75" style:family="paragraph" style:parent-style-name="Standard">
      <style:text-properties officeooo:rsid="0033fbdf" officeooo:paragraph-rsid="0033fbdf"/>
    </style:style>
    <style:style style:name="P676" style:family="paragraph" style:parent-style-name="Standard">
      <style:text-properties officeooo:rsid="0034ed8b" officeooo:paragraph-rsid="0106c767"/>
    </style:style>
    <style:style style:name="P677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78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79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696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becfb9" officeooo:paragraph-rsid="07ee20f5" style:font-weight-asian="normal" style:font-weight-complex="normal"/>
    </style:style>
    <style:style style:name="P700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18" style:family="paragraph" style:parent-style-name="Standard">
      <style:paragraph-properties fo:line-height="150%"/>
      <style:text-properties fo:font-weight="normal" officeooo:rsid="03eb005c" officeooo:paragraph-rsid="08aa4a54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21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22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25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40ce935" officeooo:paragraph-rsid="08b8923a" style:font-weight-asian="normal" style:font-weight-complex="normal"/>
    </style:style>
    <style:style style:name="P73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3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3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39" style:family="paragraph" style:parent-style-name="Standard">
      <style:text-properties officeooo:rsid="0012a0dc" officeooo:paragraph-rsid="0012a0dc"/>
    </style:style>
    <style:style style:name="P740" style:family="paragraph" style:parent-style-name="Standard">
      <style:text-properties officeooo:paragraph-rsid="003eeb50"/>
    </style:style>
    <style:style style:name="P741" style:family="paragraph" style:parent-style-name="Standard">
      <style:text-properties officeooo:rsid="00205d85" officeooo:paragraph-rsid="005f7223"/>
    </style:style>
    <style:style style:name="P742" style:family="paragraph" style:parent-style-name="Standard">
      <style:text-properties officeooo:rsid="002436f5" officeooo:paragraph-rsid="00ed9297"/>
    </style:style>
    <style:style style:name="P743" style:family="paragraph" style:parent-style-name="Standard">
      <style:text-properties officeooo:rsid="0056d959" officeooo:paragraph-rsid="0056d959"/>
    </style:style>
    <style:style style:name="P744" style:family="paragraph" style:parent-style-name="Standard">
      <style:paragraph-properties fo:line-height="150%"/>
      <style:text-properties officeooo:paragraph-rsid="0013268f"/>
    </style:style>
    <style:style style:name="P745" style:family="paragraph" style:parent-style-name="Standard">
      <style:paragraph-properties fo:line-height="150%"/>
      <style:text-properties officeooo:paragraph-rsid="0040eb9d"/>
    </style:style>
    <style:style style:name="P746" style:family="paragraph" style:parent-style-name="Standard">
      <style:paragraph-properties fo:line-height="150%"/>
      <style:text-properties officeooo:paragraph-rsid="00c6421c"/>
    </style:style>
    <style:style style:name="P747" style:family="paragraph" style:parent-style-name="Standard">
      <style:paragraph-properties fo:line-height="150%"/>
      <style:text-properties officeooo:paragraph-rsid="0106c767"/>
    </style:style>
    <style:style style:name="P748" style:family="paragraph" style:parent-style-name="Standard">
      <style:paragraph-properties fo:line-height="150%"/>
      <style:text-properties officeooo:paragraph-rsid="01d80854"/>
    </style:style>
    <style:style style:name="P749" style:family="paragraph" style:parent-style-name="Standard">
      <style:paragraph-properties fo:line-height="150%"/>
      <style:text-properties officeooo:paragraph-rsid="0265f14b"/>
    </style:style>
    <style:style style:name="P750" style:family="paragraph" style:parent-style-name="Standard">
      <style:paragraph-properties fo:line-height="150%"/>
      <style:text-properties officeooo:paragraph-rsid="00cab904"/>
    </style:style>
    <style:style style:name="P751" style:family="paragraph" style:parent-style-name="Standard">
      <style:paragraph-properties fo:line-height="150%"/>
      <style:text-properties officeooo:paragraph-rsid="0339abb7"/>
    </style:style>
    <style:style style:name="P752" style:family="paragraph" style:parent-style-name="Standard">
      <style:paragraph-properties fo:line-height="150%"/>
      <style:text-properties officeooo:paragraph-rsid="031857c7"/>
    </style:style>
    <style:style style:name="P753" style:family="paragraph" style:parent-style-name="Standard">
      <style:paragraph-properties fo:line-height="150%"/>
      <style:text-properties officeooo:paragraph-rsid="0347bb43"/>
    </style:style>
    <style:style style:name="P754" style:family="paragraph" style:parent-style-name="Standard">
      <style:paragraph-properties fo:line-height="150%"/>
      <style:text-properties officeooo:paragraph-rsid="03af7bf7"/>
    </style:style>
    <style:style style:name="P755" style:family="paragraph" style:parent-style-name="Standard">
      <style:paragraph-properties fo:line-height="150%"/>
      <style:text-properties officeooo:paragraph-rsid="03e90de3"/>
    </style:style>
    <style:style style:name="P756" style:family="paragraph" style:parent-style-name="Standard">
      <style:paragraph-properties fo:line-height="150%"/>
      <style:text-properties officeooo:paragraph-rsid="03ffa765"/>
    </style:style>
    <style:style style:name="P757" style:family="paragraph" style:parent-style-name="Standard">
      <style:paragraph-properties fo:line-height="150%"/>
      <style:text-properties officeooo:paragraph-rsid="04226783"/>
    </style:style>
    <style:style style:name="P758" style:family="paragraph" style:parent-style-name="Standard">
      <style:paragraph-properties fo:line-height="150%"/>
      <style:text-properties officeooo:paragraph-rsid="04ddd894"/>
    </style:style>
    <style:style style:name="P759" style:family="paragraph" style:parent-style-name="Standard">
      <style:paragraph-properties fo:line-height="150%"/>
      <style:text-properties officeooo:paragraph-rsid="05319739"/>
    </style:style>
    <style:style style:name="P760" style:family="paragraph" style:parent-style-name="Standard">
      <style:paragraph-properties fo:line-height="150%"/>
      <style:text-properties officeooo:paragraph-rsid="057d2115"/>
    </style:style>
    <style:style style:name="P761" style:family="paragraph" style:parent-style-name="Standard">
      <style:paragraph-properties fo:line-height="150%"/>
      <style:text-properties officeooo:paragraph-rsid="058bbc5e"/>
    </style:style>
    <style:style style:name="P762" style:family="paragraph" style:parent-style-name="Standard">
      <style:paragraph-properties fo:line-height="150%"/>
      <style:text-properties officeooo:paragraph-rsid="054d7055"/>
    </style:style>
    <style:style style:name="P763" style:family="paragraph" style:parent-style-name="Standard">
      <style:paragraph-properties fo:line-height="150%"/>
      <style:text-properties officeooo:paragraph-rsid="05cd3bc5"/>
    </style:style>
    <style:style style:name="P764" style:family="paragraph" style:parent-style-name="Standard">
      <style:paragraph-properties fo:line-height="150%"/>
      <style:text-properties officeooo:paragraph-rsid="05e46ca0"/>
    </style:style>
    <style:style style:name="P765" style:family="paragraph" style:parent-style-name="Standard">
      <style:paragraph-properties fo:line-height="150%"/>
      <style:text-properties officeooo:paragraph-rsid="05e8bd08"/>
    </style:style>
    <style:style style:name="P766" style:family="paragraph" style:parent-style-name="Standard">
      <style:paragraph-properties fo:line-height="150%"/>
      <style:text-properties officeooo:paragraph-rsid="0608abbd"/>
    </style:style>
    <style:style style:name="P767" style:family="paragraph" style:parent-style-name="Standard">
      <style:paragraph-properties fo:line-height="150%"/>
      <style:text-properties officeooo:paragraph-rsid="061a2a29"/>
    </style:style>
    <style:style style:name="P768" style:family="paragraph" style:parent-style-name="Standard">
      <style:paragraph-properties fo:line-height="150%"/>
      <style:text-properties officeooo:paragraph-rsid="06130d41"/>
    </style:style>
    <style:style style:name="P769" style:family="paragraph" style:parent-style-name="Standard">
      <style:paragraph-properties fo:line-height="150%"/>
      <style:text-properties officeooo:paragraph-rsid="062535ed"/>
    </style:style>
    <style:style style:name="P770" style:family="paragraph" style:parent-style-name="Standard">
      <style:paragraph-properties fo:line-height="150%"/>
      <style:text-properties officeooo:paragraph-rsid="06257b22"/>
    </style:style>
    <style:style style:name="P771" style:family="paragraph" style:parent-style-name="Standard">
      <style:paragraph-properties fo:line-height="150%"/>
      <style:text-properties officeooo:paragraph-rsid="067e3ef2"/>
    </style:style>
    <style:style style:name="P772" style:family="paragraph" style:parent-style-name="Standard">
      <style:paragraph-properties fo:line-height="150%"/>
      <style:text-properties officeooo:paragraph-rsid="063bda54"/>
    </style:style>
    <style:style style:name="P773" style:family="paragraph" style:parent-style-name="Standard">
      <style:paragraph-properties fo:line-height="150%"/>
      <style:text-properties officeooo:paragraph-rsid="07267459"/>
    </style:style>
    <style:style style:name="P774" style:family="paragraph" style:parent-style-name="Standard">
      <style:paragraph-properties fo:line-height="150%"/>
      <style:text-properties officeooo:paragraph-rsid="05f80830"/>
    </style:style>
    <style:style style:name="P775" style:family="paragraph" style:parent-style-name="Standard">
      <style:paragraph-properties fo:line-height="150%"/>
      <style:text-properties officeooo:paragraph-rsid="03becfb9"/>
    </style:style>
    <style:style style:name="P776" style:family="paragraph" style:parent-style-name="Standard">
      <style:paragraph-properties fo:line-height="150%"/>
      <style:text-properties officeooo:paragraph-rsid="079b1a71"/>
    </style:style>
    <style:style style:name="P777" style:family="paragraph" style:parent-style-name="Standard">
      <style:paragraph-properties fo:line-height="150%"/>
      <style:text-properties officeooo:paragraph-rsid="079c6b22"/>
    </style:style>
    <style:style style:name="P778" style:family="paragraph" style:parent-style-name="Standard">
      <style:paragraph-properties fo:line-height="150%"/>
      <style:text-properties officeooo:paragraph-rsid="065d401a"/>
    </style:style>
    <style:style style:name="P779" style:family="paragraph" style:parent-style-name="Standard">
      <style:paragraph-properties fo:line-height="150%"/>
      <style:text-properties officeooo:paragraph-rsid="087e78ab"/>
    </style:style>
    <style:style style:name="P780" style:family="paragraph" style:parent-style-name="Standard">
      <style:paragraph-properties fo:line-height="150%"/>
      <style:text-properties officeooo:paragraph-rsid="0893372d"/>
    </style:style>
    <style:style style:name="P781" style:family="paragraph" style:parent-style-name="Standard">
      <style:paragraph-properties fo:line-height="150%"/>
      <style:text-properties officeooo:paragraph-rsid="08d9c724"/>
    </style:style>
    <style:style style:name="P782" style:family="paragraph" style:parent-style-name="Standard">
      <style:paragraph-properties fo:line-height="150%"/>
      <style:text-properties officeooo:paragraph-rsid="08dad3a6"/>
    </style:style>
    <style:style style:name="P783" style:family="paragraph" style:parent-style-name="Standard">
      <style:paragraph-properties fo:line-height="150%"/>
      <style:text-properties officeooo:paragraph-rsid="02be3c45"/>
    </style:style>
    <style:style style:name="P784" style:family="paragraph" style:parent-style-name="Standard">
      <style:paragraph-properties fo:line-height="150%"/>
      <style:text-properties officeooo:paragraph-rsid="00bbbf73"/>
    </style:style>
    <style:style style:name="P785" style:family="paragraph" style:parent-style-name="Standard">
      <style:paragraph-properties fo:line-height="150%"/>
      <style:text-properties officeooo:paragraph-rsid="020068b3"/>
    </style:style>
    <style:style style:name="P786" style:family="paragraph" style:parent-style-name="Standard">
      <style:paragraph-properties fo:line-height="150%"/>
      <style:text-properties officeooo:paragraph-rsid="0557f31f"/>
    </style:style>
    <style:style style:name="P787" style:family="paragraph" style:parent-style-name="Standard">
      <style:paragraph-properties fo:line-height="150%"/>
      <style:text-properties officeooo:paragraph-rsid="058ba444"/>
    </style:style>
    <style:style style:name="P788" style:family="paragraph" style:parent-style-name="Standard">
      <style:text-properties officeooo:paragraph-rsid="00883289"/>
    </style:style>
    <style:style style:name="P789" style:family="paragraph" style:parent-style-name="Standard">
      <style:text-properties officeooo:rsid="008872eb" officeooo:paragraph-rsid="008872eb"/>
    </style:style>
    <style:style style:name="P790" style:family="paragraph" style:parent-style-name="Standard">
      <style:text-properties officeooo:paragraph-rsid="00a75993"/>
    </style:style>
    <style:style style:name="P791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92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3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453f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94fc152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61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62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5eaee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02001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7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f0c9b" officeooo:paragraph-rsid="03343ce6" style:font-style-asian="normal" style:font-weight-asian="normal" style:font-style-complex="normal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92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93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4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9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92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3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4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5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99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9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9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9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100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1001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6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3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4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5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66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88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92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3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4" style:family="paragraph" style:parent-style-name="Standard">
      <style:text-properties style:use-window-font-color="true" officeooo:paragraph-rsid="02be3c45"/>
    </style:style>
    <style:style style:name="P1095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9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9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98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9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64e15d" style:font-style-asian="normal" style:font-weight-asian="normal" style:font-style-complex="normal" style:font-weight-complex="normal"/>
    </style:style>
    <style:style style:name="P110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07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08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09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10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1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12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13" style:family="paragraph" style:parent-style-name="Standard">
      <style:text-properties style:use-window-font-color="true" officeooo:paragraph-rsid="02ecf51e"/>
    </style:style>
    <style:style style:name="P1114" style:family="paragraph" style:parent-style-name="Standard">
      <style:paragraph-properties fo:line-height="150%"/>
      <style:text-properties style:use-window-font-color="true" officeooo:paragraph-rsid="02edc963"/>
    </style:style>
    <style:style style:name="P1115" style:family="paragraph" style:parent-style-name="Standard">
      <style:paragraph-properties fo:line-height="150%"/>
      <style:text-properties style:use-window-font-color="true" officeooo:paragraph-rsid="07ab30f1"/>
    </style:style>
    <style:style style:name="P1116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7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18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9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20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21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22" style:family="paragraph" style:parent-style-name="Standard">
      <style:text-properties style:use-window-font-color="true" officeooo:rsid="003eeb50" officeooo:paragraph-rsid="078db77b"/>
    </style:style>
    <style:style style:name="P1123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24" style:family="paragraph" style:parent-style-name="Standard">
      <style:text-properties style:use-window-font-color="true" officeooo:paragraph-rsid="0862b4fb"/>
    </style:style>
    <style:style style:name="P1125" style:family="paragraph" style:parent-style-name="Standard">
      <style:text-properties officeooo:paragraph-rsid="00ba4170"/>
    </style:style>
    <style:style style:name="P1126" style:family="paragraph" style:parent-style-name="Standard">
      <style:text-properties officeooo:paragraph-rsid="00bbbf73"/>
    </style:style>
    <style:style style:name="P1127" style:family="paragraph" style:parent-style-name="Standard">
      <style:text-properties officeooo:rsid="00beb82f" officeooo:paragraph-rsid="00beb82f"/>
    </style:style>
    <style:style style:name="P1128" style:family="paragraph" style:parent-style-name="Standard">
      <style:text-properties officeooo:paragraph-rsid="00beb82f"/>
    </style:style>
    <style:style style:name="P1129" style:family="paragraph" style:parent-style-name="Standard">
      <style:text-properties officeooo:rsid="00c0d7c6" officeooo:paragraph-rsid="00c0d7c6"/>
    </style:style>
    <style:style style:name="P1130" style:family="paragraph" style:parent-style-name="Standard">
      <style:text-properties officeooo:rsid="005521a3" officeooo:paragraph-rsid="005521a3"/>
    </style:style>
    <style:style style:name="P1131" style:family="paragraph" style:parent-style-name="Standard">
      <style:text-properties officeooo:paragraph-rsid="00d2fc06"/>
    </style:style>
    <style:style style:name="P1132" style:family="paragraph" style:parent-style-name="Standard">
      <style:text-properties officeooo:paragraph-rsid="00d77d7d"/>
    </style:style>
    <style:style style:name="P1133" style:family="paragraph" style:parent-style-name="Standard">
      <style:text-properties officeooo:rsid="00d9c9e4" officeooo:paragraph-rsid="00d9c9e4"/>
    </style:style>
    <style:style style:name="P1134" style:family="paragraph" style:parent-style-name="Standard">
      <style:text-properties officeooo:paragraph-rsid="00e5f586"/>
    </style:style>
    <style:style style:name="P1135" style:family="paragraph" style:parent-style-name="Standard">
      <style:text-properties officeooo:paragraph-rsid="00eb50e0"/>
    </style:style>
    <style:style style:name="P1136" style:family="paragraph" style:parent-style-name="Standard">
      <style:paragraph-properties fo:line-height="150%"/>
      <style:text-properties officeooo:rsid="00f2503e" officeooo:paragraph-rsid="00f2503e"/>
    </style:style>
    <style:style style:name="P1137" style:family="paragraph" style:parent-style-name="Standard">
      <style:text-properties officeooo:rsid="00f2503e" officeooo:paragraph-rsid="01222be5"/>
    </style:style>
    <style:style style:name="P1138" style:family="paragraph" style:parent-style-name="Standard">
      <style:text-properties officeooo:rsid="00d1487d" officeooo:paragraph-rsid="00d2fc06"/>
    </style:style>
    <style:style style:name="P1139" style:family="paragraph" style:parent-style-name="Standard">
      <style:text-properties officeooo:paragraph-rsid="00f5260b"/>
    </style:style>
    <style:style style:name="P1140" style:family="paragraph" style:parent-style-name="Standard">
      <style:text-properties officeooo:paragraph-rsid="010c486e"/>
    </style:style>
    <style:style style:name="P1141" style:family="paragraph" style:parent-style-name="Standard">
      <style:text-properties officeooo:paragraph-rsid="00367935"/>
    </style:style>
    <style:style style:name="P1142" style:family="paragraph" style:parent-style-name="Standard">
      <style:text-properties officeooo:paragraph-rsid="011fc384"/>
    </style:style>
    <style:style style:name="P1143" style:family="paragraph" style:parent-style-name="Standard">
      <style:text-properties officeooo:paragraph-rsid="0122678f"/>
    </style:style>
    <style:style style:name="P1144" style:family="paragraph" style:parent-style-name="Standard">
      <style:text-properties officeooo:paragraph-rsid="012dfde8"/>
    </style:style>
    <style:style style:name="P1145" style:family="paragraph" style:parent-style-name="Standard">
      <style:text-properties officeooo:paragraph-rsid="0130fd48"/>
    </style:style>
    <style:style style:name="P1146" style:family="paragraph" style:parent-style-name="Standard">
      <style:text-properties officeooo:paragraph-rsid="013282b3"/>
    </style:style>
    <style:style style:name="P1147" style:family="paragraph" style:parent-style-name="Standard">
      <style:text-properties officeooo:paragraph-rsid="013f3c54"/>
    </style:style>
    <style:style style:name="P1148" style:family="paragraph" style:parent-style-name="Standard">
      <style:text-properties officeooo:paragraph-rsid="0152f194"/>
    </style:style>
    <style:style style:name="P1149" style:family="paragraph" style:parent-style-name="Standard">
      <style:text-properties officeooo:paragraph-rsid="0150aafa"/>
    </style:style>
    <style:style style:name="P1150" style:family="paragraph" style:parent-style-name="Standard">
      <style:paragraph-properties fo:line-height="100%"/>
      <style:text-properties officeooo:paragraph-rsid="016aa5ac"/>
    </style:style>
    <style:style style:name="P1151" style:family="paragraph" style:parent-style-name="Standard">
      <style:paragraph-properties fo:line-height="100%"/>
      <style:text-properties officeooo:paragraph-rsid="016d2800"/>
    </style:style>
    <style:style style:name="P1152" style:family="paragraph" style:parent-style-name="Standard">
      <style:paragraph-properties fo:line-height="100%"/>
      <style:text-properties officeooo:paragraph-rsid="0176ee1b"/>
    </style:style>
    <style:style style:name="P1153" style:family="paragraph" style:parent-style-name="Standard">
      <style:paragraph-properties fo:line-height="100%"/>
      <style:text-properties officeooo:paragraph-rsid="017941db"/>
    </style:style>
    <style:style style:name="P1154" style:family="paragraph" style:parent-style-name="Standard">
      <style:paragraph-properties fo:line-height="100%"/>
      <style:text-properties officeooo:paragraph-rsid="017a7161"/>
    </style:style>
    <style:style style:name="P1155" style:family="paragraph" style:parent-style-name="Standard">
      <style:paragraph-properties fo:line-height="100%"/>
      <style:text-properties officeooo:paragraph-rsid="018105ab"/>
    </style:style>
    <style:style style:name="P1156" style:family="paragraph" style:parent-style-name="Standard">
      <style:paragraph-properties fo:line-height="100%"/>
      <style:text-properties officeooo:paragraph-rsid="01aaba73"/>
    </style:style>
    <style:style style:name="P1157" style:family="paragraph" style:parent-style-name="Standard">
      <style:paragraph-properties fo:line-height="100%"/>
      <style:text-properties officeooo:paragraph-rsid="01d3aa7e"/>
    </style:style>
    <style:style style:name="P1158" style:family="paragraph" style:parent-style-name="Standard">
      <style:paragraph-properties fo:line-height="100%"/>
      <style:text-properties officeooo:paragraph-rsid="01e2b86d"/>
    </style:style>
    <style:style style:name="P1159" style:family="paragraph" style:parent-style-name="Standard">
      <style:paragraph-properties fo:line-height="100%"/>
      <style:text-properties officeooo:paragraph-rsid="01e7ea9a"/>
    </style:style>
    <style:style style:name="P1160" style:family="paragraph" style:parent-style-name="Standard">
      <style:paragraph-properties fo:line-height="100%"/>
      <style:text-properties officeooo:paragraph-rsid="01f79ca2"/>
    </style:style>
    <style:style style:name="P1161" style:family="paragraph" style:parent-style-name="Standard">
      <style:paragraph-properties fo:line-height="100%"/>
      <style:text-properties officeooo:paragraph-rsid="020131ae"/>
    </style:style>
    <style:style style:name="P1162" style:family="paragraph" style:parent-style-name="Standard">
      <style:paragraph-properties fo:line-height="100%"/>
      <style:text-properties officeooo:paragraph-rsid="0212a48a"/>
    </style:style>
    <style:style style:name="P1163" style:family="paragraph" style:parent-style-name="Standard">
      <style:paragraph-properties fo:line-height="100%"/>
      <style:text-properties officeooo:paragraph-rsid="01d522fe"/>
    </style:style>
    <style:style style:name="P1164" style:family="paragraph" style:parent-style-name="Standard">
      <style:paragraph-properties fo:line-height="100%"/>
      <style:text-properties officeooo:paragraph-rsid="021920c6"/>
    </style:style>
    <style:style style:name="P1165" style:family="paragraph" style:parent-style-name="Standard">
      <style:paragraph-properties fo:line-height="100%"/>
      <style:text-properties officeooo:paragraph-rsid="021bfb0f"/>
    </style:style>
    <style:style style:name="P1166" style:family="paragraph" style:parent-style-name="Standard">
      <style:paragraph-properties fo:line-height="100%"/>
      <style:text-properties officeooo:paragraph-rsid="021d76dd"/>
    </style:style>
    <style:style style:name="P1167" style:family="paragraph" style:parent-style-name="Standard">
      <style:paragraph-properties fo:line-height="100%"/>
      <style:text-properties officeooo:paragraph-rsid="01ec8e18"/>
    </style:style>
    <style:style style:name="P1168" style:family="paragraph" style:parent-style-name="Standard">
      <style:paragraph-properties fo:line-height="100%"/>
      <style:text-properties officeooo:paragraph-rsid="0228bd00"/>
    </style:style>
    <style:style style:name="P1169" style:family="paragraph" style:parent-style-name="Standard">
      <style:paragraph-properties fo:line-height="100%"/>
      <style:text-properties officeooo:paragraph-rsid="0239e044"/>
    </style:style>
    <style:style style:name="P1170" style:family="paragraph" style:parent-style-name="Standard">
      <style:paragraph-properties fo:line-height="100%"/>
      <style:text-properties officeooo:paragraph-rsid="023e217a"/>
    </style:style>
    <style:style style:name="P1171" style:family="paragraph" style:parent-style-name="Standard">
      <style:paragraph-properties fo:line-height="100%"/>
      <style:text-properties officeooo:paragraph-rsid="0245c9e7"/>
    </style:style>
    <style:style style:name="P1172" style:family="paragraph" style:parent-style-name="Standard">
      <style:paragraph-properties fo:line-height="100%"/>
      <style:text-properties officeooo:paragraph-rsid="0248e2f5"/>
    </style:style>
    <style:style style:name="P1173" style:family="paragraph" style:parent-style-name="Standard">
      <style:paragraph-properties fo:line-height="100%"/>
      <style:text-properties officeooo:paragraph-rsid="024d9b01"/>
    </style:style>
    <style:style style:name="P1174" style:family="paragraph" style:parent-style-name="Standard">
      <style:paragraph-properties fo:line-height="100%"/>
      <style:text-properties officeooo:paragraph-rsid="02540cb9"/>
    </style:style>
    <style:style style:name="P1175" style:family="paragraph" style:parent-style-name="Standard">
      <style:paragraph-properties fo:line-height="100%"/>
      <style:text-properties officeooo:paragraph-rsid="02656310"/>
    </style:style>
    <style:style style:name="P1176" style:family="paragraph" style:parent-style-name="Standard">
      <style:paragraph-properties fo:line-height="100%"/>
      <style:text-properties officeooo:paragraph-rsid="0265f14b"/>
    </style:style>
    <style:style style:name="P1177" style:family="paragraph" style:parent-style-name="Standard">
      <style:paragraph-properties fo:line-height="100%"/>
      <style:text-properties officeooo:paragraph-rsid="02778926"/>
    </style:style>
    <style:style style:name="P1178" style:family="paragraph" style:parent-style-name="Standard">
      <style:paragraph-properties fo:line-height="100%"/>
      <style:text-properties officeooo:paragraph-rsid="027b57d1"/>
    </style:style>
    <style:style style:name="P1179" style:family="paragraph" style:parent-style-name="Standard">
      <style:paragraph-properties fo:line-height="100%"/>
      <style:text-properties officeooo:paragraph-rsid="02819040"/>
    </style:style>
    <style:style style:name="P1180" style:family="paragraph" style:parent-style-name="Standard">
      <style:paragraph-properties fo:line-height="100%"/>
      <style:text-properties officeooo:paragraph-rsid="02939b7b"/>
    </style:style>
    <style:style style:name="P1181" style:family="paragraph" style:parent-style-name="Standard">
      <style:paragraph-properties fo:line-height="100%"/>
      <style:text-properties officeooo:paragraph-rsid="0293a523"/>
    </style:style>
    <style:style style:name="P1182" style:family="paragraph" style:parent-style-name="Standard">
      <style:paragraph-properties fo:line-height="100%"/>
      <style:text-properties officeooo:paragraph-rsid="0297c923"/>
    </style:style>
    <style:style style:name="P1183" style:family="paragraph" style:parent-style-name="Standard">
      <style:paragraph-properties fo:line-height="100%"/>
      <style:text-properties officeooo:paragraph-rsid="029bb505"/>
    </style:style>
    <style:style style:name="P1184" style:family="paragraph" style:parent-style-name="Standard">
      <style:paragraph-properties fo:line-height="100%"/>
      <style:text-properties officeooo:paragraph-rsid="02a71f0b"/>
    </style:style>
    <style:style style:name="P1185" style:family="paragraph" style:parent-style-name="Standard">
      <style:paragraph-properties fo:line-height="100%"/>
      <style:text-properties officeooo:paragraph-rsid="027c1b85"/>
    </style:style>
    <style:style style:name="P1186" style:family="paragraph" style:parent-style-name="Standard">
      <style:paragraph-properties fo:line-height="100%"/>
      <style:text-properties officeooo:paragraph-rsid="02bd01a2"/>
    </style:style>
    <style:style style:name="P1187" style:family="paragraph" style:parent-style-name="Standard">
      <style:paragraph-properties fo:line-height="100%"/>
      <style:text-properties officeooo:paragraph-rsid="02d5eaee"/>
    </style:style>
    <style:style style:name="P1188" style:family="paragraph" style:parent-style-name="Standard">
      <style:paragraph-properties fo:line-height="100%"/>
      <style:text-properties officeooo:paragraph-rsid="02e4f960"/>
    </style:style>
    <style:style style:name="P1189" style:family="paragraph" style:parent-style-name="Standard">
      <style:paragraph-properties fo:line-height="100%"/>
      <style:text-properties officeooo:paragraph-rsid="02eac01d"/>
    </style:style>
    <style:style style:name="P1190" style:family="paragraph" style:parent-style-name="Standard">
      <style:paragraph-properties fo:line-height="100%"/>
      <style:text-properties officeooo:paragraph-rsid="02f17ec6"/>
    </style:style>
    <style:style style:name="P1191" style:family="paragraph" style:parent-style-name="Standard">
      <style:paragraph-properties fo:line-height="100%"/>
      <style:text-properties officeooo:paragraph-rsid="03040c1c"/>
    </style:style>
    <style:style style:name="P1192" style:family="paragraph" style:parent-style-name="Standard">
      <style:paragraph-properties fo:line-height="100%"/>
      <style:text-properties officeooo:paragraph-rsid="03049b98"/>
    </style:style>
    <style:style style:name="P1193" style:family="paragraph" style:parent-style-name="Standard">
      <style:paragraph-properties fo:line-height="100%"/>
      <style:text-properties officeooo:paragraph-rsid="0305aebe"/>
    </style:style>
    <style:style style:name="P1194" style:family="paragraph" style:parent-style-name="Standard">
      <style:paragraph-properties fo:line-height="100%"/>
      <style:text-properties officeooo:paragraph-rsid="03061f93"/>
    </style:style>
    <style:style style:name="P1195" style:family="paragraph" style:parent-style-name="Standard">
      <style:paragraph-properties fo:line-height="100%"/>
      <style:text-properties officeooo:paragraph-rsid="03153caa"/>
    </style:style>
    <style:style style:name="P1196" style:family="paragraph" style:parent-style-name="Standard">
      <style:paragraph-properties fo:line-height="100%"/>
      <style:text-properties officeooo:paragraph-rsid="033f17a3"/>
    </style:style>
    <style:style style:name="P1197" style:family="paragraph" style:parent-style-name="Standard">
      <style:paragraph-properties fo:line-height="100%"/>
      <style:text-properties officeooo:paragraph-rsid="034adc9b"/>
    </style:style>
    <style:style style:name="P1198" style:family="paragraph" style:parent-style-name="Standard">
      <style:paragraph-properties fo:line-height="100%"/>
      <style:text-properties officeooo:paragraph-rsid="034f33b6"/>
    </style:style>
    <style:style style:name="P1199" style:family="paragraph" style:parent-style-name="Standard">
      <style:paragraph-properties fo:line-height="100%"/>
      <style:text-properties officeooo:paragraph-rsid="034f680a"/>
    </style:style>
    <style:style style:name="P1200" style:family="paragraph" style:parent-style-name="Standard">
      <style:paragraph-properties fo:line-height="100%"/>
      <style:text-properties officeooo:paragraph-rsid="035051aa"/>
    </style:style>
    <style:style style:name="P1201" style:family="paragraph" style:parent-style-name="Standard">
      <style:paragraph-properties fo:line-height="100%"/>
      <style:text-properties officeooo:paragraph-rsid="03963307"/>
    </style:style>
    <style:style style:name="P1202" style:family="paragraph" style:parent-style-name="Standard">
      <style:paragraph-properties fo:line-height="100%"/>
      <style:text-properties officeooo:paragraph-rsid="039c640b"/>
    </style:style>
    <style:style style:name="P1203" style:family="paragraph" style:parent-style-name="Standard">
      <style:paragraph-properties fo:line-height="100%"/>
      <style:text-properties officeooo:paragraph-rsid="039e9821"/>
    </style:style>
    <style:style style:name="P1204" style:family="paragraph" style:parent-style-name="Standard">
      <style:paragraph-properties fo:line-height="100%"/>
      <style:text-properties officeooo:paragraph-rsid="03a073aa"/>
    </style:style>
    <style:style style:name="P1205" style:family="paragraph" style:parent-style-name="Standard">
      <style:paragraph-properties fo:line-height="100%"/>
      <style:text-properties officeooo:paragraph-rsid="03b1fbc9"/>
    </style:style>
    <style:style style:name="P1206" style:family="paragraph" style:parent-style-name="Standard">
      <style:paragraph-properties fo:line-height="100%"/>
      <style:text-properties officeooo:paragraph-rsid="03eb005c"/>
    </style:style>
    <style:style style:name="P1207" style:family="paragraph" style:parent-style-name="Standard">
      <style:paragraph-properties fo:line-height="100%"/>
      <style:text-properties officeooo:paragraph-rsid="03f0c84b"/>
    </style:style>
    <style:style style:name="P1208" style:family="paragraph" style:parent-style-name="Standard">
      <style:paragraph-properties fo:line-height="100%"/>
      <style:text-properties officeooo:paragraph-rsid="03e90de3"/>
    </style:style>
    <style:style style:name="P1209" style:family="paragraph" style:parent-style-name="Standard">
      <style:paragraph-properties fo:line-height="100%"/>
      <style:text-properties officeooo:paragraph-rsid="03f27278"/>
    </style:style>
    <style:style style:name="P1210" style:family="paragraph" style:parent-style-name="Standard">
      <style:paragraph-properties fo:line-height="100%"/>
      <style:text-properties officeooo:paragraph-rsid="03fd5e01"/>
    </style:style>
    <style:style style:name="P1211" style:family="paragraph" style:parent-style-name="Standard">
      <style:paragraph-properties fo:line-height="100%"/>
      <style:text-properties officeooo:paragraph-rsid="0400a6e4"/>
    </style:style>
    <style:style style:name="P1212" style:family="paragraph" style:parent-style-name="Standard">
      <style:paragraph-properties fo:line-height="100%"/>
      <style:text-properties officeooo:paragraph-rsid="0404aa05"/>
    </style:style>
    <style:style style:name="P1213" style:family="paragraph" style:parent-style-name="Standard">
      <style:paragraph-properties fo:line-height="100%"/>
      <style:text-properties officeooo:paragraph-rsid="04102973"/>
    </style:style>
    <style:style style:name="P1214" style:family="paragraph" style:parent-style-name="Standard">
      <style:paragraph-properties fo:line-height="100%"/>
      <style:text-properties officeooo:paragraph-rsid="041e6a3e"/>
    </style:style>
    <style:style style:name="P1215" style:family="paragraph" style:parent-style-name="Standard">
      <style:paragraph-properties fo:line-height="100%"/>
      <style:text-properties officeooo:paragraph-rsid="03a31e81"/>
    </style:style>
    <style:style style:name="P1216" style:family="paragraph" style:parent-style-name="Standard">
      <style:paragraph-properties fo:line-height="100%"/>
      <style:text-properties officeooo:paragraph-rsid="043fc929"/>
    </style:style>
    <style:style style:name="P1217" style:family="paragraph" style:parent-style-name="Standard">
      <style:paragraph-properties fo:line-height="100%"/>
      <style:text-properties officeooo:paragraph-rsid="043a0ede"/>
    </style:style>
    <style:style style:name="P1218" style:family="paragraph" style:parent-style-name="Standard">
      <style:paragraph-properties fo:line-height="100%"/>
      <style:text-properties officeooo:paragraph-rsid="04518e70"/>
    </style:style>
    <style:style style:name="P1219" style:family="paragraph" style:parent-style-name="Standard">
      <style:paragraph-properties fo:line-height="100%"/>
      <style:text-properties officeooo:paragraph-rsid="04592f7c"/>
    </style:style>
    <style:style style:name="P1220" style:family="paragraph" style:parent-style-name="Standard">
      <style:paragraph-properties fo:line-height="100%"/>
      <style:text-properties officeooo:paragraph-rsid="0473548b"/>
    </style:style>
    <style:style style:name="P1221" style:family="paragraph" style:parent-style-name="Standard">
      <style:paragraph-properties fo:line-height="100%"/>
      <style:text-properties officeooo:paragraph-rsid="0411d16e"/>
    </style:style>
    <style:style style:name="P1222" style:family="paragraph" style:parent-style-name="Standard">
      <style:paragraph-properties fo:line-height="100%"/>
      <style:text-properties officeooo:paragraph-rsid="041746e7"/>
    </style:style>
    <style:style style:name="P1223" style:family="paragraph" style:parent-style-name="Standard">
      <style:paragraph-properties fo:line-height="100%"/>
      <style:text-properties officeooo:paragraph-rsid="043c6125"/>
    </style:style>
    <style:style style:name="P1224" style:family="paragraph" style:parent-style-name="Standard">
      <style:paragraph-properties fo:line-height="100%"/>
      <style:text-properties officeooo:paragraph-rsid="04472f62"/>
    </style:style>
    <style:style style:name="P1225" style:family="paragraph" style:parent-style-name="Standard">
      <style:paragraph-properties fo:line-height="100%"/>
      <style:text-properties officeooo:paragraph-rsid="03fc17c3"/>
    </style:style>
    <style:style style:name="P1226" style:family="paragraph" style:parent-style-name="Standard">
      <style:paragraph-properties fo:line-height="100%"/>
      <style:text-properties officeooo:paragraph-rsid="0486c03e"/>
    </style:style>
    <style:style style:name="P1227" style:family="paragraph" style:parent-style-name="Standard">
      <style:paragraph-properties fo:line-height="100%"/>
      <style:text-properties officeooo:paragraph-rsid="048ffd4a"/>
    </style:style>
    <style:style style:name="P1228" style:family="paragraph" style:parent-style-name="Standard">
      <style:paragraph-properties fo:line-height="100%"/>
      <style:text-properties officeooo:paragraph-rsid="04915c32"/>
    </style:style>
    <style:style style:name="P1229" style:family="paragraph" style:parent-style-name="Standard">
      <style:paragraph-properties fo:line-height="100%"/>
      <style:text-properties officeooo:paragraph-rsid="0496a172"/>
    </style:style>
    <style:style style:name="P1230" style:family="paragraph" style:parent-style-name="Standard">
      <style:paragraph-properties fo:line-height="100%"/>
      <style:text-properties officeooo:paragraph-rsid="04a08898"/>
    </style:style>
    <style:style style:name="P1231" style:family="paragraph" style:parent-style-name="Standard">
      <style:paragraph-properties fo:line-height="100%"/>
      <style:text-properties officeooo:paragraph-rsid="04a6679a"/>
    </style:style>
    <style:style style:name="P1232" style:family="paragraph" style:parent-style-name="Standard">
      <style:paragraph-properties fo:line-height="100%"/>
      <style:text-properties officeooo:paragraph-rsid="04b3c5c0"/>
    </style:style>
    <style:style style:name="P1233" style:family="paragraph" style:parent-style-name="Standard">
      <style:paragraph-properties fo:line-height="100%"/>
      <style:text-properties officeooo:paragraph-rsid="04ba1b39"/>
    </style:style>
    <style:style style:name="P1234" style:family="paragraph" style:parent-style-name="Standard">
      <style:paragraph-properties fo:line-height="100%"/>
      <style:text-properties officeooo:paragraph-rsid="04bc7059"/>
    </style:style>
    <style:style style:name="P1235" style:family="paragraph" style:parent-style-name="Standard">
      <style:paragraph-properties fo:line-height="100%"/>
      <style:text-properties officeooo:paragraph-rsid="04b80b14"/>
    </style:style>
    <style:style style:name="P1236" style:family="paragraph" style:parent-style-name="Standard">
      <style:paragraph-properties fo:line-height="100%"/>
      <style:text-properties officeooo:paragraph-rsid="04ddd894"/>
    </style:style>
    <style:style style:name="P1237" style:family="paragraph" style:parent-style-name="Standard">
      <style:paragraph-properties fo:line-height="100%"/>
      <style:text-properties officeooo:paragraph-rsid="04f29906"/>
    </style:style>
    <style:style style:name="P1238" style:family="paragraph" style:parent-style-name="Standard">
      <style:paragraph-properties fo:line-height="100%"/>
      <style:text-properties officeooo:paragraph-rsid="04faca3a"/>
    </style:style>
    <style:style style:name="P1239" style:family="paragraph" style:parent-style-name="Standard">
      <style:paragraph-properties fo:line-height="100%"/>
      <style:text-properties officeooo:paragraph-rsid="051228a5"/>
    </style:style>
    <style:style style:name="P1240" style:family="paragraph" style:parent-style-name="Standard">
      <style:paragraph-properties fo:line-height="100%"/>
      <style:text-properties officeooo:paragraph-rsid="05149db7"/>
    </style:style>
    <style:style style:name="P1241" style:family="paragraph" style:parent-style-name="Standard">
      <style:paragraph-properties fo:line-height="100%"/>
      <style:text-properties officeooo:paragraph-rsid="051755b6"/>
    </style:style>
    <style:style style:name="P1242" style:family="paragraph" style:parent-style-name="Standard">
      <style:paragraph-properties fo:line-height="100%"/>
      <style:text-properties officeooo:paragraph-rsid="04f1c42d"/>
    </style:style>
    <style:style style:name="P1243" style:family="paragraph" style:parent-style-name="Standard">
      <style:paragraph-properties fo:line-height="100%"/>
      <style:text-properties officeooo:paragraph-rsid="052c470d"/>
    </style:style>
    <style:style style:name="P1244" style:family="paragraph" style:parent-style-name="Standard">
      <style:paragraph-properties fo:line-height="100%"/>
      <style:text-properties officeooo:paragraph-rsid="052e1d4e"/>
    </style:style>
    <style:style style:name="P1245" style:family="paragraph" style:parent-style-name="Standard">
      <style:paragraph-properties fo:line-height="100%"/>
      <style:text-properties officeooo:paragraph-rsid="052fd794"/>
    </style:style>
    <style:style style:name="P1246" style:family="paragraph" style:parent-style-name="Standard">
      <style:paragraph-properties fo:line-height="100%"/>
      <style:text-properties officeooo:paragraph-rsid="053faa40"/>
    </style:style>
    <style:style style:name="P1247" style:family="paragraph" style:parent-style-name="Standard">
      <style:paragraph-properties fo:line-height="100%"/>
      <style:text-properties officeooo:paragraph-rsid="054f83a7"/>
    </style:style>
    <style:style style:name="P1248" style:family="paragraph" style:parent-style-name="Standard">
      <style:paragraph-properties fo:line-height="100%"/>
      <style:text-properties officeooo:paragraph-rsid="0557f31f"/>
    </style:style>
    <style:style style:name="P1249" style:family="paragraph" style:parent-style-name="Standard">
      <style:paragraph-properties fo:line-height="100%"/>
      <style:text-properties officeooo:paragraph-rsid="055a623a"/>
    </style:style>
    <style:style style:name="P1250" style:family="paragraph" style:parent-style-name="Standard">
      <style:paragraph-properties fo:line-height="100%"/>
      <style:text-properties officeooo:paragraph-rsid="0569d9ca"/>
    </style:style>
    <style:style style:name="P1251" style:family="paragraph" style:parent-style-name="Standard">
      <style:paragraph-properties fo:line-height="100%"/>
      <style:text-properties officeooo:paragraph-rsid="056d9742"/>
    </style:style>
    <style:style style:name="P1252" style:family="paragraph" style:parent-style-name="Standard">
      <style:paragraph-properties fo:line-height="100%"/>
      <style:text-properties officeooo:paragraph-rsid="057cbee6"/>
    </style:style>
    <style:style style:name="P1253" style:family="paragraph" style:parent-style-name="Standard">
      <style:paragraph-properties fo:line-height="100%"/>
      <style:text-properties officeooo:paragraph-rsid="0580d52a"/>
    </style:style>
    <style:style style:name="P1254" style:family="paragraph" style:parent-style-name="Standard">
      <style:paragraph-properties fo:line-height="100%"/>
      <style:text-properties officeooo:paragraph-rsid="05ab1076"/>
    </style:style>
    <style:style style:name="P1255" style:family="paragraph" style:parent-style-name="Standard">
      <style:paragraph-properties fo:line-height="100%"/>
      <style:text-properties officeooo:paragraph-rsid="05b1d6ac"/>
    </style:style>
    <style:style style:name="P1256" style:family="paragraph" style:parent-style-name="Standard">
      <style:paragraph-properties fo:line-height="100%"/>
      <style:text-properties officeooo:paragraph-rsid="05b6653b"/>
    </style:style>
    <style:style style:name="P1257" style:family="paragraph" style:parent-style-name="Standard">
      <style:paragraph-properties fo:line-height="100%"/>
      <style:text-properties officeooo:paragraph-rsid="05bc64d7"/>
    </style:style>
    <style:style style:name="P1258" style:family="paragraph" style:parent-style-name="Standard">
      <style:paragraph-properties fo:line-height="100%"/>
      <style:text-properties officeooo:paragraph-rsid="05d96232"/>
    </style:style>
    <style:style style:name="P1259" style:family="paragraph" style:parent-style-name="Standard">
      <style:paragraph-properties fo:line-height="100%"/>
      <style:text-properties officeooo:paragraph-rsid="05dd0971"/>
    </style:style>
    <style:style style:name="P1260" style:family="paragraph" style:parent-style-name="Standard">
      <style:paragraph-properties fo:line-height="100%"/>
      <style:text-properties officeooo:paragraph-rsid="06011cd1"/>
    </style:style>
    <style:style style:name="P1261" style:family="paragraph" style:parent-style-name="Standard">
      <style:paragraph-properties fo:line-height="100%"/>
      <style:text-properties officeooo:paragraph-rsid="06063862"/>
    </style:style>
    <style:style style:name="P1262" style:family="paragraph" style:parent-style-name="Standard">
      <style:paragraph-properties fo:line-height="100%"/>
      <style:text-properties officeooo:paragraph-rsid="061169e8"/>
    </style:style>
    <style:style style:name="P1263" style:family="paragraph" style:parent-style-name="Standard">
      <style:paragraph-properties fo:line-height="100%"/>
      <style:text-properties officeooo:paragraph-rsid="06125c09"/>
    </style:style>
    <style:style style:name="P1264" style:family="paragraph" style:parent-style-name="Standard">
      <style:paragraph-properties fo:line-height="100%"/>
      <style:text-properties officeooo:paragraph-rsid="062f0400"/>
    </style:style>
    <style:style style:name="P1265" style:family="paragraph" style:parent-style-name="Standard">
      <style:paragraph-properties fo:line-height="100%"/>
      <style:text-properties officeooo:paragraph-rsid="06307d14"/>
    </style:style>
    <style:style style:name="P1266" style:family="paragraph" style:parent-style-name="Standard">
      <style:paragraph-properties fo:line-height="100%"/>
      <style:text-properties officeooo:paragraph-rsid="0652812f"/>
    </style:style>
    <style:style style:name="P1267" style:family="paragraph" style:parent-style-name="Standard">
      <style:paragraph-properties fo:line-height="100%"/>
      <style:text-properties officeooo:paragraph-rsid="065d9833"/>
    </style:style>
    <style:style style:name="P1268" style:family="paragraph" style:parent-style-name="Standard">
      <style:paragraph-properties fo:line-height="100%"/>
      <style:text-properties officeooo:paragraph-rsid="0663a1c9"/>
    </style:style>
    <style:style style:name="P1269" style:family="paragraph" style:parent-style-name="Standard">
      <style:paragraph-properties fo:line-height="100%"/>
      <style:text-properties officeooo:paragraph-rsid="069290ce"/>
    </style:style>
    <style:style style:name="P1270" style:family="paragraph" style:parent-style-name="Standard">
      <style:paragraph-properties fo:line-height="100%"/>
      <style:text-properties officeooo:paragraph-rsid="069f9907"/>
    </style:style>
    <style:style style:name="P1271" style:family="paragraph" style:parent-style-name="Standard">
      <style:paragraph-properties fo:line-height="100%"/>
      <style:text-properties officeooo:paragraph-rsid="069e7007"/>
    </style:style>
    <style:style style:name="P1272" style:family="paragraph" style:parent-style-name="Standard">
      <style:paragraph-properties fo:line-height="100%"/>
      <style:text-properties officeooo:paragraph-rsid="069d3467"/>
    </style:style>
    <style:style style:name="P1273" style:family="paragraph" style:parent-style-name="Standard">
      <style:paragraph-properties fo:line-height="100%"/>
      <style:text-properties officeooo:paragraph-rsid="06d0bb9d"/>
    </style:style>
    <style:style style:name="P1274" style:family="paragraph" style:parent-style-name="Standard">
      <style:paragraph-properties fo:line-height="100%"/>
      <style:text-properties officeooo:paragraph-rsid="06d6e503"/>
    </style:style>
    <style:style style:name="P1275" style:family="paragraph" style:parent-style-name="Standard">
      <style:paragraph-properties fo:line-height="100%"/>
      <style:text-properties officeooo:paragraph-rsid="06bf5f63"/>
    </style:style>
    <style:style style:name="P1276" style:family="paragraph" style:parent-style-name="Standard">
      <style:paragraph-properties fo:line-height="100%"/>
      <style:text-properties officeooo:paragraph-rsid="06dce0b5"/>
    </style:style>
    <style:style style:name="P1277" style:family="paragraph" style:parent-style-name="Standard">
      <style:paragraph-properties fo:line-height="100%"/>
      <style:text-properties officeooo:paragraph-rsid="06e51493"/>
    </style:style>
    <style:style style:name="P1278" style:family="paragraph" style:parent-style-name="Standard">
      <style:paragraph-properties fo:line-height="100%"/>
      <style:text-properties officeooo:paragraph-rsid="06e9b05d"/>
    </style:style>
    <style:style style:name="P1279" style:family="paragraph" style:parent-style-name="Standard">
      <style:paragraph-properties fo:line-height="100%"/>
      <style:text-properties officeooo:paragraph-rsid="06f2eb19"/>
    </style:style>
    <style:style style:name="P1280" style:family="paragraph" style:parent-style-name="Standard">
      <style:paragraph-properties fo:line-height="100%"/>
      <style:text-properties officeooo:paragraph-rsid="06fe5f86"/>
    </style:style>
    <style:style style:name="P1281" style:family="paragraph" style:parent-style-name="Standard">
      <style:paragraph-properties fo:line-height="100%"/>
      <style:text-properties officeooo:paragraph-rsid="070b4184"/>
    </style:style>
    <style:style style:name="P1282" style:family="paragraph" style:parent-style-name="Standard">
      <style:paragraph-properties fo:line-height="100%"/>
      <style:text-properties officeooo:paragraph-rsid="071053d5"/>
    </style:style>
    <style:style style:name="P1283" style:family="paragraph" style:parent-style-name="Standard">
      <style:paragraph-properties fo:line-height="100%"/>
      <style:text-properties officeooo:paragraph-rsid="07175761"/>
    </style:style>
    <style:style style:name="P1284" style:family="paragraph" style:parent-style-name="Standard">
      <style:paragraph-properties fo:line-height="100%"/>
      <style:text-properties officeooo:paragraph-rsid="071be8ce"/>
    </style:style>
    <style:style style:name="P1285" style:family="paragraph" style:parent-style-name="Standard">
      <style:paragraph-properties fo:line-height="100%"/>
      <style:text-properties officeooo:paragraph-rsid="071f6f35"/>
    </style:style>
    <style:style style:name="P1286" style:family="paragraph" style:parent-style-name="Standard">
      <style:paragraph-properties fo:line-height="100%"/>
      <style:text-properties officeooo:paragraph-rsid="0721d28f"/>
    </style:style>
    <style:style style:name="P1287" style:family="paragraph" style:parent-style-name="Standard">
      <style:paragraph-properties fo:line-height="100%"/>
      <style:text-properties officeooo:paragraph-rsid="0734c99b"/>
    </style:style>
    <style:style style:name="P1288" style:family="paragraph" style:parent-style-name="Standard">
      <style:paragraph-properties fo:line-height="100%"/>
      <style:text-properties officeooo:paragraph-rsid="07353afe"/>
    </style:style>
    <style:style style:name="P1289" style:family="paragraph" style:parent-style-name="Standard">
      <style:paragraph-properties fo:line-height="100%"/>
      <style:text-properties officeooo:paragraph-rsid="074a9a44"/>
    </style:style>
    <style:style style:name="P1290" style:family="paragraph" style:parent-style-name="Standard">
      <style:paragraph-properties fo:line-height="100%"/>
      <style:text-properties officeooo:paragraph-rsid="07501f8e"/>
    </style:style>
    <style:style style:name="P1291" style:family="paragraph" style:parent-style-name="Standard">
      <style:paragraph-properties fo:line-height="100%"/>
      <style:text-properties officeooo:paragraph-rsid="075d0c99"/>
    </style:style>
    <style:style style:name="P1292" style:family="paragraph" style:parent-style-name="Standard">
      <style:paragraph-properties fo:line-height="100%"/>
      <style:text-properties officeooo:paragraph-rsid="075dc6a9"/>
    </style:style>
    <style:style style:name="P1293" style:family="paragraph" style:parent-style-name="Standard">
      <style:paragraph-properties fo:line-height="100%"/>
      <style:text-properties officeooo:paragraph-rsid="0288fb00"/>
    </style:style>
    <style:style style:name="P1294" style:family="paragraph" style:parent-style-name="Standard">
      <style:paragraph-properties fo:line-height="100%"/>
      <style:text-properties officeooo:paragraph-rsid="0785f435"/>
    </style:style>
    <style:style style:name="P1295" style:family="paragraph" style:parent-style-name="Standard">
      <style:paragraph-properties fo:line-height="100%"/>
      <style:text-properties officeooo:paragraph-rsid="03becfb9"/>
    </style:style>
    <style:style style:name="P1296" style:family="paragraph" style:parent-style-name="Standard">
      <style:paragraph-properties fo:line-height="100%"/>
      <style:text-properties officeooo:paragraph-rsid="0045286d"/>
    </style:style>
    <style:style style:name="P1297" style:family="paragraph" style:parent-style-name="Standard">
      <style:paragraph-properties fo:line-height="100%"/>
      <style:text-properties officeooo:paragraph-rsid="078f70dd"/>
    </style:style>
    <style:style style:name="P1298" style:family="paragraph" style:parent-style-name="Standard">
      <style:paragraph-properties fo:line-height="100%"/>
      <style:text-properties officeooo:paragraph-rsid="0792feb3"/>
    </style:style>
    <style:style style:name="P1299" style:family="paragraph" style:parent-style-name="Standard">
      <style:paragraph-properties fo:line-height="100%"/>
      <style:text-properties officeooo:paragraph-rsid="02f2e947"/>
    </style:style>
    <style:style style:name="P1300" style:family="paragraph" style:parent-style-name="Standard">
      <style:paragraph-properties fo:line-height="100%"/>
      <style:text-properties officeooo:paragraph-rsid="0797538f"/>
    </style:style>
    <style:style style:name="P1301" style:family="paragraph" style:parent-style-name="Standard">
      <style:paragraph-properties fo:line-height="100%"/>
      <style:text-properties officeooo:paragraph-rsid="079c6b22"/>
    </style:style>
    <style:style style:name="P1302" style:family="paragraph" style:parent-style-name="Standard">
      <style:paragraph-properties fo:line-height="100%"/>
      <style:text-properties officeooo:paragraph-rsid="07a70dc0"/>
    </style:style>
    <style:style style:name="P1303" style:family="paragraph" style:parent-style-name="Standard">
      <style:paragraph-properties fo:line-height="100%"/>
      <style:text-properties officeooo:paragraph-rsid="07a8a857"/>
    </style:style>
    <style:style style:name="P1304" style:family="paragraph" style:parent-style-name="Standard">
      <style:paragraph-properties fo:line-height="100%"/>
      <style:text-properties officeooo:paragraph-rsid="07c66353"/>
    </style:style>
    <style:style style:name="P1305" style:family="paragraph" style:parent-style-name="Standard">
      <style:paragraph-properties fo:line-height="100%"/>
      <style:text-properties officeooo:paragraph-rsid="07c936b1"/>
    </style:style>
    <style:style style:name="P1306" style:family="paragraph" style:parent-style-name="Standard">
      <style:paragraph-properties fo:line-height="100%"/>
      <style:text-properties officeooo:paragraph-rsid="02e7b1ff"/>
    </style:style>
    <style:style style:name="P1307" style:family="paragraph" style:parent-style-name="Standard">
      <style:paragraph-properties fo:line-height="100%"/>
      <style:text-properties officeooo:paragraph-rsid="07d6a1a9"/>
    </style:style>
    <style:style style:name="P1308" style:family="paragraph" style:parent-style-name="Standard">
      <style:paragraph-properties fo:line-height="100%"/>
      <style:text-properties officeooo:paragraph-rsid="07de105f"/>
    </style:style>
    <style:style style:name="P1309" style:family="paragraph" style:parent-style-name="Standard">
      <style:paragraph-properties fo:line-height="100%"/>
      <style:text-properties officeooo:paragraph-rsid="034172a0"/>
    </style:style>
    <style:style style:name="P1310" style:family="paragraph" style:parent-style-name="Standard">
      <style:paragraph-properties fo:line-height="100%"/>
      <style:text-properties officeooo:paragraph-rsid="0171553b"/>
    </style:style>
    <style:style style:name="P1311" style:family="paragraph" style:parent-style-name="Standard">
      <style:paragraph-properties fo:line-height="100%"/>
      <style:text-properties officeooo:paragraph-rsid="0744fff5"/>
    </style:style>
    <style:style style:name="P1312" style:family="paragraph" style:parent-style-name="Standard">
      <style:paragraph-properties fo:line-height="100%"/>
      <style:text-properties officeooo:paragraph-rsid="0820d0ad"/>
    </style:style>
    <style:style style:name="P1313" style:family="paragraph" style:parent-style-name="Standard">
      <style:paragraph-properties fo:line-height="100%"/>
      <style:text-properties officeooo:paragraph-rsid="048bee3c"/>
    </style:style>
    <style:style style:name="P1314" style:family="paragraph" style:parent-style-name="Standard">
      <style:paragraph-properties fo:line-height="100%"/>
      <style:text-properties officeooo:paragraph-rsid="082fde2b"/>
    </style:style>
    <style:style style:name="P1315" style:family="paragraph" style:parent-style-name="Standard">
      <style:paragraph-properties fo:line-height="100%"/>
      <style:text-properties officeooo:paragraph-rsid="0494bc64"/>
    </style:style>
    <style:style style:name="P1316" style:family="paragraph" style:parent-style-name="Standard">
      <style:paragraph-properties fo:line-height="100%"/>
      <style:text-properties officeooo:paragraph-rsid="083796f4"/>
    </style:style>
    <style:style style:name="P1317" style:family="paragraph" style:parent-style-name="Standard">
      <style:paragraph-properties fo:line-height="100%"/>
      <style:text-properties officeooo:paragraph-rsid="083e0513"/>
    </style:style>
    <style:style style:name="P1318" style:family="paragraph" style:parent-style-name="Standard">
      <style:paragraph-properties fo:line-height="100%"/>
      <style:text-properties officeooo:paragraph-rsid="04f62663"/>
    </style:style>
    <style:style style:name="P1319" style:family="paragraph" style:parent-style-name="Standard">
      <style:paragraph-properties fo:line-height="100%"/>
      <style:text-properties officeooo:paragraph-rsid="058db648"/>
    </style:style>
    <style:style style:name="P1320" style:family="paragraph" style:parent-style-name="Standard">
      <style:paragraph-properties fo:line-height="100%"/>
      <style:text-properties officeooo:paragraph-rsid="087e78ab"/>
    </style:style>
    <style:style style:name="P1321" style:family="paragraph" style:parent-style-name="Standard">
      <style:paragraph-properties fo:line-height="100%"/>
      <style:text-properties officeooo:paragraph-rsid="063bda54"/>
    </style:style>
    <style:style style:name="P1322" style:family="paragraph" style:parent-style-name="Standard">
      <style:paragraph-properties fo:line-height="100%"/>
      <style:text-properties officeooo:paragraph-rsid="08af0321"/>
    </style:style>
    <style:style style:name="P1323" style:family="paragraph" style:parent-style-name="Standard">
      <style:paragraph-properties fo:line-height="100%"/>
      <style:text-properties officeooo:paragraph-rsid="08b8923a"/>
    </style:style>
    <style:style style:name="P1324" style:family="paragraph" style:parent-style-name="Standard">
      <style:paragraph-properties fo:line-height="100%"/>
      <style:text-properties officeooo:paragraph-rsid="08c05a8f"/>
    </style:style>
    <style:style style:name="P1325" style:family="paragraph" style:parent-style-name="Standard">
      <style:paragraph-properties fo:line-height="100%"/>
      <style:text-properties officeooo:paragraph-rsid="08d9c724"/>
    </style:style>
    <style:style style:name="P1326" style:family="paragraph" style:parent-style-name="Standard">
      <style:paragraph-properties fo:line-height="100%"/>
      <style:text-properties officeooo:paragraph-rsid="020068b3"/>
    </style:style>
    <style:style style:name="P1327" style:family="paragraph" style:parent-style-name="Standard">
      <style:paragraph-properties fo:line-height="100%"/>
      <style:text-properties officeooo:paragraph-rsid="01d87a11"/>
    </style:style>
    <style:style style:name="P1328" style:family="paragraph" style:parent-style-name="Standard">
      <style:paragraph-properties fo:line-height="100%"/>
      <style:text-properties officeooo:paragraph-rsid="09071026"/>
    </style:style>
    <style:style style:name="P1329" style:family="paragraph" style:parent-style-name="Standard">
      <style:paragraph-properties fo:line-height="100%"/>
      <style:text-properties officeooo:paragraph-rsid="0912d495"/>
    </style:style>
    <style:style style:name="P1330" style:family="paragraph" style:parent-style-name="Standard">
      <style:paragraph-properties fo:line-height="100%"/>
      <style:text-properties officeooo:paragraph-rsid="02e4de36"/>
    </style:style>
    <style:style style:name="P1331" style:family="paragraph" style:parent-style-name="Standard">
      <style:paragraph-properties fo:line-height="100%"/>
      <style:text-properties officeooo:paragraph-rsid="03343ce6"/>
    </style:style>
    <style:style style:name="P1332" style:family="paragraph" style:parent-style-name="Standard">
      <style:paragraph-properties fo:line-height="100%"/>
      <style:text-properties officeooo:paragraph-rsid="09576dbb"/>
    </style:style>
    <style:style style:name="P1333" style:family="paragraph" style:parent-style-name="Standard">
      <style:paragraph-properties fo:line-height="100%"/>
      <style:text-properties officeooo:paragraph-rsid="0325ad60"/>
    </style:style>
    <style:style style:name="P1334" style:family="paragraph" style:parent-style-name="Standard">
      <style:paragraph-properties fo:line-height="100%"/>
      <style:text-properties officeooo:paragraph-rsid="03a24854"/>
    </style:style>
    <style:style style:name="P1335" style:family="paragraph" style:parent-style-name="Standard">
      <style:paragraph-properties fo:line-height="100%"/>
      <style:text-properties officeooo:paragraph-rsid="0369854f"/>
    </style:style>
    <style:style style:name="P1336" style:family="paragraph" style:parent-style-name="Standard">
      <style:paragraph-properties fo:line-height="100%"/>
      <style:text-properties officeooo:paragraph-rsid="034f5b13"/>
    </style:style>
    <style:style style:name="P1337" style:family="paragraph" style:parent-style-name="Standard">
      <style:paragraph-properties fo:line-height="100%"/>
      <style:text-properties officeooo:paragraph-rsid="096c2c0f"/>
    </style:style>
    <style:style style:name="P1338" style:family="paragraph" style:parent-style-name="Standard">
      <style:paragraph-properties fo:line-height="100%"/>
      <style:text-properties officeooo:paragraph-rsid="097213dd"/>
    </style:style>
    <style:style style:name="P1339" style:family="paragraph" style:parent-style-name="Standard">
      <style:paragraph-properties fo:line-height="100%"/>
      <style:text-properties officeooo:paragraph-rsid="07ee20f5"/>
    </style:style>
    <style:style style:name="P1340" style:family="paragraph" style:parent-style-name="Standard">
      <style:paragraph-properties fo:line-height="100%"/>
      <style:text-properties officeooo:paragraph-rsid="098135f2"/>
    </style:style>
    <style:style style:name="P1341" style:family="paragraph" style:parent-style-name="Standard">
      <style:paragraph-properties fo:line-height="100%"/>
      <style:text-properties officeooo:paragraph-rsid="040ea9fd"/>
    </style:style>
    <style:style style:name="P1342" style:family="paragraph" style:parent-style-name="Standard">
      <style:paragraph-properties fo:line-height="100%"/>
      <style:text-properties officeooo:paragraph-rsid="04226783"/>
    </style:style>
    <style:style style:name="P1343" style:family="paragraph" style:parent-style-name="Standard">
      <style:paragraph-properties fo:line-height="100%"/>
      <style:text-properties officeooo:paragraph-rsid="04ad05fc"/>
    </style:style>
    <style:style style:name="P1344" style:family="paragraph" style:parent-style-name="Standard">
      <style:paragraph-properties fo:line-height="100%"/>
      <style:text-properties officeooo:paragraph-rsid="09b973f9"/>
    </style:style>
    <style:style style:name="P1345" style:family="paragraph" style:parent-style-name="Standard">
      <style:paragraph-properties fo:line-height="100%"/>
      <style:text-properties officeooo:paragraph-rsid="09baccf4"/>
    </style:style>
    <style:style style:name="P1346" style:family="paragraph" style:parent-style-name="Standard">
      <style:paragraph-properties fo:line-height="100%"/>
      <style:text-properties officeooo:paragraph-rsid="05604a7a"/>
    </style:style>
    <style:style style:name="P1347" style:family="paragraph" style:parent-style-name="Standard">
      <style:paragraph-properties fo:line-height="100%"/>
      <style:text-properties officeooo:paragraph-rsid="058bbc5e"/>
    </style:style>
    <style:style style:name="P1348" style:family="paragraph" style:parent-style-name="Standard">
      <style:paragraph-properties fo:line-height="100%"/>
      <style:text-properties officeooo:paragraph-rsid="09e8ac95"/>
    </style:style>
    <style:style style:name="P1349" style:family="paragraph" style:parent-style-name="Standard">
      <style:paragraph-properties fo:line-height="100%"/>
      <style:text-properties officeooo:paragraph-rsid="0a04e6f4"/>
    </style:style>
    <style:style style:name="P135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51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52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5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54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5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5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57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58" style:family="paragraph" style:parent-style-name="Standard">
      <style:paragraph-properties fo:line-height="100%"/>
      <style:text-properties officeooo:rsid="016b9044" officeooo:paragraph-rsid="016b9044"/>
    </style:style>
    <style:style style:name="P1359" style:family="paragraph" style:parent-style-name="Standard">
      <style:paragraph-properties fo:line-height="100%"/>
      <style:text-properties officeooo:rsid="01a2dcc2" officeooo:paragraph-rsid="01a2dcc2"/>
    </style:style>
    <style:style style:name="P1360" style:family="paragraph" style:parent-style-name="Standard">
      <style:paragraph-properties fo:line-height="100%"/>
      <style:text-properties officeooo:rsid="01a92b83" officeooo:paragraph-rsid="01abda5f"/>
    </style:style>
    <style:style style:name="P1361" style:family="paragraph" style:parent-style-name="Standard">
      <style:paragraph-properties fo:line-height="100%"/>
      <style:text-properties officeooo:rsid="01b78805" officeooo:paragraph-rsid="01b9977e"/>
    </style:style>
    <style:style style:name="P1362" style:family="paragraph" style:parent-style-name="Standard">
      <style:paragraph-properties fo:line-height="100%"/>
      <style:text-properties officeooo:rsid="01b78805" officeooo:paragraph-rsid="020d39a8"/>
    </style:style>
    <style:style style:name="P1363" style:family="paragraph" style:parent-style-name="Standard">
      <style:paragraph-properties fo:line-height="100%"/>
      <style:text-properties officeooo:rsid="01bcc73c" officeooo:paragraph-rsid="01bcc73c"/>
    </style:style>
    <style:style style:name="P1364" style:family="paragraph" style:parent-style-name="Standard">
      <style:paragraph-properties fo:line-height="100%"/>
      <style:text-properties officeooo:rsid="01cb0c6f" officeooo:paragraph-rsid="01cb0c6f"/>
    </style:style>
    <style:style style:name="P1365" style:family="paragraph" style:parent-style-name="Standard">
      <style:paragraph-properties fo:line-height="100%"/>
      <style:text-properties officeooo:rsid="01cd0839" officeooo:paragraph-rsid="01cd0839"/>
    </style:style>
    <style:style style:name="P1366" style:family="paragraph" style:parent-style-name="Standard">
      <style:paragraph-properties fo:line-height="100%"/>
      <style:text-properties officeooo:rsid="01e4a612" officeooo:paragraph-rsid="01e4a612"/>
    </style:style>
    <style:style style:name="P1367" style:family="paragraph" style:parent-style-name="Standard">
      <style:paragraph-properties fo:line-height="100%"/>
      <style:text-properties officeooo:rsid="022b7ea9" officeooo:paragraph-rsid="022b7ea9"/>
    </style:style>
    <style:style style:name="P1368" style:family="paragraph" style:parent-style-name="Standard">
      <style:paragraph-properties fo:line-height="100%"/>
      <style:text-properties officeooo:rsid="022dff2a" officeooo:paragraph-rsid="022dff2a"/>
    </style:style>
    <style:style style:name="P1369" style:family="paragraph" style:parent-style-name="Standard">
      <style:text-properties officeooo:paragraph-rsid="0275c15d"/>
    </style:style>
    <style:style style:name="P1370" style:family="paragraph" style:parent-style-name="Standard">
      <style:paragraph-properties fo:line-height="100%"/>
      <style:text-properties officeooo:rsid="02819040" officeooo:paragraph-rsid="028fc45c"/>
    </style:style>
    <style:style style:name="P1371" style:family="paragraph" style:parent-style-name="Standard">
      <style:paragraph-properties fo:line-height="100%"/>
      <style:text-properties officeooo:rsid="0285839b" officeooo:paragraph-rsid="0288fb00"/>
    </style:style>
    <style:style style:name="P1372" style:family="paragraph" style:parent-style-name="Standard">
      <style:paragraph-properties fo:line-height="100%"/>
      <style:text-properties officeooo:rsid="0297c923" officeooo:paragraph-rsid="0297c923"/>
    </style:style>
    <style:style style:name="P1373" style:family="paragraph" style:parent-style-name="Standard">
      <style:paragraph-properties fo:line-height="100%"/>
      <style:text-properties officeooo:rsid="029ac75f" officeooo:paragraph-rsid="029ac75f"/>
    </style:style>
    <style:style style:name="P1374" style:family="paragraph" style:parent-style-name="Standard">
      <style:text-properties officeooo:paragraph-rsid="00bfa17d"/>
    </style:style>
    <style:style style:name="P1375" style:family="paragraph" style:parent-style-name="Standard">
      <style:text-properties officeooo:paragraph-rsid="00bd11a0"/>
    </style:style>
    <style:style style:name="P1376" style:family="paragraph" style:parent-style-name="Standard">
      <style:paragraph-properties fo:line-height="100%"/>
      <style:text-properties officeooo:rsid="02540cb9" officeooo:paragraph-rsid="02bd01a2"/>
    </style:style>
    <style:style style:name="P1377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7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7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8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81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82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83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84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385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89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90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91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92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93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94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95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96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97" style:family="paragraph" style:parent-style-name="Standard">
      <style:paragraph-properties fo:line-height="100%"/>
      <style:text-properties officeooo:rsid="02da5175" officeooo:paragraph-rsid="02da5175"/>
    </style:style>
    <style:style style:name="P1398" style:family="paragraph" style:parent-style-name="Standard">
      <style:paragraph-properties fo:line-height="100%"/>
      <style:text-properties officeooo:rsid="02e4f960" officeooo:paragraph-rsid="02e4f960"/>
    </style:style>
    <style:style style:name="P1399" style:family="paragraph" style:parent-style-name="Standard">
      <style:paragraph-properties fo:line-height="100%"/>
      <style:text-properties officeooo:rsid="02eabaea" officeooo:paragraph-rsid="02eabaea"/>
    </style:style>
    <style:style style:name="P1400" style:family="paragraph" style:parent-style-name="Standard">
      <style:paragraph-properties fo:line-height="100%"/>
      <style:text-properties officeooo:rsid="02eb27fd" officeooo:paragraph-rsid="02ec089f"/>
    </style:style>
    <style:style style:name="P1401" style:family="paragraph" style:parent-style-name="Standard">
      <style:text-properties officeooo:paragraph-rsid="02ecf51e"/>
    </style:style>
    <style:style style:name="P1402" style:family="paragraph" style:parent-style-name="Standard">
      <style:text-properties officeooo:paragraph-rsid="02f17ec6"/>
    </style:style>
    <style:style style:name="P1403" style:family="paragraph" style:parent-style-name="Standard">
      <style:paragraph-properties fo:line-height="100%"/>
      <style:text-properties officeooo:rsid="02e59398" officeooo:paragraph-rsid="03049b98"/>
    </style:style>
    <style:style style:name="P1404" style:family="paragraph" style:parent-style-name="Standard">
      <style:paragraph-properties fo:line-height="150%"/>
      <style:text-properties officeooo:rsid="02e59398" officeooo:paragraph-rsid="03049b98"/>
    </style:style>
    <style:style style:name="P1405" style:family="paragraph" style:parent-style-name="Standard">
      <style:paragraph-properties fo:line-height="100%"/>
      <style:text-properties officeooo:rsid="022ee1ec" officeooo:paragraph-rsid="022ee1ec"/>
    </style:style>
    <style:style style:name="P1406" style:family="paragraph" style:parent-style-name="Standard">
      <style:text-properties officeooo:paragraph-rsid="03061f93"/>
    </style:style>
    <style:style style:name="P1407" style:family="paragraph" style:parent-style-name="Standard">
      <style:paragraph-properties fo:line-height="100%"/>
      <style:text-properties officeooo:rsid="0346a444" officeooo:paragraph-rsid="0346a444"/>
    </style:style>
    <style:style style:name="P1408" style:family="paragraph" style:parent-style-name="Standard">
      <style:text-properties officeooo:paragraph-rsid="03733aab"/>
    </style:style>
    <style:style style:name="P1409" style:family="paragraph" style:parent-style-name="Standard">
      <style:paragraph-properties fo:line-height="100%"/>
      <style:text-properties officeooo:rsid="038a2c81" officeooo:paragraph-rsid="039e9821"/>
    </style:style>
    <style:style style:name="P1410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41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41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41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414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415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416" style:family="paragraph" style:parent-style-name="Standard">
      <style:paragraph-properties fo:line-height="100%"/>
      <style:text-properties fo:color="#ff0000"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417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418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419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420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421" style:family="paragraph" style:parent-style-name="Standard">
      <style:paragraph-properties fo:line-height="100%"/>
      <style:text-properties officeooo:rsid="03a4e520" officeooo:paragraph-rsid="03a4e520"/>
    </style:style>
    <style:style style:name="P1422" style:family="paragraph" style:parent-style-name="Standard">
      <style:paragraph-properties fo:line-height="100%"/>
      <style:text-properties officeooo:rsid="03a073aa" officeooo:paragraph-rsid="03a073aa"/>
    </style:style>
    <style:style style:name="P1423" style:family="paragraph" style:parent-style-name="Standard">
      <style:text-properties officeooo:paragraph-rsid="00c0d7c6"/>
    </style:style>
    <style:style style:name="P1424" style:family="paragraph" style:parent-style-name="Standard">
      <style:text-properties officeooo:paragraph-rsid="03e93625"/>
    </style:style>
    <style:style style:name="P1425" style:family="paragraph" style:parent-style-name="Standard">
      <style:text-properties officeooo:rsid="0019f535" officeooo:paragraph-rsid="03e93625"/>
    </style:style>
    <style:style style:name="P1426" style:family="paragraph" style:parent-style-name="Standard">
      <style:paragraph-properties fo:line-height="100%"/>
      <style:text-properties officeooo:rsid="045a6b37" officeooo:paragraph-rsid="045a6b37"/>
    </style:style>
    <style:style style:name="P1427" style:family="paragraph" style:parent-style-name="Standard">
      <style:text-properties officeooo:paragraph-rsid="00118c4a"/>
    </style:style>
    <style:style style:name="P1428" style:family="paragraph" style:parent-style-name="Standard">
      <style:paragraph-properties fo:line-height="100%"/>
      <style:text-properties officeooo:rsid="048fe3f8" officeooo:paragraph-rsid="048ffd4a"/>
    </style:style>
    <style:style style:name="P1429" style:family="paragraph" style:parent-style-name="Standard">
      <style:paragraph-properties fo:line-height="100%"/>
      <style:text-properties officeooo:rsid="0497dc28" officeooo:paragraph-rsid="0497dc28"/>
    </style:style>
    <style:style style:name="P1430" style:family="paragraph" style:parent-style-name="Standard">
      <style:paragraph-properties fo:line-height="150%"/>
      <style:text-properties officeooo:rsid="049a8a7e" officeooo:paragraph-rsid="049a8a7e"/>
    </style:style>
    <style:style style:name="P1431" style:family="paragraph" style:parent-style-name="Standard">
      <style:paragraph-properties fo:line-height="100%"/>
      <style:text-properties officeooo:rsid="049c223c" officeooo:paragraph-rsid="049c223c"/>
    </style:style>
    <style:style style:name="P1432" style:family="paragraph" style:parent-style-name="Standard">
      <style:paragraph-properties fo:line-height="100%"/>
      <style:text-properties officeooo:rsid="04a08898" officeooo:paragraph-rsid="04a08898"/>
    </style:style>
    <style:style style:name="P1433" style:family="paragraph" style:parent-style-name="Standard">
      <style:paragraph-properties fo:line-height="100%"/>
      <style:text-properties officeooo:rsid="04ad05fc" officeooo:paragraph-rsid="04b3c5c0"/>
    </style:style>
    <style:style style:name="P1434" style:family="paragraph" style:parent-style-name="Standard">
      <style:paragraph-properties fo:line-height="100%"/>
      <style:text-properties officeooo:rsid="04ba1b39" officeooo:paragraph-rsid="04ba1b39"/>
    </style:style>
    <style:style style:name="P1435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36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37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38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39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40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41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42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43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44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45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46" style:family="paragraph" style:parent-style-name="Standard">
      <style:paragraph-properties fo:line-height="100%"/>
      <style:text-properties officeooo:rsid="04bc7059" officeooo:paragraph-rsid="04bc7059"/>
    </style:style>
    <style:style style:name="P1447" style:family="paragraph" style:parent-style-name="Standard">
      <style:paragraph-properties fo:line-height="100%"/>
      <style:text-properties officeooo:rsid="04a57ad8" officeooo:paragraph-rsid="04ba1b39"/>
    </style:style>
    <style:style style:name="P1448" style:family="paragraph" style:parent-style-name="Standard">
      <style:paragraph-properties fo:line-height="100%"/>
      <style:text-properties officeooo:rsid="051228a5" officeooo:paragraph-rsid="05270c2d"/>
    </style:style>
    <style:style style:name="P1449" style:family="paragraph" style:parent-style-name="Standard">
      <style:paragraph-properties fo:line-height="100%"/>
      <style:text-properties officeooo:rsid="05149db7" officeooo:paragraph-rsid="05149db7"/>
    </style:style>
    <style:style style:name="P1450" style:family="paragraph" style:parent-style-name="Standard">
      <style:paragraph-properties fo:line-height="100%"/>
      <style:text-properties officeooo:rsid="04f29906" officeooo:paragraph-rsid="051fdc2f"/>
    </style:style>
    <style:style style:name="P1451" style:family="paragraph" style:parent-style-name="Standard">
      <style:paragraph-properties fo:line-height="100%"/>
      <style:text-properties officeooo:rsid="052fd794" officeooo:paragraph-rsid="052fd794"/>
    </style:style>
    <style:style style:name="P1452" style:family="paragraph" style:parent-style-name="Standard">
      <style:paragraph-properties fo:line-height="100%"/>
      <style:text-properties officeooo:rsid="0569d9ca" officeooo:paragraph-rsid="0569d9ca"/>
    </style:style>
    <style:style style:name="P1453" style:family="paragraph" style:parent-style-name="Standard">
      <style:paragraph-properties fo:line-height="100%"/>
      <style:text-properties officeooo:rsid="058ba444" officeooo:paragraph-rsid="058ba444"/>
    </style:style>
    <style:style style:name="P1454" style:family="paragraph" style:parent-style-name="Standard">
      <style:paragraph-properties fo:line-height="100%"/>
      <style:text-properties officeooo:rsid="05e2db49" officeooo:paragraph-rsid="05ef59a4"/>
    </style:style>
    <style:style style:name="P1455" style:family="paragraph" style:parent-style-name="Standard">
      <style:paragraph-properties fo:line-height="100%"/>
      <style:text-properties officeooo:rsid="0620d52b" officeooo:paragraph-rsid="0620d52b"/>
    </style:style>
    <style:style style:name="P1456" style:family="paragraph" style:parent-style-name="Standard">
      <style:paragraph-properties fo:line-height="100%"/>
      <style:text-properties officeooo:rsid="06307d14" officeooo:paragraph-rsid="06307d14"/>
    </style:style>
    <style:style style:name="P1457" style:family="paragraph" style:parent-style-name="Standard">
      <style:paragraph-properties fo:line-height="100%"/>
      <style:text-properties officeooo:rsid="0630fb9a" officeooo:paragraph-rsid="069290ce"/>
    </style:style>
    <style:style style:name="P1458" style:family="paragraph" style:parent-style-name="Standard">
      <style:paragraph-properties fo:line-height="100%"/>
      <style:text-properties officeooo:rsid="06321a8e" officeooo:paragraph-rsid="06321a8e"/>
    </style:style>
    <style:style style:name="P1459" style:family="paragraph" style:parent-style-name="Standard">
      <style:paragraph-properties fo:line-height="100%"/>
      <style:text-properties officeooo:rsid="06340678" officeooo:paragraph-rsid="06340678"/>
    </style:style>
    <style:style style:name="P1460" style:family="paragraph" style:parent-style-name="Standard">
      <style:paragraph-properties fo:line-height="100%"/>
      <style:text-properties officeooo:rsid="062f0400" officeooo:paragraph-rsid="06307d14"/>
    </style:style>
    <style:style style:name="P1461" style:family="paragraph" style:parent-style-name="Standard">
      <style:paragraph-properties fo:line-height="100%"/>
      <style:text-properties officeooo:rsid="063bda54" officeooo:paragraph-rsid="063bda54"/>
    </style:style>
    <style:style style:name="P1462" style:family="paragraph" style:parent-style-name="Standard">
      <style:paragraph-properties fo:line-height="100%"/>
      <style:text-properties officeooo:rsid="063bda54" officeooo:paragraph-rsid="069290ce"/>
    </style:style>
    <style:style style:name="P1463" style:family="paragraph" style:parent-style-name="Standard">
      <style:paragraph-properties fo:line-height="100%"/>
      <style:text-properties officeooo:rsid="063d933e" officeooo:paragraph-rsid="063d933e"/>
    </style:style>
    <style:style style:name="P1464" style:family="paragraph" style:parent-style-name="Standard">
      <style:paragraph-properties fo:line-height="100%"/>
      <style:text-properties officeooo:rsid="063fe71c" officeooo:paragraph-rsid="06408df0"/>
    </style:style>
    <style:style style:name="P1465" style:family="paragraph" style:parent-style-name="Standard">
      <style:paragraph-properties fo:line-height="100%"/>
      <style:text-properties officeooo:rsid="06408df0" officeooo:paragraph-rsid="06408df0"/>
    </style:style>
    <style:style style:name="P1466" style:family="paragraph" style:parent-style-name="Standard">
      <style:paragraph-properties fo:line-height="150%"/>
      <style:text-properties officeooo:rsid="06408df0" officeooo:paragraph-rsid="06408df0"/>
    </style:style>
    <style:style style:name="P1467" style:family="paragraph" style:parent-style-name="Standard">
      <style:paragraph-properties fo:line-height="100%"/>
      <style:text-properties officeooo:rsid="06440517" officeooo:paragraph-rsid="06440517"/>
    </style:style>
    <style:style style:name="P1468" style:family="paragraph" style:parent-style-name="Standard">
      <style:paragraph-properties fo:line-height="100%"/>
      <style:text-properties officeooo:rsid="0646a7a3" officeooo:paragraph-rsid="0646a7a3"/>
    </style:style>
    <style:style style:name="P1469" style:family="paragraph" style:parent-style-name="Standard">
      <style:paragraph-properties fo:line-height="150%"/>
      <style:text-properties officeooo:rsid="0646a7a3" officeooo:paragraph-rsid="0646a7a3"/>
    </style:style>
    <style:style style:name="P1470" style:family="paragraph" style:parent-style-name="Standard">
      <style:paragraph-properties fo:line-height="100%"/>
      <style:text-properties officeooo:rsid="07353afe" officeooo:paragraph-rsid="07353afe"/>
    </style:style>
    <style:style style:name="P1471" style:family="paragraph" style:parent-style-name="Standard">
      <style:paragraph-properties fo:line-height="100%"/>
      <style:text-properties officeooo:rsid="075d0c99" officeooo:paragraph-rsid="075d0c99"/>
    </style:style>
    <style:style style:name="P1472" style:family="paragraph" style:parent-style-name="Standard">
      <style:text-properties officeooo:paragraph-rsid="0766ef94"/>
    </style:style>
    <style:style style:name="P1473" style:family="paragraph" style:parent-style-name="Standard">
      <style:text-properties officeooo:paragraph-rsid="07674e6b"/>
    </style:style>
    <style:style style:name="P1474" style:family="paragraph" style:parent-style-name="Standard">
      <style:text-properties officeooo:paragraph-rsid="076da30e"/>
    </style:style>
    <style:style style:name="P1475" style:family="paragraph" style:parent-style-name="Standard">
      <style:text-properties officeooo:paragraph-rsid="034f5b13"/>
    </style:style>
    <style:style style:name="P1476" style:family="paragraph" style:parent-style-name="Standard">
      <style:text-properties officeooo:paragraph-rsid="078f70dd"/>
    </style:style>
    <style:style style:name="P1477" style:family="paragraph" style:parent-style-name="Standard">
      <style:paragraph-properties fo:line-height="100%"/>
      <style:text-properties officeooo:rsid="03de8421" officeooo:paragraph-rsid="0797538f"/>
    </style:style>
    <style:style style:name="P1478" style:family="paragraph" style:parent-style-name="Standard">
      <style:text-properties officeooo:paragraph-rsid="0486c03e"/>
    </style:style>
    <style:style style:name="P1479" style:family="paragraph" style:parent-style-name="Standard">
      <style:paragraph-properties fo:line-height="150%"/>
      <style:text-properties officeooo:rsid="00d5826a" officeooo:paragraph-rsid="00d5826a"/>
    </style:style>
    <style:style style:name="P1480" style:family="paragraph" style:parent-style-name="Standard">
      <style:paragraph-properties fo:line-height="100%"/>
      <style:text-properties officeooo:rsid="038d7d5e" officeooo:paragraph-rsid="03963307"/>
    </style:style>
    <style:style style:name="P1481" style:family="paragraph" style:parent-style-name="Standard">
      <style:paragraph-properties fo:line-height="150%"/>
      <style:text-properties officeooo:rsid="06130d41" officeooo:paragraph-rsid="06130d41"/>
    </style:style>
    <style:style style:name="P1482" style:family="paragraph" style:parent-style-name="Standard">
      <style:paragraph-properties fo:line-height="100%"/>
      <style:text-properties officeooo:rsid="08b4e42e" officeooo:paragraph-rsid="08b535b3"/>
    </style:style>
    <style:style style:name="P1483" style:family="paragraph" style:parent-style-name="Standard">
      <style:text-properties officeooo:paragraph-rsid="04862b4c"/>
    </style:style>
    <style:style style:name="P1484" style:family="paragraph" style:parent-style-name="Standard">
      <style:text-properties officeooo:paragraph-rsid="08d44a2d"/>
    </style:style>
    <style:style style:name="P1485" style:family="paragraph" style:parent-style-name="Standard">
      <style:text-properties officeooo:paragraph-rsid="030ed074"/>
    </style:style>
    <style:style style:name="P1486" style:family="paragraph" style:parent-style-name="Standard">
      <style:text-properties officeooo:paragraph-rsid="00ed5b35"/>
    </style:style>
    <style:style style:name="P1487" style:family="paragraph" style:parent-style-name="Standard">
      <style:text-properties officeooo:paragraph-rsid="00d9c9e4"/>
    </style:style>
    <style:style style:name="P1488" style:family="paragraph" style:parent-style-name="Standard">
      <style:text-properties officeooo:paragraph-rsid="01222be5"/>
    </style:style>
    <style:style style:name="P1489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90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91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92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93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94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95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96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97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98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99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500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501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502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503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504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505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506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507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508" style:family="paragraph" style:parent-style-name="Table_20_Contents">
      <style:paragraph-properties fo:text-align="center" style:justify-single-word="false"/>
    </style:style>
    <style:style style:name="P1509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510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511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512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513" style:family="paragraph" style:parent-style-name="Table_20_Contents">
      <style:paragraph-properties fo:text-align="center" style:justify-single-word="false"/>
      <style:text-properties officeooo:paragraph-rsid="066f3d61"/>
    </style:style>
    <style:style style:name="P151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515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516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517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518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519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520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521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522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523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524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525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26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27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28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29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30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31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32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33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34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35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36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37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38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39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40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41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42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43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44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45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46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47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48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49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50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51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52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53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54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55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56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57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58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59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60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61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62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63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64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65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66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67" style:family="paragraph" style:parent-style-name="Table_20_Contents">
      <style:text-properties officeooo:rsid="0735889c" officeooo:paragraph-rsid="0735889c"/>
    </style:style>
    <style:style style:name="P1568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69" style:family="paragraph" style:parent-style-name="Table_20_Contents">
      <style:text-properties officeooo:paragraph-rsid="0735889c"/>
    </style:style>
    <style:style style:name="P1570" style:family="paragraph" style:parent-style-name="Table_20_Contents">
      <style:text-properties officeooo:rsid="0739531b" officeooo:paragraph-rsid="0739531b"/>
    </style:style>
    <style:style style:name="P1571" style:family="paragraph" style:parent-style-name="Table_20_Contents">
      <style:text-properties officeooo:paragraph-rsid="0739531b"/>
    </style:style>
    <style:style style:name="P1572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73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74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75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76" style:family="paragraph" style:parent-style-name="Standard">
      <style:paragraph-properties fo:line-height="100%" fo:break-before="page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1577" style:family="paragraph" style:parent-style-name="Standard">
      <style:paragraph-properties fo:line-height="150%" fo:break-before="page"/>
      <style:text-properties officeooo:paragraph-rsid="02d98b08"/>
    </style:style>
    <style:style style:name="P1578" style:family="paragraph" style:parent-style-name="Standard">
      <style:paragraph-properties fo:line-height="150%" fo:break-before="page"/>
      <style:text-properties officeooo:paragraph-rsid="03fd5e01"/>
    </style:style>
    <style:style style:name="P1579" style:family="paragraph" style:parent-style-name="Standard">
      <style:paragraph-properties fo:line-height="150%" fo:break-before="page"/>
      <style:text-properties officeooo:paragraph-rsid="066d2ed4"/>
    </style:style>
    <style:style style:name="P1580" style:family="paragraph" style:parent-style-name="Standard">
      <style:paragraph-properties fo:break-before="page"/>
      <style:text-properties officeooo:paragraph-rsid="02be3c45"/>
    </style:style>
    <style:style style:name="P1581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82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83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84" style:family="paragraph" style:parent-style-name="Standard">
      <style:paragraph-properties fo:line-height="100%" fo:break-before="page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1585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86" style:family="paragraph" style:parent-style-name="Standard">
      <style:paragraph-properties fo:line-height="100%" fo:break-before="page"/>
      <style:text-properties fo:font-weight="bold" officeooo:rsid="06b945ce" officeooo:paragraph-rsid="06b945ce" style:font-weight-asian="bold" style:font-weight-complex="bold"/>
    </style:style>
    <style:style style:name="P1587" style:family="paragraph" style:parent-style-name="Standard">
      <style:paragraph-properties fo:line-height="100%" fo:break-before="page"/>
      <style:text-properties fo:font-weight="bold" officeooo:rsid="03d91d01" officeooo:paragraph-rsid="03d91d01" style:font-weight-asian="bold" style:font-weight-complex="bold"/>
    </style:style>
    <style:style style:name="P1588" style:family="paragraph" style:parent-style-name="Standard">
      <style:paragraph-properties fo:line-height="100%" fo:break-before="page"/>
      <style:text-properties officeooo:paragraph-rsid="02ec4cc6"/>
    </style:style>
    <style:style style:name="P1589" style:family="paragraph" style:parent-style-name="Standard">
      <style:paragraph-properties fo:line-height="100%" fo:break-before="page"/>
      <style:text-properties officeooo:paragraph-rsid="01abda5f"/>
    </style:style>
    <style:style style:name="P1590" style:family="paragraph" style:parent-style-name="Standard">
      <style:paragraph-properties fo:break-before="page"/>
      <style:text-properties officeooo:paragraph-rsid="009622c6"/>
    </style:style>
    <style:style style:name="P1591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92" style:family="paragraph" style:parent-style-name="Standard">
      <style:paragraph-properties fo:margin-left="0in" fo:margin-right="0in" fo:line-height="100%" fo:text-indent="0in" style:auto-text-indent="false"/>
      <style:text-properties officeooo:paragraph-rsid="08dfaa25"/>
    </style:style>
    <style:style style:name="P1593" style:family="paragraph" style:parent-style-name="Standard" style:list-style-name="L1">
      <style:text-properties officeooo:paragraph-rsid="0013268f"/>
    </style:style>
    <style:style style:name="P1594" style:family="paragraph" style:parent-style-name="Standard" style:list-style-name="L1">
      <style:text-properties officeooo:rsid="0013268f" officeooo:paragraph-rsid="0013268f"/>
    </style:style>
    <style:style style:name="P1595" style:family="paragraph" style:parent-style-name="Standard" style:list-style-name="L2">
      <style:text-properties style:use-window-font-color="true" officeooo:paragraph-rsid="00118c4a"/>
    </style:style>
    <style:style style:name="P1596" style:family="paragraph" style:parent-style-name="Standard" style:list-style-name="L2">
      <style:text-properties style:use-window-font-color="true" officeooo:rsid="0011b025" officeooo:paragraph-rsid="0011b025"/>
    </style:style>
    <style:style style:name="P1597" style:family="paragraph" style:parent-style-name="Standard" style:list-style-name="L4">
      <style:text-properties style:use-window-font-color="true" officeooo:rsid="00a8a4b1" officeooo:paragraph-rsid="02be3c45"/>
    </style:style>
    <style:style style:name="P1598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99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600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601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602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603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604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605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606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607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608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609" style:family="paragraph" style:parent-style-name="Standard" style:list-style-name="L91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10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611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612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613" style:family="paragraph" style:parent-style-name="Standard" style:list-style-name="L45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4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5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616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17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945e7c6" style:font-style-asian="normal" style:font-weight-asian="normal" style:font-style-complex="normal" style:font-weight-complex="normal"/>
    </style:style>
    <style:style style:name="P1618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19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62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1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623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24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25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26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27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28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29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30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31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32" style:family="paragraph" style:parent-style-name="Standard" style:list-style-name="L57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33" style:family="paragraph" style:parent-style-name="Standard" style:list-style-name="L115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3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35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36" style:family="paragraph" style:parent-style-name="Standard" style:list-style-name="L58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37" style:family="paragraph" style:parent-style-name="Standard" style:list-style-name="L58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38" style:family="paragraph" style:parent-style-name="Standard" style:list-style-name="L43">
      <style:text-properties style:use-window-font-color="true" fo:font-style="italic" style:text-underline-style="none" fo:font-weight="normal" officeooo:rsid="008a06de" officeooo:paragraph-rsid="0939cc6f" style:font-style-asian="italic" style:font-weight-asian="normal" style:font-style-complex="italic" style:font-weight-complex="normal"/>
    </style:style>
    <style:style style:name="P1639" style:family="paragraph" style:parent-style-name="Standard" style:list-style-name="L43">
      <style:text-properties style:use-window-font-color="true" officeooo:paragraph-rsid="0939cc6f"/>
    </style:style>
    <style:style style:name="P1640" style:family="paragraph" style:parent-style-name="Standard" style:list-style-name="L44">
      <style:text-properties style:use-window-font-color="true" officeooo:paragraph-rsid="07b3bfe3"/>
    </style:style>
    <style:style style:name="P1641" style:family="paragraph" style:parent-style-name="Standard" style:list-style-name="L3">
      <style:text-properties officeooo:rsid="0012a0dc" officeooo:paragraph-rsid="0012a0dc"/>
    </style:style>
    <style:style style:name="P1642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43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44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45" style:family="paragraph" style:parent-style-name="Standard" style:list-style-name="L66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46" style:family="paragraph" style:parent-style-name="Standard" style:list-style-name="L67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47" style:family="paragraph" style:parent-style-name="Standard" style:list-style-name="L67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48" style:family="paragraph" style:parent-style-name="Standard">
      <style:paragraph-properties fo:line-height="100%"/>
      <style:text-properties fo:font-style="normal" fo:font-weight="normal" officeooo:rsid="048ffd4a" officeooo:paragraph-rsid="08bc5c8b" style:font-style-asian="normal" style:font-weight-asian="normal" style:font-style-complex="normal" style:font-weight-complex="normal"/>
    </style:style>
    <style:style style:name="P1649" style:family="paragraph" style:parent-style-name="Standard" style:list-style-name="L68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50" style:family="paragraph" style:parent-style-name="Standard" style:list-style-name="L69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51" style:family="paragraph" style:parent-style-name="Standard" style:list-style-name="L70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52" style:family="paragraph" style:parent-style-name="Standard" style:list-style-name="L70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53" style:family="paragraph" style:parent-style-name="Standard" style:list-style-name="L71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54" style:family="paragraph" style:parent-style-name="Standard" style:list-style-name="L71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55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6" style:family="paragraph" style:parent-style-name="Standard" style:list-style-name="L72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7" style:family="paragraph" style:parent-style-name="Standard" style:list-style-name="L71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58" style:family="paragraph" style:parent-style-name="Standard" style:list-style-name="L71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59" style:family="paragraph" style:parent-style-name="Standard">
      <style:paragraph-properties fo:line-height="100%"/>
      <style:text-properties fo:font-style="normal" fo:font-weight="normal" officeooo:rsid="04d9fb2e" officeooo:paragraph-rsid="051fdc2f" style:font-style-asian="normal" style:font-weight-asian="normal" style:font-style-complex="normal" style:font-weight-complex="normal"/>
    </style:style>
    <style:style style:name="P1660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61" style:family="paragraph" style:parent-style-name="Standard" style:list-style-name="L74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62" style:family="paragraph" style:parent-style-name="Standard" style:list-style-name="L74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63" style:family="paragraph" style:parent-style-name="Standard" style:list-style-name="L74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64" style:family="paragraph" style:parent-style-name="Standard" style:list-style-name="L74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65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66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67" style:family="paragraph" style:parent-style-name="Standard" style:list-style-name="L74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68" style:family="paragraph" style:parent-style-name="Standard" style:list-style-name="L74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69" style:family="paragraph" style:parent-style-name="Standard" style:list-style-name="L74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70" style:family="paragraph" style:parent-style-name="Standard" style:list-style-name="L74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71" style:family="paragraph" style:parent-style-name="Standard" style:list-style-name="L74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72" style:family="paragraph" style:parent-style-name="Standard" style:list-style-name="L74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73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74" style:family="paragraph" style:parent-style-name="Standard" style:list-style-name="L75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75" style:family="paragraph" style:parent-style-name="Standard" style:list-style-name="L75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76" style:family="paragraph" style:parent-style-name="Standard" style:list-style-name="L75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77" style:family="paragraph" style:parent-style-name="Standard" style:list-style-name="L76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78" style:family="paragraph" style:parent-style-name="Standard" style:list-style-name="L76">
      <style:paragraph-properties fo:line-height="15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79" style:family="paragraph" style:parent-style-name="Standard" style:list-style-name="L77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80" style:family="paragraph" style:parent-style-name="Standard">
      <style:paragraph-properties fo:line-height="100%"/>
      <style:text-properties fo:font-style="normal" fo:font-weight="normal" officeooo:rsid="054a05f8" officeooo:paragraph-rsid="056aa2db" style:font-style-asian="normal" style:font-weight-asian="normal" style:font-style-complex="normal" style:font-weight-complex="normal"/>
    </style:style>
    <style:style style:name="P1681" style:family="paragraph" style:parent-style-name="Standard" style:list-style-name="L82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1682" style:family="paragraph" style:parent-style-name="Standard" style:list-style-name="L83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1683" style:family="paragraph" style:parent-style-name="Standard" style:list-style-name="L84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84" style:family="paragraph" style:parent-style-name="Standard" style:list-style-name="L85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685" style:family="paragraph" style:parent-style-name="Standard" style:list-style-name="L87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86" style:family="paragraph" style:parent-style-name="Standard" style:list-style-name="L88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87" style:family="paragraph" style:parent-style-name="Standard" style:list-style-name="L89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88" style:family="paragraph" style:parent-style-name="Standard">
      <style:paragraph-properties fo:line-height="100%"/>
      <style:text-properties fo:font-style="normal" fo:font-weight="normal" officeooo:rsid="059e7836" officeooo:paragraph-rsid="09e8ac95" style:font-style-asian="normal" style:font-weight-asian="normal" style:font-style-complex="normal" style:font-weight-complex="normal"/>
    </style:style>
    <style:style style:name="P1689" style:family="paragraph" style:parent-style-name="Standard" style:list-style-name="L90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90" style:family="paragraph" style:parent-style-name="Standard" style:list-style-name="L91">
      <style:paragraph-properties fo:line-height="15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91" style:family="paragraph" style:parent-style-name="Standard" style:list-style-name="L92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92" style:family="paragraph" style:parent-style-name="Standard" style:list-style-name="L93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93" style:family="paragraph" style:parent-style-name="Standard" style:list-style-name="L93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94" style:family="paragraph" style:parent-style-name="Standard">
      <style:paragraph-properties fo:line-height="100%"/>
      <style:text-properties fo:font-style="normal" fo:font-weight="normal" officeooo:rsid="05e4e7bb" officeooo:paragraph-rsid="05e5f887" style:font-style-asian="normal" style:font-weight-asian="normal" style:font-style-complex="normal" style:font-weight-complex="normal"/>
    </style:style>
    <style:style style:name="P1695" style:family="paragraph" style:parent-style-name="Standard" style:list-style-name="L94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96" style:family="paragraph" style:parent-style-name="Standard" style:list-style-name="L95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97" style:family="paragraph" style:parent-style-name="Standard" style:list-style-name="L96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98" style:family="paragraph" style:parent-style-name="Standard" style:list-style-name="L98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99" style:family="paragraph" style:parent-style-name="Standard" style:list-style-name="L99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700" style:family="paragraph" style:parent-style-name="Standard">
      <style:paragraph-properties fo:line-height="100%"/>
      <style:text-properties fo:font-style="normal" fo:font-weight="normal" officeooo:rsid="060fe20f" officeooo:paragraph-rsid="0a04e6f4" style:font-style-asian="normal" style:font-weight-asian="normal" style:font-style-complex="normal" style:font-weight-complex="normal"/>
    </style:style>
    <style:style style:name="P1701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702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703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4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5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706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07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708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709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710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711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712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713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714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715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716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717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718" style:family="paragraph" style:parent-style-name="Standard" style:list-style-name="L59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719" style:family="paragraph" style:parent-style-name="Standard" style:list-style-name="L100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720" style:family="paragraph" style:parent-style-name="Standard" style:list-style-name="L102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721" style:family="paragraph" style:parent-style-name="Standard" style:list-style-name="L103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722" style:family="paragraph" style:parent-style-name="Standard" style:list-style-name="L103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723" style:family="paragraph" style:parent-style-name="Standard" style:list-style-name="L104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724" style:family="paragraph" style:parent-style-name="Standard" style:list-style-name="L105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725" style:family="paragraph" style:parent-style-name="Standard" style:list-style-name="L106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726" style:family="paragraph" style:parent-style-name="Standard" style:list-style-name="L106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727" style:family="paragraph" style:parent-style-name="Standard" style:list-style-name="L107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728" style:family="paragraph" style:parent-style-name="Standard" style:list-style-name="L107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729" style:family="paragraph" style:parent-style-name="Standard" style:list-style-name="L113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730" style:family="paragraph" style:parent-style-name="Standard" style:list-style-name="L114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731" style:family="paragraph" style:parent-style-name="Standard" style:list-style-name="L114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732" style:family="paragraph" style:parent-style-name="Standard" style:list-style-name="L116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33" style:family="paragraph" style:parent-style-name="Standard" style:list-style-name="L117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34" style:family="paragraph" style:parent-style-name="Standard" style:list-style-name="L117">
      <style:paragraph-properties fo:line-height="100%"/>
      <style:text-properties fo:font-style="normal" officeooo:rsid="0718a82e" officeooo:paragraph-rsid="08cef6a4" style:font-style-asian="normal" style:font-style-complex="normal"/>
    </style:style>
    <style:style style:name="P1735" style:family="paragraph" style:parent-style-name="Standard" style:list-style-name="L117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36" style:family="paragraph" style:parent-style-name="Standard" style:list-style-name="L118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37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1738" style:family="paragraph" style:parent-style-name="Standard" style:list-style-name="L7">
      <style:text-properties officeooo:rsid="0033fbdf" officeooo:paragraph-rsid="0033fbdf"/>
    </style:style>
    <style:style style:name="P1739" style:family="paragraph" style:parent-style-name="Standard" style:list-style-name="L11">
      <style:text-properties officeooo:rsid="0033fbdf" officeooo:paragraph-rsid="0106c767"/>
    </style:style>
    <style:style style:name="P1740" style:family="paragraph" style:parent-style-name="Standard" style:list-style-name="L8">
      <style:text-properties officeooo:paragraph-rsid="005b5cd3"/>
    </style:style>
    <style:style style:name="P1741" style:family="paragraph" style:parent-style-name="Standard" style:list-style-name="L9">
      <style:text-properties officeooo:paragraph-rsid="00367935"/>
    </style:style>
    <style:style style:name="P1742" style:family="paragraph" style:parent-style-name="Standard" style:list-style-name="L9">
      <style:text-properties officeooo:rsid="00367935" officeooo:paragraph-rsid="00367935"/>
    </style:style>
    <style:style style:name="P1743" style:family="paragraph" style:parent-style-name="Standard" style:list-style-name="L10">
      <style:text-properties officeooo:rsid="00386ddb" officeooo:paragraph-rsid="00386ddb"/>
    </style:style>
    <style:style style:name="P1744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45" style:family="paragraph" style:parent-style-name="Standard" style:list-style-name="L20">
      <style:text-properties officeooo:paragraph-rsid="00a4ce44"/>
    </style:style>
    <style:style style:name="P174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47" style:family="paragraph" style:parent-style-name="Standard" style:list-style-name="L60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48" style:family="paragraph" style:parent-style-name="Standard" style:list-style-name="L60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49" style:family="paragraph" style:parent-style-name="Standard" style:list-style-name="L60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50" style:family="paragraph" style:parent-style-name="Standard" style:list-style-name="L61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51" style:family="paragraph" style:parent-style-name="Standard" style:list-style-name="L62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52" style:family="paragraph" style:parent-style-name="Standard" style:list-style-name="L64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53" style:family="paragraph" style:parent-style-name="Standard" style:list-style-name="L64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54" style:family="paragraph" style:parent-style-name="Standard" style:list-style-name="L65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55" style:family="paragraph" style:parent-style-name="Standard" style:list-style-name="L65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56" style:family="paragraph" style:parent-style-name="Standard" style:list-style-name="L23">
      <style:text-properties officeooo:paragraph-rsid="00bbbf73"/>
    </style:style>
    <style:style style:name="P1757" style:family="paragraph" style:parent-style-name="Standard" style:list-style-name="L25">
      <style:text-properties officeooo:paragraph-rsid="00beb82f"/>
    </style:style>
    <style:style style:name="P1758" style:family="paragraph" style:parent-style-name="Standard" style:list-style-name="L26">
      <style:text-properties officeooo:paragraph-rsid="00d139a0"/>
    </style:style>
    <style:style style:name="P1759" style:family="paragraph" style:parent-style-name="Standard" style:list-style-name="L29">
      <style:text-properties officeooo:paragraph-rsid="00f2503e"/>
    </style:style>
    <style:style style:name="P1760" style:family="paragraph" style:parent-style-name="Standard" style:list-style-name="L30">
      <style:text-properties officeooo:rsid="00f3f4f5" officeooo:paragraph-rsid="00f5260b"/>
    </style:style>
    <style:style style:name="P1761" style:family="paragraph" style:parent-style-name="Standard" style:list-style-name="L30">
      <style:text-properties officeooo:rsid="00f3f4f5" officeooo:paragraph-rsid="00f3f4f5"/>
    </style:style>
    <style:style style:name="P1762" style:family="paragraph" style:parent-style-name="Standard" style:list-style-name="L33">
      <style:paragraph-properties fo:line-height="100%"/>
      <style:text-properties officeooo:paragraph-rsid="01b5c969"/>
    </style:style>
    <style:style style:name="P1763" style:family="paragraph" style:parent-style-name="Standard" style:list-style-name="L52">
      <style:paragraph-properties fo:line-height="100%"/>
      <style:text-properties officeooo:paragraph-rsid="02e657d4"/>
    </style:style>
    <style:style style:name="P1764" style:family="paragraph" style:parent-style-name="Standard" style:list-style-name="L59">
      <style:paragraph-properties fo:line-height="100%"/>
      <style:text-properties officeooo:paragraph-rsid="0346a444"/>
    </style:style>
    <style:style style:name="P1765" style:family="paragraph" style:parent-style-name="Standard" style:list-style-name="L62">
      <style:paragraph-properties fo:line-height="100%"/>
      <style:text-properties officeooo:paragraph-rsid="03ba815b"/>
    </style:style>
    <style:style style:name="P1766" style:family="paragraph" style:parent-style-name="Standard" style:list-style-name="L64">
      <style:paragraph-properties fo:line-height="100%"/>
      <style:text-properties officeooo:paragraph-rsid="03ec3a95"/>
    </style:style>
    <style:style style:name="P1767" style:family="paragraph" style:parent-style-name="Standard" style:list-style-name="L65">
      <style:paragraph-properties fo:line-height="100%"/>
      <style:text-properties officeooo:paragraph-rsid="03ed0846"/>
    </style:style>
    <style:style style:name="P1768" style:family="paragraph" style:parent-style-name="Standard" style:list-style-name="L69">
      <style:paragraph-properties fo:line-height="100%"/>
      <style:text-properties officeooo:paragraph-rsid="04a57ad8"/>
    </style:style>
    <style:style style:name="P1769" style:family="paragraph" style:parent-style-name="Standard" style:list-style-name="L73">
      <style:paragraph-properties fo:line-height="100%"/>
      <style:text-properties officeooo:paragraph-rsid="04deac5d"/>
    </style:style>
    <style:style style:name="P1770" style:family="paragraph" style:parent-style-name="Standard" style:list-style-name="L74">
      <style:paragraph-properties fo:line-height="100%"/>
      <style:text-properties officeooo:paragraph-rsid="05016cd3"/>
    </style:style>
    <style:style style:name="P1771" style:family="paragraph" style:parent-style-name="Standard" style:list-style-name="L77">
      <style:paragraph-properties fo:line-height="100%"/>
      <style:text-properties officeooo:paragraph-rsid="05319739"/>
    </style:style>
    <style:style style:name="P1772" style:family="paragraph" style:parent-style-name="Standard" style:list-style-name="L91">
      <style:paragraph-properties fo:line-height="100%"/>
      <style:text-properties officeooo:paragraph-rsid="05cd3bc5"/>
    </style:style>
    <style:style style:name="P1773" style:family="paragraph" style:parent-style-name="Standard" style:list-style-name="L94">
      <style:paragraph-properties fo:line-height="100%"/>
      <style:text-properties officeooo:paragraph-rsid="05e7f406"/>
    </style:style>
    <style:style style:name="P1774" style:family="paragraph" style:parent-style-name="Standard" style:list-style-name="L101">
      <style:paragraph-properties fo:line-height="100%"/>
      <style:text-properties officeooo:paragraph-rsid="06176dd5"/>
    </style:style>
    <style:style style:name="P1775" style:family="paragraph" style:parent-style-name="Standard" style:list-style-name="L107">
      <style:paragraph-properties fo:line-height="100%"/>
      <style:text-properties officeooo:paragraph-rsid="06257b22"/>
    </style:style>
    <style:style style:name="P1776" style:family="paragraph" style:parent-style-name="Standard" style:list-style-name="L108">
      <style:paragraph-properties fo:line-height="100%"/>
      <style:text-properties officeooo:paragraph-rsid="0630fb9a"/>
    </style:style>
    <style:style style:name="P1777" style:family="paragraph" style:parent-style-name="Standard" style:list-style-name="L114">
      <style:paragraph-properties fo:line-height="100%"/>
      <style:text-properties officeooo:paragraph-rsid="065a8b52"/>
    </style:style>
    <style:style style:name="P1778" style:family="paragraph" style:parent-style-name="Standard">
      <style:paragraph-properties fo:line-height="100%"/>
      <style:text-properties officeooo:paragraph-rsid="052fd794"/>
    </style:style>
    <style:style style:name="P1779" style:family="paragraph" style:parent-style-name="Standard">
      <style:paragraph-properties fo:line-height="100%"/>
      <style:text-properties officeooo:paragraph-rsid="0622a520"/>
    </style:style>
    <style:style style:name="P1780" style:family="paragraph" style:parent-style-name="Standard">
      <style:paragraph-properties fo:line-height="100%"/>
      <style:text-properties officeooo:paragraph-rsid="062f0400"/>
    </style:style>
    <style:style style:name="P1781" style:family="paragraph" style:parent-style-name="Standard">
      <style:paragraph-properties fo:line-height="100%"/>
      <style:text-properties officeooo:paragraph-rsid="0a21884f"/>
    </style:style>
    <style:style style:name="P1782" style:family="paragraph" style:parent-style-name="Standard">
      <style:paragraph-properties fo:line-height="100%"/>
      <style:text-properties officeooo:paragraph-rsid="06408df0"/>
    </style:style>
    <style:style style:name="P1783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84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85" style:family="paragraph" style:parent-style-name="Standard" style:list-style-name="L44">
      <style:text-properties officeooo:paragraph-rsid="07b3bfe3"/>
    </style:style>
    <style:style style:name="P1786" style:family="paragraph" style:parent-style-name="Standard" style:list-style-name="L45">
      <style:paragraph-properties fo:line-height="150%"/>
      <style:text-properties officeooo:paragraph-rsid="02df5c92"/>
    </style:style>
    <style:style style:name="P1787" style:family="paragraph" style:parent-style-name="Standard" style:list-style-name="L45">
      <style:paragraph-properties fo:line-height="150%"/>
      <style:text-properties officeooo:paragraph-rsid="02e142ec"/>
    </style:style>
    <style:style style:name="P1788" style:family="paragraph" style:parent-style-name="Standard" style:list-style-name="L54">
      <style:paragraph-properties fo:line-height="100%"/>
      <style:text-properties officeooo:rsid="02eb27fd" officeooo:paragraph-rsid="02eb27fd"/>
    </style:style>
    <style:style style:name="P1789" style:family="paragraph" style:parent-style-name="Standard" style:list-style-name="L59">
      <style:paragraph-properties fo:line-height="100%"/>
      <style:text-properties officeooo:rsid="0346a444" officeooo:paragraph-rsid="0346a444"/>
    </style:style>
    <style:style style:name="P1790" style:family="paragraph" style:parent-style-name="Standard" style:list-style-name="L61">
      <style:paragraph-properties fo:line-height="100%"/>
      <style:text-properties officeooo:rsid="03a15cc8" officeooo:paragraph-rsid="03a15cc8"/>
    </style:style>
    <style:style style:name="P1791" style:family="paragraph" style:parent-style-name="Standard" style:list-style-name="L61">
      <style:paragraph-properties fo:line-height="100%"/>
      <style:text-properties officeooo:rsid="03a24854" officeooo:paragraph-rsid="03a24854"/>
    </style:style>
    <style:style style:name="P1792" style:family="paragraph" style:parent-style-name="Standard" style:list-style-name="L61">
      <style:paragraph-properties fo:line-height="100%"/>
      <style:text-properties officeooo:rsid="03a31e81" officeooo:paragraph-rsid="03a31e81"/>
    </style:style>
    <style:style style:name="P1793" style:family="paragraph" style:parent-style-name="Standard" style:list-style-name="L69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94" style:family="paragraph" style:parent-style-name="Standard" style:list-style-name="L74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95" style:family="paragraph" style:parent-style-name="Standard" style:list-style-name="L75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96" style:family="paragraph" style:parent-style-name="Standard" style:list-style-name="L75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97" style:family="paragraph" style:parent-style-name="Standard" style:list-style-name="L76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98" style:family="paragraph" style:parent-style-name="Standard" style:list-style-name="L91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99" style:family="paragraph" style:parent-style-name="Standard" style:list-style-name="L91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800" style:family="paragraph" style:parent-style-name="Standard" style:list-style-name="L69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801" style:family="paragraph" style:parent-style-name="Standard" style:list-style-name="L74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802" style:family="paragraph" style:parent-style-name="Standard" style:list-style-name="L70">
      <style:paragraph-properties fo:line-height="100%"/>
      <style:text-properties officeooo:rsid="04a8203c" officeooo:paragraph-rsid="04a9faac"/>
    </style:style>
    <style:style style:name="P1803" style:family="paragraph" style:parent-style-name="Standard" style:list-style-name="L71">
      <style:paragraph-properties fo:line-height="100%"/>
      <style:text-properties officeooo:rsid="04afb8e0" officeooo:paragraph-rsid="04afb8e0"/>
    </style:style>
    <style:style style:name="P1804" style:family="paragraph" style:parent-style-name="Standard" style:list-style-name="L73">
      <style:paragraph-properties fo:line-height="100%"/>
      <style:text-properties officeooo:rsid="04ddd894" officeooo:paragraph-rsid="04ddd894"/>
    </style:style>
    <style:style style:name="P1805" style:family="paragraph" style:parent-style-name="Standard" style:list-style-name="L73">
      <style:paragraph-properties fo:line-height="100%"/>
      <style:text-properties officeooo:rsid="04ddd894" officeooo:paragraph-rsid="04deac5d"/>
    </style:style>
    <style:style style:name="P1806" style:family="paragraph" style:parent-style-name="Standard" style:list-style-name="L77">
      <style:paragraph-properties fo:line-height="100%"/>
      <style:text-properties officeooo:rsid="05319739" officeooo:paragraph-rsid="05319739"/>
    </style:style>
    <style:style style:name="P1807" style:family="paragraph" style:parent-style-name="Standard" style:list-style-name="L78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808" style:family="paragraph" style:parent-style-name="Standard" style:list-style-name="L79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809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810" style:family="paragraph" style:parent-style-name="Standard" style:list-style-name="L80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811" style:family="paragraph" style:parent-style-name="Standard" style:list-style-name="L81">
      <style:paragraph-properties fo:line-height="100%"/>
      <style:text-properties style:text-line-through-style="none" style:text-line-through-type="none" fo:font-style="normal" fo:font-weight="normal" officeooo:rsid="0544d531" officeooo:paragraph-rsid="09d6ede8" style:font-style-asian="normal" style:font-weight-asian="normal" style:font-style-complex="normal" style:font-weight-complex="normal"/>
    </style:style>
    <style:style style:name="P1812" style:family="paragraph" style:parent-style-name="Standard" style:list-style-name="L86">
      <style:paragraph-properties fo:line-height="100%"/>
      <style:text-properties officeooo:rsid="057d2115" officeooo:paragraph-rsid="057d2115"/>
    </style:style>
    <style:style style:name="P1813" style:family="paragraph" style:parent-style-name="Standard" style:list-style-name="L87">
      <style:paragraph-properties fo:line-height="100%"/>
      <style:text-properties officeooo:rsid="058ba444" officeooo:paragraph-rsid="058ba444"/>
    </style:style>
    <style:style style:name="P1814" style:family="paragraph" style:parent-style-name="Standard" style:list-style-name="L89">
      <style:paragraph-properties fo:line-height="100%"/>
      <style:text-properties officeooo:rsid="058ba444" officeooo:paragraph-rsid="058bbc5e"/>
    </style:style>
    <style:style style:name="P1815" style:family="paragraph" style:parent-style-name="Standard" style:list-style-name="L91">
      <style:paragraph-properties fo:line-height="100%"/>
      <style:text-properties officeooo:rsid="05cd3bc5" officeooo:paragraph-rsid="05cd3bc5"/>
    </style:style>
    <style:style style:name="P1816" style:family="paragraph" style:parent-style-name="Standard" style:list-style-name="L93">
      <style:paragraph-properties fo:line-height="100%"/>
      <style:text-properties officeooo:rsid="05e4e7bb" officeooo:paragraph-rsid="05e4e7bb"/>
    </style:style>
    <style:style style:name="P1817" style:family="paragraph" style:parent-style-name="Standard" style:list-style-name="L94">
      <style:paragraph-properties fo:line-height="100%"/>
      <style:text-properties officeooo:rsid="05e7f406" officeooo:paragraph-rsid="05e7f406"/>
    </style:style>
    <style:style style:name="P1818" style:family="paragraph" style:parent-style-name="Standard" style:list-style-name="L94">
      <style:paragraph-properties fo:line-height="150%"/>
      <style:text-properties officeooo:rsid="05e7f406" officeooo:paragraph-rsid="05e7f406"/>
    </style:style>
    <style:style style:name="P1819" style:family="paragraph" style:parent-style-name="Standard" style:list-style-name="L97">
      <style:paragraph-properties fo:line-height="100%"/>
      <style:text-properties officeooo:rsid="06025589" officeooo:paragraph-rsid="06025589"/>
    </style:style>
    <style:style style:name="P1820" style:family="paragraph" style:parent-style-name="Standard" style:list-style-name="L100">
      <style:paragraph-properties fo:line-height="100%"/>
      <style:text-properties officeooo:rsid="06130d41" officeooo:paragraph-rsid="06130d41"/>
    </style:style>
    <style:style style:name="P1821" style:family="paragraph" style:parent-style-name="Standard" style:list-style-name="L101">
      <style:paragraph-properties fo:line-height="100%"/>
      <style:text-properties officeooo:rsid="06130d41" officeooo:paragraph-rsid="06130d41"/>
    </style:style>
    <style:style style:name="P1822" style:family="paragraph" style:parent-style-name="Standard" style:list-style-name="L101">
      <style:paragraph-properties fo:line-height="100%"/>
      <style:text-properties officeooo:rsid="06130d41" officeooo:paragraph-rsid="06176dd5"/>
    </style:style>
    <style:style style:name="P1823" style:family="paragraph" style:parent-style-name="Standard" style:list-style-name="L102">
      <style:paragraph-properties fo:line-height="100%"/>
      <style:text-properties officeooo:rsid="06148669" officeooo:paragraph-rsid="06148669"/>
    </style:style>
    <style:style style:name="P1824" style:family="paragraph" style:parent-style-name="Standard" style:list-style-name="L103">
      <style:paragraph-properties fo:line-height="150%"/>
      <style:text-properties officeooo:rsid="06176dd5" officeooo:paragraph-rsid="06176dd5"/>
    </style:style>
    <style:style style:name="P1825" style:family="paragraph" style:parent-style-name="Standard" style:list-style-name="L103">
      <style:paragraph-properties fo:line-height="100%"/>
      <style:text-properties officeooo:rsid="06191840" officeooo:paragraph-rsid="06191840"/>
    </style:style>
    <style:style style:name="P1826" style:family="paragraph" style:parent-style-name="Standard" style:list-style-name="L103">
      <style:paragraph-properties fo:line-height="150%"/>
      <style:text-properties officeooo:rsid="06191840" officeooo:paragraph-rsid="06191840"/>
    </style:style>
    <style:style style:name="P1827" style:family="paragraph" style:parent-style-name="Standard" style:list-style-name="L108">
      <style:paragraph-properties fo:line-height="100%"/>
      <style:text-properties officeooo:rsid="0630fb9a" officeooo:paragraph-rsid="0630fb9a"/>
    </style:style>
    <style:style style:name="P1828" style:family="paragraph" style:parent-style-name="Standard" style:list-style-name="L108">
      <style:paragraph-properties fo:line-height="100%"/>
      <style:text-properties officeooo:rsid="0630fb9a" officeooo:paragraph-rsid="06321a8e"/>
    </style:style>
    <style:style style:name="P1829" style:family="paragraph" style:parent-style-name="Standard">
      <style:paragraph-properties fo:line-height="100%"/>
      <style:text-properties officeooo:rsid="0630fb9a" officeooo:paragraph-rsid="0630fb9a"/>
    </style:style>
    <style:style style:name="P1830" style:family="paragraph" style:parent-style-name="Standard" style:list-style-name="L108">
      <style:paragraph-properties fo:line-height="150%"/>
      <style:text-properties officeooo:rsid="0630fb9a" officeooo:paragraph-rsid="0630fb9a"/>
    </style:style>
    <style:style style:name="P1831" style:family="paragraph" style:parent-style-name="Standard">
      <style:paragraph-properties fo:line-height="150%"/>
      <style:text-properties officeooo:rsid="0630fb9a" officeooo:paragraph-rsid="0630fb9a"/>
    </style:style>
    <style:style style:name="P1832" style:family="paragraph" style:parent-style-name="Standard" style:list-style-name="L109">
      <style:paragraph-properties fo:line-height="100%"/>
      <style:text-properties officeooo:rsid="063bda54" officeooo:paragraph-rsid="063bda54"/>
    </style:style>
    <style:style style:name="P1833" style:family="paragraph" style:parent-style-name="Standard" style:list-style-name="L110">
      <style:paragraph-properties fo:line-height="100%"/>
      <style:text-properties officeooo:rsid="063d933e" officeooo:paragraph-rsid="063d933e"/>
    </style:style>
    <style:style style:name="P1834" style:family="paragraph" style:parent-style-name="Standard" style:list-style-name="L111">
      <style:paragraph-properties fo:line-height="100%"/>
      <style:text-properties officeooo:rsid="06408df0" officeooo:paragraph-rsid="06408df0"/>
    </style:style>
    <style:style style:name="P1835" style:family="paragraph" style:parent-style-name="Standard" style:list-style-name="L111">
      <style:paragraph-properties fo:line-height="100%"/>
      <style:text-properties officeooo:rsid="06440517" officeooo:paragraph-rsid="06440517"/>
    </style:style>
    <style:style style:name="P1836" style:family="paragraph" style:parent-style-name="Standard" style:list-style-name="L112">
      <style:paragraph-properties fo:line-height="100%"/>
      <style:text-properties officeooo:rsid="0646a7a3" officeooo:paragraph-rsid="0646a7a3"/>
    </style:style>
    <style:style style:name="P1837" style:family="paragraph" style:parent-style-name="Standard">
      <style:paragraph-properties fo:line-height="100%"/>
      <style:text-properties officeooo:rsid="063e62c4" officeooo:paragraph-rsid="06408df0"/>
    </style:style>
    <style:style style:name="P1838" style:family="paragraph" style:parent-style-name="Standard">
      <style:paragraph-properties fo:line-height="100%"/>
      <style:text-properties officeooo:rsid="063e62c4" officeooo:paragraph-rsid="063e62c4"/>
    </style:style>
    <style:style style:name="P1839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840" style:family="paragraph" style:parent-style-name="Table_20_Contents" style:list-style-name="L63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841" style:family="paragraph" style:parent-style-name="Table_20_Contents" style:list-style-name="L63">
      <style:paragraph-properties fo:line-height="100%" fo:text-align="start" style:justify-single-word="false"/>
      <style:text-properties officeooo:paragraph-rsid="03ec3a95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style:text-underline-style="none"/>
    </style:style>
    <style:style style:name="T49" style:family="text">
      <style:text-properties style:use-window-font-color="true" style:text-underline-style="none" fo:font-weight="normal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6" style:family="text">
      <style:text-properties style:use-window-font-color="true" style:text-underline-style="none" fo:font-weight="bold" style:font-weight-asian="bold" style:font-weight-complex="bold"/>
    </style:style>
    <style:style style:name="T67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8" style:family="text">
      <style:text-properties style:use-window-font-color="true" style:text-underline-style="none" officeooo:rsid="031fc4b1"/>
    </style:style>
    <style:style style:name="T69" style:family="text">
      <style:text-properties style:use-window-font-color="true" style:text-underline-style="none" officeooo:rsid="0297c923"/>
    </style:style>
    <style:style style:name="T7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4de36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fo:font-weight="normal" officeooo:rsid="094f453f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style:text-underline-style="none" fo:font-weight="normal" officeooo:rsid="0304fd19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style:text-underline-style="none" fo:font-weight="normal" officeooo:rsid="094fc152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style:text-underline-style="none" fo:font-weight="normal" officeooo:rsid="07dc7b83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style:text-underline-style="none" fo:font-weight="normal" officeooo:rsid="02eac01d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style:text-underline-style="none" fo:font-weight="normal" officeooo:rsid="00af9194" fo:background-color="transparent" loext:char-shading-value="0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style:text-underline-style="none" style:font-style-asian="italic" style:font-style-complex="italic"/>
    </style:style>
    <style:style style:name="T113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14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15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6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7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8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54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55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6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7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8" style:family="text">
      <style:text-properties style:use-window-font-color="true" fo:font-style="italic" fo:font-weight="normal" officeooo:rsid="054f83a7" style:font-style-asian="italic" style:font-weight-asian="normal" style:font-style-complex="italic" style:font-weight-complex="normal"/>
    </style:style>
    <style:style style:name="T159" style:family="text">
      <style:text-properties style:use-window-font-color="true" fo:font-style="italic" fo:font-weight="normal" officeooo:rsid="0200b58e" style:font-style-asian="italic" style:font-weight-asian="normal" style:font-style-complex="italic" style:font-weight-complex="normal"/>
    </style:style>
    <style:style style:name="T160" style:family="text">
      <style:text-properties style:use-window-font-color="true" fo:font-style="italic" fo:font-weight="normal" officeooo:rsid="0905e25c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italic" fo:font-weight="normal" officeooo:rsid="0906bc80" style:font-style-asian="italic" style:font-weight-asian="normal" style:font-style-complex="italic" style:font-weight-complex="normal"/>
    </style:style>
    <style:style style:name="T162" style:family="text">
      <style:text-properties style:use-window-font-color="true" fo:font-style="italic" fo:font-weight="normal" officeooo:rsid="09071026" style:font-style-asian="italic" style:font-weight-asian="normal" style:font-style-complex="italic" style:font-weight-complex="normal"/>
    </style:style>
    <style:style style:name="T163" style:family="text">
      <style:text-properties style:use-window-font-color="true" fo:font-style="italic" fo:font-weight="normal" officeooo:rsid="0908c0be" style:font-style-asian="italic" style:font-weight-asian="normal" style:font-style-complex="italic" style:font-weight-complex="normal"/>
    </style:style>
    <style:style style:name="T164" style:family="text">
      <style:text-properties style:use-window-font-color="true" fo:font-style="italic" fo:font-weight="normal" officeooo:rsid="01e917c9" style:font-style-asian="italic" style:font-weight-asian="normal" style:font-style-complex="italic" style:font-weight-complex="normal"/>
    </style:style>
    <style:style style:name="T165" style:family="text">
      <style:text-properties style:use-window-font-color="true" fo:font-style="italic" fo:font-weight="normal" officeooo:rsid="0a2c7138" style:font-style-asian="italic" style:font-weight-asian="normal" style:font-style-complex="italic" style:font-weight-complex="normal"/>
    </style:style>
    <style:style style:name="T166" style:family="text">
      <style:text-properties style:use-window-font-color="true" fo:font-style="italic" style:font-style-asian="italic" style:font-style-complex="italic"/>
    </style:style>
    <style:style style:name="T167" style:family="text">
      <style:text-properties style:use-window-font-color="true" fo:font-style="italic" officeooo:rsid="016778b3" style:font-style-asian="italic" style:font-style-complex="italic"/>
    </style:style>
    <style:style style:name="T168" style:family="text">
      <style:text-properties style:use-window-font-color="true" fo:font-style="italic" officeooo:rsid="01e504ba" style:font-style-asian="italic" style:font-style-complex="italic"/>
    </style:style>
    <style:style style:name="T169" style:family="text">
      <style:text-properties style:use-window-font-color="true" fo:font-style="italic" officeooo:rsid="02ce8a1b" style:font-style-asian="italic" style:font-style-complex="italic"/>
    </style:style>
    <style:style style:name="T170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71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72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73" style:family="text">
      <style:text-properties style:use-window-font-color="true" fo:font-style="italic" style:text-underline-style="solid" style:text-underline-width="auto" style:text-underline-color="font-color" fo:font-weight="normal" officeooo:rsid="094fc152" style:font-style-asian="italic" style:font-weight-asian="normal" style:font-style-complex="italic" style:font-weight-complex="normal"/>
    </style:style>
    <style:style style:name="T174" style:family="text">
      <style:text-properties style:use-window-font-color="true" fo:font-style="italic" style:text-underline-style="solid" style:text-underline-width="auto" style:text-underline-color="font-color" fo:font-weight="normal" officeooo:rsid="09519902" style:font-style-asian="italic" style:font-weight-asian="normal" style:font-style-complex="italic" style:font-weight-complex="normal"/>
    </style:style>
    <style:style style:name="T17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fo:font-weight="normal" officeooo:rsid="0857ebb7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fo:font-weight="normal" officeooo:rsid="01d87a11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fo:font-weight="normal" officeooo:rsid="0909bd5e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fo:font-weight="normal" officeooo:rsid="01e917c9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fo:font-weight="normal" officeooo:rsid="0912d495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fo:font-weight="normal" officeooo:rsid="0920e846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fo:font-weight="normal" officeooo:rsid="0924cc0b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fo:font-weight="normal" officeooo:rsid="092bf6c8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fo:font-weight="normal" officeooo:rsid="092e264f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fo:font-weight="normal" officeooo:rsid="09347613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font-style-asian="normal" style:font-style-complex="normal"/>
    </style:style>
    <style:style style:name="T264" style:family="text">
      <style:text-properties style:use-window-font-color="true" fo:font-style="normal" officeooo:rsid="016860b9" style:font-style-asian="normal" style:font-style-complex="normal"/>
    </style:style>
    <style:style style:name="T265" style:family="text">
      <style:text-properties style:use-window-font-color="true" fo:font-style="normal" officeooo:rsid="0171553b" style:font-style-asian="normal" style:font-style-complex="normal"/>
    </style:style>
    <style:style style:name="T266" style:family="text">
      <style:text-properties style:use-window-font-color="true" fo:font-style="normal" officeooo:rsid="016c9d08" style:font-style-asian="normal" style:font-style-complex="normal"/>
    </style:style>
    <style:style style:name="T267" style:family="text">
      <style:text-properties style:use-window-font-color="true" fo:font-style="normal" officeooo:rsid="016778b3" style:font-style-asian="normal" style:font-style-complex="normal"/>
    </style:style>
    <style:style style:name="T268" style:family="text">
      <style:text-properties style:use-window-font-color="true" fo:font-style="normal" officeooo:rsid="01e2b86d" style:font-style-asian="normal" style:font-style-complex="normal"/>
    </style:style>
    <style:style style:name="T269" style:family="text">
      <style:text-properties style:use-window-font-color="true" fo:font-style="normal" officeooo:rsid="01e504ba" style:font-style-asian="normal" style:font-style-complex="normal"/>
    </style:style>
    <style:style style:name="T27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34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35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36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37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38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39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40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41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42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43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44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45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46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47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48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49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50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51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52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53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54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55" style:family="text">
      <style:text-properties style:use-window-font-color="true" fo:font-style="normal" style:text-underline-style="none" fo:font-weight="normal" officeooo:rsid="0937ccee" style:font-style-asian="normal" style:font-weight-asian="normal" style:font-style-complex="normal" style:font-weight-complex="normal"/>
    </style:style>
    <style:style style:name="T356" style:family="text">
      <style:text-properties style:use-window-font-color="true" fo:font-style="normal" style:text-underline-style="none" fo:font-weight="normal" officeooo:rsid="09498f93" style:font-style-asian="normal" style:font-weight-asian="normal" style:font-style-complex="normal" style:font-weight-complex="normal"/>
    </style:style>
    <style:style style:name="T357" style:family="text">
      <style:text-properties style:use-window-font-color="true" fo:font-style="normal" style:text-underline-style="none" fo:font-weight="normal" officeooo:rsid="094f453f" style:font-style-asian="normal" style:font-weight-asian="normal" style:font-style-complex="normal" style:font-weight-complex="normal"/>
    </style:style>
    <style:style style:name="T358" style:family="text">
      <style:text-properties style:use-window-font-color="true" fo:font-style="normal" style:text-underline-style="none" fo:font-weight="normal" officeooo:rsid="094fc152" style:font-style-asian="normal" style:font-weight-asian="normal" style:font-style-complex="normal" style:font-weight-complex="normal"/>
    </style:style>
    <style:style style:name="T359" style:family="text">
      <style:text-properties style:use-window-font-color="true" fo:font-style="normal" style:text-underline-style="none" fo:font-weight="normal" officeooo:rsid="09514b21" style:font-style-asian="normal" style:font-weight-asian="normal" style:font-style-complex="normal" style:font-weight-complex="normal"/>
    </style:style>
    <style:style style:name="T360" style:family="text">
      <style:text-properties style:use-window-font-color="true" fo:font-style="normal" style:text-underline-style="none" fo:font-weight="normal" officeooo:rsid="09519902" style:font-style-asian="normal" style:font-weight-asian="normal" style:font-style-complex="normal" style:font-weight-complex="normal"/>
    </style:style>
    <style:style style:name="T361" style:family="text">
      <style:text-properties style:use-window-font-color="true" fo:font-style="normal" style:text-underline-style="none" fo:font-weight="normal" officeooo:rsid="030ed074" style:font-style-asian="normal" style:font-weight-asian="normal" style:font-style-complex="normal" style:font-weight-complex="normal"/>
    </style:style>
    <style:style style:name="T362" style:family="text">
      <style:text-properties style:use-window-font-color="true" fo:font-style="normal" style:text-underline-style="none" fo:font-weight="normal" officeooo:rsid="0956253f" style:font-style-asian="normal" style:font-weight-asian="normal" style:font-style-complex="normal" style:font-weight-complex="normal"/>
    </style:style>
    <style:style style:name="T363" style:family="text">
      <style:text-properties style:use-window-font-color="true" fo:font-style="normal" style:text-underline-style="none" fo:font-weight="normal" officeooo:rsid="00af9194" fo:background-color="transparent" loext:char-shading-value="0" style:font-style-asian="normal" style:font-weight-asian="normal" style:font-style-complex="normal" style:font-weight-complex="normal"/>
    </style:style>
    <style:style style:name="T364" style:family="text">
      <style:text-properties style:use-window-font-color="true" fo:font-style="normal" style:text-underline-style="none" fo:font-weight="normal" officeooo:rsid="08f555bc" fo:background-color="transparent" loext:char-shading-value="0" style:font-style-asian="normal" style:font-weight-asian="normal" style:font-style-complex="normal" style:font-weight-complex="normal"/>
    </style:style>
    <style:style style:name="T365" style:family="text">
      <style:text-properties style:use-window-font-color="true" fo:font-style="normal" style:text-underline-style="none" style:font-style-asian="normal" style:font-style-complex="normal"/>
    </style:style>
    <style:style style:name="T36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67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68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69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70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71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72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73" style:family="text">
      <style:text-properties style:use-window-font-color="true" fo:font-style="normal" style:text-underline-style="solid" style:text-underline-width="auto" style:text-underline-color="font-color" fo:font-weight="normal" officeooo:rsid="030ed074" style:font-style-asian="normal" style:font-weight-asian="normal" style:font-style-complex="normal" style:font-weight-complex="normal"/>
    </style:style>
    <style:style style:name="T374" style:family="text">
      <style:text-properties style:use-window-font-color="true" fo:font-style="normal" style:text-underline-style="solid" style:text-underline-width="auto" style:text-underline-color="font-color" fo:font-weight="normal" officeooo:rsid="030f0c9b" style:font-style-asian="normal" style:font-weight-asian="normal" style:font-style-complex="normal" style:font-weight-complex="normal"/>
    </style:style>
    <style:style style:name="T375" style:family="text">
      <style:text-properties style:use-window-font-color="true" fo:font-weight="normal" style:font-weight-asian="normal" style:font-weight-complex="normal"/>
    </style:style>
    <style:style style:name="T376" style:family="text">
      <style:text-properties style:use-window-font-color="true" fo:font-weight="normal" officeooo:rsid="016aa5ac" style:font-weight-asian="normal" style:font-weight-complex="normal"/>
    </style:style>
    <style:style style:name="T377" style:family="text">
      <style:text-properties style:use-window-font-color="true" fo:font-weight="normal" officeooo:rsid="016a5b23" style:font-weight-asian="normal" style:font-weight-complex="normal"/>
    </style:style>
    <style:style style:name="T378" style:family="text">
      <style:text-properties style:use-window-font-color="true" fo:font-weight="normal" officeooo:rsid="0171553b" style:font-weight-asian="normal" style:font-weight-complex="normal"/>
    </style:style>
    <style:style style:name="T379" style:family="text">
      <style:text-properties style:use-window-font-color="true" fo:font-weight="normal" officeooo:rsid="01aaba73" style:font-weight-asian="normal" style:font-weight-complex="normal"/>
    </style:style>
    <style:style style:name="T380" style:family="text">
      <style:text-properties style:use-window-font-color="true" fo:font-weight="normal" officeooo:rsid="01b08253" style:font-weight-asian="normal" style:font-weight-complex="normal"/>
    </style:style>
    <style:style style:name="T381" style:family="text">
      <style:text-properties style:use-window-font-color="true" fo:font-weight="normal" officeooo:rsid="0226d9d6" style:font-weight-asian="normal" style:font-weight-complex="normal"/>
    </style:style>
    <style:style style:name="T382" style:family="text">
      <style:text-properties style:use-window-font-color="true" fo:font-weight="normal" officeooo:rsid="022c7d02" style:font-weight-asian="normal" style:font-weight-complex="normal"/>
    </style:style>
    <style:style style:name="T383" style:family="text">
      <style:text-properties style:use-window-font-color="true" fo:font-weight="normal" officeooo:rsid="023ce39d" style:font-weight-asian="normal" style:font-weight-complex="normal"/>
    </style:style>
    <style:style style:name="T384" style:family="text">
      <style:text-properties style:use-window-font-color="true" officeooo:rsid="016f0506"/>
    </style:style>
    <style:style style:name="T385" style:family="text">
      <style:text-properties style:use-window-font-color="true" fo:font-weight="bold" style:font-weight-asian="bold" style:font-weight-complex="bold"/>
    </style:style>
    <style:style style:name="T386" style:family="text">
      <style:text-properties style:use-window-font-color="true" fo:font-weight="bold" officeooo:rsid="0044d7a4" style:font-weight-asian="bold" style:font-weight-complex="bold"/>
    </style:style>
    <style:style style:name="T387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88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89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90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91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92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93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94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95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96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97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98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99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400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401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02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403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404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405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406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407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408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409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410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411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412" style:family="text">
      <style:text-properties style:use-window-font-color="true" officeooo:rsid="02efc49c"/>
    </style:style>
    <style:style style:name="T413" style:family="text">
      <style:text-properties style:use-window-font-color="true" officeooo:rsid="02ce8a1b"/>
    </style:style>
    <style:style style:name="T414" style:family="text">
      <style:text-properties style:use-window-font-color="true" officeooo:rsid="02d1510f"/>
    </style:style>
    <style:style style:name="T415" style:family="text">
      <style:text-properties style:use-window-font-color="true" officeooo:rsid="02f51e47"/>
    </style:style>
    <style:style style:name="T416" style:family="text">
      <style:text-properties style:use-window-font-color="true" officeooo:rsid="0069ae25"/>
    </style:style>
    <style:style style:name="T417" style:family="text">
      <style:text-properties style:use-window-font-color="true" officeooo:rsid="02f8c777"/>
    </style:style>
    <style:style style:name="T418" style:family="text">
      <style:text-properties style:use-window-font-color="true" fo:background-color="transparent" loext:char-shading-value="0"/>
    </style:style>
    <style:style style:name="T419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420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421" style:family="text">
      <style:text-properties style:use-window-font-color="true" officeooo:rsid="05d5c10e"/>
    </style:style>
    <style:style style:name="T422" style:family="text">
      <style:text-properties style:use-window-font-color="true" officeooo:rsid="05d8cd62"/>
    </style:style>
    <style:style style:name="T423" style:family="text">
      <style:text-properties style:use-window-font-color="true" officeooo:rsid="04a2554c"/>
    </style:style>
    <style:style style:name="T424" style:family="text">
      <style:text-properties style:use-window-font-color="true" officeooo:rsid="05dd0a36"/>
    </style:style>
    <style:style style:name="T425" style:family="text">
      <style:text-properties style:use-window-font-color="true" officeooo:rsid="07b9799b"/>
    </style:style>
    <style:style style:name="T426" style:family="text">
      <style:text-properties style:use-window-font-color="true" officeooo:rsid="08d44a2d"/>
    </style:style>
    <style:style style:name="T427" style:family="text">
      <style:text-properties style:use-window-font-color="true" officeooo:rsid="00c0d7c6"/>
    </style:style>
    <style:style style:name="T428" style:family="text">
      <style:text-properties fo:font-weight="normal" style:font-weight-asian="normal" style:font-weight-complex="normal"/>
    </style:style>
    <style:style style:name="T429" style:family="text">
      <style:text-properties fo:font-weight="normal" officeooo:rsid="003c27f0" style:font-weight-asian="normal" style:font-weight-complex="normal"/>
    </style:style>
    <style:style style:name="T430" style:family="text">
      <style:text-properties fo:font-weight="normal" officeooo:rsid="003cb407" style:font-weight-asian="normal" style:font-weight-complex="normal"/>
    </style:style>
    <style:style style:name="T431" style:family="text">
      <style:text-properties fo:font-weight="normal" officeooo:rsid="00205d85" style:font-weight-asian="normal" style:font-weight-complex="normal"/>
    </style:style>
    <style:style style:name="T432" style:family="text">
      <style:text-properties fo:font-weight="normal" officeooo:rsid="00beb82f" style:font-weight-asian="normal" style:font-weight-complex="normal"/>
    </style:style>
    <style:style style:name="T433" style:family="text">
      <style:text-properties fo:font-weight="normal" officeooo:rsid="016860b9" style:font-weight-asian="normal" style:font-weight-complex="normal"/>
    </style:style>
    <style:style style:name="T434" style:family="text">
      <style:text-properties fo:font-weight="normal" officeooo:rsid="0377ec6e" style:font-weight-asian="normal" style:font-weight-complex="normal"/>
    </style:style>
    <style:style style:name="T435" style:family="text">
      <style:text-properties fo:font-weight="normal" officeooo:rsid="03778af6" style:font-weight-asian="normal" style:font-weight-complex="normal"/>
    </style:style>
    <style:style style:name="T436" style:family="text">
      <style:text-properties fo:font-weight="normal" officeooo:rsid="03886cfc" style:font-weight-asian="normal" style:font-weight-complex="normal"/>
    </style:style>
    <style:style style:name="T437" style:family="text">
      <style:text-properties fo:font-weight="normal" officeooo:rsid="038a2c81" style:font-weight-asian="normal" style:font-weight-complex="normal"/>
    </style:style>
    <style:style style:name="T438" style:family="text">
      <style:text-properties fo:font-weight="normal" officeooo:rsid="038bbdf6" style:font-weight-asian="normal" style:font-weight-complex="normal"/>
    </style:style>
    <style:style style:name="T439" style:family="text">
      <style:text-properties fo:font-weight="normal" officeooo:rsid="038d7d5e" style:font-weight-asian="normal" style:font-weight-complex="normal"/>
    </style:style>
    <style:style style:name="T440" style:family="text">
      <style:text-properties fo:font-weight="normal" officeooo:rsid="038e531a" style:font-weight-asian="normal" style:font-weight-complex="normal"/>
    </style:style>
    <style:style style:name="T441" style:family="text">
      <style:text-properties fo:font-weight="normal" officeooo:rsid="03963307" style:font-weight-asian="normal" style:font-weight-complex="normal"/>
    </style:style>
    <style:style style:name="T442" style:family="text">
      <style:text-properties fo:font-weight="normal" officeooo:rsid="039c640b" style:font-weight-asian="normal" style:font-weight-complex="normal"/>
    </style:style>
    <style:style style:name="T443" style:family="text">
      <style:text-properties fo:font-weight="normal" officeooo:rsid="039e438c" style:font-weight-asian="normal" style:font-weight-complex="normal"/>
    </style:style>
    <style:style style:name="T444" style:family="text">
      <style:text-properties fo:font-weight="normal" officeooo:rsid="03a073aa" style:font-weight-asian="normal" style:font-weight-complex="normal"/>
    </style:style>
    <style:style style:name="T445" style:family="text">
      <style:text-properties fo:font-weight="normal" officeooo:rsid="03a15cc8" style:font-weight-asian="normal" style:font-weight-complex="normal"/>
    </style:style>
    <style:style style:name="T446" style:family="text">
      <style:text-properties fo:font-weight="normal" officeooo:rsid="03a31e81" style:font-weight-asian="normal" style:font-weight-complex="normal"/>
    </style:style>
    <style:style style:name="T447" style:family="text">
      <style:text-properties fo:font-weight="normal" officeooo:rsid="03ac69a7" style:font-weight-asian="normal" style:font-weight-complex="normal"/>
    </style:style>
    <style:style style:name="T448" style:family="text">
      <style:text-properties fo:font-weight="normal" officeooo:rsid="03af7bf7" style:font-weight-asian="normal" style:font-weight-complex="normal"/>
    </style:style>
    <style:style style:name="T449" style:family="text">
      <style:text-properties fo:font-weight="normal" officeooo:rsid="03b1fbc9" style:font-weight-asian="normal" style:font-weight-complex="normal"/>
    </style:style>
    <style:style style:name="T450" style:family="text">
      <style:text-properties fo:font-weight="normal" officeooo:rsid="03becfb9" style:font-weight-asian="normal" style:font-weight-complex="normal"/>
    </style:style>
    <style:style style:name="T451" style:family="text">
      <style:text-properties fo:font-weight="normal" officeooo:rsid="03bf675e" style:font-weight-asian="normal" style:font-weight-complex="normal"/>
    </style:style>
    <style:style style:name="T452" style:family="text">
      <style:text-properties fo:font-weight="normal" officeooo:rsid="03bf92cd" style:font-weight-asian="normal" style:font-weight-complex="normal"/>
    </style:style>
    <style:style style:name="T453" style:family="text">
      <style:text-properties fo:font-weight="normal" officeooo:rsid="03c2a4d1" style:font-weight-asian="normal" style:font-weight-complex="normal"/>
    </style:style>
    <style:style style:name="T454" style:family="text">
      <style:text-properties fo:font-weight="normal" officeooo:rsid="03c34d65" style:font-weight-asian="normal" style:font-weight-complex="normal"/>
    </style:style>
    <style:style style:name="T455" style:family="text">
      <style:text-properties fo:font-weight="normal" officeooo:rsid="03c39617" style:font-weight-asian="normal" style:font-weight-complex="normal"/>
    </style:style>
    <style:style style:name="T456" style:family="text">
      <style:text-properties fo:font-weight="normal" officeooo:rsid="03c44ca6" style:font-weight-asian="normal" style:font-weight-complex="normal"/>
    </style:style>
    <style:style style:name="T457" style:family="text">
      <style:text-properties fo:font-weight="normal" officeooo:rsid="03c51260" style:font-weight-asian="normal" style:font-weight-complex="normal"/>
    </style:style>
    <style:style style:name="T458" style:family="text">
      <style:text-properties fo:font-weight="normal" officeooo:rsid="03c51463" style:font-weight-asian="normal" style:font-weight-complex="normal"/>
    </style:style>
    <style:style style:name="T459" style:family="text">
      <style:text-properties fo:font-weight="normal" officeooo:rsid="03c51c71" style:font-weight-asian="normal" style:font-weight-complex="normal"/>
    </style:style>
    <style:style style:name="T460" style:family="text">
      <style:text-properties fo:font-weight="normal" officeooo:rsid="03c6f534" style:font-weight-asian="normal" style:font-weight-complex="normal"/>
    </style:style>
    <style:style style:name="T461" style:family="text">
      <style:text-properties fo:font-weight="normal" officeooo:rsid="03cb2c07" style:font-weight-asian="normal" style:font-weight-complex="normal"/>
    </style:style>
    <style:style style:name="T462" style:family="text">
      <style:text-properties fo:font-weight="normal" officeooo:rsid="03d088e0" style:font-weight-asian="normal" style:font-weight-complex="normal"/>
    </style:style>
    <style:style style:name="T463" style:family="text">
      <style:text-properties fo:font-weight="normal" officeooo:rsid="03d7a2a4" style:font-weight-asian="normal" style:font-weight-complex="normal"/>
    </style:style>
    <style:style style:name="T464" style:family="text">
      <style:text-properties fo:font-weight="normal" officeooo:rsid="03d9bd6c" style:font-weight-asian="normal" style:font-weight-complex="normal"/>
    </style:style>
    <style:style style:name="T465" style:family="text">
      <style:text-properties fo:font-weight="normal" officeooo:rsid="03db91db" style:font-weight-asian="normal" style:font-weight-complex="normal"/>
    </style:style>
    <style:style style:name="T466" style:family="text">
      <style:text-properties fo:font-weight="normal" officeooo:rsid="03e4514e" style:font-weight-asian="normal" style:font-weight-complex="normal"/>
    </style:style>
    <style:style style:name="T467" style:family="text">
      <style:text-properties fo:font-weight="normal" officeooo:rsid="03e90de3" style:font-weight-asian="normal" style:font-weight-complex="normal"/>
    </style:style>
    <style:style style:name="T468" style:family="text">
      <style:text-properties fo:font-weight="normal" officeooo:rsid="03e93625" style:font-weight-asian="normal" style:font-weight-complex="normal"/>
    </style:style>
    <style:style style:name="T469" style:family="text">
      <style:text-properties fo:font-weight="normal" officeooo:rsid="03ea64bf" style:font-weight-asian="normal" style:font-weight-complex="normal"/>
    </style:style>
    <style:style style:name="T470" style:family="text">
      <style:text-properties fo:font-weight="normal" officeooo:rsid="03eb005c" style:font-weight-asian="normal" style:font-weight-complex="normal"/>
    </style:style>
    <style:style style:name="T471" style:family="text">
      <style:text-properties fo:font-weight="normal" officeooo:rsid="03ec3a95" style:font-weight-asian="normal" style:font-weight-complex="normal"/>
    </style:style>
    <style:style style:name="T472" style:family="text">
      <style:text-properties fo:font-weight="normal" officeooo:rsid="03ed0846" style:font-weight-asian="normal" style:font-weight-complex="normal"/>
    </style:style>
    <style:style style:name="T473" style:family="text">
      <style:text-properties fo:font-weight="normal" officeooo:rsid="03ede337" style:font-weight-asian="normal" style:font-weight-complex="normal"/>
    </style:style>
    <style:style style:name="T474" style:family="text">
      <style:text-properties fo:font-weight="normal" officeooo:rsid="03ee7eb1" style:font-weight-asian="normal" style:font-weight-complex="normal"/>
    </style:style>
    <style:style style:name="T475" style:family="text">
      <style:text-properties fo:font-weight="normal" officeooo:rsid="03de8421" style:font-weight-asian="normal" style:font-weight-complex="normal"/>
    </style:style>
    <style:style style:name="T476" style:family="text">
      <style:text-properties fo:font-weight="normal" officeooo:rsid="03f27278" style:font-weight-asian="normal" style:font-weight-complex="normal"/>
    </style:style>
    <style:style style:name="T477" style:family="text">
      <style:text-properties fo:font-weight="normal" officeooo:rsid="03f4b1ba" style:font-weight-asian="normal" style:font-weight-complex="normal"/>
    </style:style>
    <style:style style:name="T478" style:family="text">
      <style:text-properties fo:font-weight="normal" officeooo:rsid="03f501e7" style:font-weight-asian="normal" style:font-weight-complex="normal"/>
    </style:style>
    <style:style style:name="T479" style:family="text">
      <style:text-properties fo:font-weight="normal" officeooo:rsid="03f56006" style:font-weight-asian="normal" style:font-weight-complex="normal"/>
    </style:style>
    <style:style style:name="T480" style:family="text">
      <style:text-properties fo:font-weight="normal" officeooo:rsid="03f8c064" style:font-weight-asian="normal" style:font-weight-complex="normal"/>
    </style:style>
    <style:style style:name="T481" style:family="text">
      <style:text-properties fo:font-weight="normal" officeooo:rsid="03fc17c3" style:font-weight-asian="normal" style:font-weight-complex="normal"/>
    </style:style>
    <style:style style:name="T482" style:family="text">
      <style:text-properties fo:font-weight="normal" officeooo:rsid="03fc65b4" style:font-weight-asian="normal" style:font-weight-complex="normal"/>
    </style:style>
    <style:style style:name="T483" style:family="text">
      <style:text-properties fo:font-weight="normal" officeooo:rsid="03fd5e01" style:font-weight-asian="normal" style:font-weight-complex="normal"/>
    </style:style>
    <style:style style:name="T484" style:family="text">
      <style:text-properties fo:font-weight="normal" officeooo:rsid="040aae1c" style:font-weight-asian="normal" style:font-weight-complex="normal"/>
    </style:style>
    <style:style style:name="T485" style:family="text">
      <style:text-properties fo:font-weight="normal" officeooo:rsid="0427ec09" style:font-weight-asian="normal" style:font-weight-complex="normal"/>
    </style:style>
    <style:style style:name="T486" style:family="text">
      <style:text-properties fo:font-weight="normal" officeooo:rsid="0424a315" style:font-weight-asian="normal" style:font-weight-complex="normal"/>
    </style:style>
    <style:style style:name="T487" style:family="text">
      <style:text-properties fo:font-weight="normal" officeooo:rsid="03c13113" style:font-weight-asian="normal" style:font-weight-complex="normal"/>
    </style:style>
    <style:style style:name="T488" style:family="text">
      <style:text-properties fo:font-weight="normal" officeooo:rsid="045e6749" style:font-weight-asian="normal" style:font-weight-complex="normal"/>
    </style:style>
    <style:style style:name="T489" style:family="text">
      <style:text-properties fo:font-weight="normal" officeooo:rsid="04602400" style:font-weight-asian="normal" style:font-weight-complex="normal"/>
    </style:style>
    <style:style style:name="T490" style:family="text">
      <style:text-properties fo:font-weight="normal" officeooo:rsid="04161d3e" style:font-weight-asian="normal" style:font-weight-complex="normal"/>
    </style:style>
    <style:style style:name="T491" style:family="text">
      <style:text-properties fo:font-weight="normal" officeooo:rsid="041746e7" style:font-weight-asian="normal" style:font-weight-complex="normal"/>
    </style:style>
    <style:style style:name="T492" style:family="text">
      <style:text-properties fo:font-weight="normal" officeooo:rsid="041d4261" style:font-weight-asian="normal" style:font-weight-complex="normal"/>
    </style:style>
    <style:style style:name="T493" style:family="text">
      <style:text-properties fo:font-weight="normal" officeooo:rsid="0419037b" style:font-weight-asian="normal" style:font-weight-complex="normal"/>
    </style:style>
    <style:style style:name="T494" style:family="text">
      <style:text-properties fo:font-weight="normal" officeooo:rsid="04226783" style:font-weight-asian="normal" style:font-weight-complex="normal"/>
    </style:style>
    <style:style style:name="T495" style:family="text">
      <style:text-properties fo:font-weight="normal" officeooo:rsid="04253c68" style:font-weight-asian="normal" style:font-weight-complex="normal"/>
    </style:style>
    <style:style style:name="T496" style:family="text">
      <style:text-properties fo:font-weight="normal" officeooo:rsid="043c6125" style:font-weight-asian="normal" style:font-weight-complex="normal"/>
    </style:style>
    <style:style style:name="T497" style:family="text">
      <style:text-properties fo:font-weight="normal" officeooo:rsid="044401b2" style:font-weight-asian="normal" style:font-weight-complex="normal"/>
    </style:style>
    <style:style style:name="T498" style:family="text">
      <style:text-properties fo:font-weight="normal" officeooo:rsid="043a3360" style:font-weight-asian="normal" style:font-weight-complex="normal"/>
    </style:style>
    <style:style style:name="T499" style:family="text">
      <style:text-properties fo:font-weight="normal" officeooo:rsid="04438193" style:font-weight-asian="normal" style:font-weight-complex="normal"/>
    </style:style>
    <style:style style:name="T500" style:family="text">
      <style:text-properties fo:font-weight="normal" officeooo:rsid="043fc929" style:font-weight-asian="normal" style:font-weight-complex="normal"/>
    </style:style>
    <style:style style:name="T501" style:family="text">
      <style:text-properties fo:font-weight="normal" officeooo:rsid="04496025" style:font-weight-asian="normal" style:font-weight-complex="normal"/>
    </style:style>
    <style:style style:name="T502" style:family="text">
      <style:text-properties fo:font-weight="normal" officeooo:rsid="04592f7c" style:font-weight-asian="normal" style:font-weight-complex="normal"/>
    </style:style>
    <style:style style:name="T503" style:family="text">
      <style:text-properties fo:font-weight="normal" officeooo:rsid="048ffd4a" style:font-weight-asian="normal" style:font-weight-complex="normal"/>
    </style:style>
    <style:style style:name="T504" style:family="text">
      <style:text-properties fo:font-weight="normal" officeooo:rsid="048fe3f8" style:font-weight-asian="normal" style:font-weight-complex="normal"/>
    </style:style>
    <style:style style:name="T505" style:family="text">
      <style:text-properties fo:font-weight="normal" officeooo:rsid="0494bc64" style:font-weight-asian="normal" style:font-weight-complex="normal"/>
    </style:style>
    <style:style style:name="T506" style:family="text">
      <style:text-properties fo:font-weight="normal" officeooo:rsid="049a8a7e" style:font-weight-asian="normal" style:font-weight-complex="normal"/>
    </style:style>
    <style:style style:name="T507" style:family="text">
      <style:text-properties fo:font-weight="normal" officeooo:rsid="04a57ad8" style:font-weight-asian="normal" style:font-weight-complex="normal"/>
    </style:style>
    <style:style style:name="T508" style:family="text">
      <style:text-properties fo:font-weight="normal" officeooo:rsid="04b2ffc5" style:font-weight-asian="normal" style:font-weight-complex="normal"/>
    </style:style>
    <style:style style:name="T509" style:family="text">
      <style:text-properties fo:font-weight="normal" officeooo:rsid="04ba1b39" style:font-weight-asian="normal" style:font-weight-complex="normal"/>
    </style:style>
    <style:style style:name="T510" style:family="text">
      <style:text-properties fo:font-weight="normal" officeooo:rsid="04b3c5c0" style:font-weight-asian="normal" style:font-weight-complex="normal"/>
    </style:style>
    <style:style style:name="T511" style:family="text">
      <style:text-properties fo:font-weight="normal" officeooo:rsid="04cce5bf" style:font-weight-asian="normal" style:font-weight-complex="normal"/>
    </style:style>
    <style:style style:name="T512" style:family="text">
      <style:text-properties fo:font-weight="normal" officeooo:rsid="050199cb" style:font-weight-asian="normal" style:font-weight-complex="normal"/>
    </style:style>
    <style:style style:name="T513" style:family="text">
      <style:text-properties fo:font-weight="normal" officeooo:rsid="0502c86e" style:font-weight-asian="normal" style:font-weight-complex="normal"/>
    </style:style>
    <style:style style:name="T514" style:family="text">
      <style:text-properties fo:font-weight="normal" officeooo:rsid="04f0bfd5" style:font-weight-asian="normal" style:font-weight-complex="normal"/>
    </style:style>
    <style:style style:name="T515" style:family="text">
      <style:text-properties fo:font-weight="normal" officeooo:rsid="05319739" style:font-weight-asian="normal" style:font-weight-complex="normal"/>
    </style:style>
    <style:style style:name="T516" style:family="text">
      <style:text-properties fo:font-weight="normal" officeooo:rsid="05604a7a" style:font-weight-asian="normal" style:font-weight-complex="normal"/>
    </style:style>
    <style:style style:name="T517" style:family="text">
      <style:text-properties fo:font-weight="normal" officeooo:rsid="0569d9ca" style:font-weight-asian="normal" style:font-weight-complex="normal"/>
    </style:style>
    <style:style style:name="T518" style:family="text">
      <style:text-properties fo:font-weight="normal" officeooo:rsid="056aa2db" style:font-weight-asian="normal" style:font-weight-complex="normal"/>
    </style:style>
    <style:style style:name="T519" style:family="text">
      <style:text-properties fo:font-weight="normal" officeooo:rsid="0573ee33" style:font-weight-asian="normal" style:font-weight-complex="normal"/>
    </style:style>
    <style:style style:name="T520" style:family="text">
      <style:text-properties fo:font-weight="normal" officeooo:rsid="0577776f" style:font-weight-asian="normal" style:font-weight-complex="normal"/>
    </style:style>
    <style:style style:name="T521" style:family="text">
      <style:text-properties fo:font-weight="normal" officeooo:rsid="0580d52a" style:font-weight-asian="normal" style:font-weight-complex="normal"/>
    </style:style>
    <style:style style:name="T522" style:family="text">
      <style:text-properties fo:font-weight="normal" officeooo:rsid="058bbc5e" style:font-weight-asian="normal" style:font-weight-complex="normal"/>
    </style:style>
    <style:style style:name="T523" style:family="text">
      <style:text-properties fo:font-weight="normal" officeooo:rsid="060fe20f" style:font-weight-asian="normal" style:font-weight-complex="normal"/>
    </style:style>
    <style:style style:name="T524" style:family="text">
      <style:text-properties fo:font-weight="normal" officeooo:rsid="065f9c0e" style:font-weight-asian="normal" style:font-weight-complex="normal"/>
    </style:style>
    <style:style style:name="T525" style:family="text">
      <style:text-properties fo:font-weight="normal" officeooo:rsid="06afcb9f" style:font-weight-asian="normal" style:font-weight-complex="normal"/>
    </style:style>
    <style:style style:name="T526" style:family="text">
      <style:text-properties fo:font-weight="normal" officeooo:rsid="06b3d3c8" style:font-weight-asian="normal" style:font-weight-complex="normal"/>
    </style:style>
    <style:style style:name="T527" style:family="text">
      <style:text-properties fo:font-weight="normal" officeooo:rsid="06d2db18" style:font-weight-asian="normal" style:font-weight-complex="normal"/>
    </style:style>
    <style:style style:name="T528" style:family="text">
      <style:text-properties fo:font-weight="normal" officeooo:rsid="06d0bb9d" style:font-weight-asian="normal" style:font-weight-complex="normal"/>
    </style:style>
    <style:style style:name="T529" style:family="text">
      <style:text-properties fo:font-weight="normal" officeooo:rsid="06d32270" style:font-weight-asian="normal" style:font-weight-complex="normal"/>
    </style:style>
    <style:style style:name="T530" style:family="text">
      <style:text-properties fo:font-weight="normal" officeooo:rsid="06d4c47e" style:font-weight-asian="normal" style:font-weight-complex="normal"/>
    </style:style>
    <style:style style:name="T531" style:family="text">
      <style:text-properties fo:font-weight="normal" officeooo:rsid="06d6e503" style:font-weight-asian="normal" style:font-weight-complex="normal"/>
    </style:style>
    <style:style style:name="T532" style:family="text">
      <style:text-properties fo:font-weight="normal" officeooo:rsid="07337436" style:font-weight-asian="normal" style:font-weight-complex="normal"/>
    </style:style>
    <style:style style:name="T533" style:family="text">
      <style:text-properties fo:font-weight="normal" officeooo:rsid="0785f435" style:font-weight-asian="normal" style:font-weight-complex="normal"/>
    </style:style>
    <style:style style:name="T534" style:family="text">
      <style:text-properties fo:font-weight="normal" officeooo:rsid="03f0c84b" style:font-weight-asian="normal" style:font-weight-complex="normal"/>
    </style:style>
    <style:style style:name="T535" style:family="text">
      <style:text-properties fo:font-weight="normal" officeooo:rsid="078609eb" style:font-weight-asian="normal" style:font-weight-complex="normal"/>
    </style:style>
    <style:style style:name="T536" style:family="text">
      <style:text-properties fo:font-weight="normal" officeooo:rsid="07ef09df" style:font-weight-asian="normal" style:font-weight-complex="normal"/>
    </style:style>
    <style:style style:name="T537" style:family="text">
      <style:text-properties fo:font-weight="normal" officeooo:rsid="08613700" style:font-weight-asian="normal" style:font-weight-complex="normal"/>
    </style:style>
    <style:style style:name="T538" style:family="text">
      <style:text-properties fo:font-weight="normal" officeooo:rsid="086e8e45" style:font-weight-asian="normal" style:font-weight-complex="normal"/>
    </style:style>
    <style:style style:name="T539" style:family="text">
      <style:text-properties fo:font-weight="normal" officeooo:rsid="037607bd" style:font-weight-asian="normal" style:font-weight-complex="normal"/>
    </style:style>
    <style:style style:name="T540" style:family="text">
      <style:text-properties fo:font-weight="normal" officeooo:rsid="096ac926" style:font-weight-asian="normal" style:font-weight-complex="normal"/>
    </style:style>
    <style:style style:name="T541" style:family="text">
      <style:text-properties fo:font-weight="normal" officeooo:rsid="03804bbd" style:font-weight-asian="normal" style:font-weight-complex="normal"/>
    </style:style>
    <style:style style:name="T542" style:family="text">
      <style:text-properties fo:font-weight="normal" officeooo:rsid="03a4e520" style:font-weight-asian="normal" style:font-weight-complex="normal"/>
    </style:style>
    <style:style style:name="T543" style:family="text">
      <style:text-properties fo:font-weight="normal" officeooo:rsid="097213dd" style:font-weight-asian="normal" style:font-weight-complex="normal"/>
    </style:style>
    <style:style style:name="T544" style:family="text">
      <style:text-properties fo:font-weight="normal" officeooo:rsid="097ade0f" style:font-weight-asian="normal" style:font-weight-complex="normal"/>
    </style:style>
    <style:style style:name="T545" style:family="text">
      <style:text-properties fo:font-weight="normal" officeooo:rsid="078c8253" style:font-weight-asian="normal" style:font-weight-complex="normal"/>
    </style:style>
    <style:style style:name="T546" style:family="text">
      <style:text-properties fo:font-weight="normal" officeooo:rsid="045019c0" style:font-weight-asian="normal" style:font-weight-complex="normal"/>
    </style:style>
    <style:style style:name="T547" style:family="text">
      <style:text-properties fo:font-weight="normal" officeooo:rsid="03ba815b" style:font-weight-asian="normal" style:font-weight-complex="normal"/>
    </style:style>
    <style:style style:name="T548" style:family="text">
      <style:text-properties fo:font-weight="normal" officeooo:rsid="046fb62d" style:font-weight-asian="normal" style:font-weight-complex="normal"/>
    </style:style>
    <style:style style:name="T549" style:family="text">
      <style:text-properties fo:font-weight="normal" officeooo:rsid="098535f8" style:font-weight-asian="normal" style:font-weight-complex="normal"/>
    </style:style>
    <style:style style:name="T550" style:family="text">
      <style:text-properties fo:font-weight="normal" officeooo:rsid="0985df98" style:font-weight-asian="normal" style:font-weight-complex="normal"/>
    </style:style>
    <style:style style:name="T551" style:family="text">
      <style:text-properties fo:font-weight="normal" officeooo:rsid="098e819f" style:font-weight-asian="normal" style:font-weight-complex="normal"/>
    </style:style>
    <style:style style:name="T552" style:family="text">
      <style:text-properties fo:font-weight="normal" officeooo:rsid="09acc010" style:font-weight-asian="normal" style:font-weight-complex="normal"/>
    </style:style>
    <style:style style:name="T553" style:family="text">
      <style:text-properties fo:font-weight="normal" officeooo:rsid="09bffc7a" style:font-weight-asian="normal" style:font-weight-complex="normal"/>
    </style:style>
    <style:style style:name="T554" style:family="text">
      <style:text-properties fo:font-weight="normal" officeooo:rsid="09d87cc0" style:font-weight-asian="normal" style:font-weight-complex="normal"/>
    </style:style>
    <style:style style:name="T555" style:family="text">
      <style:text-properties fo:font-style="italic" style:font-style-asian="italic" style:font-style-complex="italic"/>
    </style:style>
    <style:style style:name="T556" style:family="text">
      <style:text-properties fo:font-style="italic" officeooo:rsid="00256ecc" style:font-style-asian="italic" style:font-style-complex="italic"/>
    </style:style>
    <style:style style:name="T557" style:family="text">
      <style:text-properties fo:font-style="italic" officeooo:rsid="006c1d47" style:font-style-asian="italic" style:font-style-complex="italic"/>
    </style:style>
    <style:style style:name="T558" style:family="text">
      <style:text-properties fo:font-style="italic" officeooo:rsid="00e09913" style:font-style-asian="italic" style:font-style-complex="italic"/>
    </style:style>
    <style:style style:name="T559" style:family="text">
      <style:text-properties fo:font-style="italic" officeooo:rsid="005b5cd3" style:font-style-asian="italic" style:font-style-complex="italic"/>
    </style:style>
    <style:style style:name="T560" style:family="text">
      <style:text-properties fo:font-style="italic" officeooo:rsid="0034ed8b" style:font-style-asian="italic" style:font-style-complex="italic"/>
    </style:style>
    <style:style style:name="T561" style:family="text">
      <style:text-properties fo:font-style="italic" officeooo:rsid="00367935" style:font-style-asian="italic" style:font-style-complex="italic"/>
    </style:style>
    <style:style style:name="T562" style:family="text">
      <style:text-properties fo:font-style="italic" officeooo:rsid="003b4e50" style:font-style-asian="italic" style:font-style-complex="italic"/>
    </style:style>
    <style:style style:name="T563" style:family="text">
      <style:text-properties fo:font-style="italic" officeooo:rsid="01758a0f" style:font-style-asian="italic" style:font-style-complex="italic"/>
    </style:style>
    <style:style style:name="T564" style:family="text">
      <style:text-properties fo:font-style="italic" officeooo:rsid="0080477a" style:font-style-asian="italic" style:font-style-complex="italic"/>
    </style:style>
    <style:style style:name="T565" style:family="text">
      <style:text-properties fo:font-style="italic" officeooo:rsid="01113d34" style:font-style-asian="italic" style:font-style-complex="italic"/>
    </style:style>
    <style:style style:name="T566" style:family="text">
      <style:text-properties fo:font-style="italic" officeooo:rsid="018c0d5b" style:font-style-asian="italic" style:font-style-complex="italic"/>
    </style:style>
    <style:style style:name="T567" style:family="text">
      <style:text-properties fo:font-style="italic" officeooo:rsid="01c64853" style:font-style-asian="italic" style:font-style-complex="italic"/>
    </style:style>
    <style:style style:name="T568" style:family="text">
      <style:text-properties fo:font-style="italic" officeooo:rsid="01d9cd4e" style:font-style-asian="italic" style:font-style-complex="italic"/>
    </style:style>
    <style:style style:name="T569" style:family="text">
      <style:text-properties fo:font-style="italic" officeooo:rsid="01dc67de" style:font-style-asian="italic" style:font-style-complex="italic"/>
    </style:style>
    <style:style style:name="T570" style:family="text">
      <style:text-properties fo:font-style="italic" officeooo:rsid="019e70b3" style:font-style-asian="italic" style:font-style-complex="italic"/>
    </style:style>
    <style:style style:name="T571" style:family="text">
      <style:text-properties fo:font-style="italic" officeooo:rsid="02685e01" style:font-style-asian="italic" style:font-style-complex="italic"/>
    </style:style>
    <style:style style:name="T572" style:family="text">
      <style:text-properties fo:font-style="italic" officeooo:rsid="026b5506" style:font-style-asian="italic" style:font-style-complex="italic"/>
    </style:style>
    <style:style style:name="T573" style:family="text">
      <style:text-properties fo:font-style="italic" officeooo:rsid="0288fb00" style:font-style-asian="italic" style:font-style-complex="italic"/>
    </style:style>
    <style:style style:name="T574" style:family="text">
      <style:text-properties fo:font-style="italic" officeooo:rsid="02ccc8f6" style:font-style-asian="italic" style:font-style-complex="italic"/>
    </style:style>
    <style:style style:name="T575" style:family="text">
      <style:text-properties fo:font-style="italic" officeooo:rsid="0069ae25" style:font-style-asian="italic" style:font-style-complex="italic"/>
    </style:style>
    <style:style style:name="T576" style:family="text">
      <style:text-properties fo:font-style="italic" officeooo:rsid="0022c018" style:font-style-asian="italic" style:font-style-complex="italic"/>
    </style:style>
    <style:style style:name="T577" style:family="text">
      <style:text-properties fo:font-style="italic" officeooo:rsid="02efc49c" style:font-style-asian="italic" style:font-style-complex="italic"/>
    </style:style>
    <style:style style:name="T578" style:family="text">
      <style:text-properties fo:font-style="italic" officeooo:rsid="02ec089f" style:font-style-asian="italic" style:font-style-complex="italic"/>
    </style:style>
    <style:style style:name="T579" style:family="text">
      <style:text-properties fo:font-style="italic" officeooo:rsid="032c4fdc" style:font-style-asian="italic" style:font-style-complex="italic"/>
    </style:style>
    <style:style style:name="T580" style:family="text">
      <style:text-properties fo:font-style="italic" officeooo:rsid="0335ea2c" style:font-style-asian="italic" style:font-style-complex="italic"/>
    </style:style>
    <style:style style:name="T581" style:family="text">
      <style:text-properties fo:font-style="italic" officeooo:rsid="0346a444" style:font-style-asian="italic" style:font-style-complex="italic"/>
    </style:style>
    <style:style style:name="T582" style:family="text">
      <style:text-properties fo:font-style="italic" officeooo:rsid="03a24854" style:font-style-asian="italic" style:font-style-complex="italic"/>
    </style:style>
    <style:style style:name="T583" style:family="text">
      <style:text-properties fo:font-style="italic" officeooo:rsid="03aaef44" style:font-style-asian="italic" style:font-style-complex="italic"/>
    </style:style>
    <style:style style:name="T584" style:family="text">
      <style:text-properties fo:font-style="italic" officeooo:rsid="04a57ad8" style:font-style-asian="italic" style:font-style-complex="italic"/>
    </style:style>
    <style:style style:name="T585" style:family="text">
      <style:text-properties fo:font-style="italic" officeooo:rsid="04ba1b39" style:font-style-asian="italic" style:font-style-complex="italic"/>
    </style:style>
    <style:style style:name="T586" style:family="text">
      <style:text-properties fo:font-style="italic" officeooo:rsid="04a08898" style:font-style-asian="italic" style:font-style-complex="italic"/>
    </style:style>
    <style:style style:name="T587" style:family="text">
      <style:text-properties fo:font-style="italic" officeooo:rsid="051c4636" style:font-style-asian="italic" style:font-style-complex="italic"/>
    </style:style>
    <style:style style:name="T588" style:family="text">
      <style:text-properties fo:font-style="italic" officeooo:rsid="064d9acd" style:font-style-asian="italic" style:font-style-complex="italic"/>
    </style:style>
    <style:style style:name="T589" style:family="text">
      <style:text-properties fo:font-style="italic" officeooo:rsid="063fe71c" style:font-style-asian="italic" style:font-style-complex="italic"/>
    </style:style>
    <style:style style:name="T590" style:family="text">
      <style:text-properties fo:font-style="italic" officeooo:rsid="065a8b52" style:font-style-asian="italic" style:font-style-complex="italic"/>
    </style:style>
    <style:style style:name="T591" style:family="text">
      <style:text-properties fo:font-style="italic" officeooo:rsid="065bcfd1" style:font-style-asian="italic" style:font-style-complex="italic"/>
    </style:style>
    <style:style style:name="T592" style:family="text">
      <style:text-properties fo:font-style="italic" officeooo:rsid="065cd408" style:font-style-asian="italic" style:font-style-complex="italic"/>
    </style:style>
    <style:style style:name="T593" style:family="text">
      <style:text-properties fo:font-style="italic" officeooo:rsid="06130d41" style:font-style-asian="italic" style:font-style-complex="italic"/>
    </style:style>
    <style:style style:name="T594" style:family="text">
      <style:text-properties fo:font-style="italic" officeooo:rsid="0615b752" style:font-style-asian="italic" style:font-style-complex="italic"/>
    </style:style>
    <style:style style:name="T595" style:family="text">
      <style:text-properties fo:font-style="italic" officeooo:rsid="06191840" style:font-style-asian="italic" style:font-style-complex="italic"/>
    </style:style>
    <style:style style:name="T596" style:family="text">
      <style:text-properties fo:font-style="italic" officeooo:rsid="067e3ef2" style:font-style-asian="italic" style:font-style-complex="italic"/>
    </style:style>
    <style:style style:name="T597" style:family="text">
      <style:text-properties fo:font-style="italic" officeooo:rsid="063d933e" style:font-style-asian="italic" style:font-style-complex="italic"/>
    </style:style>
    <style:style style:name="T598" style:family="text">
      <style:text-properties fo:font-style="italic" officeooo:rsid="063bda54" style:font-style-asian="italic" style:font-style-complex="italic"/>
    </style:style>
    <style:style style:name="T599" style:family="text">
      <style:text-properties fo:font-style="italic" officeooo:rsid="06909dfa" style:font-style-asian="italic" style:font-style-complex="italic"/>
    </style:style>
    <style:style style:name="T600" style:family="text">
      <style:text-properties fo:font-style="italic" officeooo:rsid="06c5c5b6" style:font-style-asian="italic" style:font-style-complex="italic"/>
    </style:style>
    <style:style style:name="T601" style:family="text">
      <style:text-properties fo:font-style="italic" officeooo:rsid="0703136b" style:font-style-asian="italic" style:font-style-complex="italic"/>
    </style:style>
    <style:style style:name="T602" style:family="text">
      <style:text-properties fo:font-style="italic" officeooo:rsid="071f6f35" style:font-style-asian="italic" style:font-style-complex="italic"/>
    </style:style>
    <style:style style:name="T603" style:family="text">
      <style:text-properties fo:font-style="italic" officeooo:rsid="071a29dd" style:font-style-asian="italic" style:font-style-complex="italic"/>
    </style:style>
    <style:style style:name="T604" style:family="text">
      <style:text-properties fo:font-style="italic" officeooo:rsid="071be8ce" style:font-style-asian="italic" style:font-style-complex="italic"/>
    </style:style>
    <style:style style:name="T605" style:family="text">
      <style:text-properties fo:font-style="italic" officeooo:rsid="07353afe" style:font-style-asian="italic" style:font-style-complex="italic"/>
    </style:style>
    <style:style style:name="T606" style:family="text">
      <style:text-properties fo:font-style="italic" officeooo:rsid="073096a7" style:font-style-asian="italic" style:font-style-complex="italic"/>
    </style:style>
    <style:style style:name="T607" style:family="text">
      <style:text-properties fo:font-style="italic" officeooo:rsid="072f312a" style:font-style-asian="italic" style:font-style-complex="italic"/>
    </style:style>
    <style:style style:name="T608" style:family="text">
      <style:text-properties fo:font-style="italic" officeooo:rsid="071e417c" style:font-style-asian="italic" style:font-style-complex="italic"/>
    </style:style>
    <style:style style:name="T609" style:family="text">
      <style:text-properties fo:font-style="italic" officeooo:rsid="075dc6a9" style:font-style-asian="italic" style:font-style-complex="italic"/>
    </style:style>
    <style:style style:name="T610" style:family="text">
      <style:text-properties fo:font-style="italic" officeooo:rsid="07674e6b" style:font-style-asian="italic" style:font-style-complex="italic"/>
    </style:style>
    <style:style style:name="T611" style:family="text">
      <style:text-properties fo:font-style="italic" officeooo:rsid="0768a668" style:font-style-asian="italic" style:font-style-complex="italic"/>
    </style:style>
    <style:style style:name="T612" style:family="text">
      <style:text-properties fo:font-style="italic" officeooo:rsid="076da30e" style:font-style-asian="italic" style:font-style-complex="italic"/>
    </style:style>
    <style:style style:name="T613" style:family="text">
      <style:text-properties fo:font-style="italic" officeooo:rsid="075d0c99" style:font-style-asian="italic" style:font-style-complex="italic"/>
    </style:style>
    <style:style style:name="T614" style:family="text">
      <style:text-properties fo:font-style="italic" officeooo:rsid="076f11ac" style:font-style-asian="italic" style:font-style-complex="italic"/>
    </style:style>
    <style:style style:name="T615" style:family="text">
      <style:text-properties fo:font-style="italic" officeooo:rsid="077d0026" style:font-style-asian="italic" style:font-style-complex="italic"/>
    </style:style>
    <style:style style:name="T616" style:family="text">
      <style:text-properties fo:font-style="italic" officeooo:rsid="07fde910" style:font-style-asian="italic" style:font-style-complex="italic"/>
    </style:style>
    <style:style style:name="T617" style:family="text">
      <style:text-properties fo:font-style="italic" officeooo:rsid="0801b8c8" style:font-style-asian="italic" style:font-style-complex="italic"/>
    </style:style>
    <style:style style:name="T618" style:family="text">
      <style:text-properties fo:font-style="italic" officeooo:rsid="087898dd" style:font-style-asian="italic" style:font-style-complex="italic"/>
    </style:style>
    <style:style style:name="T619" style:family="text">
      <style:text-properties fo:font-style="italic" officeooo:rsid="088dfef9" style:font-style-asian="italic" style:font-style-complex="italic"/>
    </style:style>
    <style:style style:name="T620" style:family="text">
      <style:text-properties fo:font-style="italic" officeooo:rsid="08dad3a6" style:font-style-asian="italic" style:font-style-complex="italic"/>
    </style:style>
    <style:style style:name="T621" style:family="text">
      <style:text-properties fo:font-style="italic" officeooo:rsid="00386ddb" style:font-style-asian="italic" style:font-style-complex="italic"/>
    </style:style>
    <style:style style:name="T622" style:family="text">
      <style:text-properties fo:font-style="italic" officeooo:rsid="0948b3c9" style:font-style-asian="italic" style:font-style-complex="italic"/>
    </style:style>
    <style:style style:name="T623" style:family="text">
      <style:text-properties fo:font-style="italic" officeooo:rsid="094f453f" style:font-style-asian="italic" style:font-style-complex="italic"/>
    </style:style>
    <style:style style:name="T624" style:family="text">
      <style:text-properties fo:font-style="italic" officeooo:rsid="0325ad60" style:font-style-asian="italic" style:font-style-complex="italic"/>
    </style:style>
    <style:style style:name="T625" style:family="text">
      <style:text-properties fo:font-style="italic" officeooo:rsid="09ba85c9" style:font-style-asian="italic" style:font-style-complex="italic"/>
    </style:style>
    <style:style style:name="T626" style:family="text">
      <style:text-properties fo:font-style="italic" officeooo:rsid="09e6b87a" style:font-style-asian="italic" style:font-style-complex="italic"/>
    </style:style>
    <style:style style:name="T627" style:family="text">
      <style:text-properties fo:font-style="italic" officeooo:rsid="0a0e4f0d" style:font-style-asian="italic" style:font-style-complex="italic"/>
    </style:style>
    <style:style style:name="T628" style:family="text">
      <style:text-properties fo:font-style="italic" officeooo:rsid="0620bdc2" style:font-style-asian="italic" style:font-style-complex="italic"/>
    </style:style>
    <style:style style:name="T629" style:family="text">
      <style:text-properties fo:font-style="italic" officeooo:rsid="0622a520" style:font-style-asian="italic" style:font-style-complex="italic"/>
    </style:style>
    <style:style style:name="T630" style:family="text">
      <style:text-properties fo:font-style="italic" officeooo:rsid="0a1dd729" style:font-style-asian="italic" style:font-style-complex="italic"/>
    </style:style>
    <style:style style:name="T6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32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633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634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635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636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637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638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639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640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641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42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43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44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4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46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647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648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649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650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651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652" style:family="text">
      <style:text-properties fo:font-style="italic" style:text-underline-style="none" fo:font-weight="normal" officeooo:rsid="00cc5bce" style:font-style-asian="italic" style:font-weight-asian="normal" style:font-style-complex="italic" style:font-weight-complex="normal"/>
    </style:style>
    <style:style style:name="T653" style:family="text">
      <style:text-properties fo:font-style="italic" style:text-underline-style="none" fo:font-weight="normal" officeooo:rsid="00a07f5d" style:font-style-asian="italic" style:font-weight-asian="normal" style:font-style-complex="italic" style:font-weight-complex="normal"/>
    </style:style>
    <style:style style:name="T654" style:family="text">
      <style:text-properties fo:font-style="italic" style:text-underline-style="none" fo:font-weight="normal" officeooo:rsid="08c05a8f" style:font-style-asian="italic" style:font-weight-asian="normal" style:font-style-complex="italic" style:font-weight-complex="normal"/>
    </style:style>
    <style:style style:name="T655" style:family="text">
      <style:text-properties fo:font-style="italic" style:text-underline-style="none" fo:font-weight="normal" officeooo:rsid="08c0af0b" style:font-style-asian="italic" style:font-weight-asian="normal" style:font-style-complex="italic" style:font-weight-complex="normal"/>
    </style:style>
    <style:style style:name="T656" style:family="text">
      <style:text-properties fo:font-style="italic" style:text-underline-style="none" fo:font-weight="normal" officeooo:rsid="08ad15c9" style:font-style-asian="italic" style:font-weight-asian="normal" style:font-style-complex="italic" style:font-weight-complex="normal"/>
    </style:style>
    <style:style style:name="T657" style:family="text">
      <style:text-properties fo:font-style="italic" style:text-underline-style="none" fo:font-weight="normal" officeooo:rsid="00912fec" style:font-style-asian="italic" style:font-weight-asian="normal" style:font-style-complex="italic" style:font-weight-complex="normal"/>
    </style:style>
    <style:style style:name="T658" style:family="text">
      <style:text-properties fo:font-style="italic" style:text-underline-style="none" fo:font-weight="normal" officeooo:rsid="08dfaa25" style:font-style-asian="italic" style:font-weight-asian="normal" style:font-style-complex="italic" style:font-weight-complex="normal"/>
    </style:style>
    <style:style style:name="T659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60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61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62" style:family="text">
      <style:text-properties fo:font-style="italic" style:text-underline-style="none" style:font-style-asian="italic" style:font-style-complex="italic"/>
    </style:style>
    <style:style style:name="T663" style:family="text">
      <style:text-properties fo:font-style="italic" style:text-underline-style="none" officeooo:rsid="00baae4f" style:font-style-asian="italic" style:font-style-complex="italic"/>
    </style:style>
    <style:style style:name="T664" style:family="text">
      <style:text-properties fo:font-style="italic" style:text-underline-style="none" officeooo:rsid="00d708a6" style:font-style-asian="italic" style:font-style-complex="italic"/>
    </style:style>
    <style:style style:name="T665" style:family="text">
      <style:text-properties fo:font-style="italic" style:text-underline-style="none" officeooo:rsid="00beb82f" style:font-style-asian="italic" style:font-style-complex="italic"/>
    </style:style>
    <style:style style:name="T666" style:family="text">
      <style:text-properties fo:font-style="italic" style:text-underline-style="none" officeooo:rsid="00d9c9e4" style:font-style-asian="italic" style:font-style-complex="italic"/>
    </style:style>
    <style:style style:name="T667" style:family="text">
      <style:text-properties fo:font-style="italic" style:text-underline-style="none" officeooo:rsid="00f55bb2" style:font-style-asian="italic" style:font-style-complex="italic"/>
    </style:style>
    <style:style style:name="T668" style:family="text">
      <style:text-properties fo:font-style="italic" style:text-underline-style="none" officeooo:rsid="00f74e17" style:font-style-asian="italic" style:font-style-complex="italic"/>
    </style:style>
    <style:style style:name="T669" style:family="text">
      <style:text-properties fo:font-style="italic" style:text-underline-style="none" officeooo:rsid="00fde6f2" style:font-style-asian="italic" style:font-style-complex="italic"/>
    </style:style>
    <style:style style:name="T670" style:family="text">
      <style:text-properties fo:font-style="italic" style:text-underline-style="none" officeooo:rsid="0130fd48" style:font-style-asian="italic" style:font-style-complex="italic"/>
    </style:style>
    <style:style style:name="T671" style:family="text">
      <style:text-properties fo:font-style="italic" style:text-underline-style="none" officeooo:rsid="013401b3" style:font-style-asian="italic" style:font-style-complex="italic"/>
    </style:style>
    <style:style style:name="T672" style:family="text">
      <style:text-properties fo:font-style="italic" style:text-underline-style="none" officeooo:rsid="013f3c54" style:font-style-asian="italic" style:font-style-complex="italic"/>
    </style:style>
    <style:style style:name="T673" style:family="text">
      <style:text-properties fo:font-style="italic" style:text-underline-style="none" officeooo:rsid="00bfa17d" style:font-style-asian="italic" style:font-style-complex="italic"/>
    </style:style>
    <style:style style:name="T674" style:family="text">
      <style:text-properties fo:font-style="italic" style:text-underline-style="none" officeooo:rsid="02a94de9" style:font-style-asian="italic" style:font-style-complex="italic"/>
    </style:style>
    <style:style style:name="T675" style:family="text">
      <style:text-properties fo:font-style="italic" style:text-underline-style="none" officeooo:rsid="00bbbf73" style:font-style-asian="italic" style:font-style-complex="italic"/>
    </style:style>
    <style:style style:name="T676" style:family="text">
      <style:text-properties fo:font-style="italic" style:text-underline-style="none" officeooo:rsid="00a639f7" style:font-style-asian="italic" style:font-style-complex="italic"/>
    </style:style>
    <style:style style:name="T677" style:family="text">
      <style:text-properties fo:font-style="italic" style:text-underline-style="none" officeooo:rsid="00bd11a0" style:font-style-asian="italic" style:font-style-complex="italic"/>
    </style:style>
    <style:style style:name="T678" style:family="text">
      <style:text-properties fo:font-style="italic" style:text-underline-style="none" officeooo:rsid="00fbef0d" style:font-style-asian="italic" style:font-style-complex="italic"/>
    </style:style>
    <style:style style:name="T67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93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94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95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96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97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98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700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701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702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703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704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705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706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707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708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709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710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711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712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713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714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715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716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717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718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719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720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721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722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723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724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725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726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727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728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729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730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731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732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733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734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735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736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737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738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739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740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741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742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743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744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745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746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747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748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749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750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751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752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753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754" style:family="text">
      <style:text-properties fo:font-style="italic" fo:font-weight="normal" officeooo:rsid="04f1c42d" style:font-style-asian="italic" style:font-weight-asian="normal" style:font-style-complex="italic" style:font-weight-complex="normal"/>
    </style:style>
    <style:style style:name="T755" style:family="text">
      <style:text-properties fo:font-style="italic" fo:font-weight="normal" officeooo:rsid="04f62663" style:font-style-asian="italic" style:font-weight-asian="normal" style:font-style-complex="italic" style:font-weight-complex="normal"/>
    </style:style>
    <style:style style:name="T756" style:family="text">
      <style:text-properties fo:font-style="italic" fo:font-weight="normal" officeooo:rsid="0841f750" style:font-style-asian="italic" style:font-weight-asian="normal" style:font-style-complex="italic" style:font-weight-complex="normal"/>
    </style:style>
    <style:style style:name="T757" style:family="text">
      <style:text-properties fo:font-style="italic" fo:font-weight="normal" officeooo:rsid="0560f59c" style:font-style-asian="italic" style:font-weight-asian="normal" style:font-style-complex="italic" style:font-weight-complex="normal"/>
    </style:style>
    <style:style style:name="T758" style:family="text">
      <style:text-properties fo:font-style="italic" fo:font-weight="normal" officeooo:rsid="034f5b13" style:font-style-asian="italic" style:font-weight-asian="normal" style:font-style-complex="italic" style:font-weight-complex="normal"/>
    </style:style>
    <style:style style:name="T759" style:family="text">
      <style:text-properties fo:font-style="italic" fo:font-weight="normal" officeooo:rsid="037607bd" style:font-style-asian="italic" style:font-weight-asian="normal" style:font-style-complex="italic" style:font-weight-complex="normal"/>
    </style:style>
    <style:style style:name="T760" style:family="text">
      <style:text-properties fo:font-style="italic" fo:font-weight="normal" officeooo:rsid="03804bbd" style:font-style-asian="italic" style:font-weight-asian="normal" style:font-style-complex="italic" style:font-weight-complex="normal"/>
    </style:style>
    <style:style style:name="T761" style:family="text">
      <style:text-properties fo:font-style="italic" fo:font-weight="normal" officeooo:rsid="096c2c0f" style:font-style-asian="italic" style:font-weight-asian="normal" style:font-style-complex="italic" style:font-weight-complex="normal"/>
    </style:style>
    <style:style style:name="T762" style:family="text">
      <style:text-properties fo:font-style="italic" fo:font-weight="normal" officeooo:rsid="040e5934" style:font-style-asian="italic" style:font-weight-asian="normal" style:font-style-complex="italic" style:font-weight-complex="normal"/>
    </style:style>
    <style:style style:name="T763" style:family="text">
      <style:text-properties fo:font-style="italic" fo:font-weight="normal" officeooo:rsid="04226783" style:font-style-asian="italic" style:font-weight-asian="normal" style:font-style-complex="italic" style:font-weight-complex="normal"/>
    </style:style>
    <style:style style:name="T764" style:family="text">
      <style:text-properties fo:font-style="italic" fo:font-weight="normal" officeooo:rsid="09a6344a" style:font-style-asian="italic" style:font-weight-asian="normal" style:font-style-complex="italic" style:font-weight-complex="normal"/>
    </style:style>
    <style:style style:name="T765" style:family="text">
      <style:text-properties fo:font-style="italic" fo:font-weight="normal" officeooo:rsid="09abb266" style:font-style-asian="italic" style:font-weight-asian="normal" style:font-style-complex="italic" style:font-weight-complex="normal"/>
    </style:style>
    <style:style style:name="T766" style:family="text">
      <style:text-properties fo:font-style="italic" fo:font-weight="normal" officeooo:rsid="09bee9a3" style:font-style-asian="italic" style:font-weight-asian="normal" style:font-style-complex="italic" style:font-weight-complex="normal"/>
    </style:style>
    <style:style style:name="T767" style:family="text">
      <style:text-properties fo:font-style="italic" fo:font-weight="normal" officeooo:rsid="09c3406c" style:font-style-asian="italic" style:font-weight-asian="normal" style:font-style-complex="italic" style:font-weight-complex="normal"/>
    </style:style>
    <style:style style:name="T768" style:family="text">
      <style:text-properties fo:font-style="italic" fo:font-weight="normal" officeooo:rsid="05604a7a" style:font-style-asian="italic" style:font-weight-asian="normal" style:font-style-complex="italic" style:font-weight-complex="normal"/>
    </style:style>
    <style:style style:name="T769" style:family="text">
      <style:text-properties fo:font-style="italic" fo:font-weight="normal" officeooo:rsid="0a12bb3f" style:font-style-asian="italic" style:font-weight-asian="normal" style:font-style-complex="italic" style:font-weight-complex="normal"/>
    </style:style>
    <style:style style:name="T770" style:family="text">
      <style:text-properties fo:font-style="italic" fo:font-weight="normal" officeooo:rsid="052fd794" style:font-style-asian="italic" style:font-weight-asian="normal" style:font-style-complex="italic" style:font-weight-complex="normal"/>
    </style:style>
    <style:style style:name="T771" style:family="text">
      <style:text-properties fo:font-style="italic" fo:font-weight="normal" officeooo:rsid="0a12facb" style:font-style-asian="italic" style:font-weight-asian="normal" style:font-style-complex="italic" style:font-weight-complex="normal"/>
    </style:style>
    <style:style style:name="T772" style:family="text">
      <style:text-properties fo:font-style="italic" fo:font-weight="normal" officeooo:rsid="0a13eac3" style:font-style-asian="italic" style:font-weight-asian="normal" style:font-style-complex="italic" style:font-weight-complex="normal"/>
    </style:style>
    <style:style style:name="T77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74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775" style:family="text">
      <style:text-properties fo:font-style="italic" style:text-underline-style="solid" style:text-underline-width="auto" style:text-underline-color="font-color" officeooo:rsid="00256ecc" style:font-style-asian="italic" style:font-style-complex="italic"/>
    </style:style>
    <style:style style:name="T776" style:family="text">
      <style:text-properties fo:font-style="italic" style:text-underline-style="solid" style:text-underline-width="auto" style:text-underline-color="font-color" officeooo:rsid="094f453f" style:font-style-asian="italic" style:font-style-complex="italic"/>
    </style:style>
    <style:style style:name="T77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778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779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780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781" style:family="text">
      <style:text-properties fo:font-style="italic" style:text-underline-style="solid" style:text-underline-width="auto" style:text-underline-color="font-color" fo:font-weight="normal" officeooo:rsid="00256ecc" style:font-style-asian="italic" style:font-weight-asian="normal" style:font-style-complex="italic" style:font-weight-complex="normal"/>
    </style:style>
    <style:style style:name="T782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3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84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85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86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87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88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89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90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91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92" style:family="text">
      <style:text-properties fo:font-style="italic" fo:font-weight="bold" officeooo:rsid="04f62663" style:font-style-asian="italic" style:font-weight-asian="bold" style:font-style-complex="italic" style:font-weight-complex="bold"/>
    </style:style>
    <style:style style:name="T793" style:family="text">
      <style:text-properties fo:font-style="italic" fo:font-weight="bold" officeooo:rsid="038e531a" style:font-style-asian="italic" style:font-weight-asian="bold" style:font-style-complex="italic" style:font-weight-complex="bold"/>
    </style:style>
    <style:style style:name="T794" style:family="text">
      <style:text-properties fo:font-style="italic" fo:font-weight="bold" officeooo:rsid="063bda54" style:font-style-asian="italic" style:font-weight-asian="bold" style:font-style-complex="italic" style:font-weight-complex="bold"/>
    </style:style>
    <style:style style:name="T795" style:family="text">
      <style:text-properties fo:font-style="italic" fo:font-weight="bold" officeooo:rsid="034f5b13" style:font-style-asian="italic" style:font-weight-asian="bold" style:font-style-complex="italic" style:font-weight-complex="bold"/>
    </style:style>
    <style:style style:name="T796" style:family="text">
      <style:text-properties fo:font-style="italic" fo:font-weight="bold" officeooo:rsid="09a6344a" style:font-style-asian="italic" style:font-weight-asian="bold" style:font-style-complex="italic" style:font-weight-complex="bold"/>
    </style:style>
    <style:style style:name="T797" style:family="text">
      <style:text-properties officeooo:rsid="00205d85"/>
    </style:style>
    <style:style style:name="T798" style:family="text">
      <style:text-properties officeooo:rsid="0027fcfd"/>
    </style:style>
    <style:style style:name="T799" style:family="text">
      <style:text-properties officeooo:rsid="0029525d"/>
    </style:style>
    <style:style style:name="T800" style:family="text">
      <style:text-properties officeooo:rsid="0034ed8b"/>
    </style:style>
    <style:style style:name="T801" style:family="text">
      <style:text-properties officeooo:rsid="00367935"/>
    </style:style>
    <style:style style:name="T802" style:family="text">
      <style:text-properties officeooo:rsid="00398ddf"/>
    </style:style>
    <style:style style:name="T8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0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80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806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80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80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809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81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81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81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81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81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81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81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81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81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81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82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82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82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82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82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82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82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82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82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82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83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83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83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833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834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835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836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837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838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839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840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841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842" style:family="text">
      <style:text-properties fo:font-style="normal" style:text-underline-style="none" fo:font-weight="normal" officeooo:rsid="08ad15c9" style:font-style-asian="normal" style:font-weight-asian="normal" style:font-style-complex="normal" style:font-weight-complex="normal"/>
    </style:style>
    <style:style style:name="T843" style:family="text">
      <style:text-properties fo:font-style="normal" style:text-underline-style="none" fo:font-weight="normal" officeooo:rsid="08af0321" style:font-style-asian="normal" style:font-weight-asian="normal" style:font-style-complex="normal" style:font-weight-complex="normal"/>
    </style:style>
    <style:style style:name="T844" style:family="text">
      <style:text-properties fo:font-style="normal" style:text-underline-style="none" fo:font-weight="normal" officeooo:rsid="08b1f4da" style:font-style-asian="normal" style:font-weight-asian="normal" style:font-style-complex="normal" style:font-weight-complex="normal"/>
    </style:style>
    <style:style style:name="T845" style:family="text">
      <style:text-properties fo:font-style="normal" style:text-underline-style="none" fo:font-weight="normal" officeooo:rsid="08c00306" style:font-style-asian="normal" style:font-weight-asian="normal" style:font-style-complex="normal" style:font-weight-complex="normal"/>
    </style:style>
    <style:style style:name="T846" style:family="text">
      <style:text-properties fo:font-style="normal" style:text-underline-style="none" fo:font-weight="normal" officeooo:rsid="08c05a8f" style:font-style-asian="normal" style:font-weight-asian="normal" style:font-style-complex="normal" style:font-weight-complex="normal"/>
    </style:style>
    <style:style style:name="T847" style:family="text">
      <style:text-properties fo:font-style="normal" style:text-underline-style="none" fo:font-weight="normal" officeooo:rsid="08dbec59" style:font-style-asian="normal" style:font-weight-asian="normal" style:font-style-complex="normal" style:font-weight-complex="normal"/>
    </style:style>
    <style:style style:name="T848" style:family="text">
      <style:text-properties fo:font-style="normal" style:text-underline-style="none" fo:font-weight="normal" officeooo:rsid="00912fec" style:font-style-asian="normal" style:font-weight-asian="normal" style:font-style-complex="normal" style:font-weight-complex="normal"/>
    </style:style>
    <style:style style:name="T849" style:family="text">
      <style:text-properties fo:font-style="normal" style:text-underline-style="none" fo:font-weight="normal" officeooo:rsid="08dfaa25" style:font-style-asian="normal" style:font-weight-asian="normal" style:font-style-complex="normal" style:font-weight-complex="normal"/>
    </style:style>
    <style:style style:name="T850" style:family="text">
      <style:text-properties fo:font-style="normal" style:text-underline-style="none" fo:font-weight="normal" officeooo:rsid="0093b191" style:font-style-asian="normal" style:font-weight-asian="normal" style:font-style-complex="normal" style:font-weight-complex="normal"/>
    </style:style>
    <style:style style:name="T851" style:family="text">
      <style:text-properties fo:font-style="normal" style:text-underline-style="none" fo:font-weight="normal" officeooo:rsid="08e0acbc" style:font-style-asian="normal" style:font-weight-asian="normal" style:font-style-complex="normal" style:font-weight-complex="normal"/>
    </style:style>
    <style:style style:name="T852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853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854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855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856" style:family="text">
      <style:text-properties fo:font-style="normal" style:text-underline-style="none" style:font-style-asian="normal" style:font-style-complex="normal"/>
    </style:style>
    <style:style style:name="T857" style:family="text">
      <style:text-properties fo:font-style="normal" style:text-underline-style="none" officeooo:rsid="00a8a4b1" style:font-style-asian="normal" style:font-style-complex="normal"/>
    </style:style>
    <style:style style:name="T858" style:family="text">
      <style:text-properties fo:font-style="normal" style:text-underline-style="none" officeooo:rsid="00ba4170" style:font-style-asian="normal" style:font-style-complex="normal"/>
    </style:style>
    <style:style style:name="T859" style:family="text">
      <style:text-properties fo:font-style="normal" style:text-underline-style="none" officeooo:rsid="00b1e303" style:font-style-asian="normal" style:font-style-complex="normal"/>
    </style:style>
    <style:style style:name="T860" style:family="text">
      <style:text-properties fo:font-style="normal" style:text-underline-style="none" officeooo:rsid="00baae4f" style:font-style-asian="normal" style:font-style-complex="normal"/>
    </style:style>
    <style:style style:name="T861" style:family="text">
      <style:text-properties fo:font-style="normal" style:text-underline-style="none" officeooo:rsid="00bbbf73" style:font-style-asian="normal" style:font-style-complex="normal"/>
    </style:style>
    <style:style style:name="T862" style:family="text">
      <style:text-properties fo:font-style="normal" style:text-underline-style="none" officeooo:rsid="00be4749" style:font-style-asian="normal" style:font-style-complex="normal"/>
    </style:style>
    <style:style style:name="T863" style:family="text">
      <style:text-properties fo:font-style="normal" style:text-underline-style="none" officeooo:rsid="00d139a0" style:font-style-asian="normal" style:font-style-complex="normal"/>
    </style:style>
    <style:style style:name="T864" style:family="text">
      <style:text-properties fo:font-style="normal" style:text-underline-style="none" officeooo:rsid="00d1487d" style:font-style-asian="normal" style:font-style-complex="normal"/>
    </style:style>
    <style:style style:name="T865" style:family="text">
      <style:text-properties fo:font-style="normal" style:text-underline-style="none" officeooo:rsid="00d2fc06" style:font-style-asian="normal" style:font-style-complex="normal"/>
    </style:style>
    <style:style style:name="T866" style:family="text">
      <style:text-properties fo:font-style="normal" style:text-underline-style="none" officeooo:rsid="00d40111" style:font-style-asian="normal" style:font-style-complex="normal"/>
    </style:style>
    <style:style style:name="T867" style:family="text">
      <style:text-properties fo:font-style="normal" style:text-underline-style="none" officeooo:rsid="00d4c5ce" style:font-style-asian="normal" style:font-style-complex="normal"/>
    </style:style>
    <style:style style:name="T868" style:family="text">
      <style:text-properties fo:font-style="normal" style:text-underline-style="none" officeooo:rsid="00d708a6" style:font-style-asian="normal" style:font-style-complex="normal"/>
    </style:style>
    <style:style style:name="T869" style:family="text">
      <style:text-properties fo:font-style="normal" style:text-underline-style="none" officeooo:rsid="00d77d7d" style:font-style-asian="normal" style:font-style-complex="normal"/>
    </style:style>
    <style:style style:name="T870" style:family="text">
      <style:text-properties fo:font-style="normal" style:text-underline-style="none" officeooo:rsid="00d83381" style:font-style-asian="normal" style:font-style-complex="normal"/>
    </style:style>
    <style:style style:name="T871" style:family="text">
      <style:text-properties fo:font-style="normal" style:text-underline-style="none" officeooo:rsid="00d75809" style:font-style-asian="normal" style:font-style-complex="normal"/>
    </style:style>
    <style:style style:name="T872" style:family="text">
      <style:text-properties fo:font-style="normal" style:text-underline-style="none" officeooo:rsid="00dd6c8d" style:font-style-asian="normal" style:font-style-complex="normal"/>
    </style:style>
    <style:style style:name="T873" style:family="text">
      <style:text-properties fo:font-style="normal" style:text-underline-style="none" officeooo:rsid="00dedcd7" style:font-style-asian="normal" style:font-style-complex="normal"/>
    </style:style>
    <style:style style:name="T874" style:family="text">
      <style:text-properties fo:font-style="normal" style:text-underline-style="none" officeooo:rsid="00beb82f" style:font-style-asian="normal" style:font-style-complex="normal"/>
    </style:style>
    <style:style style:name="T875" style:family="text">
      <style:text-properties fo:font-style="normal" style:text-underline-style="none" officeooo:rsid="00e4290b" style:font-style-asian="normal" style:font-style-complex="normal"/>
    </style:style>
    <style:style style:name="T876" style:family="text">
      <style:text-properties fo:font-style="normal" style:text-underline-style="none" officeooo:rsid="00eb50e0" style:font-style-asian="normal" style:font-style-complex="normal"/>
    </style:style>
    <style:style style:name="T877" style:family="text">
      <style:text-properties fo:font-style="normal" style:text-underline-style="none" officeooo:rsid="00d9c9e4" style:font-style-asian="normal" style:font-style-complex="normal"/>
    </style:style>
    <style:style style:name="T878" style:family="text">
      <style:text-properties fo:font-style="normal" style:text-underline-style="none" officeooo:rsid="00ec1e8c" style:font-style-asian="normal" style:font-style-complex="normal"/>
    </style:style>
    <style:style style:name="T879" style:family="text">
      <style:text-properties fo:font-style="normal" style:text-underline-style="none" officeooo:rsid="00f0f7f8" style:font-style-asian="normal" style:font-style-complex="normal"/>
    </style:style>
    <style:style style:name="T880" style:family="text">
      <style:text-properties fo:font-style="normal" style:text-underline-style="none" officeooo:rsid="00f2503e" style:font-style-asian="normal" style:font-style-complex="normal"/>
    </style:style>
    <style:style style:name="T881" style:family="text">
      <style:text-properties fo:font-style="normal" style:text-underline-style="none" officeooo:rsid="00f5260b" style:font-style-asian="normal" style:font-style-complex="normal"/>
    </style:style>
    <style:style style:name="T882" style:family="text">
      <style:text-properties fo:font-style="normal" style:text-underline-style="none" officeooo:rsid="00f55bb2" style:font-style-asian="normal" style:font-style-complex="normal"/>
    </style:style>
    <style:style style:name="T883" style:family="text">
      <style:text-properties fo:font-style="normal" style:text-underline-style="none" officeooo:rsid="00f74e17" style:font-style-asian="normal" style:font-style-complex="normal"/>
    </style:style>
    <style:style style:name="T884" style:family="text">
      <style:text-properties fo:font-style="normal" style:text-underline-style="none" officeooo:rsid="00fbef0d" style:font-style-asian="normal" style:font-style-complex="normal"/>
    </style:style>
    <style:style style:name="T885" style:family="text">
      <style:text-properties fo:font-style="normal" style:text-underline-style="none" officeooo:rsid="00fde6f2" style:font-style-asian="normal" style:font-style-complex="normal"/>
    </style:style>
    <style:style style:name="T886" style:family="text">
      <style:text-properties fo:font-style="normal" style:text-underline-style="none" officeooo:rsid="010185dc" style:font-style-asian="normal" style:font-style-complex="normal"/>
    </style:style>
    <style:style style:name="T887" style:family="text">
      <style:text-properties fo:font-style="normal" style:text-underline-style="none" officeooo:rsid="0103be48" style:font-style-asian="normal" style:font-style-complex="normal"/>
    </style:style>
    <style:style style:name="T888" style:family="text">
      <style:text-properties fo:font-style="normal" style:text-underline-style="none" officeooo:rsid="010c486e" style:font-style-asian="normal" style:font-style-complex="normal"/>
    </style:style>
    <style:style style:name="T889" style:family="text">
      <style:text-properties fo:font-style="normal" style:text-underline-style="none" officeooo:rsid="010db770" style:font-style-asian="normal" style:font-style-complex="normal"/>
    </style:style>
    <style:style style:name="T890" style:family="text">
      <style:text-properties fo:font-style="normal" style:text-underline-style="none" officeooo:rsid="011cabfd" style:font-style-asian="normal" style:font-style-complex="normal"/>
    </style:style>
    <style:style style:name="T891" style:family="text">
      <style:text-properties fo:font-style="normal" style:text-underline-style="none" officeooo:rsid="011d9595" style:font-style-asian="normal" style:font-style-complex="normal"/>
    </style:style>
    <style:style style:name="T892" style:family="text">
      <style:text-properties fo:font-style="normal" style:text-underline-style="none" officeooo:rsid="011fc384" style:font-style-asian="normal" style:font-style-complex="normal"/>
    </style:style>
    <style:style style:name="T893" style:family="text">
      <style:text-properties fo:font-style="normal" style:text-underline-style="none" officeooo:rsid="012dfde8" style:font-style-asian="normal" style:font-style-complex="normal"/>
    </style:style>
    <style:style style:name="T894" style:family="text">
      <style:text-properties fo:font-style="normal" style:text-underline-style="none" officeooo:rsid="0130fd48" style:font-style-asian="normal" style:font-style-complex="normal"/>
    </style:style>
    <style:style style:name="T895" style:family="text">
      <style:text-properties fo:font-style="normal" style:text-underline-style="none" officeooo:rsid="013282b3" style:font-style-asian="normal" style:font-style-complex="normal"/>
    </style:style>
    <style:style style:name="T896" style:family="text">
      <style:text-properties fo:font-style="normal" style:text-underline-style="none" officeooo:rsid="013401b3" style:font-style-asian="normal" style:font-style-complex="normal"/>
    </style:style>
    <style:style style:name="T897" style:family="text">
      <style:text-properties fo:font-style="normal" style:text-underline-style="none" officeooo:rsid="013a8584" style:font-style-asian="normal" style:font-style-complex="normal"/>
    </style:style>
    <style:style style:name="T898" style:family="text">
      <style:text-properties fo:font-style="normal" style:text-underline-style="none" officeooo:rsid="013f3c54" style:font-style-asian="normal" style:font-style-complex="normal"/>
    </style:style>
    <style:style style:name="T899" style:family="text">
      <style:text-properties fo:font-style="normal" style:text-underline-style="none" officeooo:rsid="013e347a" style:font-style-asian="normal" style:font-style-complex="normal"/>
    </style:style>
    <style:style style:name="T900" style:family="text">
      <style:text-properties fo:font-style="normal" style:text-underline-style="none" officeooo:rsid="01408f03" style:font-style-asian="normal" style:font-style-complex="normal"/>
    </style:style>
    <style:style style:name="T901" style:family="text">
      <style:text-properties fo:font-style="normal" style:text-underline-style="none" officeooo:rsid="013cc971" style:font-style-asian="normal" style:font-style-complex="normal"/>
    </style:style>
    <style:style style:name="T902" style:family="text">
      <style:text-properties fo:font-style="normal" style:text-underline-style="none" officeooo:rsid="0150aafa" style:font-style-asian="normal" style:font-style-complex="normal"/>
    </style:style>
    <style:style style:name="T903" style:family="text">
      <style:text-properties fo:font-style="normal" style:text-underline-style="none" officeooo:rsid="0152f194" style:font-style-asian="normal" style:font-style-complex="normal"/>
    </style:style>
    <style:style style:name="T904" style:family="text">
      <style:text-properties fo:font-style="normal" style:text-underline-style="none" officeooo:rsid="0157e2d4" style:font-style-asian="normal" style:font-style-complex="normal"/>
    </style:style>
    <style:style style:name="T905" style:family="text">
      <style:text-properties fo:font-style="normal" style:text-underline-style="none" officeooo:rsid="015c452a" style:font-style-asian="normal" style:font-style-complex="normal"/>
    </style:style>
    <style:style style:name="T906" style:family="text">
      <style:text-properties fo:font-style="normal" style:text-underline-style="none" officeooo:rsid="0176ee1b" style:font-style-asian="normal" style:font-style-complex="normal"/>
    </style:style>
    <style:style style:name="T907" style:family="text">
      <style:text-properties fo:font-style="normal" style:text-underline-style="none" officeooo:rsid="02b807dc" style:font-style-asian="normal" style:font-style-complex="normal"/>
    </style:style>
    <style:style style:name="T908" style:family="text">
      <style:text-properties fo:font-style="normal" style:text-underline-style="none" officeooo:rsid="00bd11a0" style:font-style-asian="normal" style:font-style-complex="normal"/>
    </style:style>
    <style:style style:name="T909" style:family="text">
      <style:text-properties fo:font-style="normal" style:text-underline-style="none" officeooo:rsid="02edc963" style:font-style-asian="normal" style:font-style-complex="normal"/>
    </style:style>
    <style:style style:name="T910" style:family="text">
      <style:text-properties fo:font-style="normal" style:text-underline-style="none" officeooo:rsid="07b3bfe3" style:font-style-asian="normal" style:font-style-complex="normal"/>
    </style:style>
    <style:style style:name="T911" style:family="text">
      <style:text-properties fo:font-style="normal" style:text-underline-style="none" officeooo:rsid="00ae61b4" style:font-style-asian="normal" style:font-style-complex="normal"/>
    </style:style>
    <style:style style:name="T912" style:family="text">
      <style:text-properties fo:font-style="normal" style:text-underline-style="none" officeooo:rsid="08e4dd6a" style:font-style-asian="normal" style:font-style-complex="normal"/>
    </style:style>
    <style:style style:name="T913" style:family="text">
      <style:text-properties fo:font-style="normal" style:text-underline-style="none" officeooo:rsid="08e7a893" style:font-style-asian="normal" style:font-style-complex="normal"/>
    </style:style>
    <style:style style:name="T914" style:family="text">
      <style:text-properties fo:font-style="normal" style:text-underline-style="none" officeooo:rsid="08e9819c" style:font-style-asian="normal" style:font-style-complex="normal"/>
    </style:style>
    <style:style style:name="T915" style:family="text">
      <style:text-properties fo:font-style="normal" style:text-underline-style="none" officeooo:rsid="08ec3514" style:font-style-asian="normal" style:font-style-complex="normal"/>
    </style:style>
    <style:style style:name="T916" style:family="text">
      <style:text-properties fo:font-style="normal" style:text-underline-style="none" officeooo:rsid="08ef3e5d" style:font-style-asian="normal" style:font-style-complex="normal"/>
    </style:style>
    <style:style style:name="T917" style:family="text">
      <style:text-properties fo:font-style="normal" style:text-underline-style="none" officeooo:rsid="08f0811a" style:font-style-asian="normal" style:font-style-complex="normal"/>
    </style:style>
    <style:style style:name="T918" style:family="text">
      <style:text-properties fo:font-style="normal" style:text-underline-style="none" officeooo:rsid="08f1a79f" style:font-style-asian="normal" style:font-style-complex="normal"/>
    </style:style>
    <style:style style:name="T919" style:family="text">
      <style:text-properties fo:font-style="normal" style:text-underline-style="none" officeooo:rsid="08f6e92f" style:font-style-asian="normal" style:font-style-complex="normal"/>
    </style:style>
    <style:style style:name="T920" style:family="text">
      <style:text-properties fo:font-style="normal" style:text-underline-style="none" officeooo:rsid="08f8c915" style:font-style-asian="normal" style:font-style-complex="normal"/>
    </style:style>
    <style:style style:name="T921" style:family="text">
      <style:text-properties fo:font-style="normal" style:text-underline-style="none" officeooo:rsid="0a17a7ca" style:font-style-asian="normal" style:font-style-complex="normal"/>
    </style:style>
    <style:style style:name="T922" style:family="text">
      <style:text-properties fo:font-style="normal" style:text-underline-style="none" officeooo:rsid="0a18fcd8" style:font-style-asian="normal" style:font-style-complex="normal"/>
    </style:style>
    <style:style style:name="T923" style:family="text">
      <style:text-properties fo:font-style="normal" style:text-underline-style="none" officeooo:rsid="0a1c7a91" style:font-style-asian="normal" style:font-style-complex="normal"/>
    </style:style>
    <style:style style:name="T924" style:family="text">
      <style:text-properties fo:font-style="normal" style:font-style-asian="normal" style:font-style-complex="normal"/>
    </style:style>
    <style:style style:name="T925" style:family="text">
      <style:text-properties fo:font-style="normal" officeooo:rsid="0033fbdf" style:font-style-asian="normal" style:font-style-complex="normal"/>
    </style:style>
    <style:style style:name="T926" style:family="text">
      <style:text-properties fo:font-style="normal" officeooo:rsid="0034ed8b" style:font-style-asian="normal" style:font-style-complex="normal"/>
    </style:style>
    <style:style style:name="T927" style:family="text">
      <style:text-properties fo:font-style="normal" officeooo:rsid="0052a33a" style:font-style-asian="normal" style:font-style-complex="normal"/>
    </style:style>
    <style:style style:name="T928" style:family="text">
      <style:text-properties fo:font-style="normal" officeooo:rsid="0092f82d" style:font-style-asian="normal" style:font-style-complex="normal"/>
    </style:style>
    <style:style style:name="T929" style:family="text">
      <style:text-properties fo:font-style="normal" officeooo:rsid="00c6421c" style:font-style-asian="normal" style:font-style-complex="normal"/>
    </style:style>
    <style:style style:name="T930" style:family="text">
      <style:text-properties fo:font-style="normal" officeooo:rsid="00cc5bce" style:font-style-asian="normal" style:font-style-complex="normal"/>
    </style:style>
    <style:style style:name="T931" style:family="text">
      <style:text-properties fo:font-style="normal" officeooo:rsid="0106c767" style:font-style-asian="normal" style:font-style-complex="normal"/>
    </style:style>
    <style:style style:name="T932" style:family="text">
      <style:text-properties fo:font-style="normal" officeooo:rsid="0164a6ee" style:font-style-asian="normal" style:font-style-complex="normal"/>
    </style:style>
    <style:style style:name="T933" style:family="text">
      <style:text-properties fo:font-style="normal" officeooo:rsid="0168d8d5" style:font-style-asian="normal" style:font-style-complex="normal"/>
    </style:style>
    <style:style style:name="T934" style:family="text">
      <style:text-properties fo:font-style="normal" officeooo:rsid="0179221f" style:font-style-asian="normal" style:font-style-complex="normal"/>
    </style:style>
    <style:style style:name="T935" style:family="text">
      <style:text-properties fo:font-style="normal" officeooo:rsid="017941db" style:font-style-asian="normal" style:font-style-complex="normal"/>
    </style:style>
    <style:style style:name="T936" style:family="text">
      <style:text-properties fo:font-style="normal" officeooo:rsid="017a7161" style:font-style-asian="normal" style:font-style-complex="normal"/>
    </style:style>
    <style:style style:name="T937" style:family="text">
      <style:text-properties fo:font-style="normal" officeooo:rsid="0288fb00" style:font-style-asian="normal" style:font-style-complex="normal"/>
    </style:style>
    <style:style style:name="T938" style:family="text">
      <style:text-properties fo:font-style="normal" officeooo:rsid="03355d74" style:font-style-asian="normal" style:font-style-complex="normal"/>
    </style:style>
    <style:style style:name="T939" style:family="text">
      <style:text-properties fo:font-style="normal" officeooo:rsid="0335ea2c" style:font-style-asian="normal" style:font-style-complex="normal"/>
    </style:style>
    <style:style style:name="T940" style:family="text">
      <style:text-properties fo:font-style="normal" officeooo:rsid="0346a444" style:font-style-asian="normal" style:font-style-complex="normal"/>
    </style:style>
    <style:style style:name="T941" style:family="text">
      <style:text-properties fo:font-style="normal" officeooo:rsid="0347bb43" style:font-style-asian="normal" style:font-style-complex="normal"/>
    </style:style>
    <style:style style:name="T942" style:family="text">
      <style:text-properties fo:font-style="normal" officeooo:rsid="03343ce6" style:font-style-asian="normal" style:font-style-complex="normal"/>
    </style:style>
    <style:style style:name="T943" style:family="text">
      <style:text-properties fo:font-style="normal" officeooo:rsid="034dbe4d" style:font-style-asian="normal" style:font-style-complex="normal"/>
    </style:style>
    <style:style style:name="T944" style:family="text">
      <style:text-properties fo:font-style="normal" officeooo:rsid="034f33b6" style:font-style-asian="normal" style:font-style-complex="normal"/>
    </style:style>
    <style:style style:name="T945" style:family="text">
      <style:text-properties fo:font-style="normal" officeooo:rsid="035051aa" style:font-style-asian="normal" style:font-style-complex="normal"/>
    </style:style>
    <style:style style:name="T946" style:family="text">
      <style:text-properties fo:font-style="normal" officeooo:rsid="035de550" style:font-style-asian="normal" style:font-style-complex="normal"/>
    </style:style>
    <style:style style:name="T947" style:family="text">
      <style:text-properties fo:font-style="normal" officeooo:rsid="0364e15d" style:font-style-asian="normal" style:font-style-complex="normal"/>
    </style:style>
    <style:style style:name="T948" style:family="text">
      <style:text-properties fo:font-style="normal" officeooo:rsid="033e56cf" style:font-style-asian="normal" style:font-style-complex="normal"/>
    </style:style>
    <style:style style:name="T949" style:family="text">
      <style:text-properties fo:font-style="normal" officeooo:rsid="0367f8e1" style:font-style-asian="normal" style:font-style-complex="normal"/>
    </style:style>
    <style:style style:name="T950" style:family="text">
      <style:text-properties fo:font-style="normal" officeooo:rsid="0369854f" style:font-style-asian="normal" style:font-style-complex="normal"/>
    </style:style>
    <style:style style:name="T951" style:family="text">
      <style:text-properties fo:font-style="normal" officeooo:rsid="040ce935" style:font-style-asian="normal" style:font-style-complex="normal"/>
    </style:style>
    <style:style style:name="T952" style:family="text">
      <style:text-properties fo:font-style="normal" officeooo:rsid="041e6a3e" style:font-style-asian="normal" style:font-style-complex="normal"/>
    </style:style>
    <style:style style:name="T953" style:family="text">
      <style:text-properties fo:font-style="normal" officeooo:rsid="04a8203c" style:font-style-asian="normal" style:font-style-complex="normal"/>
    </style:style>
    <style:style style:name="T954" style:family="text">
      <style:text-properties fo:font-style="normal" officeooo:rsid="04b80b14" style:font-style-asian="normal" style:font-style-complex="normal"/>
    </style:style>
    <style:style style:name="T955" style:family="text">
      <style:text-properties fo:font-style="normal" officeooo:rsid="060fe20f" style:font-style-asian="normal" style:font-style-complex="normal"/>
    </style:style>
    <style:style style:name="T956" style:family="text">
      <style:text-properties fo:font-style="normal" officeooo:rsid="06125c09" style:font-style-asian="normal" style:font-style-complex="normal"/>
    </style:style>
    <style:style style:name="T957" style:family="text">
      <style:text-properties fo:font-style="normal" officeooo:rsid="06130d41" style:font-style-asian="normal" style:font-style-complex="normal"/>
    </style:style>
    <style:style style:name="T958" style:family="text">
      <style:text-properties fo:font-style="normal" officeooo:rsid="0613692a" style:font-style-asian="normal" style:font-style-complex="normal"/>
    </style:style>
    <style:style style:name="T959" style:family="text">
      <style:text-properties fo:font-style="normal" officeooo:rsid="06148669" style:font-style-asian="normal" style:font-style-complex="normal"/>
    </style:style>
    <style:style style:name="T960" style:family="text">
      <style:text-properties fo:font-style="normal" officeooo:rsid="0615b752" style:font-style-asian="normal" style:font-style-complex="normal"/>
    </style:style>
    <style:style style:name="T961" style:family="text">
      <style:text-properties fo:font-style="normal" officeooo:rsid="06191840" style:font-style-asian="normal" style:font-style-complex="normal"/>
    </style:style>
    <style:style style:name="T962" style:family="text">
      <style:text-properties fo:font-style="normal" officeooo:rsid="06196acd" style:font-style-asian="normal" style:font-style-complex="normal"/>
    </style:style>
    <style:style style:name="T963" style:family="text">
      <style:text-properties fo:font-style="normal" officeooo:rsid="0622a520" style:font-style-asian="normal" style:font-style-complex="normal"/>
    </style:style>
    <style:style style:name="T964" style:family="text">
      <style:text-properties fo:font-style="normal" officeooo:rsid="062535ed" style:font-style-asian="normal" style:font-style-complex="normal"/>
    </style:style>
    <style:style style:name="T965" style:family="text">
      <style:text-properties fo:font-style="normal" officeooo:rsid="06257b22" style:font-style-asian="normal" style:font-style-complex="normal"/>
    </style:style>
    <style:style style:name="T966" style:family="text">
      <style:text-properties fo:font-style="normal" officeooo:rsid="0626dd8c" style:font-style-asian="normal" style:font-style-complex="normal"/>
    </style:style>
    <style:style style:name="T967" style:family="text">
      <style:text-properties fo:font-style="normal" officeooo:rsid="06289f09" style:font-style-asian="normal" style:font-style-complex="normal"/>
    </style:style>
    <style:style style:name="T968" style:family="text">
      <style:text-properties fo:font-style="normal" officeooo:rsid="062ba32e" style:font-style-asian="normal" style:font-style-complex="normal"/>
    </style:style>
    <style:style style:name="T969" style:family="text">
      <style:text-properties fo:font-style="normal" officeooo:rsid="065a8b52" style:font-style-asian="normal" style:font-style-complex="normal"/>
    </style:style>
    <style:style style:name="T970" style:family="text">
      <style:text-properties fo:font-style="normal" officeooo:rsid="065d401a" style:font-style-asian="normal" style:font-style-complex="normal"/>
    </style:style>
    <style:style style:name="T971" style:family="text">
      <style:text-properties fo:font-style="normal" officeooo:rsid="065d9833" style:font-style-asian="normal" style:font-style-complex="normal"/>
    </style:style>
    <style:style style:name="T972" style:family="text">
      <style:text-properties fo:font-style="normal" officeooo:rsid="065e446d" style:font-style-asian="normal" style:font-style-complex="normal"/>
    </style:style>
    <style:style style:name="T973" style:family="text">
      <style:text-properties fo:font-style="normal" officeooo:rsid="0663741c" style:font-style-asian="normal" style:font-style-complex="normal"/>
    </style:style>
    <style:style style:name="T974" style:family="text">
      <style:text-properties fo:font-style="normal" officeooo:rsid="0663a1c9" style:font-style-asian="normal" style:font-style-complex="normal"/>
    </style:style>
    <style:style style:name="T975" style:family="text">
      <style:text-properties fo:font-style="normal" officeooo:rsid="06665ce0" style:font-style-asian="normal" style:font-style-complex="normal"/>
    </style:style>
    <style:style style:name="T976" style:family="text">
      <style:text-properties fo:font-style="normal" officeooo:rsid="067c6895" style:font-style-asian="normal" style:font-style-complex="normal"/>
    </style:style>
    <style:style style:name="T977" style:family="text">
      <style:text-properties fo:font-style="normal" officeooo:rsid="0682b523" style:font-style-asian="normal" style:font-style-complex="normal"/>
    </style:style>
    <style:style style:name="T978" style:family="text">
      <style:text-properties fo:font-style="normal" officeooo:rsid="06176dd5" style:font-style-asian="normal" style:font-style-complex="normal"/>
    </style:style>
    <style:style style:name="T979" style:family="text">
      <style:text-properties fo:font-style="normal" officeooo:rsid="06886957" style:font-style-asian="normal" style:font-style-complex="normal"/>
    </style:style>
    <style:style style:name="T980" style:family="text">
      <style:text-properties fo:font-style="normal" officeooo:rsid="069bb3bd" style:font-style-asian="normal" style:font-style-complex="normal"/>
    </style:style>
    <style:style style:name="T981" style:family="text">
      <style:text-properties fo:font-style="normal" officeooo:rsid="069befec" style:font-style-asian="normal" style:font-style-complex="normal"/>
    </style:style>
    <style:style style:name="T982" style:family="text">
      <style:text-properties fo:font-style="normal" officeooo:rsid="069f9907" style:font-style-asian="normal" style:font-style-complex="normal"/>
    </style:style>
    <style:style style:name="T983" style:family="text">
      <style:text-properties fo:font-style="normal" officeooo:rsid="06aaffd2" style:font-style-asian="normal" style:font-style-complex="normal"/>
    </style:style>
    <style:style style:name="T984" style:family="text">
      <style:text-properties fo:font-style="normal" officeooo:rsid="06b79ef0" style:font-style-asian="normal" style:font-style-complex="normal"/>
    </style:style>
    <style:style style:name="T985" style:family="text">
      <style:text-properties fo:font-style="normal" officeooo:rsid="06bf5f63" style:font-style-asian="normal" style:font-style-complex="normal"/>
    </style:style>
    <style:style style:name="T986" style:family="text">
      <style:text-properties fo:font-style="normal" officeooo:rsid="06c0c7e9" style:font-style-asian="normal" style:font-style-complex="normal"/>
    </style:style>
    <style:style style:name="T987" style:family="text">
      <style:text-properties fo:font-style="normal" officeooo:rsid="06c5c80d" style:font-style-asian="normal" style:font-style-complex="normal"/>
    </style:style>
    <style:style style:name="T988" style:family="text">
      <style:text-properties fo:font-style="normal" officeooo:rsid="069d3467" style:font-style-asian="normal" style:font-style-complex="normal"/>
    </style:style>
    <style:style style:name="T989" style:family="text">
      <style:text-properties fo:font-style="normal" officeooo:rsid="06ce71fd" style:font-style-asian="normal" style:font-style-complex="normal"/>
    </style:style>
    <style:style style:name="T990" style:family="text">
      <style:text-properties fo:font-style="normal" officeooo:rsid="06c5c5b6" style:font-style-asian="normal" style:font-style-complex="normal"/>
    </style:style>
    <style:style style:name="T991" style:family="text">
      <style:text-properties fo:font-style="normal" officeooo:rsid="06d92b57" style:font-style-asian="normal" style:font-style-complex="normal"/>
    </style:style>
    <style:style style:name="T992" style:family="text">
      <style:text-properties fo:font-style="normal" officeooo:rsid="06d9b7d5" style:font-style-asian="normal" style:font-style-complex="normal"/>
    </style:style>
    <style:style style:name="T993" style:family="text">
      <style:text-properties fo:font-style="normal" officeooo:rsid="06dce0b5" style:font-style-asian="normal" style:font-style-complex="normal"/>
    </style:style>
    <style:style style:name="T994" style:family="text">
      <style:text-properties fo:font-style="normal" officeooo:rsid="06de9ff5" style:font-style-asian="normal" style:font-style-complex="normal"/>
    </style:style>
    <style:style style:name="T995" style:family="text">
      <style:text-properties fo:font-style="normal" officeooo:rsid="06e17906" style:font-style-asian="normal" style:font-style-complex="normal"/>
    </style:style>
    <style:style style:name="T996" style:family="text">
      <style:text-properties fo:font-style="normal" officeooo:rsid="06e34718" style:font-style-asian="normal" style:font-style-complex="normal"/>
    </style:style>
    <style:style style:name="T997" style:family="text">
      <style:text-properties fo:font-style="normal" officeooo:rsid="06e9b05d" style:font-style-asian="normal" style:font-style-complex="normal"/>
    </style:style>
    <style:style style:name="T998" style:family="text">
      <style:text-properties fo:font-style="normal" officeooo:rsid="06ee4110" style:font-style-asian="normal" style:font-style-complex="normal"/>
    </style:style>
    <style:style style:name="T999" style:family="text">
      <style:text-properties fo:font-style="normal" officeooo:rsid="06fabfda" style:font-style-asian="normal" style:font-style-complex="normal"/>
    </style:style>
    <style:style style:name="T1000" style:family="text">
      <style:text-properties fo:font-style="normal" officeooo:rsid="06fca8cd" style:font-style-asian="normal" style:font-style-complex="normal"/>
    </style:style>
    <style:style style:name="T1001" style:family="text">
      <style:text-properties fo:font-style="normal" officeooo:rsid="06fe5f86" style:font-style-asian="normal" style:font-style-complex="normal"/>
    </style:style>
    <style:style style:name="T1002" style:family="text">
      <style:text-properties fo:font-style="normal" officeooo:rsid="0703136b" style:font-style-asian="normal" style:font-style-complex="normal"/>
    </style:style>
    <style:style style:name="T1003" style:family="text">
      <style:text-properties fo:font-style="normal" officeooo:rsid="0702273b" style:font-style-asian="normal" style:font-style-complex="normal"/>
    </style:style>
    <style:style style:name="T1004" style:family="text">
      <style:text-properties fo:font-style="normal" officeooo:rsid="07057718" style:font-style-asian="normal" style:font-style-complex="normal"/>
    </style:style>
    <style:style style:name="T1005" style:family="text">
      <style:text-properties fo:font-style="normal" officeooo:rsid="0709e8e0" style:font-style-asian="normal" style:font-style-complex="normal"/>
    </style:style>
    <style:style style:name="T1006" style:family="text">
      <style:text-properties fo:font-style="normal" officeooo:rsid="070b4184" style:font-style-asian="normal" style:font-style-complex="normal"/>
    </style:style>
    <style:style style:name="T1007" style:family="text">
      <style:text-properties fo:font-style="normal" officeooo:rsid="070c8d4a" style:font-style-asian="normal" style:font-style-complex="normal"/>
    </style:style>
    <style:style style:name="T1008" style:family="text">
      <style:text-properties fo:font-style="normal" officeooo:rsid="070efc4d" style:font-style-asian="normal" style:font-style-complex="normal"/>
    </style:style>
    <style:style style:name="T1009" style:family="text">
      <style:text-properties fo:font-style="normal" officeooo:rsid="071053d5" style:font-style-asian="normal" style:font-style-complex="normal"/>
    </style:style>
    <style:style style:name="T1010" style:family="text">
      <style:text-properties fo:font-style="normal" officeooo:rsid="071240f6" style:font-style-asian="normal" style:font-style-complex="normal"/>
    </style:style>
    <style:style style:name="T1011" style:family="text">
      <style:text-properties fo:font-style="normal" officeooo:rsid="07175761" style:font-style-asian="normal" style:font-style-complex="normal"/>
    </style:style>
    <style:style style:name="T1012" style:family="text">
      <style:text-properties fo:font-style="normal" officeooo:rsid="071f6f35" style:font-style-asian="normal" style:font-style-complex="normal"/>
    </style:style>
    <style:style style:name="T1013" style:family="text">
      <style:text-properties fo:font-style="normal" officeooo:rsid="07298684" style:font-style-asian="normal" style:font-style-complex="normal"/>
    </style:style>
    <style:style style:name="T1014" style:family="text">
      <style:text-properties fo:font-style="normal" officeooo:rsid="072b8ac3" style:font-style-asian="normal" style:font-style-complex="normal"/>
    </style:style>
    <style:style style:name="T1015" style:family="text">
      <style:text-properties fo:font-style="normal" officeooo:rsid="073096a7" style:font-style-asian="normal" style:font-style-complex="normal"/>
    </style:style>
    <style:style style:name="T1016" style:family="text">
      <style:text-properties fo:font-style="normal" officeooo:rsid="072f312a" style:font-style-asian="normal" style:font-style-complex="normal"/>
    </style:style>
    <style:style style:name="T1017" style:family="text">
      <style:text-properties fo:font-style="normal" officeooo:rsid="07317a4c" style:font-style-asian="normal" style:font-style-complex="normal"/>
    </style:style>
    <style:style style:name="T1018" style:family="text">
      <style:text-properties fo:font-style="normal" officeooo:rsid="07337436" style:font-style-asian="normal" style:font-style-complex="normal"/>
    </style:style>
    <style:style style:name="T1019" style:family="text">
      <style:text-properties fo:font-style="normal" officeooo:rsid="07349225" style:font-style-asian="normal" style:font-style-complex="normal"/>
    </style:style>
    <style:style style:name="T1020" style:family="text">
      <style:text-properties fo:font-style="normal" officeooo:rsid="0734c99b" style:font-style-asian="normal" style:font-style-complex="normal"/>
    </style:style>
    <style:style style:name="T1021" style:family="text">
      <style:text-properties fo:font-style="normal" officeooo:rsid="073a77c9" style:font-style-asian="normal" style:font-style-complex="normal"/>
    </style:style>
    <style:style style:name="T1022" style:family="text">
      <style:text-properties fo:font-style="normal" officeooo:rsid="07496791" style:font-style-asian="normal" style:font-style-complex="normal"/>
    </style:style>
    <style:style style:name="T1023" style:family="text">
      <style:text-properties fo:font-style="normal" officeooo:rsid="071e417c" style:font-style-asian="normal" style:font-style-complex="normal"/>
    </style:style>
    <style:style style:name="T1024" style:family="text">
      <style:text-properties fo:font-style="normal" officeooo:rsid="074a9a44" style:font-style-asian="normal" style:font-style-complex="normal"/>
    </style:style>
    <style:style style:name="T1025" style:family="text">
      <style:text-properties fo:font-style="normal" officeooo:rsid="075cae1c" style:font-style-asian="normal" style:font-style-complex="normal"/>
    </style:style>
    <style:style style:name="T1026" style:family="text">
      <style:text-properties fo:font-style="normal" officeooo:rsid="075dbff1" style:font-style-asian="normal" style:font-style-complex="normal"/>
    </style:style>
    <style:style style:name="T1027" style:family="text">
      <style:text-properties fo:font-style="normal" officeooo:rsid="075dc6a9" style:font-style-asian="normal" style:font-style-complex="normal"/>
    </style:style>
    <style:style style:name="T1028" style:family="text">
      <style:text-properties fo:font-style="normal" officeooo:rsid="07605dc7" style:font-style-asian="normal" style:font-style-complex="normal"/>
    </style:style>
    <style:style style:name="T1029" style:family="text">
      <style:text-properties fo:font-style="normal" officeooo:rsid="0763e3d5" style:font-style-asian="normal" style:font-style-complex="normal"/>
    </style:style>
    <style:style style:name="T1030" style:family="text">
      <style:text-properties fo:font-style="normal" officeooo:rsid="0765c475" style:font-style-asian="normal" style:font-style-complex="normal"/>
    </style:style>
    <style:style style:name="T1031" style:family="text">
      <style:text-properties fo:font-style="normal" officeooo:rsid="0766ef94" style:font-style-asian="normal" style:font-style-complex="normal"/>
    </style:style>
    <style:style style:name="T1032" style:family="text">
      <style:text-properties fo:font-style="normal" officeooo:rsid="07674e6b" style:font-style-asian="normal" style:font-style-complex="normal"/>
    </style:style>
    <style:style style:name="T1033" style:family="text">
      <style:text-properties fo:font-style="normal" officeooo:rsid="076b9c38" style:font-style-asian="normal" style:font-style-complex="normal"/>
    </style:style>
    <style:style style:name="T1034" style:family="text">
      <style:text-properties fo:font-style="normal" officeooo:rsid="076fec72" style:font-style-asian="normal" style:font-style-complex="normal"/>
    </style:style>
    <style:style style:name="T1035" style:family="text">
      <style:text-properties fo:font-style="normal" officeooo:rsid="079e4f56" style:font-style-asian="normal" style:font-style-complex="normal"/>
    </style:style>
    <style:style style:name="T1036" style:family="text">
      <style:text-properties fo:font-style="normal" officeooo:rsid="04915c32" style:font-style-asian="normal" style:font-style-complex="normal"/>
    </style:style>
    <style:style style:name="T1037" style:family="text">
      <style:text-properties fo:font-style="normal" officeooo:rsid="00367935" style:font-style-asian="normal" style:font-style-complex="normal"/>
    </style:style>
    <style:style style:name="T1038" style:family="text">
      <style:text-properties fo:font-style="normal" officeooo:rsid="08d84bf9" style:font-style-asian="normal" style:font-style-complex="normal"/>
    </style:style>
    <style:style style:name="T1039" style:family="text">
      <style:text-properties fo:font-style="normal" officeooo:rsid="00501b3c" style:font-style-asian="normal" style:font-style-complex="normal"/>
    </style:style>
    <style:style style:name="T1040" style:family="text">
      <style:text-properties fo:font-style="normal" officeooo:rsid="00386ddb" style:font-style-asian="normal" style:font-style-complex="normal"/>
    </style:style>
    <style:style style:name="T1041" style:family="text">
      <style:text-properties fo:font-style="normal" officeooo:rsid="08dad3a6" style:font-style-asian="normal" style:font-style-complex="normal"/>
    </style:style>
    <style:style style:name="T1042" style:family="text">
      <style:text-properties fo:font-style="normal" officeooo:rsid="003b4e50" style:font-style-asian="normal" style:font-style-complex="normal"/>
    </style:style>
    <style:style style:name="T1043" style:family="text">
      <style:text-properties fo:font-style="normal" officeooo:rsid="08de837e" style:font-style-asian="normal" style:font-style-complex="normal"/>
    </style:style>
    <style:style style:name="T1044" style:family="text">
      <style:text-properties fo:font-style="normal" officeooo:rsid="0325ad60" style:font-style-asian="normal" style:font-style-complex="normal"/>
    </style:style>
    <style:style style:name="T1045" style:family="text">
      <style:text-properties fo:font-style="normal" officeooo:rsid="095ea5dd" style:font-style-asian="normal" style:font-style-complex="normal"/>
    </style:style>
    <style:style style:name="T1046" style:family="text">
      <style:text-properties fo:font-style="normal" officeooo:rsid="095fa94a" style:font-style-asian="normal" style:font-style-complex="normal"/>
    </style:style>
    <style:style style:name="T1047" style:family="text">
      <style:text-properties fo:font-style="normal" officeooo:rsid="09627e03" style:font-style-asian="normal" style:font-style-complex="normal"/>
    </style:style>
    <style:style style:name="T1048" style:family="text">
      <style:text-properties fo:font-style="normal" officeooo:rsid="0a0918b7" style:font-style-asian="normal" style:font-style-complex="normal"/>
    </style:style>
    <style:style style:name="T1049" style:family="text">
      <style:text-properties fo:font-style="normal" officeooo:rsid="0a0bfd15" style:font-style-asian="normal" style:font-style-complex="normal"/>
    </style:style>
    <style:style style:name="T1050" style:family="text">
      <style:text-properties fo:font-style="normal" officeooo:rsid="0a0d6ab7" style:font-style-asian="normal" style:font-style-complex="normal"/>
    </style:style>
    <style:style style:name="T1051" style:family="text">
      <style:text-properties fo:font-style="normal" officeooo:rsid="0a2e749b" style:font-style-asian="normal" style:font-style-complex="normal"/>
    </style:style>
    <style:style style:name="T1052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1053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1054" style:family="text">
      <style:text-properties fo:font-style="normal" style:text-underline-style="solid" style:text-underline-width="auto" style:text-underline-color="font-color" fo:font-weight="normal" officeooo:rsid="00a4ce44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1097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1098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1099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1100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1101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1102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1103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1104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1105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1106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1107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1108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1109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1110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1111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1112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1113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1114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1115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1116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1117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1118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1119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1120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1121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122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123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124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125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126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127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128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129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130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131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132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133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134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135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136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137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138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139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140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141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142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143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144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145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146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147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148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149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150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151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152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153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154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155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156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157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158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159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160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161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162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163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164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165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166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167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168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169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170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171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172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173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174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175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176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177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178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179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180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181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182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183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184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185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186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187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188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189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190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191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192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193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194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195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196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197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198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199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200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201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202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203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204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205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206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207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208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209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210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211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212" style:family="text">
      <style:text-properties fo:font-style="normal" fo:font-weight="normal" officeooo:rsid="083089f1" style:font-style-asian="normal" style:font-weight-asian="normal" style:font-style-complex="normal" style:font-weight-complex="normal"/>
    </style:style>
    <style:style style:name="T1213" style:family="text">
      <style:text-properties fo:font-style="normal" fo:font-weight="normal" officeooo:rsid="0831878b" style:font-style-asian="normal" style:font-weight-asian="normal" style:font-style-complex="normal" style:font-weight-complex="normal"/>
    </style:style>
    <style:style style:name="T1214" style:family="text">
      <style:text-properties fo:font-style="normal" fo:font-weight="normal" officeooo:rsid="0836f083" style:font-style-asian="normal" style:font-weight-asian="normal" style:font-style-complex="normal" style:font-weight-complex="normal"/>
    </style:style>
    <style:style style:name="T1215" style:family="text">
      <style:text-properties fo:font-style="normal" fo:font-weight="normal" officeooo:rsid="0856c339" style:font-style-asian="normal" style:font-weight-asian="normal" style:font-style-complex="normal" style:font-weight-complex="normal"/>
    </style:style>
    <style:style style:name="T1216" style:family="text">
      <style:text-properties fo:font-style="normal" fo:font-weight="normal" officeooo:rsid="08571e97" style:font-style-asian="normal" style:font-weight-asian="normal" style:font-style-complex="normal" style:font-weight-complex="normal"/>
    </style:style>
    <style:style style:name="T1217" style:family="text">
      <style:text-properties fo:font-style="normal" fo:font-weight="normal" officeooo:rsid="085ace4c" style:font-style-asian="normal" style:font-weight-asian="normal" style:font-style-complex="normal" style:font-weight-complex="normal"/>
    </style:style>
    <style:style style:name="T1218" style:family="text">
      <style:text-properties fo:font-style="normal" fo:font-weight="normal" officeooo:rsid="0869163b" style:font-style-asian="normal" style:font-weight-asian="normal" style:font-style-complex="normal" style:font-weight-complex="normal"/>
    </style:style>
    <style:style style:name="T1219" style:family="text">
      <style:text-properties fo:font-style="normal" fo:font-weight="normal" officeooo:rsid="058db648" style:font-style-asian="normal" style:font-weight-asian="normal" style:font-style-complex="normal" style:font-weight-complex="normal"/>
    </style:style>
    <style:style style:name="T1220" style:family="text">
      <style:text-properties fo:font-style="normal" fo:font-weight="normal" officeooo:rsid="08734e17" style:font-style-asian="normal" style:font-weight-asian="normal" style:font-style-complex="normal" style:font-weight-complex="normal"/>
    </style:style>
    <style:style style:name="T1221" style:family="text">
      <style:text-properties fo:font-style="normal" fo:font-weight="normal" officeooo:rsid="0883c71f" style:font-style-asian="normal" style:font-weight-asian="normal" style:font-style-complex="normal" style:font-weight-complex="normal"/>
    </style:style>
    <style:style style:name="T1222" style:family="text">
      <style:text-properties fo:font-style="normal" fo:font-weight="normal" officeooo:rsid="08b8923a" style:font-style-asian="normal" style:font-weight-asian="normal" style:font-style-complex="normal" style:font-weight-complex="normal"/>
    </style:style>
    <style:style style:name="T1223" style:family="text">
      <style:text-properties fo:font-style="normal" fo:font-weight="normal" officeooo:rsid="08c97a6e" style:font-style-asian="normal" style:font-weight-asian="normal" style:font-style-complex="normal" style:font-weight-complex="normal"/>
    </style:style>
    <style:style style:name="T1224" style:family="text">
      <style:text-properties fo:font-style="normal" fo:font-weight="normal" officeooo:rsid="08ca1ac8" style:font-style-asian="normal" style:font-weight-asian="normal" style:font-style-complex="normal" style:font-weight-complex="normal"/>
    </style:style>
    <style:style style:name="T1225" style:family="text">
      <style:text-properties fo:font-style="normal" fo:font-weight="normal" officeooo:rsid="04837ce8" style:font-style-asian="normal" style:font-weight-asian="normal" style:font-style-complex="normal" style:font-weight-complex="normal"/>
    </style:style>
    <style:style style:name="T1226" style:family="text">
      <style:text-properties fo:font-style="normal" fo:font-weight="normal" officeooo:rsid="08d10b0e" style:font-style-asian="normal" style:font-weight-asian="normal" style:font-style-complex="normal" style:font-weight-complex="normal"/>
    </style:style>
    <style:style style:name="T1227" style:family="text">
      <style:text-properties fo:font-style="normal" fo:font-weight="normal" officeooo:rsid="06c7eb07" style:font-style-asian="normal" style:font-weight-asian="normal" style:font-style-complex="normal" style:font-weight-complex="normal"/>
    </style:style>
    <style:style style:name="T1228" style:family="text">
      <style:text-properties fo:font-style="normal" fo:font-weight="normal" officeooo:rsid="030ed074" style:font-style-asian="normal" style:font-weight-asian="normal" style:font-style-complex="normal" style:font-weight-complex="normal"/>
    </style:style>
    <style:style style:name="T1229" style:family="text">
      <style:text-properties fo:font-style="normal" fo:font-weight="normal" officeooo:rsid="08d44a2d" style:font-style-asian="normal" style:font-weight-asian="normal" style:font-style-complex="normal" style:font-weight-complex="normal"/>
    </style:style>
    <style:style style:name="T1230" style:family="text">
      <style:text-properties fo:font-style="normal" fo:font-weight="normal" officeooo:rsid="037607bd" style:font-style-asian="normal" style:font-weight-asian="normal" style:font-style-complex="normal" style:font-weight-complex="normal"/>
    </style:style>
    <style:style style:name="T1231" style:family="text">
      <style:text-properties fo:font-style="normal" fo:font-weight="normal" officeooo:rsid="096c2c0f" style:font-style-asian="normal" style:font-weight-asian="normal" style:font-style-complex="normal" style:font-weight-complex="normal"/>
    </style:style>
    <style:style style:name="T1232" style:family="text">
      <style:text-properties fo:font-style="normal" fo:font-weight="normal" officeooo:rsid="09703836" style:font-style-asian="normal" style:font-weight-asian="normal" style:font-style-complex="normal" style:font-weight-complex="normal"/>
    </style:style>
    <style:style style:name="T1233" style:family="text">
      <style:text-properties fo:font-style="normal" fo:font-weight="normal" officeooo:rsid="038d7d5e" style:font-style-asian="normal" style:font-weight-asian="normal" style:font-style-complex="normal" style:font-weight-complex="normal"/>
    </style:style>
    <style:style style:name="T1234" style:family="text">
      <style:text-properties fo:font-style="normal" fo:font-weight="normal" officeooo:rsid="040e5934" style:font-style-asian="normal" style:font-weight-asian="normal" style:font-style-complex="normal" style:font-weight-complex="normal"/>
    </style:style>
    <style:style style:name="T1235" style:family="text">
      <style:text-properties fo:font-style="normal" fo:font-weight="normal" officeooo:rsid="040ea9fd" style:font-style-asian="normal" style:font-weight-asian="normal" style:font-style-complex="normal" style:font-weight-complex="normal"/>
    </style:style>
    <style:style style:name="T1236" style:family="text">
      <style:text-properties fo:font-style="normal" fo:font-weight="normal" officeooo:rsid="0991d241" style:font-style-asian="normal" style:font-weight-asian="normal" style:font-style-complex="normal" style:font-weight-complex="normal"/>
    </style:style>
    <style:style style:name="T1237" style:family="text">
      <style:text-properties fo:font-style="normal" fo:font-weight="normal" officeooo:rsid="099a4366" style:font-style-asian="normal" style:font-weight-asian="normal" style:font-style-complex="normal" style:font-weight-complex="normal"/>
    </style:style>
    <style:style style:name="T1238" style:family="text">
      <style:text-properties fo:font-style="normal" fo:font-weight="normal" officeooo:rsid="09a6b8c9" style:font-style-asian="normal" style:font-weight-asian="normal" style:font-style-complex="normal" style:font-weight-complex="normal"/>
    </style:style>
    <style:style style:name="T1239" style:family="text">
      <style:text-properties fo:font-style="normal" fo:font-weight="normal" officeooo:rsid="09ae3ca4" style:font-style-asian="normal" style:font-weight-asian="normal" style:font-style-complex="normal" style:font-weight-complex="normal"/>
    </style:style>
    <style:style style:name="T1240" style:family="text">
      <style:text-properties fo:font-style="normal" fo:font-weight="normal" officeooo:rsid="09b21a5b" style:font-style-asian="normal" style:font-weight-asian="normal" style:font-style-complex="normal" style:font-weight-complex="normal"/>
    </style:style>
    <style:style style:name="T1241" style:family="text">
      <style:text-properties fo:font-style="normal" fo:font-weight="normal" officeooo:rsid="05016cd3" style:font-style-asian="normal" style:font-weight-asian="normal" style:font-style-complex="normal" style:font-weight-complex="normal"/>
    </style:style>
    <style:style style:name="T1242" style:family="text">
      <style:text-properties fo:font-style="normal" fo:font-weight="normal" officeooo:rsid="09c1cfd5" style:font-style-asian="normal" style:font-weight-asian="normal" style:font-style-complex="normal" style:font-weight-complex="normal"/>
    </style:style>
    <style:style style:name="T1243" style:family="text">
      <style:text-properties fo:font-style="normal" fo:font-weight="normal" officeooo:rsid="09c9c37a" style:font-style-asian="normal" style:font-weight-asian="normal" style:font-style-complex="normal" style:font-weight-complex="normal"/>
    </style:style>
    <style:style style:name="T1244" style:family="text">
      <style:text-properties fo:font-style="normal" fo:font-weight="normal" officeooo:rsid="05604a7a" style:font-style-asian="normal" style:font-weight-asian="normal" style:font-style-complex="normal" style:font-weight-complex="normal"/>
    </style:style>
    <style:style style:name="T1245" style:family="text">
      <style:text-properties fo:font-style="normal" fo:font-weight="normal" officeooo:rsid="09d8fd4d" style:font-style-asian="normal" style:font-weight-asian="normal" style:font-style-complex="normal" style:font-weight-complex="normal"/>
    </style:style>
    <style:style style:name="T1246" style:family="text">
      <style:text-properties fo:font-style="normal" fo:font-weight="normal" officeooo:rsid="09e51aa2" style:font-style-asian="normal" style:font-weight-asian="normal" style:font-style-complex="normal" style:font-weight-complex="normal"/>
    </style:style>
    <style:style style:name="T1247" style:family="text">
      <style:text-properties fo:font-style="normal" fo:font-weight="normal" officeooo:rsid="09e8ac95" style:font-style-asian="normal" style:font-weight-asian="normal" style:font-style-complex="normal" style:font-weight-complex="normal"/>
    </style:style>
    <style:style style:name="T1248" style:family="text">
      <style:text-properties fo:font-style="normal" fo:font-weight="normal" officeooo:rsid="09f6232f" style:font-style-asian="normal" style:font-weight-asian="normal" style:font-style-complex="normal" style:font-weight-complex="normal"/>
    </style:style>
    <style:style style:name="T1249" style:family="text">
      <style:text-properties fo:font-style="normal" fo:font-weight="normal" officeooo:rsid="09f63c7a" style:font-style-asian="normal" style:font-weight-asian="normal" style:font-style-complex="normal" style:font-weight-complex="normal"/>
    </style:style>
    <style:style style:name="T1250" style:family="text">
      <style:text-properties fo:font-style="normal" fo:font-weight="normal" officeooo:rsid="09fb2a49" style:font-style-asian="normal" style:font-weight-asian="normal" style:font-style-complex="normal" style:font-weight-complex="normal"/>
    </style:style>
    <style:style style:name="T12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52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253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254" style:family="text">
      <style:text-properties officeooo:rsid="004d4d0b"/>
    </style:style>
    <style:style style:name="T1255" style:family="text">
      <style:text-properties officeooo:rsid="0013268f"/>
    </style:style>
    <style:style style:name="T1256" style:family="text">
      <style:text-properties officeooo:rsid="004f4350"/>
    </style:style>
    <style:style style:name="T1257" style:family="text">
      <style:text-properties officeooo:rsid="00147dd9"/>
    </style:style>
    <style:style style:name="T1258" style:family="text">
      <style:text-properties officeooo:rsid="005521a3"/>
    </style:style>
    <style:style style:name="T1259" style:family="text">
      <style:text-properties fo:font-weight="bold" style:font-weight-asian="bold" style:font-weight-complex="bold"/>
    </style:style>
    <style:style style:name="T1260" style:family="text">
      <style:text-properties fo:font-weight="bold" officeooo:rsid="005f7223" style:font-weight-asian="bold" style:font-weight-complex="bold"/>
    </style:style>
    <style:style style:name="T1261" style:family="text">
      <style:text-properties fo:font-weight="bold" officeooo:rsid="01871851" style:font-weight-asian="bold" style:font-weight-complex="bold"/>
    </style:style>
    <style:style style:name="T1262" style:family="text">
      <style:text-properties fo:font-weight="bold" officeooo:rsid="02070606" style:font-weight-asian="bold" style:font-weight-complex="bold"/>
    </style:style>
    <style:style style:name="T1263" style:family="text">
      <style:text-properties fo:font-weight="bold" officeooo:rsid="0206e857" style:font-weight-asian="bold" style:font-weight-complex="bold"/>
    </style:style>
    <style:style style:name="T1264" style:family="text">
      <style:text-properties fo:font-weight="bold" officeooo:rsid="03153caa" style:font-weight-asian="bold" style:font-weight-complex="bold"/>
    </style:style>
    <style:style style:name="T1265" style:family="text">
      <style:text-properties fo:font-weight="bold" officeooo:rsid="03429aa5" style:font-weight-asian="bold" style:font-weight-complex="bold"/>
    </style:style>
    <style:style style:name="T1266" style:family="text">
      <style:text-properties fo:font-weight="bold" officeooo:rsid="0356cf1b" style:font-weight-asian="bold" style:font-weight-complex="bold"/>
    </style:style>
    <style:style style:name="T1267" style:family="text">
      <style:text-properties fo:font-weight="bold" officeooo:rsid="03c34d65" style:font-weight-asian="bold" style:font-weight-complex="bold"/>
    </style:style>
    <style:style style:name="T1268" style:family="text">
      <style:text-properties fo:font-weight="bold" officeooo:rsid="03c39617" style:font-weight-asian="bold" style:font-weight-complex="bold"/>
    </style:style>
    <style:style style:name="T1269" style:family="text">
      <style:text-properties fo:font-weight="bold" officeooo:rsid="03c44ca6" style:font-weight-asian="bold" style:font-weight-complex="bold"/>
    </style:style>
    <style:style style:name="T1270" style:family="text">
      <style:text-properties fo:font-weight="bold" officeooo:rsid="03ea64bf" style:font-weight-asian="bold" style:font-weight-complex="bold"/>
    </style:style>
    <style:style style:name="T1271" style:family="text">
      <style:text-properties fo:font-weight="bold" officeooo:rsid="03f8c064" style:font-weight-asian="bold" style:font-weight-complex="bold"/>
    </style:style>
    <style:style style:name="T1272" style:family="text">
      <style:text-properties fo:font-weight="bold" officeooo:rsid="0411d16e" style:font-weight-asian="bold" style:font-weight-complex="bold"/>
    </style:style>
    <style:style style:name="T1273" style:family="text">
      <style:text-properties fo:font-weight="bold" officeooo:rsid="048fe3f8" style:font-weight-asian="bold" style:font-weight-complex="bold"/>
    </style:style>
    <style:style style:name="T1274" style:family="text">
      <style:text-properties fo:font-weight="bold" officeooo:rsid="048ffd4a" style:font-weight-asian="bold" style:font-weight-complex="bold"/>
    </style:style>
    <style:style style:name="T1275" style:family="text">
      <style:text-properties fo:font-weight="bold" officeooo:rsid="04a08898" style:font-weight-asian="bold" style:font-weight-complex="bold"/>
    </style:style>
    <style:style style:name="T1276" style:family="text">
      <style:text-properties fo:font-weight="bold" officeooo:rsid="063d933e" style:font-weight-asian="bold" style:font-weight-complex="bold"/>
    </style:style>
    <style:style style:name="T1277" style:family="text">
      <style:text-properties fo:font-weight="bold" officeooo:rsid="065f9c0e" style:font-weight-asian="bold" style:font-weight-complex="bold"/>
    </style:style>
    <style:style style:name="T1278" style:family="text">
      <style:text-properties fo:font-weight="bold" officeooo:rsid="06dc9bfd" style:font-weight-asian="bold" style:font-weight-complex="bold"/>
    </style:style>
    <style:style style:name="T1279" style:family="text">
      <style:text-properties fo:font-weight="bold" officeooo:rsid="06c0c7e9" style:font-weight-asian="bold" style:font-weight-complex="bold"/>
    </style:style>
    <style:style style:name="T1280" style:family="text">
      <style:text-properties fo:font-weight="bold" officeooo:rsid="06dff81f" style:font-weight-asian="bold" style:font-weight-complex="bold"/>
    </style:style>
    <style:style style:name="T1281" style:family="text">
      <style:text-properties fo:font-weight="bold" officeooo:rsid="071be8ce" style:font-weight-asian="bold" style:font-weight-complex="bold"/>
    </style:style>
    <style:style style:name="T1282" style:family="text">
      <style:text-properties fo:font-weight="bold" officeooo:rsid="072a3f72" style:font-weight-asian="bold" style:font-weight-complex="bold"/>
    </style:style>
    <style:style style:name="T1283" style:family="text">
      <style:text-properties fo:font-weight="bold" officeooo:rsid="07337436" style:font-weight-asian="bold" style:font-weight-complex="bold"/>
    </style:style>
    <style:style style:name="T1284" style:family="text">
      <style:text-properties fo:font-weight="bold" officeooo:rsid="00367935" style:font-weight-asian="bold" style:font-weight-complex="bold"/>
    </style:style>
    <style:style style:name="T1285" style:family="text">
      <style:text-properties fo:font-weight="bold" officeooo:rsid="031fc4b1" style:font-weight-asian="bold" style:font-weight-complex="bold"/>
    </style:style>
    <style:style style:name="T1286" style:family="text">
      <style:text-properties fo:font-weight="bold" officeooo:rsid="034c7df6" style:font-weight-asian="bold" style:font-weight-complex="bold"/>
    </style:style>
    <style:style style:name="T1287" style:family="text">
      <style:text-properties officeooo:rsid="005b5f51"/>
    </style:style>
    <style:style style:name="T1288" style:family="text">
      <style:text-properties officeooo:rsid="005d12fa"/>
    </style:style>
    <style:style style:name="T1289" style:family="text">
      <style:text-properties officeooo:rsid="005f7223"/>
    </style:style>
    <style:style style:name="T1290" style:family="text">
      <style:text-properties style:text-underline-style="none"/>
    </style:style>
    <style:style style:name="T1291" style:family="text">
      <style:text-properties style:text-underline-style="none" fo:font-weight="normal" style:font-weight-asian="normal" style:font-weight-complex="normal"/>
    </style:style>
    <style:style style:name="T1292" style:family="text">
      <style:text-properties style:text-underline-style="none" fo:font-weight="normal" officeooo:rsid="00721e09" style:font-weight-asian="normal" style:font-weight-complex="normal"/>
    </style:style>
    <style:style style:name="T1293" style:family="text">
      <style:text-properties style:text-underline-style="none" fo:font-weight="normal" officeooo:rsid="00722a19" style:font-weight-asian="normal" style:font-weight-complex="normal"/>
    </style:style>
    <style:style style:name="T1294" style:family="text">
      <style:text-properties style:text-underline-style="none" fo:font-weight="normal" officeooo:rsid="006a9ead" style:font-weight-asian="normal" style:font-weight-complex="normal"/>
    </style:style>
    <style:style style:name="T1295" style:family="text">
      <style:text-properties style:text-underline-style="none" fo:font-weight="normal" officeooo:rsid="00a639f7" style:font-weight-asian="normal" style:font-weight-complex="normal"/>
    </style:style>
    <style:style style:name="T1296" style:family="text">
      <style:text-properties style:text-underline-style="none" fo:font-weight="normal" officeooo:rsid="00a69bec" style:font-weight-asian="normal" style:font-weight-complex="normal"/>
    </style:style>
    <style:style style:name="T1297" style:family="text">
      <style:text-properties style:text-underline-style="none" fo:font-weight="normal" officeooo:rsid="009e29ef" style:font-weight-asian="normal" style:font-weight-complex="normal"/>
    </style:style>
    <style:style style:name="T1298" style:family="text">
      <style:text-properties style:text-underline-style="none" fo:font-weight="normal" officeooo:rsid="00a75993" style:font-weight-asian="normal" style:font-weight-complex="normal"/>
    </style:style>
    <style:style style:name="T1299" style:family="text">
      <style:text-properties style:text-underline-style="none" fo:font-weight="normal" officeooo:rsid="00e7b674" style:font-weight-asian="normal" style:font-weight-complex="normal"/>
    </style:style>
    <style:style style:name="T1300" style:family="text">
      <style:text-properties style:text-underline-style="none" fo:font-weight="normal" officeooo:rsid="0123bb39" style:font-weight-asian="normal" style:font-weight-complex="normal"/>
    </style:style>
    <style:style style:name="T1301" style:family="text">
      <style:text-properties style:text-underline-style="none" fo:font-weight="normal" officeooo:rsid="02e59398" style:font-weight-asian="normal" style:font-weight-complex="normal"/>
    </style:style>
    <style:style style:name="T1302" style:family="text">
      <style:text-properties style:text-underline-style="none" fo:font-weight="normal" officeooo:rsid="0043121f" style:font-weight-asian="normal" style:font-weight-complex="normal"/>
    </style:style>
    <style:style style:name="T1303" style:family="text">
      <style:text-properties style:text-underline-style="none" fo:font-weight="normal" officeooo:rsid="06b823a5" style:font-weight-asian="normal" style:font-weight-complex="normal"/>
    </style:style>
    <style:style style:name="T1304" style:family="text">
      <style:text-properties style:text-underline-style="none" fo:font-weight="normal" officeooo:rsid="06afcb9f" style:font-weight-asian="normal" style:font-weight-complex="normal"/>
    </style:style>
    <style:style style:name="T1305" style:family="text">
      <style:text-properties style:text-underline-style="none" fo:font-weight="normal" officeooo:rsid="08ad15c9" style:font-weight-asian="normal" style:font-weight-complex="normal"/>
    </style:style>
    <style:style style:name="T1306" style:family="text">
      <style:text-properties style:text-underline-style="none" fo:font-weight="normal" officeooo:rsid="00bbbf73" style:font-weight-asian="normal" style:font-weight-complex="normal"/>
    </style:style>
    <style:style style:name="T1307" style:family="text">
      <style:text-properties style:text-underline-style="none" fo:font-weight="normal" officeooo:rsid="08b30bdb" style:font-weight-asian="normal" style:font-weight-complex="normal"/>
    </style:style>
    <style:style style:name="T1308" style:family="text">
      <style:text-properties style:text-underline-style="none" fo:font-weight="normal" officeooo:rsid="03becfb9" style:font-weight-asian="normal" style:font-weight-complex="normal"/>
    </style:style>
    <style:style style:name="T1309" style:family="text">
      <style:text-properties style:text-underline-style="none" fo:font-weight="bold" style:font-weight-asian="bold" style:font-weight-complex="bold"/>
    </style:style>
    <style:style style:name="T1310" style:family="text">
      <style:text-properties style:text-underline-style="none" fo:font-weight="bold" officeooo:rsid="00a75993" style:font-weight-asian="bold" style:font-weight-complex="bold"/>
    </style:style>
    <style:style style:name="T1311" style:family="text">
      <style:text-properties style:text-underline-style="none" fo:font-weight="bold" officeooo:rsid="013013d9" style:font-weight-asian="bold" style:font-weight-complex="bold"/>
    </style:style>
    <style:style style:name="T1312" style:family="text">
      <style:text-properties style:text-underline-style="none" fo:font-weight="bold" officeooo:rsid="01408f03" style:font-weight-asian="bold" style:font-weight-complex="bold"/>
    </style:style>
    <style:style style:name="T1313" style:family="text">
      <style:text-properties style:text-underline-style="none" fo:font-weight="bold" officeooo:rsid="08ad15c9" style:font-weight-asian="bold" style:font-weight-complex="bold"/>
    </style:style>
    <style:style style:name="T1314" style:family="text">
      <style:text-properties style:text-underline-style="none" officeooo:rsid="00bbbf73"/>
    </style:style>
    <style:style style:name="T1315" style:family="text">
      <style:text-properties style:text-underline-style="none" officeooo:rsid="00d40111"/>
    </style:style>
    <style:style style:name="T1316" style:family="text">
      <style:text-properties style:text-underline-style="none" officeooo:rsid="00d708a6"/>
    </style:style>
    <style:style style:name="T1317" style:family="text">
      <style:text-properties style:text-underline-style="none" officeooo:rsid="00d5826a"/>
    </style:style>
    <style:style style:name="T1318" style:family="text">
      <style:text-properties style:text-underline-style="none" officeooo:rsid="00fde6f2"/>
    </style:style>
    <style:style style:name="T1319" style:family="text">
      <style:text-properties style:text-underline-style="none" officeooo:rsid="013013d9"/>
    </style:style>
    <style:style style:name="T1320" style:family="text">
      <style:text-properties style:text-underline-style="none" officeooo:rsid="0137af9f"/>
    </style:style>
    <style:style style:name="T1321" style:family="text">
      <style:text-properties style:text-underline-style="none" officeooo:rsid="013282b3"/>
    </style:style>
    <style:style style:name="T1322" style:family="text">
      <style:text-properties style:text-underline-style="none" officeooo:rsid="01408f03"/>
    </style:style>
    <style:style style:name="T1323" style:family="text">
      <style:text-properties style:text-underline-style="none" officeooo:rsid="01416cb6"/>
    </style:style>
    <style:style style:name="T1324" style:family="text">
      <style:text-properties style:text-underline-style="none" officeooo:rsid="01435f2a"/>
    </style:style>
    <style:style style:name="T1325" style:family="text">
      <style:text-properties style:text-underline-style="none" officeooo:rsid="015f15fe"/>
    </style:style>
    <style:style style:name="T1326" style:family="text">
      <style:text-properties style:text-underline-style="none" officeooo:rsid="00ec1e8c"/>
    </style:style>
    <style:style style:name="T1327" style:family="text">
      <style:text-properties officeooo:rsid="00722a19"/>
    </style:style>
    <style:style style:name="T1328" style:family="text">
      <style:text-properties officeooo:rsid="0082538a"/>
    </style:style>
    <style:style style:name="T1329" style:family="text">
      <style:text-properties officeooo:rsid="008a06de"/>
    </style:style>
    <style:style style:name="T1330" style:family="text">
      <style:text-properties officeooo:rsid="00937b11"/>
    </style:style>
    <style:style style:name="T1331" style:family="text">
      <style:text-properties officeooo:rsid="00b502cc"/>
    </style:style>
    <style:style style:name="T1332" style:family="text">
      <style:text-properties officeooo:rsid="00ba4170"/>
    </style:style>
    <style:style style:name="T1333" style:family="text">
      <style:text-properties officeooo:rsid="00bbbf73"/>
    </style:style>
    <style:style style:name="T1334" style:family="text">
      <style:text-properties officeooo:rsid="00bd3f9d"/>
    </style:style>
    <style:style style:name="T1335" style:family="text">
      <style:text-properties officeooo:rsid="00beb82f"/>
    </style:style>
    <style:style style:name="T1336" style:family="text">
      <style:text-properties officeooo:rsid="00c2a166"/>
    </style:style>
    <style:style style:name="T1337" style:family="text">
      <style:text-properties officeooo:rsid="00c7406f"/>
    </style:style>
    <style:style style:name="T1338" style:family="text">
      <style:text-properties officeooo:rsid="00c93592"/>
    </style:style>
    <style:style style:name="T1339" style:family="text">
      <style:text-properties officeooo:rsid="00d83381"/>
    </style:style>
    <style:style style:name="T1340" style:family="text">
      <style:text-properties officeooo:rsid="00e09913"/>
    </style:style>
    <style:style style:name="T1341" style:family="text">
      <style:text-properties officeooo:rsid="00ed9297"/>
    </style:style>
    <style:style style:name="T1342" style:family="text">
      <style:text-properties officeooo:rsid="00ef4875"/>
    </style:style>
    <style:style style:name="T1343" style:family="text">
      <style:text-properties officeooo:rsid="00f0f7f8"/>
    </style:style>
    <style:style style:name="T1344" style:family="text">
      <style:text-properties officeooo:rsid="00f5260b"/>
    </style:style>
    <style:style style:name="T1345" style:family="text">
      <style:text-properties officeooo:rsid="010185dc"/>
    </style:style>
    <style:style style:name="T1346" style:family="text">
      <style:text-properties officeooo:rsid="01095847"/>
    </style:style>
    <style:style style:name="T1347" style:family="text">
      <style:text-properties officeooo:rsid="010f422a"/>
    </style:style>
    <style:style style:name="T1348" style:family="text">
      <style:text-properties officeooo:rsid="01113d34"/>
    </style:style>
    <style:style style:name="T1349" style:family="text">
      <style:text-properties officeooo:rsid="011bd541"/>
    </style:style>
    <style:style style:name="T1350" style:family="text">
      <style:text-properties style:text-line-through-style="none" style:text-line-through-type="none"/>
    </style:style>
    <style:style style:name="T1351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352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353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354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355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356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357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358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359" style:family="text">
      <style:text-properties style:text-line-through-style="none" style:text-line-through-type="none" fo:font-style="italic" fo:font-weight="normal" officeooo:rsid="0544d531" style:font-style-asian="italic" style:font-weight-asian="normal" style:font-style-complex="italic" style:font-weight-complex="normal"/>
    </style:style>
    <style:style style:name="T1360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361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362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363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364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365" style:family="text">
      <style:text-properties style:text-line-through-style="none" style:text-line-through-type="none" fo:font-weight="normal" officeooo:rsid="03ba815b" style:font-weight-asian="normal" style:font-weight-complex="normal"/>
    </style:style>
    <style:style style:name="T1366" style:family="text">
      <style:text-properties style:text-line-through-style="none" style:text-line-through-type="none" fo:font-weight="normal" officeooo:rsid="098292f8" style:font-weight-asian="normal" style:font-weight-complex="normal"/>
    </style:style>
    <style:style style:name="T136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368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369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370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371" style:family="text">
      <style:text-properties style:text-line-through-style="none" style:text-line-through-type="none" officeooo:rsid="03d52c7f"/>
    </style:style>
    <style:style style:name="T1372" style:family="text">
      <style:text-properties style:text-line-through-style="none" style:text-line-through-type="none" officeooo:rsid="03ef2dc7"/>
    </style:style>
    <style:style style:name="T1373" style:family="text">
      <style:text-properties style:text-line-through-style="none" style:text-line-through-type="none" officeooo:rsid="03ec3a95"/>
    </style:style>
    <style:style style:name="T1374" style:family="text">
      <style:text-properties style:text-line-through-style="none" style:text-line-through-type="none" officeooo:rsid="03f0c84b"/>
    </style:style>
    <style:style style:name="T1375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376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377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378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379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380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381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382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383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384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385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386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387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388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389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390" style:family="text">
      <style:text-properties style:text-line-through-style="none" style:text-line-through-type="none" fo:font-style="normal" fo:font-weight="normal" officeooo:rsid="085f8555" style:font-style-asian="normal" style:font-weight-asian="normal" style:font-style-complex="normal" style:font-weight-complex="normal"/>
    </style:style>
    <style:style style:name="T1391" style:family="text">
      <style:text-properties style:text-line-through-style="none" style:text-line-through-type="none" officeooo:rsid="05a9b5b8"/>
    </style:style>
    <style:style style:name="T1392" style:family="text">
      <style:text-properties style:text-line-through-style="none" style:text-line-through-type="none" officeooo:rsid="05bb08e9"/>
    </style:style>
    <style:style style:name="T1393" style:family="text">
      <style:text-properties officeooo:rsid="0152f194"/>
    </style:style>
    <style:style style:name="T1394" style:family="text">
      <style:text-properties officeooo:rsid="016860b9"/>
    </style:style>
    <style:style style:name="T1395" style:family="text">
      <style:text-properties officeooo:rsid="01758a0f"/>
    </style:style>
    <style:style style:name="T1396" style:family="text">
      <style:text-properties officeooo:rsid="01871851"/>
    </style:style>
    <style:style style:name="T1397" style:family="text">
      <style:text-properties officeooo:rsid="0188ed42"/>
    </style:style>
    <style:style style:name="T1398" style:family="text">
      <style:text-properties officeooo:rsid="018c0d5b"/>
    </style:style>
    <style:style style:name="T1399" style:family="text">
      <style:text-properties officeooo:rsid="019479eb"/>
    </style:style>
    <style:style style:name="T1400" style:family="text">
      <style:text-properties officeooo:rsid="0198a2ea"/>
    </style:style>
    <style:style style:name="T1401" style:family="text">
      <style:text-properties officeooo:rsid="01c64853"/>
    </style:style>
    <style:style style:name="T1402" style:family="text">
      <style:text-properties officeooo:rsid="01d80854"/>
    </style:style>
    <style:style style:name="T1403" style:family="text">
      <style:text-properties officeooo:rsid="01d90cf6"/>
    </style:style>
    <style:style style:name="T1404" style:family="text">
      <style:text-properties officeooo:rsid="01d9cd4e"/>
    </style:style>
    <style:style style:name="T1405" style:family="text">
      <style:text-properties officeooo:rsid="01dc67de"/>
    </style:style>
    <style:style style:name="T1406" style:family="text">
      <style:text-properties officeooo:rsid="01df8731"/>
    </style:style>
    <style:style style:name="T1407" style:family="text">
      <style:text-properties officeooo:rsid="01e917c9"/>
    </style:style>
    <style:style style:name="T1408" style:family="text">
      <style:text-properties officeooo:rsid="01e5182b"/>
    </style:style>
    <style:style style:name="T1409" style:family="text">
      <style:text-properties officeooo:rsid="01e966ec"/>
    </style:style>
    <style:style style:name="T1410" style:family="text">
      <style:text-properties officeooo:rsid="01eb88a9"/>
    </style:style>
    <style:style style:name="T1411" style:family="text">
      <style:text-properties officeooo:rsid="01f79ca2"/>
    </style:style>
    <style:style style:name="T1412" style:family="text">
      <style:text-properties officeooo:rsid="01f9794d"/>
    </style:style>
    <style:style style:name="T1413" style:family="text">
      <style:text-properties officeooo:rsid="01fb1d79"/>
    </style:style>
    <style:style style:name="T1414" style:family="text">
      <style:text-properties officeooo:rsid="01fde08a"/>
    </style:style>
    <style:style style:name="T1415" style:family="text">
      <style:text-properties officeooo:rsid="0200b58e"/>
    </style:style>
    <style:style style:name="T1416" style:family="text">
      <style:text-properties officeooo:rsid="01c48a9e"/>
    </style:style>
    <style:style style:name="T1417" style:family="text">
      <style:text-properties officeooo:rsid="020294d1"/>
    </style:style>
    <style:style style:name="T1418" style:family="text">
      <style:text-properties officeooo:rsid="019e70b3"/>
    </style:style>
    <style:style style:name="T1419" style:family="text">
      <style:text-properties officeooo:rsid="020131ae"/>
    </style:style>
    <style:style style:name="T1420" style:family="text">
      <style:text-properties officeooo:rsid="01b08253"/>
    </style:style>
    <style:style style:name="T1421" style:family="text">
      <style:text-properties officeooo:rsid="01ffec25"/>
    </style:style>
    <style:style style:name="T1422" style:family="text">
      <style:text-properties officeooo:rsid="0212a48a"/>
    </style:style>
    <style:style style:name="T1423" style:family="text">
      <style:text-properties officeooo:rsid="021d76dd"/>
    </style:style>
    <style:style style:name="T1424" style:family="text">
      <style:text-properties officeooo:rsid="022053cd"/>
    </style:style>
    <style:style style:name="T1425" style:family="text">
      <style:text-properties officeooo:rsid="01e2b86d"/>
    </style:style>
    <style:style style:name="T1426" style:family="text">
      <style:text-properties officeooo:rsid="022dff2a"/>
    </style:style>
    <style:style style:name="T1427" style:family="text">
      <style:text-properties officeooo:rsid="02540cb9"/>
    </style:style>
    <style:style style:name="T1428" style:family="text">
      <style:text-properties officeooo:rsid="025798af"/>
    </style:style>
    <style:style style:name="T1429" style:family="text">
      <style:text-properties officeooo:rsid="0259f4ad"/>
    </style:style>
    <style:style style:name="T1430" style:family="text">
      <style:text-properties officeooo:rsid="025b11c7"/>
    </style:style>
    <style:style style:name="T1431" style:family="text">
      <style:text-properties officeooo:rsid="02685e01"/>
    </style:style>
    <style:style style:name="T1432" style:family="text">
      <style:text-properties officeooo:rsid="024d9b01"/>
    </style:style>
    <style:style style:name="T1433" style:family="text">
      <style:text-properties officeooo:rsid="026b5506"/>
    </style:style>
    <style:style style:name="T1434" style:family="text">
      <style:text-properties officeooo:rsid="02727518"/>
    </style:style>
    <style:style style:name="T1435" style:family="text">
      <style:text-properties officeooo:rsid="02743cef"/>
    </style:style>
    <style:style style:name="T1436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437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438" style:family="text">
      <style:text-properties officeooo:rsid="02abf8f2"/>
    </style:style>
    <style:style style:name="T1439" style:family="text">
      <style:text-properties officeooo:rsid="02ac7db0"/>
    </style:style>
    <style:style style:name="T1440" style:family="text">
      <style:text-properties officeooo:rsid="02b14a1d"/>
    </style:style>
    <style:style style:name="T1441" style:family="text">
      <style:text-properties officeooo:rsid="02b245f2"/>
    </style:style>
    <style:style style:name="T1442" style:family="text">
      <style:text-properties officeooo:rsid="02b807dc"/>
    </style:style>
    <style:style style:name="T1443" style:family="text">
      <style:text-properties officeooo:rsid="0063f3c5"/>
    </style:style>
    <style:style style:name="T1444" style:family="text">
      <style:text-properties officeooo:rsid="00c0d7c6"/>
    </style:style>
    <style:style style:name="T1445" style:family="text">
      <style:text-properties officeooo:rsid="02bfe198"/>
    </style:style>
    <style:style style:name="T1446" style:family="text">
      <style:text-properties officeooo:rsid="02ccc8f6"/>
    </style:style>
    <style:style style:name="T1447" style:family="text">
      <style:text-properties officeooo:rsid="02e142ec"/>
    </style:style>
    <style:style style:name="T1448" style:family="text">
      <style:text-properties officeooo:rsid="02ec089f"/>
    </style:style>
    <style:style style:name="T1449" style:family="text">
      <style:text-properties officeooo:rsid="008d7148"/>
    </style:style>
    <style:style style:name="T1450" style:family="text">
      <style:text-properties officeooo:rsid="0069ae25"/>
    </style:style>
    <style:style style:name="T1451" style:family="text">
      <style:text-properties officeooo:rsid="03049b98"/>
    </style:style>
    <style:style style:name="T1452" style:family="text">
      <style:text-properties officeooo:rsid="0304fd19"/>
    </style:style>
    <style:style style:name="T1453" style:family="text">
      <style:text-properties style:text-underline-style="solid" style:text-underline-width="auto" style:text-underline-color="font-color"/>
    </style:style>
    <style:style style:name="T1454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455" style:family="text">
      <style:text-properties officeooo:rsid="0329fac1"/>
    </style:style>
    <style:style style:name="T1456" style:family="text">
      <style:text-properties officeooo:rsid="032c4fdc"/>
    </style:style>
    <style:style style:name="T1457" style:family="text">
      <style:text-properties officeooo:rsid="032e6032"/>
    </style:style>
    <style:style style:name="T1458" style:family="text">
      <style:text-properties officeooo:rsid="033f17a3"/>
    </style:style>
    <style:style style:name="T1459" style:family="text">
      <style:text-properties officeooo:rsid="03182d82"/>
    </style:style>
    <style:style style:name="T1460" style:family="text">
      <style:text-properties officeooo:rsid="03153caa"/>
    </style:style>
    <style:style style:name="T1461" style:family="text">
      <style:text-properties officeooo:rsid="03429aa5"/>
    </style:style>
    <style:style style:name="T1462" style:family="text">
      <style:text-properties officeooo:rsid="0346a444"/>
    </style:style>
    <style:style style:name="T1463" style:family="text">
      <style:text-properties officeooo:rsid="034adc9b"/>
    </style:style>
    <style:style style:name="T1464" style:family="text">
      <style:text-properties officeooo:rsid="034f33b6"/>
    </style:style>
    <style:style style:name="T1465" style:family="text">
      <style:text-properties officeooo:rsid="034f5b13"/>
    </style:style>
    <style:style style:name="T1466" style:family="text">
      <style:text-properties officeooo:rsid="034f680a"/>
    </style:style>
    <style:style style:name="T1467" style:family="text">
      <style:text-properties officeooo:rsid="0354d22d"/>
    </style:style>
    <style:style style:name="T1468" style:family="text">
      <style:text-properties officeooo:rsid="0356cf1b"/>
    </style:style>
    <style:style style:name="T1469" style:family="text">
      <style:text-properties officeooo:rsid="035fe67f"/>
    </style:style>
    <style:style style:name="T1470" style:family="text">
      <style:text-properties officeooo:rsid="035ffaa8"/>
    </style:style>
    <style:style style:name="T1471" style:family="text">
      <style:text-properties officeooo:rsid="036197c0"/>
    </style:style>
    <style:style style:name="T1472" style:family="text">
      <style:text-properties officeooo:rsid="037541ab"/>
    </style:style>
    <style:style style:name="T1473" style:family="text">
      <style:text-properties officeooo:rsid="037607bd"/>
    </style:style>
    <style:style style:name="T1474" style:family="text">
      <style:text-properties officeooo:rsid="03886cfc"/>
    </style:style>
    <style:style style:name="T1475" style:family="text">
      <style:text-properties officeooo:rsid="03a24854"/>
    </style:style>
    <style:style style:name="T1476" style:family="text">
      <style:text-properties officeooo:rsid="03a27e76"/>
    </style:style>
    <style:style style:name="T1477" style:family="text">
      <style:text-properties officeooo:rsid="03778af6"/>
    </style:style>
    <style:style style:name="T1478" style:family="text">
      <style:text-properties officeooo:rsid="03aaef44"/>
    </style:style>
    <style:style style:name="T1479" style:family="text">
      <style:text-properties officeooo:rsid="03bf675e"/>
    </style:style>
    <style:style style:name="T1480" style:family="text">
      <style:text-properties officeooo:rsid="03d26e6d"/>
    </style:style>
    <style:style style:name="T1481" style:family="text">
      <style:text-properties fo:color="#008000"/>
    </style:style>
    <style:style style:name="T1482" style:family="text">
      <style:text-properties fo:color="#008000" fo:font-style="italic" style:font-style-asian="italic" style:font-style-complex="italic"/>
    </style:style>
    <style:style style:name="T1483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484" style:family="text">
      <style:text-properties fo:color="#008000" officeooo:rsid="03153caa" fo:background-color="transparent" loext:char-shading-value="0"/>
    </style:style>
    <style:style style:name="T1485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486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487" style:family="text">
      <style:text-properties fo:color="#008000" officeooo:rsid="03429aa5"/>
    </style:style>
    <style:style style:name="T1488" style:family="text">
      <style:text-properties fo:color="#008000" officeooo:rsid="03886cfc"/>
    </style:style>
    <style:style style:name="T1489" style:family="text">
      <style:text-properties fo:color="#008000" officeooo:rsid="05d5c10e"/>
    </style:style>
    <style:style style:name="T1490" style:family="text">
      <style:text-properties fo:color="#008000" fo:font-weight="normal" officeooo:rsid="065f9c0e" style:font-weight-asian="normal" style:font-weight-complex="normal"/>
    </style:style>
    <style:style style:name="T1491" style:family="text">
      <style:text-properties officeooo:rsid="03e718ea"/>
    </style:style>
    <style:style style:name="T1492" style:family="text">
      <style:text-properties officeooo:rsid="03e90de3"/>
    </style:style>
    <style:style style:name="T1493" style:family="text">
      <style:text-properties officeooo:rsid="0015f1ff"/>
    </style:style>
    <style:style style:name="T1494" style:family="text">
      <style:text-properties officeooo:rsid="03e93625"/>
    </style:style>
    <style:style style:name="T1495" style:family="text">
      <style:text-properties officeooo:rsid="0019f535"/>
    </style:style>
    <style:style style:name="T1496" style:family="text">
      <style:text-properties officeooo:rsid="03ec3a95"/>
    </style:style>
    <style:style style:name="T1497" style:family="text">
      <style:text-properties officeooo:rsid="03ed0846"/>
    </style:style>
    <style:style style:name="T1498" style:family="text">
      <style:text-properties officeooo:rsid="03ee7eb1"/>
    </style:style>
    <style:style style:name="T1499" style:family="text">
      <style:text-properties officeooo:rsid="03f7049e"/>
    </style:style>
    <style:style style:name="T1500" style:family="text">
      <style:text-properties officeooo:rsid="04045fb5"/>
    </style:style>
    <style:style style:name="T1501" style:family="text">
      <style:text-properties officeooo:rsid="0411d16e"/>
    </style:style>
    <style:style style:name="T1502" style:family="text">
      <style:text-properties officeooo:rsid="0437fd59"/>
    </style:style>
    <style:style style:name="T1503" style:family="text">
      <style:text-properties officeooo:rsid="043c6125"/>
    </style:style>
    <style:style style:name="T1504" style:family="text">
      <style:text-properties officeooo:rsid="0455d30c"/>
    </style:style>
    <style:style style:name="T1505" style:family="text">
      <style:text-properties officeooo:rsid="046a1124"/>
    </style:style>
    <style:style style:name="T1506" style:family="text">
      <style:text-properties officeooo:rsid="046a9d46"/>
    </style:style>
    <style:style style:name="T1507" style:family="text">
      <style:text-properties officeooo:rsid="04719231"/>
    </style:style>
    <style:style style:name="T1508" style:family="text">
      <style:text-properties officeooo:rsid="040ce935"/>
    </style:style>
    <style:style style:name="T1509" style:family="text">
      <style:text-properties officeooo:rsid="04a08898"/>
    </style:style>
    <style:style style:name="T1510" style:family="text">
      <style:text-properties officeooo:rsid="04a3c98b"/>
    </style:style>
    <style:style style:name="T1511" style:family="text">
      <style:text-properties officeooo:rsid="04a57ad8"/>
    </style:style>
    <style:style style:name="T1512" style:family="text">
      <style:text-properties officeooo:rsid="04a6595a"/>
    </style:style>
    <style:style style:name="T1513" style:family="text">
      <style:text-properties officeooo:rsid="04a6679a"/>
    </style:style>
    <style:style style:name="T1514" style:family="text">
      <style:text-properties officeooo:rsid="04bb11b5"/>
    </style:style>
    <style:style style:name="T1515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516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517" style:family="text">
      <style:text-properties officeooo:rsid="04bc7059"/>
    </style:style>
    <style:style style:name="T1518" style:family="text">
      <style:text-properties officeooo:rsid="04c36d3f"/>
    </style:style>
    <style:style style:name="T1519" style:family="text">
      <style:text-properties officeooo:rsid="04c627f1"/>
    </style:style>
    <style:style style:name="T1520" style:family="text">
      <style:text-properties officeooo:rsid="04cce5bf"/>
    </style:style>
    <style:style style:name="T1521" style:family="text">
      <style:text-properties officeooo:rsid="04cfcb47"/>
    </style:style>
    <style:style style:name="T1522" style:family="text">
      <style:text-properties officeooo:rsid="04e24210"/>
    </style:style>
    <style:style style:name="T1523" style:family="text">
      <style:text-properties officeooo:rsid="04ec533d"/>
    </style:style>
    <style:style style:name="T1524" style:family="text">
      <style:text-properties officeooo:rsid="04ed871b"/>
    </style:style>
    <style:style style:name="T1525" style:family="text">
      <style:text-properties officeooo:rsid="0508fe4c"/>
    </style:style>
    <style:style style:name="T1526" style:family="text">
      <style:text-properties officeooo:rsid="05115d8e"/>
    </style:style>
    <style:style style:name="T1527" style:family="text">
      <style:text-properties officeooo:rsid="051c4636"/>
    </style:style>
    <style:style style:name="T1528" style:family="text">
      <style:text-properties officeooo:rsid="0524ab2e"/>
    </style:style>
    <style:style style:name="T1529" style:family="text">
      <style:text-properties officeooo:rsid="05250d74"/>
    </style:style>
    <style:style style:name="T1530" style:family="text">
      <style:text-properties officeooo:rsid="052672fc"/>
    </style:style>
    <style:style style:name="T1531" style:family="text">
      <style:text-properties officeooo:rsid="0540f4db"/>
    </style:style>
    <style:style style:name="T1532" style:family="text">
      <style:text-properties officeooo:rsid="057b1a47"/>
    </style:style>
    <style:style style:name="T1533" style:family="text">
      <style:text-properties officeooo:rsid="057cbee6"/>
    </style:style>
    <style:style style:name="T1534" style:family="text">
      <style:text-properties officeooo:rsid="057e9023"/>
    </style:style>
    <style:style style:name="T1535" style:family="text">
      <style:text-properties officeooo:rsid="0585d555"/>
    </style:style>
    <style:style style:name="T1536" style:family="text">
      <style:text-properties officeooo:rsid="058a5955"/>
    </style:style>
    <style:style style:name="T1537" style:family="text">
      <style:text-properties officeooo:rsid="058bbc5e"/>
    </style:style>
    <style:style style:name="T1538" style:family="text">
      <style:text-properties officeooo:rsid="059df9ef"/>
    </style:style>
    <style:style style:name="T1539" style:family="text">
      <style:text-properties officeooo:rsid="05bc64d7"/>
    </style:style>
    <style:style style:name="T1540" style:family="text">
      <style:text-properties officeooo:rsid="05c413ac"/>
    </style:style>
    <style:style style:name="T1541" style:family="text">
      <style:text-properties officeooo:rsid="05ce73f5"/>
    </style:style>
    <style:style style:name="T1542" style:family="text">
      <style:text-properties officeooo:rsid="05d0a118"/>
    </style:style>
    <style:style style:name="T1543" style:family="text">
      <style:text-properties officeooo:rsid="05f3e7ac"/>
    </style:style>
    <style:style style:name="T1544" style:family="text">
      <style:text-properties officeooo:rsid="06063862"/>
    </style:style>
    <style:style style:name="T1545" style:family="text">
      <style:text-properties officeooo:rsid="0620bdc2"/>
    </style:style>
    <style:style style:name="T1546" style:family="text">
      <style:text-properties officeooo:rsid="06257b22"/>
    </style:style>
    <style:style style:name="T1547" style:family="text">
      <style:text-properties officeooo:rsid="0626dd8c"/>
    </style:style>
    <style:style style:name="T1548" style:family="text">
      <style:text-properties officeooo:rsid="062f0400"/>
    </style:style>
    <style:style style:name="T1549" style:family="text">
      <style:text-properties officeooo:rsid="0630fb9a"/>
    </style:style>
    <style:style style:name="T1550" style:family="text">
      <style:text-properties officeooo:rsid="06321a8e"/>
    </style:style>
    <style:style style:name="T1551" style:family="text">
      <style:text-properties officeooo:rsid="063d933e"/>
    </style:style>
    <style:style style:name="T1552" style:family="text">
      <style:text-properties officeooo:rsid="063fe71c"/>
    </style:style>
    <style:style style:name="T1553" style:family="text">
      <style:text-properties officeooo:rsid="06408df0"/>
    </style:style>
    <style:style style:name="T1554" style:family="text">
      <style:text-properties officeooo:rsid="06423390"/>
    </style:style>
    <style:style style:name="T1555" style:family="text">
      <style:text-properties officeooo:rsid="06440517"/>
    </style:style>
    <style:style style:name="T1556" style:family="text">
      <style:text-properties officeooo:rsid="0650c02a"/>
    </style:style>
    <style:style style:name="T1557" style:family="text">
      <style:text-properties officeooo:rsid="0652812f"/>
    </style:style>
    <style:style style:name="T1558" style:family="text">
      <style:text-properties officeooo:rsid="0655290f"/>
    </style:style>
    <style:style style:name="T1559" style:family="text">
      <style:text-properties officeooo:rsid="065a8b52"/>
    </style:style>
    <style:style style:name="T1560" style:family="text">
      <style:text-properties officeooo:rsid="065bcfd1"/>
    </style:style>
    <style:style style:name="T1561" style:family="text">
      <style:text-properties officeooo:rsid="066f3d61"/>
    </style:style>
    <style:style style:name="T1562" style:family="text">
      <style:text-properties officeooo:rsid="067106c6"/>
    </style:style>
    <style:style style:name="T1563" style:family="text">
      <style:text-properties officeooo:rsid="067e3ef2"/>
    </style:style>
    <style:style style:name="T1564" style:family="text">
      <style:text-properties officeooo:rsid="0680c4d5"/>
    </style:style>
    <style:style style:name="T1565" style:family="text">
      <style:text-properties officeooo:rsid="068e23f8"/>
    </style:style>
    <style:style style:name="T1566" style:family="text">
      <style:text-properties officeooo:rsid="068f8cfb"/>
    </style:style>
    <style:style style:name="T1567" style:family="text">
      <style:text-properties officeooo:rsid="063bda54"/>
    </style:style>
    <style:style style:name="T1568" style:family="text">
      <style:text-properties officeooo:rsid="069290ce"/>
    </style:style>
    <style:style style:name="T1569" style:family="text">
      <style:text-properties officeooo:rsid="069322af"/>
    </style:style>
    <style:style style:name="T1570" style:family="text">
      <style:text-properties officeooo:rsid="069bb3bd"/>
    </style:style>
    <style:style style:name="T1571" style:family="text">
      <style:text-properties officeooo:rsid="069e7007"/>
    </style:style>
    <style:style style:name="T1572" style:family="text">
      <style:text-properties officeooo:rsid="06afcb9f"/>
    </style:style>
    <style:style style:name="T1573" style:family="text">
      <style:text-properties officeooo:rsid="06c5c80d"/>
    </style:style>
    <style:style style:name="T1574" style:family="text">
      <style:text-properties officeooo:rsid="06d0b321"/>
    </style:style>
    <style:style style:name="T1575" style:family="text">
      <style:text-properties officeooo:rsid="06d92b57"/>
    </style:style>
    <style:style style:name="T1576" style:family="text">
      <style:text-properties officeooo:rsid="06d9b7d5"/>
    </style:style>
    <style:style style:name="T1577" style:family="text">
      <style:text-properties officeooo:rsid="06db2480"/>
    </style:style>
    <style:style style:name="T1578" style:family="text">
      <style:text-properties officeooo:rsid="06dc9bfd"/>
    </style:style>
    <style:style style:name="T1579" style:family="text">
      <style:text-properties officeooo:rsid="06dff81f"/>
    </style:style>
    <style:style style:name="T1580" style:family="text">
      <style:text-properties officeooo:rsid="06e34718"/>
    </style:style>
    <style:style style:name="T1581" style:family="text">
      <style:text-properties officeooo:rsid="06f2eb19"/>
    </style:style>
    <style:style style:name="T1582" style:family="text">
      <style:text-properties officeooo:rsid="06f4d25e"/>
    </style:style>
    <style:style style:name="T1583" style:family="text">
      <style:text-properties officeooo:rsid="07045199"/>
    </style:style>
    <style:style style:name="T1584" style:family="text">
      <style:text-properties officeooo:rsid="070b4184"/>
    </style:style>
    <style:style style:name="T1585" style:family="text">
      <style:text-properties officeooo:rsid="070c8d4a"/>
    </style:style>
    <style:style style:name="T1586" style:family="text">
      <style:text-properties officeooo:rsid="07140cfc"/>
    </style:style>
    <style:style style:name="T1587" style:family="text">
      <style:text-properties officeooo:rsid="071a29dd"/>
    </style:style>
    <style:style style:name="T1588" style:family="text">
      <style:text-properties officeooo:rsid="071be8ce"/>
    </style:style>
    <style:style style:name="T1589" style:family="text">
      <style:text-properties officeooo:rsid="072b8ac3"/>
    </style:style>
    <style:style style:name="T1590" style:family="text">
      <style:text-properties officeooo:rsid="0735889c"/>
    </style:style>
    <style:style style:name="T1591" style:family="text">
      <style:text-properties officeooo:rsid="0739531b"/>
    </style:style>
    <style:style style:name="T1592" style:family="text">
      <style:text-properties officeooo:rsid="073a77c9"/>
    </style:style>
    <style:style style:name="T1593" style:family="text">
      <style:text-properties officeooo:rsid="074a9a44"/>
    </style:style>
    <style:style style:name="T1594" style:family="text">
      <style:text-properties officeooo:rsid="075cae1c"/>
    </style:style>
    <style:style style:name="T1595" style:family="text">
      <style:text-properties officeooo:rsid="0764350e"/>
    </style:style>
    <style:style style:name="T1596" style:family="text">
      <style:text-properties officeooo:rsid="07674e6b"/>
    </style:style>
    <style:style style:name="T1597" style:family="text">
      <style:text-properties officeooo:rsid="076b9c38"/>
    </style:style>
    <style:style style:name="T1598" style:family="text">
      <style:text-properties officeooo:rsid="076fec72"/>
    </style:style>
    <style:style style:name="T1599" style:family="text">
      <style:text-properties officeooo:rsid="07730323"/>
    </style:style>
    <style:style style:name="T1600" style:family="text">
      <style:text-properties officeooo:rsid="0783fad4"/>
    </style:style>
    <style:style style:name="T1601" style:family="text">
      <style:text-properties officeooo:rsid="0785f435"/>
    </style:style>
    <style:style style:name="T1602" style:family="text">
      <style:text-properties officeooo:rsid="0428c8e2"/>
    </style:style>
    <style:style style:name="T1603" style:family="text">
      <style:text-properties officeooo:rsid="042824b8"/>
    </style:style>
    <style:style style:name="T1604" style:family="text">
      <style:text-properties officeooo:rsid="07f0a938"/>
    </style:style>
    <style:style style:name="T1605" style:family="text">
      <style:text-properties officeooo:rsid="07f1a180"/>
    </style:style>
    <style:style style:name="T1606" style:family="text">
      <style:text-properties officeooo:rsid="0801b8c8"/>
    </style:style>
    <style:style style:name="T1607" style:family="text">
      <style:text-properties officeooo:rsid="083a8435"/>
    </style:style>
    <style:style style:name="T1608" style:family="text">
      <style:text-properties officeooo:rsid="083c5597"/>
    </style:style>
    <style:style style:name="T1609" style:family="text">
      <style:text-properties officeooo:rsid="084441fc"/>
    </style:style>
    <style:style style:name="T1610" style:family="text">
      <style:text-properties officeooo:rsid="08521ba2"/>
    </style:style>
    <style:style style:name="T1611" style:family="text">
      <style:text-properties officeooo:rsid="0855b657"/>
    </style:style>
    <style:style style:name="T1612" style:family="text">
      <style:text-properties officeooo:rsid="086d3de6"/>
    </style:style>
    <style:style style:name="T1613" style:family="text">
      <style:text-properties officeooo:rsid="08787cff"/>
    </style:style>
    <style:style style:name="T1614" style:family="text">
      <style:text-properties officeooo:rsid="087898dd"/>
    </style:style>
    <style:style style:name="T1615" style:family="text">
      <style:text-properties officeooo:rsid="088ff0fa"/>
    </style:style>
    <style:style style:name="T1616" style:family="text">
      <style:text-properties officeooo:rsid="0892a5b7"/>
    </style:style>
    <style:style style:name="T1617" style:family="text">
      <style:text-properties officeooo:rsid="0895b16c"/>
    </style:style>
    <style:style style:name="T1618" style:family="text">
      <style:text-properties officeooo:rsid="08990ed9"/>
    </style:style>
    <style:style style:name="T1619" style:family="text">
      <style:text-properties officeooo:rsid="08a73764"/>
    </style:style>
    <style:style style:name="T1620" style:family="text">
      <style:text-properties officeooo:rsid="08aaee75"/>
    </style:style>
    <style:style style:name="T1621" style:family="text">
      <style:text-properties officeooo:rsid="08c36a54"/>
    </style:style>
    <style:style style:name="T1622" style:family="text">
      <style:text-properties officeooo:rsid="08cb2076"/>
    </style:style>
    <style:style style:name="T1623" style:family="text">
      <style:text-properties officeooo:rsid="066eeab0"/>
    </style:style>
    <style:style style:name="T1624" style:family="text">
      <style:text-properties officeooo:rsid="08e36a3c"/>
    </style:style>
    <style:style style:name="T1625" style:family="text">
      <style:text-properties officeooo:rsid="08e38a7d"/>
    </style:style>
    <style:style style:name="T1626" style:family="text">
      <style:text-properties officeooo:rsid="0914541b"/>
    </style:style>
    <style:style style:name="T1627" style:family="text">
      <style:text-properties officeooo:rsid="09315789"/>
    </style:style>
    <style:style style:name="T1628" style:family="text">
      <style:text-properties officeooo:rsid="09372e2a"/>
    </style:style>
    <style:style style:name="T1629" style:family="text">
      <style:text-properties officeooo:rsid="09383115"/>
    </style:style>
    <style:style style:name="T1630" style:family="text">
      <style:text-properties officeooo:rsid="093ae9d4"/>
    </style:style>
    <style:style style:name="T1631" style:family="text">
      <style:text-properties officeooo:rsid="0948b3c9"/>
    </style:style>
    <style:style style:name="T1632" style:family="text">
      <style:text-properties officeooo:rsid="094f453f"/>
    </style:style>
    <style:style style:name="T1633" style:family="text">
      <style:text-properties officeooo:rsid="094fc152"/>
    </style:style>
    <style:style style:name="T1634" style:family="text">
      <style:text-properties officeooo:rsid="095cb6e7"/>
    </style:style>
    <style:style style:name="T1635" style:family="text">
      <style:text-properties officeooo:rsid="096a061d"/>
    </style:style>
    <style:style style:name="T1636" style:family="text">
      <style:text-properties officeooo:rsid="098cabf1"/>
    </style:style>
    <style:style style:name="T1637" style:family="text">
      <style:text-properties officeooo:rsid="09a0d5d3"/>
    </style:style>
    <style:style style:name="T1638" style:family="text">
      <style:text-properties officeooo:rsid="09b5a09b"/>
    </style:style>
    <style:style style:name="T1639" style:family="text">
      <style:text-properties officeooo:rsid="09b5c012"/>
    </style:style>
    <style:style style:name="T1640" style:family="text">
      <style:text-properties officeooo:rsid="09b93573"/>
    </style:style>
    <style:style style:name="T1641" style:family="text">
      <style:text-properties officeooo:rsid="09ba85c9"/>
    </style:style>
    <style:style style:name="T1642" style:family="text">
      <style:text-properties fo:language="uk" fo:country="UA" fo:font-style="normal" officeooo:rsid="04dd833a" style:font-style-asian="normal" style:font-weight-asian="normal" style:font-style-complex="normal" style:font-weight-complex="normal"/>
    </style:style>
    <style:style style:name="T1643" style:family="text">
      <style:text-properties officeooo:rsid="09c3750e"/>
    </style:style>
    <style:style style:name="T1644" style:family="text">
      <style:text-properties officeooo:rsid="09cb7cc3"/>
    </style:style>
    <style:style style:name="T1645" style:family="text">
      <style:text-properties officeooo:rsid="09cbf96c"/>
    </style:style>
    <style:style style:name="T1646" style:family="text">
      <style:text-properties officeooo:rsid="09cce570"/>
    </style:style>
    <style:style style:name="T1647" style:family="text">
      <style:text-properties officeooo:rsid="09cfde61"/>
    </style:style>
    <style:style style:name="T1648" style:family="text">
      <style:text-properties officeooo:rsid="09f6bcca"/>
    </style:style>
    <style:style style:name="T1649" style:family="text">
      <style:text-properties officeooo:rsid="05fd8b64"/>
    </style:style>
    <style:style style:name="T1650" style:family="text">
      <style:text-properties officeooo:rsid="05e7f406"/>
    </style:style>
    <style:style style:name="T1651" style:family="text">
      <style:text-properties officeooo:rsid="09f87d2f"/>
    </style:style>
    <style:style style:name="T1652" style:family="text">
      <style:text-properties officeooo:rsid="09fdc7c3"/>
    </style:style>
    <style:style style:name="T1653" style:family="text">
      <style:text-properties officeooo:rsid="0a0dbef6"/>
    </style:style>
    <style:style style:name="T1654" style:family="text">
      <style:text-properties officeooo:rsid="0a0dde6f"/>
    </style:style>
    <style:style style:name="T1655" style:family="text">
      <style:text-properties officeooo:rsid="0a0e4f0d"/>
    </style:style>
    <style:style style:name="T1656" style:family="text">
      <style:text-properties officeooo:rsid="0a1110a1"/>
    </style:style>
    <style:style style:name="T1657" style:family="text">
      <style:text-properties officeooo:rsid="0a12bb3f"/>
    </style:style>
    <style:style style:name="T1658" style:family="text">
      <style:text-properties officeooo:rsid="0a13eac3"/>
    </style:style>
    <style:style style:name="T1659" style:family="text">
      <style:text-properties officeooo:rsid="0a17a7ca"/>
    </style:style>
    <style:style style:name="T1660" style:family="text">
      <style:text-properties officeooo:rsid="0a18fcd8"/>
    </style:style>
    <style:style style:name="T1661" style:family="text">
      <style:text-properties officeooo:rsid="0a1c7a91"/>
    </style:style>
    <style:style style:name="T1662" style:family="text">
      <style:text-properties officeooo:rsid="0a1dd729"/>
    </style:style>
    <style:style style:name="T1663" style:family="text">
      <style:text-properties officeooo:rsid="0a20e3da"/>
    </style:style>
    <style:style style:name="T1664" style:family="text">
      <style:text-properties officeooo:rsid="0a2e74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35"><text:span text:style-name="T1258">А</text:span>нглийско<text:span text:style-name="T1258">е</text:span> предложени<text:span text:style-name="T1258">е</text:span></text:p>
      <text:p text:style-name="P1427"/>
      <text:p text:style-name="P744"><text:span text:style-name="T1255">Слова </text:span><text:span text:style-name="T1256">в предложении </text:span><text:span text:style-name="T1255">делятся на </text:span><text:span text:style-name="T1346">две</text:span><text:span text:style-name="T1255"> смысловые группы:</text:span></text:p>
      <text:list xml:id="list762382947" text:style-name="L1">
        <text:list-item>
          <text:p text:style-name="P1593"><text:span text:style-name="T1255">главные члены предложения — подлежащее и сказуемое </text:span><text:span text:style-name="T1472">(</text:span><text:span text:style-name="T1494">основа</text:span><text:span text:style-name="T1472"> предложения)</text:span><text:span text:style-name="T1255">;</text:span></text:p>
        </text:list-item>
        <text:list-item>
          <text:p text:style-name="P1594">второстепенные члены предложения — определение, дополнение и обстоятельтсво.</text:p>
        </text:list-item>
      </text:list>
      <text:p text:style-name="P254"/>
      <text:p text:style-name="P1423">Подлежащее — эт<text:span text:style-name="T1395">о</text:span> автор действия (существительное <text:span text:style-name="T1604">в именительном падеже</text:span>).</text:p>
      <text:p text:style-name="P1129">Сказуемое — это действие совершенное автором (<text:span text:style-name="T1605">смысловой </text:span>глагол).</text:p>
      <text:p text:style-name="P253"/>
      <text:p text:style-name="P1424"><text:span text:style-name="T1493">Дополнение — это то, на </text:span><text:span text:style-name="T1492">кого </text:span><text:span text:style-name="T1494">или на что</text:span><text:span text:style-name="T1493"> направлено действие. </text:span><text:span text:style-name="T1494">В</text:span><text:span text:style-name="T1493">ыражено существительным, </text:span>перед которым может <text:span text:style-name="T1494">быть</text:span> предлог или глаголом <text:span text:style-name="T1494">с</text:span> частиц<text:span text:style-name="T1494">ей</text:span> <text:span text:style-name="T555">to</text:span><text:span text:style-name="T809">. </text:span>Обычно стоит <text:span text:style-name="T1480">во второй половине предложения, после </text:span><text:span text:style-name="T1494">сказуемого</text:span><text:span text:style-name="T1480">.</text:span></text:p>
      <text:p text:style-name="P253"/>
      <text:p text:style-name="P1425">Обстоятельство — это слово или группа слов, отвечающая на вопросы: как? когда? </text:p>
      <text:p text:style-name="P1424"><text:span text:style-name="T1495">каким образом? </text:span><text:span text:style-name="T1494">О</text:span><text:span text:style-name="T1495">бозначает: время, место, способ или причину действия.</text:span></text:p>
      <text:p text:style-name="P253"/>
      <text:p text:style-name="P740"><text:span text:style-name="T1257">В английском </text:span><text:span text:style-name="T1258">языке</text:span><text:span text:style-name="T1257"> не бывает предложений без подлежащего и сказуемого.</text:span></text:p>
      <text:p text:style-name="P1130">Исключение составляют разговорные фразы: <text:span text:style-name="T555">nice to meet you</text:span><text:span text:style-name="T573">, come here, have fun </text:span><text:span text:style-name="T937">и пр</text:span><text:span text:style-name="T924">.</text:span></text:p>
      <text:p text:style-name="P1"/>
      <text:p text:style-name="P255"><text:span text:style-name="T1336">Порядок слов в у</text:span>тведрдительны<text:span text:style-name="T1336">х</text:span> и отрицательны<text:span text:style-name="T1336">х</text:span> предложения<text:span text:style-name="T1336">х</text:span>:</text:p>
      <text:list xml:id="list3513992740" text:style-name="L2">
        <text:list-item>
          <text:p text:style-name="P1595"><text:span text:style-name="T14">подлежащее</text:span><text:span text:style-name="T1">;</text:span></text:p>
        </text:list-item>
        <text:list-item>
          <text:p text:style-name="P1595"><text:span text:style-name="T27">сказуемое</text:span><text:span text:style-name="T2">;</text:span></text:p>
        </text:list-item>
        <text:list-item>
          <text:p text:style-name="P1596"><text:span text:style-name="T1481">дополнение</text:span>;</text:p>
        </text:list-item>
        <text:list-item>
          <text:p text:style-name="P1596"><text:span text:style-name="T10">обстоятельство</text:span>.</text:p>
        </text:list-item>
      </text:list>
      <text:p text:style-name="P24"/>
      <text:p text:style-name="P25"><text:span text:style-name="T13">We</text:span> <text:span text:style-name="T26">do</text:span> <text:span text:style-name="T1481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5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481">their work</text:span> <text:span text:style-name="T10">in time</text:span> — <text:span text:style-name="T25">Они не закончили работу вовремя.</text:span></text:p>
      <text:p text:style-name="P26"><text:span text:style-name="T13">I</text:span> <text:span text:style-name="T3">will</text:span><text:span text:style-name="T26"> give</text:span> <text:span text:style-name="T1481">you money</text:span> — Я дам тебе деньги.</text:p>
      <text:p text:style-name="P24"/>
      <text:p text:style-name="P262"><text:span text:style-name="T1336">Порядок слов в в</text:span>опросительны<text:span text:style-name="T1336">х</text:span> предложения<text:span text:style-name="T1336">х</text:span>:</text:p>
      <text:list xml:id="list862586642" text:style-name="L3">
        <text:list-item>
          <text:p text:style-name="P1641"><text:span text:style-name="T43">вопросительное слово</text:span>;</text:p>
        </text:list-item>
        <text:list-item>
          <text:p text:style-name="P1641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41"><text:span text:style-name="T13">подлежащее</text:span>;</text:p>
        </text:list-item>
        <text:list-item>
          <text:p text:style-name="P1641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41"><text:span text:style-name="T8">дополнение</text:span>;</text:p>
        </text:list-item>
        <text:list-item>
          <text:p text:style-name="P1641"><text:span text:style-name="T10">обстоятельство</text:span>.</text:p>
        </text:list-item>
      </text:list>
      <text:p text:style-name="P739"/>
      <text:p text:style-name="P27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97">—</text:span> Что ты здесь делаешь?</text:p>
      <text:p text:style-name="P741"><text:span text:style-name="T4">Do</text:span><text:span text:style-name="T555"> </text:span><text:span text:style-name="T15">you</text:span><text:span text:style-name="T555"> </text:span><text:span text:style-name="T29">want</text:span><text:span text:style-name="T9"> </text:span><text:span text:style-name="T1482">to live</text:span><text:span text:style-name="T9"> </text:span><text:span text:style-name="T11">in Spain</text:span><text:span text:style-name="T555">? — Ты хочешь жить в Испании?</text:span></text:p>
      <text:p text:style-name="P211"/>
      <text:p text:style-name="P1483"><text:span text:style-name="T1225">Английское предложение </text:span><text:span text:style-name="T1226">иногда</text:span><text:span text:style-name="T1225"> удобнее переводить с конца. </text:span><text:span text:style-name="T1227">Для удобства можно использовать дополнительные, уточнаяющие слова.</text:span></text:p>
      <text:p text:style-name="P526"/>
      <text:p text:style-name="P1478"><text:span text:style-name="T745">I have something in my eye → in my eye (в моем глазу), something (что-то), I have (</text:span><text:span text:style-name="T746">есть</text:span><text:span text:style-name="T745">).</text:span></text:p>
      <text:p text:style-name="P1226"><text:span text:style-name="T155">There </text:span><text:span text:style-name="T156">was a cup on the table → on the table (на столе), was (была), a cup (чашка).</text:span></text:p>
      <text:p text:style-name="P1580"><text:span text:style-name="T1515">Глагол и </text:span><text:span text:style-name="T1516">времена</text:span></text:p>
      <text:p text:style-name="P650"/>
      <text:p text:style-name="P1484"><text:span text:style-name="T1443">С</text:span><text:span text:style-name="T798">казуемое </text:span><text:span text:style-name="T1443">п</text:span><text:span text:style-name="T798">очти всегда делится на </text:span><text:span text:style-name="T1346">две</text:span><text:span text:style-name="T798"> части: </text:span><text:span text:style-name="T1328">на </text:span><text:span text:style-name="T798">вспомогательный</text:span><text:span text:style-name="T1444"> </text:span><text:span text:style-name="T798">и смысловой </text:span><text:span text:style-name="T427">глагол</text:span><text:span text:style-name="T426">ы</text:span><text:span text:style-name="T798">.</text:span></text:p>
      <text:p text:style-name="P1094"><text:span text:style-name="T798">Вспомогательный глагол не переводится. Он </text:span><text:span text:style-name="T799">сообщает</text:span><text:span text:style-name="T798"> о том, в каком времени нужно переводить смысловой. Смысловой глогол передает суть действия.</text:span></text:p>
      <text:p text:style-name="P1094"/>
      <text:p text:style-name="P1093">Смысловой глагол имеет несколько форм:</text:p>
      <text:list xml:id="list985410498" text:style-name="L4">
        <text:list-item>
          <text:p text:style-name="P1597">начальная форма (инфинитив) — форма глагола, как в словаре;</text:p>
        </text:list-item>
        <text:list-item>
          <text:p text:style-name="P1597">с окончанием <text:span text:style-name="T555">-s (-es)</text:span> — в утверждениях <text:span text:style-name="T924">Present Simple</text:span> после <text:span text:style-name="T555">he/she/it</text:span>;</text:p>
        </text:list-item>
        <text:list-item>
          <text:p text:style-name="P1597">с окончанием <text:span text:style-name="T555">-ing</text:span> (причастие) — в основном для образования <text:span text:style-name="T924">Present Continuous</text:span>;</text:p>
        </text:list-item>
        <text:list-item>
          <text:p text:style-name="P1597">2я форма <text:span text:style-name="T1340">(с окончанием </text:span><text:span text:style-name="T558">-ed</text:span><text:span text:style-name="T1340">)</text:span> — для образования <text:span text:style-name="T924">Past Simple</text:span>;</text:p>
        </text:list-item>
        <text:list-item>
          <text:p text:style-name="P1598">3я форма (прошедшее причастие) — для времен группы Perfect и пассивного залога.</text:p>
        </text:list-item>
      </text:list>
      <text:p text:style-name="P152"/>
      <text:p text:style-name="P1485"><text:span text:style-name="T1228">Самыми распорстраненными являются </text:span><text:span text:style-name="T1229">две</text:span><text:span text:style-name="T1228"> формы — инфинитив и глагол с окончанием -ing.</text:span></text:p>
      <text:p text:style-name="P490">Они входят в состав разных времен и используются в связке с модальными глаголами.</text:p>
      <text:p text:style-name="P492"/>
      <text:p text:style-name="P491">Инфинитив используется в след. ситуациях:</text:p>
      <text:list xml:id="list3022412744" text:style-name="L5">
        <text:list-item>
          <text:p text:style-name="P1642">после модальных глаголов;</text:p>
        </text:list-item>
        <text:list-item>
          <text:p text:style-name="P1642">после вспомогательных глаголов в Present /<text:span text:style-name="T1455"> </text:span>Past Simple;</text:p>
        </text:list-item>
        <text:list-item>
          <text:p text:style-name="P1642">в конструкциях going to, have to, used to, would like to.</text:p>
        </text:list-item>
      </text:list>
      <text:p text:style-name="P490"/>
      <text:p text:style-name="P491">Глагол с окончанием -ing используется:</text:p>
      <text:list xml:id="list3419773812" text:style-name="L6">
        <text:list-item>
          <text:p text:style-name="P1643">во временах группы Continuous;</text:p>
        </text:list-item>
        <text:list-item>
          <text:p text:style-name="P1644">в форме герундия.</text:p>
        </text:list-item>
      </text:list>
      <text:p text:style-name="P153"/>
      <text:p text:style-name="P1475"><text:span text:style-name="T1198">Г</text:span><text:span text:style-name="T1199">лагол с окончанием -ing грамматически является существительным.</text:span></text:p>
      <text:p text:style-name="P153"/>
      <text:p text:style-name="P5"><text:span text:style-name="T1342">Настоящее.</text:span> Present</text:p>
      <text:p text:style-name="P487"/>
      <text:p text:style-name="P487">Present Simple (я делаю это сейчас):</text:p>
      <text:p text:style-name="P155">I <text:span text:style-name="T1453">live</text:span> in Spain — Я <text:span text:style-name="T1453">живу</text:span> в испании (факт).</text:p>
      <text:p text:style-name="P488"/>
      <text:p text:style-name="P487">Present Continuous (я делаю это прямо сейчас):</text:p>
      <text:p text:style-name="P1486">I <text:span text:style-name="T1453">am reading</text:span> a book — Я <text:span text:style-name="T1453">читаю</text:span> книгу (<text:span text:style-name="T555">именно сейчас</text:span>).</text:p>
      <text:p text:style-name="P489"/>
      <text:p text:style-name="P487">Present Perfect (я сделал это ранее, но именно сейчас это важно):</text:p>
      <text:p text:style-name="P154">I <text:span text:style-name="T1453">have lost</text:span> the keys — Я <text:span text:style-name="T1453">потерял</text:span> ключи (результат).</text:p>
      <text:p text:style-name="P154"/>
      <text:p text:style-name="P487">Present Perfect <text:span text:style-name="T1341">Continuous (я делаю это уже какое-то время):</text:span></text:p>
      <text:p text:style-name="P742"><text:span text:style-name="T556">I </text:span><text:span text:style-name="T775">have been reading</text:span><text:span text:style-name="T556"> for 2 hours — </text:span><text:span text:style-name="T644">Я </text:span><text:span text:style-name="T781">читаю</text:span><text:span text:style-name="T644"> уже 2 часа</text:span></text:p>
      <text:p text:style-name="P231"/>
      <text:p text:style-name="P394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9"/>
      <text:p text:style-name="P6">Present Simple</text:p>
      <text:p text:style-name="P675"/>
      <text:p text:style-name="P256">Используется чтобы:</text:p>
      <text:list xml:id="list3613275968" text:style-name="L7">
        <text:list-item>
          <text:p text:style-name="P1738">сообщить факты настоящего, описать текущую реальность;</text:p>
        </text:list-item>
        <text:list-item>
          <text:p text:style-name="P1738">говорить о событиях, которые происходят с какой-то регулярностью.</text:p>
        </text:list-item>
      </text:list>
      <text:p text:style-name="P286"><text:soft-page-break/>В утверждениях глагол используется в 2х вариантах:</text:p>
      <text:list xml:id="list1042378620" text:style-name="L8">
        <text:list-item>
          <text:p text:style-name="P1740">без изменений, если подлежащее в первом лице или множеств<text:span text:style-name="T1328">ен.</text:span> числе <text:span text:style-name="T555">(</text:span><text:span text:style-name="T559">I</text:span><text:span text:style-name="T555">, </text:span><text:span text:style-name="T559">you</text:span><text:span text:style-name="T555">, </text:span><text:span text:style-name="T559">we,</text:span><text:span text:style-name="T555"> </text:span><text:span text:style-name="T559">they</text:span><text:span text:style-name="T555">)</text:span>;</text:p>
        </text:list-item>
        <text:list-item>
          <text:p text:style-name="P1740"><text:span text:style-name="T800">с окончанием </text:span><text:span text:style-name="T560">-s </text:span><text:span text:style-name="T561">(-es)</text:span><text:span text:style-name="T800">, если подлежащ</text:span><text:span text:style-name="T1287">ее</text:span><text:span text:style-name="T800"> в третьем лице, единств</text:span><text:span text:style-name="T1288">ен</text:span><text:span text:style-name="T1328">ном</text:span><text:span text:style-name="T800"> числе </text:span><text:span text:style-name="T560">(</text:span><text:span text:style-name="T559">he</text:span><text:span text:style-name="T560">, </text:span><text:span text:style-name="T559">she</text:span><text:span text:style-name="T560">, </text:span><text:span text:style-name="T559">it</text:span><text:span text:style-name="T560">).</text:span></text:p>
        </text:list-item>
      </text:list>
      <text:p text:style-name="P1377"/>
      <text:p text:style-name="P1141"><text:span text:style-name="T1351">I </text:span><text:span text:style-name="T33">live</text:span><text:span text:style-name="T1351"> in New York — Я живу в Нью Йорке.</text:span></text:p>
      <text:p text:style-name="P1143"><text:span text:style-name="T1351">Peter </text:span><text:span text:style-name="T33">work</text:span><text:span text:style-name="T34">s</text:span><text:span text:style-name="T1351"> in New York — Питер работает в Нью Йорке;</text:span></text:p>
      <text:p text:style-name="P257"/>
      <text:p text:style-name="P1325"><text:span text:style-name="T1037">Окончание </text:span><text:span text:style-name="T561">-es</text:span><text:span text:style-name="T1037"> ставится </text:span><text:span text:style-name="T1038">когда</text:span><text:span text:style-name="T1037"> глагол заканчивается: на гласную букву, </text:span></text:p>
      <text:p text:style-name="P781"><text:span text:style-name="T1037">на шипящий звук </text:span><text:span text:style-name="T561">(sh, ch)</text:span><text:span text:style-name="T1037"> </text:span><text:span text:style-name="T1039">или</text:span><text:span text:style-name="T1037"> на букву </text:span><text:span text:style-name="T561">s/x</text:span><text:span text:style-name="T1037">:</text:span></text:p>
      <text:list xml:id="list231410792" text:style-name="L9">
        <text:list-item>
          <text:p text:style-name="P1742"><text:span text:style-name="T802">go — </text:span>go<text:span text:style-name="T1259">es</text:span>;</text:p>
        </text:list-item>
        <text:list-item>
          <text:p text:style-name="P1742"><text:span text:style-name="T802">teach — </text:span>teach<text:span text:style-name="T1259">es</text:span>;</text:p>
        </text:list-item>
        <text:list-item>
          <text:p text:style-name="P1741"><text:span text:style-name="T802">mix — </text:span><text:span text:style-name="T801">mix</text:span><text:span text:style-name="T1284">es</text:span><text:span text:style-name="T801">.</text:span></text:p>
        </text:list-item>
      </text:list>
      <text:p text:style-name="P675"/>
      <text:p text:style-name="P782"><text:span text:style-name="T1040">Если глагол заканчивается на </text:span><text:span text:style-name="T621">-y</text:span><text:span text:style-name="T1040">, </text:span><text:span text:style-name="T1041">а </text:span><text:span text:style-name="T1040">перед согласная, то </text:span><text:span text:style-name="T621">-</text:span><text:span text:style-name="T620">y</text:span><text:span text:style-name="T1040"> </text:span><text:span text:style-name="T1041">заменяется на</text:span><text:span text:style-name="T1040"> -</text:span><text:span text:style-name="T621">i</text:span><text:span text:style-name="T1040"> </text:span><text:span text:style-name="T1042">(</text:span><text:span text:style-name="T1041">с</text:span><text:span text:style-name="T1042"> добавлени</text:span><text:span text:style-name="T1041">ем </text:span><text:span text:style-name="T562">-es</text:span><text:span text:style-name="T1042">)</text:span><text:span text:style-name="T1040">:</text:span></text:p>
      <text:list xml:id="list3654141193" text:style-name="L10">
        <text:list-item>
          <text:p text:style-name="P1743">fl<text:span text:style-name="T1259">y</text:span> — fl<text:span text:style-name="T1259">i</text:span>es; </text:p>
        </text:list-item>
        <text:list-item>
          <text:p text:style-name="P1743">cr<text:span text:style-name="T1259">y</text:span> — cr<text:span text:style-name="T1259">i</text:span>es.</text:p>
        </text:list-item>
      </text:list>
      <text:p text:style-name="P675"/>
      <text:p text:style-name="P747"><text:span text:style-name="T1043">В Present Simple, п</text:span><text:span text:style-name="T925">еред сказуемым часто </text:span><text:span text:style-name="T927">стоят</text:span><text:span text:style-name="T925"> маячки времени </text:span><text:span text:style-name="T931">(</text:span><text:span text:style-name="T925">наречия частности</text:span><text:span text:style-name="T931">)</text:span><text:span text:style-name="T926">:</text:span></text:p>
      <text:list xml:id="list2602807574" text:style-name="L11">
        <text:list-item>
          <text:p text:style-name="P1739">always - <text:span text:style-name="T800">всегда</text:span>;</text:p>
        </text:list-item>
        <text:list-item>
          <text:p text:style-name="P1739">usually - <text:span text:style-name="T800">обычно</text:span>;</text:p>
        </text:list-item>
        <text:list-item>
          <text:p text:style-name="P1739">often - <text:span text:style-name="T800">часто</text:span>;</text:p>
        </text:list-item>
        <text:list-item>
          <text:p text:style-name="P1739">sometimes - <text:span text:style-name="T800">иногда</text:span>;</text:p>
        </text:list-item>
        <text:list-item>
          <text:p text:style-name="P1739">never — <text:span text:style-name="T800">никогда</text:span>.</text:p>
        </text:list-item>
      </text:list>
      <text:p text:style-name="P28"/>
      <text:p text:style-name="P676"><text:span text:style-name="T555">I </text:span><text:span text:style-name="T679">always</text:span><text:span text:style-name="T555"> wash my hands before eating — Я всегда мою руки перед едой.</text:span></text:p>
      <text:p text:style-name="P675"/>
      <text:p text:style-name="P2">Отрицания в Present Simple</text:p>
      <text:p text:style-name="P2"/>
      <text:p text:style-name="P745"><text:span text:style-name="T806">Использу</text:span><text:span text:style-name="T807">ю</text:span><text:span text:style-name="T806">тся чтобы сказать о том, что что-</text:span><text:span text:style-name="T847">то</text:span><text:span text:style-name="T806">:</text:span></text:p>
      <text:list xml:id="list3544892826" text:style-name="L12">
        <text:list-item>
          <text:p text:style-name="P1744">не является фактом настоящего <text:span text:style-name="T1288">или истиной</text:span>;</text:p>
        </text:list-item>
        <text:list-item>
          <text:p text:style-name="P1744">не происходит с какой-то регулярностью.</text:p>
        </text:list-item>
      </text:list>
      <text:p text:style-name="P738"/>
      <text:p text:style-name="P737">За отрицание отвечает частица <text:span text:style-name="T555">not</text:span>, которая идет в паре со вспомогательным глаголом <text:span text:style-name="T555">do</text:span>.</text:p>
      <text:p text:style-name="P737">Если подлежащее <text:span text:style-name="T555">he/she/it</text:span>, то испольузется <text:span text:style-name="T555">does</text:span>. <text:span text:style-name="T1254">Смысловой глагол без изменений.</text:span></text:p>
      <text:p text:style-name="P736"/>
      <text:p text:style-name="P220">People <text:span text:style-name="T3">do </text:span><text:span text:style-name="T386">not</text:span> <text:span text:style-name="T26">live</text:span> in space — Люди не живут в космосе.</text:p>
      <text:p text:style-name="P220">Water <text:span text:style-name="T3">does </text:span><text:span text:style-name="T386">not</text:span> <text:span text:style-name="T26">boil</text:span> at 50 degrees Celsius — Вода не кипит при 50 грудусах.</text:p>
      <text:p text:style-name="P220"/>
      <text:p text:style-name="P1296"><text:span text:style-name="T804">Практически всегда </text:span><text:span text:style-name="T646">do/</text:span><text:span text:style-name="T647">does</text:span><text:span text:style-name="T646"> not</text:span><text:span text:style-name="T804"> использу</text:span><text:span text:style-name="T805">е</text:span><text:span text:style-name="T804">тся в сокращении: </text:span></text:p>
      <text:p text:style-name="P408"/>
      <text:p text:style-name="P222">We don`t drink whisky — Мы не пьем виски. </text:p>
      <text:p text:style-name="P234">He doesn`t drink tea — Он не пьет чай.</text:p>
      <text:p text:style-name="P426"/>
      <text:p text:style-name="P426">Вопросы в Present Simple</text:p>
      <text:p text:style-name="P221"/>
      <text:p text:style-name="P374">Используюся чтобы:</text:p>
      <text:list xml:id="list776509545" text:style-name="L13">
        <text:list-item>
          <text:p text:style-name="P1701">узнать о фактах настоящего;</text:p>
        </text:list-item>
        <text:list-item>
          <text:p text:style-name="P1701">о событиях, которые происходят с какой-то регулярностью.</text:p>
        </text:list-item>
      </text:list>
      <text:p text:style-name="P373"><text:soft-page-break/>Вопрос задается с помощью вспомогательного глагола <text:span text:style-name="T555">do/</text:span><text:span text:style-name="T563">does</text:span>, который ставится перед подлежащим. Смысловой глагол без изменений (в начальной форме).</text:p>
      <text:p text:style-name="P1396"/>
      <text:p text:style-name="P743"><text:span text:style-name="T5">Do</text:span><text:span text:style-name="T803"> you </text:span><text:span text:style-name="T32">like</text:span><text:span text:style-name="T803"> action movies? </text:span><text:span text:style-name="T632">— </text:span><text:span text:style-name="T803">Тебе нравятся экшен фильмы? </text:span></text:p>
      <text:p text:style-name="P82"><text:span text:style-name="T1291">What books </text:span><text:span text:style-name="T6">do</text:span><text:span text:style-name="T1291"> you </text:span><text:span text:style-name="T36">read</text:span><text:span text:style-name="T1291">? </text:span><text:span text:style-name="T1302">—</text:span><text:span text:style-name="T1291"> Какие книги тебе нравятся?</text:span></text:p>
      <text:p text:style-name="P229"/>
      <text:p text:style-name="P420">Present Continuous</text:p>
      <text:p text:style-name="P375"/>
      <text:p text:style-name="P375">Указывает на событие, происходящее именно сейчас и которое <text:span text:style-name="T1453">еще не закончилось</text:span>.</text:p>
      <text:p text:style-name="P379">Состоит из связки вспомогательного глагола <text:span text:style-name="T555">be</text:span> и смыслового с окончанием <text:span text:style-name="T555">-ing</text:span>:</text:p>
      <text:p text:style-name="P376"/>
      <text:p text:style-name="P223">She <text:span text:style-name="T1259">is</text:span> driv<text:span text:style-name="T1259">ing</text:span> to work. <text:span text:style-name="T1327">—</text:span> Она (сейчас) едет на работу.</text:p>
      <text:p text:style-name="P225">You <text:span text:style-name="T1259">are</text:span> do<text:span text:style-name="T1259">ing</text:span> great! <text:span text:style-name="T1327">—</text:span> У тебя отлично получается!</text:p>
      <text:p text:style-name="P375"/>
      <text:p text:style-name="P788"><text:span text:style-name="T810">Если глагол заканчивается на </text:span><text:span text:style-name="T638">-e</text:span><text:span text:style-name="T810">, то при добавлении </text:span><text:span text:style-name="T638">-ing</text:span><text:span text:style-name="T810"> она выпадает: </text:span><text:span text:style-name="T638">make → making.</text:span></text:p>
      <text:p text:style-name="P378">Если глагол заканчивается на <text:span text:style-name="T555">-ie</text:span>, то при добавлении <text:span text:style-name="T555">-ing</text:span> оно меняется на <text:span text:style-name="T555">-y</text:span>: <text:span text:style-name="T555">lie → lying. </text:span></text:p>
      <text:p text:style-name="P224"/>
      <text:p text:style-name="P378">Если глагол из <text:span text:style-name="T1647">1</text:span> слога, с одной гласной буквой, после которой солгасная, то при </text:p>
      <text:p text:style-name="P788"><text:span text:style-name="T810">добавлении </text:span><text:span text:style-name="T638">-ing</text:span><text:span text:style-name="T810"> согласная удваивается: </text:span><text:span text:style-name="T638">hit → hitting, sit → sitting.</text:span></text:p>
      <text:p text:style-name="P377"/>
      <text:p text:style-name="P789"><text:span text:style-name="T810">В </text:span><text:span text:style-name="T803">окончании </text:span><text:span text:style-name="T631">-ing</text:span><text:span text:style-name="T803"> буква </text:span><text:span text:style-name="T631">g</text:span><text:span text:style-name="T803"> не произносится. Сочетание </text:span><text:span text:style-name="T631">ng</text:span><text:span text:style-name="T803"> образет необычный звук, которого нет в русском языке — носовой </text:span><text:span text:style-name="T631">n</text:span><text:span text:style-name="T803"> (при произнесении пускается воздух через нос).</text:span></text:p>
      <text:p text:style-name="P379"/>
      <text:p text:style-name="P380"><text:span text:style-name="T1331">Слова-м</text:span>аячки Present Continuous:</text:p>
      <text:list xml:id="list1815375555" text:style-name="L14">
        <text:list-item>
          <text:p text:style-name="P1702">look — смотри;</text:p>
        </text:list-item>
        <text:list-item>
          <text:p text:style-name="P1702">now — сейчас (обычно в конце);</text:p>
        </text:list-item>
        <text:list-item>
          <text:p text:style-name="P1702">at the moment — в этот момент (обычно в конце).</text:p>
        </text:list-item>
      </text:list>
      <text:p text:style-name="P377"/>
      <text:p text:style-name="P225">I am working right <text:span text:style-name="T1259">now</text:span>. — Прямо сейчас я работаю.</text:p>
      <text:p text:style-name="P225"><text:span text:style-name="T1259">Look</text:span> out of the window! It`s raining. — Посмотри в окно. Идет дождь.</text:p>
      <text:p text:style-name="P381"/>
      <text:p text:style-name="P419">Отрицания в Present Continuous</text:p>
      <text:p text:style-name="P419"/>
      <text:p text:style-name="P382">Используется чтобы сказать, что что-то не происходит именно сейчас.</text:p>
      <text:p text:style-name="P382">Для этого к глаголу <text:span text:style-name="T555">be</text:span> добавляется частица <text:span text:style-name="T555">not</text:span>.</text:p>
      <text:p text:style-name="P382"/>
      <text:p text:style-name="P226">I`m not listening to you. <text:span text:style-name="T1329">—</text:span> Я не слушаю тебя.</text:p>
      <text:p text:style-name="P226">He isn`t cleaning the carpet. <text:span text:style-name="T1329">—</text:span> Он не чистит ковер.</text:p>
      <text:p text:style-name="P226"/>
      <text:p text:style-name="P423">Вопросы в Present Continuous</text:p>
      <text:p text:style-name="P227"/>
      <text:p text:style-name="P1592"><text:span text:style-name="T848">Здесь использ</text:span><text:span text:style-name="T850">уются</text:span><text:span text:style-name="T848"> теже правила, что при составлении вопросов в Present Simple, </text:span></text:p>
      <text:p text:style-name="P1592"><text:span text:style-name="T851">но </text:span><text:span text:style-name="T849">только по отношению к глаголу</text:span><text:span text:style-name="T848"> </text:span><text:span text:style-name="T657">be</text:span><text:span text:style-name="T848">, </text:span><text:span text:style-name="T849">а не</text:span><text:span text:style-name="T658"> do</text:span><text:span text:style-name="T848">:</text:span></text:p>
      <text:p text:style-name="P1591"/>
      <text:p text:style-name="P227">Am I listening? <text:span text:style-name="T1329">—</text:span> Я слушаю?</text:p>
      <text:p text:style-name="P227">Are you playing? Yes, I am. <text:span text:style-name="T1329">—</text:span> Ты играешь? Да.</text:p>
      <text:p text:style-name="P227"/>
      <text:p text:style-name="P227">Where is he going? <text:span text:style-name="T1329">—</text:span> Куда он идет?</text:p>
      <text:p text:style-name="P228">What book is she reading? <text:span text:style-name="T1329">— </text:span>Какую книгу она читает? <text:span text:style-name="T1330">(сейчас)</text:span></text:p>
      <text:p text:style-name="P228"/>
      <text:p text:style-name="P434"/>
      <text:p text:style-name="P1590"><text:span text:style-name="T852">Глаголы, которые не использ</text:span><text:span text:style-name="T855">уются</text:span><text:span text:style-name="T852"> в </text:span><text:span text:style-name="T853">Continuous</text:span></text:p>
      <text:p text:style-name="P421"/>
      <text:p text:style-name="P383">Это глаголы, обозначающие состояние, которое не меняется под дейст<text:span text:style-name="T1624">в</text:span>ием момента.</text:p>
      <text:p text:style-name="P1406"><text:span text:style-name="T815">Как правило это </text:span><text:span text:style-name="T816">описание</text:span><text:span text:style-name="T815"> чувств или мыслей. </text:span></text:p>
      <text:p text:style-name="P384"/>
      <text:p text:style-name="P1408"><text:span text:style-name="T816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831">(могут </text:span><text:span text:style-name="T832">встречаться </text:span><text:span text:style-name="T831">с </text:span><text:span text:style-name="T651">-ing </text:span><text:span text:style-name="T831">в форме герундия)</text:span><text:span text:style-name="T816">:</text:span></text:p>
      <text:p text:style-name="P385"/>
      <text:p text:style-name="P386">Глаголы восприятия:</text:p>
      <text:list xml:id="list538361107" text:style-name="L15">
        <text:list-item>
          <text:p text:style-name="P1703">see — видеть;</text:p>
        </text:list-item>
        <text:list-item>
          <text:p text:style-name="P1703">hear — слышать;</text:p>
        </text:list-item>
        <text:list-item>
          <text:p text:style-name="P1703">feel — чувствовать <text:span text:style-name="T1625">себя</text:span>;</text:p>
        </text:list-item>
        <text:list-item>
          <text:p text:style-name="P1703">taste — чувствовать вкус (пробовать);</text:p>
        </text:list-item>
        <text:list-item>
          <text:p text:style-name="P1703">smell — чувствовать запах (нюхать).</text:p>
        </text:list-item>
      </text:list>
      <text:p text:style-name="P385"/>
      <text:p text:style-name="P386">Глаголы для выражения мнения:</text:p>
      <text:list xml:id="list4280406964" text:style-name="L16">
        <text:list-item>
          <text:p text:style-name="P1704">belive — верить;</text:p>
        </text:list-item>
        <text:list-item>
          <text:p text:style-name="P1704">doubt — сомневаться;</text:p>
        </text:list-item>
        <text:list-item>
          <text:p text:style-name="P1704">think — думать.</text:p>
        </text:list-item>
      </text:list>
      <text:p text:style-name="P387"/>
      <text:p text:style-name="P386">Глаголы, показывающие состояние мыслей:</text:p>
      <text:list xml:id="list2420230808" text:style-name="L17">
        <text:list-item>
          <text:p text:style-name="P1705">forget — забывать;</text:p>
        </text:list-item>
        <text:list-item>
          <text:p text:style-name="P1705">imagine — представлять;</text:p>
        </text:list-item>
        <text:list-item>
          <text:p text:style-name="P1705">know — знать;</text:p>
        </text:list-item>
        <text:list-item>
          <text:p text:style-name="P1705">understand — понимать.</text:p>
        </text:list-item>
      </text:list>
      <text:p text:style-name="P385"/>
      <text:p text:style-name="P388">Глаголы, указывающие на эмоции и желания:</text:p>
      <text:list xml:id="list2551243686" text:style-name="L18">
        <text:list-item>
          <text:p text:style-name="P1706">love — любить;</text:p>
        </text:list-item>
        <text:list-item>
          <text:p text:style-name="P1706">like — нравиться;</text:p>
        </text:list-item>
        <text:list-item>
          <text:p text:style-name="P1706">hate — ненавидеть;</text:p>
        </text:list-item>
        <text:list-item>
          <text:p text:style-name="P1706">hope — надеяться;</text:p>
        </text:list-item>
        <text:list-item>
          <text:p text:style-name="P1706">want — хотеть;</text:p>
        </text:list-item>
        <text:list-item>
          <text:p text:style-name="P1706">wish — желать.</text:p>
        </text:list-item>
      </text:list>
      <text:p text:style-name="P389"/>
      <text:p text:style-name="P388">Другие глаголы:</text:p>
      <text:list xml:id="list2415075281" text:style-name="L19">
        <text:list-item>
          <text:p text:style-name="P1707">look — выглядеть;</text:p>
        </text:list-item>
        <text:list-item>
          <text:p text:style-name="P1707">have — иметь.</text:p>
        </text:list-item>
      </text:list>
      <text:p text:style-name="P389"/>
      <text:p text:style-name="P232">I think Amy is a strange girl. - Я думаю, Эмми странная девушка.</text:p>
      <text:p text:style-name="P232">Do you know this man? - Вы знаете этого мужчину?</text:p>
      <text:p text:style-name="P232">You look great! - Ты выглядишь отлично!</text:p>
      <text:p text:style-name="P424"/>
      <text:p text:style-name="P424">Present Perfect</text:p>
      <text:p text:style-name="P390"/>
      <text:p text:style-name="P790"><text:span text:style-name="T823">У</text:span><text:span text:style-name="T819">казывает на дейсвтие совершенное когда-то в прошлом, но подчеркивает, что результат важен сейчас </text:span><text:span text:style-name="T820">(т. е. к какому </text:span><text:span text:style-name="T1054">результату</text:span><text:span text:style-name="T820"> в итоге это привело)</text:span><text:span text:style-name="T819">.</text:span></text:p>
      <text:p text:style-name="P391"/>
      <text:p text:style-name="P1401"><text:span text:style-name="T819">С</text:span><text:span text:style-name="T822">остоит и</text:span><text:span text:style-name="T824">з </text:span><text:span text:style-name="T825">2х частей:</text:span><text:span text:style-name="T822"> вспомогат</text:span><text:span text:style-name="T825">ельного</text:span><text:span text:style-name="T822"> глагола </text:span><text:span text:style-name="T648">have</text:span><text:span text:style-name="T822"> и смыслового глагола </text:span></text:p>
      <text:p text:style-name="P1401"><text:span text:style-name="T822">в 3й форме (</text:span><text:span text:style-name="T830">передает значение</text:span><text:span text:style-name="T826"> «сделанный»</text:span><text:span text:style-name="T822">).</text:span></text:p>
      <text:p text:style-name="P790"><text:soft-page-break/><text:span text:style-name="T819">На русский язык Present Perfect переводится в прошлом </text:span><text:span text:style-name="T821">(иногда настоящ</text:span><text:span text:style-name="T823">и</text:span><text:span text:style-name="T821">м, </text:span><text:span text:style-name="T823">для удобства</text:span><text:span text:style-name="T821">)</text:span><text:span text:style-name="T819">, </text:span></text:p>
      <text:p text:style-name="P392">а в английском принадлежит к катергории настоящих времен.</text:p>
      <text:p text:style-name="P392"/>
      <text:p text:style-name="P29"><text:span text:style-name="T1296">I </text:span><text:span text:style-name="T1309">have</text:span><text:span text:style-name="T1291"> already </text:span><text:span text:style-name="T1309">seen</text:span><text:span text:style-name="T1291"> this movie. </text:span><text:span text:style-name="T1297">—</text:span><text:span text:style-name="T1291"> Я уже видел этот фильм (просмотрел, т. е. опыт).</text:span></text:p>
      <text:p text:style-name="P29"><text:span text:style-name="T1291">You </text:span><text:span text:style-name="T1309">have</text:span><text:span text:style-name="T1291"> </text:span><text:span text:style-name="T1309">broken</text:span><text:span text:style-name="T1291"> the vase. </text:span><text:span text:style-name="T1297">— </text:span><text:span text:style-name="T1291">Ты разбил вазу. (есть очевидный результат, кот. случился ранее) </text:span></text:p>
      <text:p text:style-name="P30"><text:span text:style-name="T1298">It`s the fitst time I </text:span><text:span text:style-name="T1310">have</text:span><text:span text:style-name="T1298"> </text:span><text:span text:style-name="T1310">driven</text:span><text:span text:style-name="T1298"> a car — Это впервые, когда я веду машину. (в настоящем)</text:span></text:p>
      <text:p text:style-name="P399"/>
      <text:p text:style-name="P400">Как проявляется результат:</text:p>
      <text:list xml:id="list1337045067" text:style-name="L20">
        <text:list-item>
          <text:p text:style-name="P1746"><text:span text:style-name="T857">это </text:span><text:span text:style-name="T856">очевидные изменения;</text:span></text:p>
        </text:list-item>
        <text:list-item>
          <text:p text:style-name="P1745"><text:span text:style-name="T820">полученный </text:span><text:span text:style-name="T824">ранее</text:span><text:span text:style-name="T820"> опыт или впечатления;</text:span></text:p>
        </text:list-item>
        <text:list-item>
          <text:p text:style-name="P1708">недавно произошедшие события или новая информация.</text:p>
        </text:list-item>
      </text:list>
      <text:p text:style-name="P393"/>
      <text:p text:style-name="P393">Также Present Perfect используют, если что-то произошло впервые:</text:p>
      <text:p text:style-name="P393"/>
      <text:p text:style-name="P230">It`s the first time something has happend. - Этой первый раз, когда что-то произошло.</text:p>
      <text:p text:style-name="P230">(вместо first можно указать любое порядковое число: second, third)</text:p>
      <text:p text:style-name="P393"/>
      <text:p text:style-name="P393">Present Perferct — яркий пример того, что нельзя переводить английские </text:p>
      <text:p text:style-name="P273"><text:span text:style-name="T1295">предложения слово в слово: </text:span><text:span text:style-name="T662">I have done. </text:span><text:span text:style-name="T649">—</text:span><text:span text:style-name="T662"> Я сделал (</text:span><text:span text:style-name="T676">досл. </text:span><text:span text:style-name="T662">Я имею сделанным).</text:span></text:p>
      <text:p text:style-name="P485"/>
      <text:p text:style-name="P783"><text:span text:style-name="T911">Есть </text:span><text:span text:style-name="T912">два</text:span><text:span text:style-name="T911"> варианта образования 3й формы глагола:</text:span></text:p>
      <text:list xml:id="list661040803" text:style-name="L21">
        <text:list-item>
          <text:p text:style-name="P1709">если глагол правильный, то добавляем к его начальной форме окончание <text:span text:style-name="T555">-ed</text:span>;</text:p>
        </text:list-item>
        <text:list-item>
          <text:p text:style-name="P1709">если неправильный, то находим в таблице неправильных глаголов.</text:p>
        </text:list-item>
      </text:list>
      <text:p text:style-name="P435"/>
      <text:p text:style-name="P1125"><text:span text:style-name="T858">Н</text:span><text:span text:style-name="T859">еправильны</text:span><text:span text:style-name="T858">й</text:span><text:span text:style-name="T859"> глагол </text:span><text:span text:style-name="T858">это </text:span><text:span text:style-name="T859">тот, который во 2й или 3й форме </text:span><text:span text:style-name="T873">записывается</text:span><text:span text:style-name="T859"> </text:span><text:span text:style-name="T873">по особенному</text:span><text:span text:style-name="T859">. </text:span></text:p>
      <text:p text:style-name="P436">Самые популярные неправильные глаголы нужно заучить (см. таблицу ниже).</text:p>
      <text:p text:style-name="P435"/>
      <text:p text:style-name="P438">Слова-маячки Present Perfect:</text:p>
      <text:list xml:id="list151778252" text:style-name="L22">
        <text:list-item>
          <text:p text:style-name="P1710">just — только что;</text:p>
        </text:list-item>
        <text:list-item>
          <text:p text:style-name="P1710">already — уже;</text:p>
        </text:list-item>
        <text:list-item>
          <text:p text:style-name="P1710">yet — еще не;</text:p>
        </text:list-item>
      </text:list>
      <text:p text:style-name="P440"/>
      <text:p text:style-name="P1126"><text:span text:style-name="T663">Just</text:span><text:span text:style-name="T860"> и </text:span><text:span text:style-name="T663">already</text:span><text:span text:style-name="T860"> используются в утверждениях. </text:span><text:span text:style-name="T663">Yet</text:span><text:span text:style-name="T860"> — в вопросах и отрицаниях</text:span><text:span text:style-name="T861">. </text:span></text:p>
      <text:p text:style-name="P1375"><text:span text:style-name="T861">(</text:span><text:span text:style-name="T677">already</text:span><text:span text:style-name="T908"> также </text:span><text:span text:style-name="T907">иногда можно встретить</text:span><text:span text:style-name="T908"> в вопросах).</text:span></text:p>
      <text:p text:style-name="P442"/>
      <text:p text:style-name="P441">Место <text:span text:style-name="T555">just</text:span>, <text:span text:style-name="T555">already</text:span> в предложении — между <text:span text:style-name="T555">have</text:span> и 3й формой глагола. </text:p>
      <text:p text:style-name="P441">Слово <text:span text:style-name="T555">yet</text:span> стоит <text:span text:style-name="T1442">всегда </text:span>в конце предложения.</text:p>
      <text:p text:style-name="P439"/>
      <text:p text:style-name="P235">I have <text:span text:style-name="T1259">just</text:span> eaten a sandwich. <text:span text:style-name="T1332">—</text:span> Я только что съел бутерброд.</text:p>
      <text:p text:style-name="P235">We have n<text:span text:style-name="T1335">o</text:span>t finished <text:span text:style-name="T1259">yet</text:span>. <text:span text:style-name="T1332">—</text:span> Мы еще не закончили.</text:p>
      <text:p text:style-name="P437"/>
      <text:p text:style-name="P784"><text:span text:style-name="T861">Другие </text:span><text:span text:style-name="T914">маячки</text:span><text:span text:style-name="T861"> </text:span><text:span text:style-name="T913">Present Perfect</text:span><text:span text:style-name="T861">:</text:span></text:p>
      <text:list xml:id="list1697035597" text:style-name="L23">
        <text:list-item>
          <text:p text:style-name="P1756"><text:span text:style-name="T861">ever — когда-</text:span><text:span text:style-name="T923">либо, всегда</text:span><text:span text:style-name="T861">;</text:span></text:p>
        </text:list-item>
        <text:list-item>
          <text:p text:style-name="P1711">never — никогда;</text:p>
        </text:list-item>
        <text:list-item>
          <text:p text:style-name="P1711">recently — в последнее время;</text:p>
        </text:list-item>
        <text:list-item>
          <text:p text:style-name="P1711">these days — в последние дни;</text:p>
        </text:list-item>
        <text:list-item>
          <text:p text:style-name="P1756"><text:span text:style-name="T861">словосочетани</text:span><text:span text:style-name="T915">я</text:span><text:span text:style-name="T861"> с this (this mornig, this week).</text:span></text:p>
        </text:list-item>
      </text:list>
      <text:p text:style-name="P442"/>
      <text:p text:style-name="P442">Место <text:span text:style-name="T555">ever</text:span>, <text:span text:style-name="T555">never</text:span> — перед 3й формой глагола, <text:span text:style-name="T1334">а</text:span> <text:span text:style-name="T555">recently</text:span>, <text:span text:style-name="T555">these days</text:span> и </text:p>
      <text:p text:style-name="P442">словосочетания с <text:span text:style-name="T555">this</text:span> — в конце предложения.</text:p>
      <text:p text:style-name="P236"><text:soft-page-break/>I <text:span text:style-name="T1335">ha</text:span>ve <text:span text:style-name="T1259">never</text:span> been to New York. <text:span text:style-name="T1333">— </text:span>Я никогда не был в Нью Йорке.</text:p>
      <text:p text:style-name="P236">I <text:span text:style-name="T1335">ha</text:span>ve worked a lot <text:span text:style-name="T1259">these days</text:span>. <text:span text:style-name="T1333">—</text:span> Я много работал в эти дни.</text:p>
      <text:p text:style-name="P443"/>
      <text:p text:style-name="P432">Отрицания в Present Perfect</text:p>
      <text:p text:style-name="P444"/>
      <text:p text:style-name="P445">Используются, когда хотят сказать:</text:p>
      <text:list xml:id="list3756251311" text:style-name="L24">
        <text:list-item>
          <text:p text:style-name="P1712">об отсутствии ожидаемого результата;</text:p>
        </text:list-item>
        <text:list-item>
          <text:p text:style-name="P1712">о том, чего автор никогда не делал или не испытывал.</text:p>
        </text:list-item>
      </text:list>
      <text:p text:style-name="P444"/>
      <text:p text:style-name="P444">Для этого ставится частица <text:span text:style-name="T555">not</text:span> после вспомогательного глагола <text:span text:style-name="T555">have</text:span>.</text:p>
      <text:p text:style-name="P444"/>
      <text:p text:style-name="P444">Также отрицательным считается предложение со словом <text:span text:style-name="T555">never</text:span>, которое передает отрицательный контекст.</text:p>
      <text:p text:style-name="P444"/>
      <text:p text:style-name="P1127"><text:span text:style-name="T862">В </text:span><text:span text:style-name="T856">отрицаниях почти всегда используется сокращенная форма глагола </text:span><text:span text:style-name="T662">haven`t</text:span><text:span text:style-name="T856">.</text:span></text:p>
      <text:p text:style-name="P1128"><text:span text:style-name="T874">Сокращени</text:span><text:span text:style-name="T906">е</text:span><text:span text:style-name="T874"> </text:span><text:span text:style-name="T665">`ve not</text:span><text:span text:style-name="T874"> не используется.</text:span></text:p>
      <text:p text:style-name="P446"/>
      <text:p text:style-name="P237">I have<text:span text:style-name="T428">n</text:span><text:span text:style-name="T432">`</text:span><text:span text:style-name="T428">t</text:span> expected that. <text:span text:style-name="T1333">—</text:span> Я этого не ожидал.</text:p>
      <text:p text:style-name="P237">I<text:span text:style-name="T1335">`</text:span>ve <text:span text:style-name="T428">never</text:span> seen this movie before. <text:span text:style-name="T1333">— </text:span>Я до этого не видел этот фильм. </text:p>
      <text:p text:style-name="P431"/>
      <text:p text:style-name="P431">Вопросы в Present Perfect</text:p>
      <text:p text:style-name="P238"/>
      <text:p text:style-name="P447">Используются, если хоят узнать:</text:p>
      <text:list xml:id="list2675396264" text:style-name="L25">
        <text:list-item>
          <text:p text:style-name="P1713">сделано ли дело к этом моменту, каким образом оно сделано;</text:p>
        </text:list-item>
        <text:list-item>
          <text:p text:style-name="P1757"><text:span text:style-name="T874">имеет ли человек определенный опыт </text:span><text:span text:style-name="T872">или совершил ли он </text:span><text:span text:style-name="T875">нужное</text:span><text:span text:style-name="T872"> действие</text:span><text:span text:style-name="T874">;</text:span></text:p>
        </text:list-item>
      </text:list>
      <text:p text:style-name="P446"/>
      <text:p text:style-name="P1128">Для этого используется уже знакомая схема. Глагол <text:span text:style-name="T555">have</text:span> ставится перед по<text:span text:style-name="T1339">д</text:span>л<text:span text:style-name="T1339">е</text:span>ж<text:span text:style-name="T1339">а</text:span>щим.</text:p>
      <text:p text:style-name="P1128"/>
      <text:p text:style-name="P239">Why have you done it? <text:span text:style-name="T1333">—</text:span> Зачем ты это сделал?</text:p>
      <text:p text:style-name="P1374"><text:span text:style-name="T673">Ha</text:span><text:span text:style-name="T674">s</text:span><text:span text:style-name="T673"> </text:span><text:span text:style-name="T674">he</text:span><text:span text:style-name="T673"> ever been to Rome? </text:span><text:span text:style-name="T675">—</text:span><text:span text:style-name="T673"> </text:span><text:span text:style-name="T674">Он</text:span><text:span text:style-name="T673"> бывал в Риме?</text:span></text:p>
      <text:p text:style-name="P239"/>
      <text:p text:style-name="P422">Present Perfect Continuous</text:p>
      <text:p text:style-name="P448"/>
      <text:p text:style-name="P450">Для того, чтобы использовать, нужно чтобы совпало сразу несколько условий:</text:p>
      <text:list xml:id="list1684023519" text:style-name="L26">
        <text:list-item>
          <text:p text:style-name="P1758"><text:span text:style-name="T863">действие не закончено либо закончено не</text:span><text:span text:style-name="T867">давно</text:span><text:span text:style-name="T863">;</text:span></text:p>
        </text:list-item>
        <text:list-item>
          <text:p text:style-name="P1758"><text:span text:style-name="T863">известн</text:span><text:span text:style-name="T867">а его продолжительность </text:span><text:span text:style-name="T881">(обычно из контекста предложения)</text:span><text:span text:style-name="T867">.</text:span></text:p>
        </text:list-item>
      </text:list>
      <text:p text:style-name="P449"/>
      <text:p text:style-name="P454">Схема состоит из 3х частей: вспомогательного глагола <text:span text:style-name="T555">have</text:span>, слова <text:span text:style-name="T555">been</text:span> <text:span text:style-name="T1446">(особая форма </text:span></text:p>
      <text:p text:style-name="P454"><text:span text:style-name="T1446">глагола </text:span><text:span text:style-name="T574">be</text:span><text:span text:style-name="T1446">) </text:span>и смыслового глагола с окончанием <text:span text:style-name="T555">-ing</text:span>. </text:p>
      <text:p text:style-name="P452"/>
      <text:p text:style-name="P1138"><text:span text:style-name="T856">На русский </text:span><text:span text:style-name="T865">язык </text:span><text:span text:style-name="T827">Present Perfect Continuous</text:span><text:span text:style-name="T854"> </text:span><text:span text:style-name="T856">переводится настоящим временем</text:span></text:p>
      <text:p text:style-name="P1131"><text:span text:style-name="T864">(редко в прошлом). </text:span><text:span text:style-name="T865">При этом все </text:span><text:span text:style-name="T916">три</text:span><text:span text:style-name="T865"> части </text:span><text:span text:style-name="T866">переводятся</text:span><text:span text:style-name="T865"> одним словом.</text:span></text:p>
      <text:p text:style-name="P451"/>
      <text:p text:style-name="P31"><text:span text:style-name="T1290">I </text:span><text:span text:style-name="T1309">have been learning</text:span><text:span text:style-name="T1290"> English for 2 years. </text:span><text:span text:style-name="T1314">—</text:span><text:span text:style-name="T1290"> Я </text:span><text:span text:style-name="T1309">учу</text:span><text:span text:style-name="T1290"> английский уже 2 года (и еще не закончил).</text:span></text:p>
      <text:p text:style-name="P31"><text:span text:style-name="T1290">We </text:span><text:span text:style-name="T1309">have been cleaning</text:span><text:span text:style-name="T1290"> the flat the whole morning. </text:span><text:span text:style-name="T1314">— </text:span><text:span text:style-name="T1290">Мы </text:span><text:span text:style-name="T1309">убирали</text:span><text:span text:style-name="T1290"> </text:span><text:span text:style-name="T1315">квартиру все утро.</text:span></text:p>
      <text:p text:style-name="P453"/>
      <text:p text:style-name="P455">Формы глагола <text:span text:style-name="T555">have</text:span> <text:span text:style-name="T555">verb-ing</text:span> (подобно <text:span text:style-name="T555">am/is/are verb-ing</text:span>, как в Continuous) не существует.</text:p>
      <text:p text:style-name="P455">Если у смыслового глагола окончание<text:span text:style-name="T555"> -ing</text:span>, то <text:span text:style-name="T555">have</text:span> применяется только с <text:span text:style-name="T555">been</text:span>.</text:p>
      <text:p text:style-name="P455"/>
      <text:p text:style-name="P1479"><text:span text:style-name="T867">С</text:span><text:span text:style-name="T856">лова-маячки Present Perfect Continuous:</text:span></text:p>
      <text:list xml:id="list2729609985" text:style-name="L27">
        <text:list-item>
          <text:p text:style-name="P1714"><text:soft-page-break/>for — в течении;</text:p>
        </text:list-item>
        <text:list-item>
          <text:p text:style-name="P1714">since — с какого-то времени;</text:p>
        </text:list-item>
        <text:list-item>
          <text:p text:style-name="P1714">how long — как долго.</text:p>
        </text:list-item>
      </text:list>
      <text:p text:style-name="P457"/>
      <text:p text:style-name="P456">Дополнительно могут использоваться указатели периода:</text:p>
      <text:list xml:id="list726136303" text:style-name="L28">
        <text:list-item>
          <text:p text:style-name="P1715">all — весь (день/год);</text:p>
        </text:list-item>
        <text:list-item>
          <text:p text:style-name="P1715">the whole — целый (день/вечер); </text:p>
        </text:list-item>
      </text:list>
      <text:p text:style-name="P451"/>
      <text:p text:style-name="P33"><text:span text:style-name="T1290">He</text:span><text:span text:style-name="T1316">`</text:span><text:span text:style-name="T1291">s been playing</text:span><text:span text:style-name="T1290"> for an hour. — Он </text:span><text:span text:style-name="T1291">играет</text:span><text:span text:style-name="T1290"> уже час </text:span><text:span text:style-name="T1316">(в течении часа).</text:span></text:p>
      <text:p text:style-name="P34"><text:span text:style-name="T1316">W</text:span><text:span text:style-name="T1290">e`</text:span><text:span text:style-name="T1291">ve been staying</text:span><text:span text:style-name="T1290"> in this hotel since Tuesday. </text:span><text:span text:style-name="T1317">— </text:span><text:span text:style-name="T1290">Мы </text:span><text:span text:style-name="T1291">находимся</text:span><text:span text:style-name="T1290"> в этом отеле со вторника.</text:span></text:p>
      <text:p text:style-name="P458"/>
      <text:p text:style-name="P1134"><text:span text:style-name="T868">В утверждениях глагол </text:span><text:span text:style-name="T664">have</text:span><text:span text:style-name="T868"> </text:span><text:span text:style-name="T869">часто</text:span><text:span text:style-name="T868"> сокращают до </text:span><text:span text:style-name="T664">`ve</text:span><text:span text:style-name="T868">, а </text:span><text:span text:style-name="T664">has</text:span><text:span text:style-name="T868"> — до </text:span><text:span text:style-name="T664">`s</text:span><text:span text:style-name="T868"> (лего перепутать с </text:span><text:span text:style-name="T664">is</text:span><text:span text:style-name="T868">, посему здесь вспомогательный глагол можно понять только по контексту).</text:span></text:p>
      <text:p text:style-name="P459"/>
      <text:p text:style-name="P1133"><text:span text:style-name="T868">Е</text:span><text:span text:style-name="T856">сли используется глагол </text:span><text:span text:style-name="T662">be</text:span><text:span text:style-name="T856"> или глаголы состояния, которые не стоят в Continuous</text:span><text:span text:style-name="T878">,</text:span><text:span text:style-name="T856"> </text:span></text:p>
      <text:p text:style-name="P1487"><text:span text:style-name="T877">то </text:span><text:span text:style-name="T917">Present Perfect Continuous</text:span><text:span text:style-name="T877"> будет в </text:span><text:span text:style-name="T917">форме</text:span><text:span text:style-name="T877"> Present Perfect. </text:span></text:p>
      <text:p text:style-name="P460"/>
      <text:p text:style-name="P36"><text:span text:style-name="T1291">I </text:span><text:span text:style-name="T1309">have known </text:span><text:span text:style-name="T1291">(</text:span><text:span text:style-name="T1299">а </text:span><text:span text:style-name="T1291">не have been knowing)</text:span><text:span text:style-name="T1290"> Alice for 3 years. </text:span><text:span text:style-name="T868">—</text:span><text:span text:style-name="T1290"> Я </text:span><text:span text:style-name="T1309">знаю</text:span><text:span text:style-name="T1290"> Алису уже 3 года </text:span></text:p>
      <text:p text:style-name="P38"><text:span text:style-name="T1290">I </text:span><text:span text:style-name="T1309">haven`t seen</text:span><text:span text:style-name="T1290"> Mary for years. </text:span><text:span text:style-name="T1316">— </text:span><text:span text:style-name="T1290">Я н</text:span><text:span text:style-name="T1309">е видел</text:span><text:span text:style-name="T1290"> Мэри много лет. </text:span></text:p>
      <text:p text:style-name="P460"/>
      <text:p text:style-name="P1135"><text:span text:style-name="T877">Present Perfect Continuous можно </text:span><text:span text:style-name="T918">упростить</text:span><text:span text:style-name="T877"> до Present Perfect с пом</text:span><text:span text:style-name="T876">.</text:span><text:span text:style-name="T877"> глаголов </text:span><text:span text:style-name="T666">live</text:span><text:span text:style-name="T877"> </text:span><text:span text:style-name="T876">и</text:span><text:span text:style-name="T877"> </text:span><text:span text:style-name="T666">work</text:span><text:span text:style-name="T877">:</text:span></text:p>
      <text:p text:style-name="P37"><text:span text:style-name="T1290">I`ve </text:span><text:span text:style-name="T1309">been working</text:span><text:span text:style-name="T1290"> here for 2 years → I`ve </text:span><text:span text:style-name="T1309">worked</text:span><text:span text:style-name="T1290"> here for 2 years. </text:span><text:span text:style-name="T1326">(смысл одинаковый)</text:span></text:p>
      <text:p text:style-name="P459"/>
      <text:p text:style-name="P3"><text:span text:style-name="T868">О</text:span><text:span text:style-name="T856">трицания в Present Perfect Continuous</text:span></text:p>
      <text:p text:style-name="P461"/>
      <text:p text:style-name="P1132"><text:span text:style-name="T869">Использу</text:span><text:span text:style-name="T870">ю</text:span><text:span text:style-name="T869">тся, чтобы сказать, что что-то не происходит в течении указанного времени.</text:span></text:p>
      <text:p text:style-name="P462">Для этого добавляется частица <text:span text:style-name="T555">not</text:span> после вспомогательного глагола <text:span text:style-name="T555">have</text:span>.</text:p>
      <text:p text:style-name="P462"/>
      <text:p text:style-name="P35"><text:span text:style-name="T1290">I </text:span><text:span text:style-name="T1291">have not been waiting</text:span><text:span text:style-name="T1290"> long. </text:span><text:span text:style-name="T1317">—</text:span><text:span text:style-name="T1290"> Я </text:span><text:span text:style-name="T1291">не жду</text:span><text:span text:style-name="T1290"> долго.</text:span></text:p>
      <text:p text:style-name="P451"/>
      <text:p text:style-name="P4"><text:span text:style-name="T856">Вопросы </text:span><text:span text:style-name="T871">в Present Perfect Continuous</text:span><text:span text:style-name="T856"> </text:span></text:p>
      <text:p text:style-name="P451"/>
      <text:p text:style-name="P463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63"/>
      <text:p text:style-name="P151"><text:span text:style-name="T1290">Have you been waiting long? </text:span><text:span text:style-name="T1317">— </text:span><text:span text:style-name="T1290">Вы давно ждете? </text:span></text:p>
      <text:p text:style-name="P151"><text:span text:style-name="T1290">How long have you been waiting? </text:span><text:span text:style-name="T1317">—</text:span><text:span text:style-name="T1290"> Как долго вы ждете?</text:span></text:p>
      <text:p text:style-name="P427"/>
      <text:p text:style-name="P427"><text:span text:style-name="T1342">Прошедшее. </text:span>Past</text:p>
      <text:p text:style-name="P464"/>
      <text:p text:style-name="P476">Past Perfect и Past Perfect Continuous относительно редки и <text:span text:style-name="T1349">в</text:span> рамках начального курса </text:p>
      <text:p text:style-name="P476">не проходятся. <text:span text:style-name="T1343">В художественной литературе почти всегда используется Past Simple.</text:span></text:p>
      <text:p text:style-name="P464"/>
      <text:p text:style-name="P425">Past Simple</text:p>
      <text:p text:style-name="P465"/>
      <text:p text:style-name="P467">Используется, чтобы:</text:p>
      <text:list xml:id="list3628284393" text:style-name="L29">
        <text:list-item>
          <text:p text:style-name="P1759"><text:span text:style-name="T879">сообщить факты </text:span><text:span text:style-name="T880">прошлого,</text:span><text:span text:style-name="T879"> рассказать историю, </text:span><text:span text:style-name="T887">биографию</text:span><text:span text:style-name="T879">; </text:span></text:p>
        </text:list-item>
        <text:list-item>
          <text:p text:style-name="P1716">описать действие из прошлого, результат которого не важен в настоящем.</text:p>
        </text:list-item>
      </text:list>
      <text:p text:style-name="P466"/>
      <text:p text:style-name="P1139"><text:span text:style-name="T881">Для этого использются глаголы во 2й форме. </text:span><text:span text:style-name="T882">Вторая форма правильного глагола образуется добавлением окончания </text:span><text:span text:style-name="T667">-ed</text:span><text:span text:style-name="T882">. </text:span><text:span text:style-name="T890">Ф</text:span><text:span text:style-name="T882">орма </text:span><text:span text:style-name="T890">неправильного глагола </text:span><text:span text:style-name="T882">находится в таблице.</text:span></text:p>
      <text:p text:style-name="P39"><text:soft-page-break/><text:span text:style-name="T1290">Mozart </text:span><text:span text:style-name="T1309">lived</text:span><text:span text:style-name="T1290"> from 1756 to 1791 — Моцарт </text:span><text:span text:style-name="T1309">жил</text:span><text:span text:style-name="T1290"> с 1756 по 1791 год (факт прошлого). </text:span></text:p>
      <text:p text:style-name="P39"><text:span text:style-name="T1290">I </text:span><text:span text:style-name="T1309">visited</text:span><text:span text:style-name="T1290"> my parents yesterday — Вчера я </text:span><text:span text:style-name="T1309">навещал</text:span><text:span text:style-name="T1290"> родителей (действие из прошлого).</text:span></text:p>
      <text:p text:style-name="P792"/>
      <text:p text:style-name="P793">Если глагол заканчивается на глухой звук, то <text:span text:style-name="T555">-ed</text:span> читается как <text:span text:style-name="T555">t</text:span>, а если на звконкий </text:p>
      <text:p text:style-name="P793">согласный или на гласный звук — то как <text:span text:style-name="T555">d</text:span>: <text:span text:style-name="T555">worked [воркт], played [плэйд]</text:span>.</text:p>
      <text:p text:style-name="P1137"/>
      <text:p text:style-name="P791">Если глагол заканчивается на <text:span text:style-name="T555">d </text:span>или <text:span text:style-name="T555">t</text:span>, то <text:span text:style-name="T555">-ed</text:span> читается как <text:span text:style-name="T555">id</text:span>: <text:span text:style-name="T555">recorded [рикодид]</text:span>. </text:p>
      <text:p text:style-name="P1488"><text:span text:style-name="T363">Если глагол заканчивается на </text:span><text:span text:style-name="T111">-e</text:span><text:span text:style-name="T363">, то её не надо писать </text:span><text:span text:style-name="T364">два</text:span><text:span text:style-name="T363"> раза: </text:span><text:span text:style-name="T111">chase</text:span><text:span text:style-name="T363"> → </text:span><text:span text:style-name="T111">chased</text:span><text:span text:style-name="T363">.</text:span></text:p>
      <text:p text:style-name="P1137"/>
      <text:p text:style-name="P1136">Слова-маячки Past Simple:</text:p>
      <text:list xml:id="list2256780242" text:style-name="L30">
        <text:list-item>
          <text:p text:style-name="P1760">ago — <text:span text:style-name="T1344">тому назад</text:span>;</text:p>
        </text:list-item>
        <text:list-item>
          <text:p text:style-name="P1761">last — <text:span text:style-name="T1344">прошлый</text:span>;</text:p>
        </text:list-item>
        <text:list-item>
          <text:p text:style-name="P1717">yesterday — вчера;</text:p>
        </text:list-item>
      </text:list>
      <text:p text:style-name="P486"/>
      <text:p text:style-name="P1140"><text:span text:style-name="T888">Past Simple часто путают с Present Perfect, потому что на русский они переводятся </text:span><text:span text:style-name="T889">почти</text:span><text:span text:style-name="T888"> одинаково. Главное отличие в том, что Present Perfect всегда будет сообщать доп</text:span><text:span text:style-name="T889">олнительную</text:span><text:span text:style-name="T888"> информацию, указывающ</text:span><text:span text:style-name="T889">ую </text:span><text:span text:style-name="T888">на настоящее время </text:span><text:span text:style-name="T889">(</text:span><text:span text:style-name="T890">чтобы сообщить</text:span><text:span text:style-name="T889"> результат).</text:span></text:p>
      <text:p text:style-name="P473"/>
      <text:p text:style-name="P474">Past Simple используется когда известен момент в прошлом. Если мы знаешь, </text:p>
      <text:p text:style-name="P474">когда произошло событие, то Present Perfect использовать нельзя.</text:p>
      <text:p text:style-name="P474"/>
      <text:p text:style-name="P245">Tom has lost his key — Том потерал ключ </text:p>
      <text:p text:style-name="P245">(у него сейчас нет ключа, потому что он его потерян).</text:p>
      <text:p text:style-name="P244"/>
      <text:p text:style-name="P244">Tom lost his key last weak — Том потерял ключ на прошлой неделе </text:p>
      <text:p text:style-name="P244">(не важно, есть у него ключ или нет).</text:p>
      <text:p text:style-name="P469"/>
      <text:p text:style-name="P471">В английском, если вопрос задается в настоящем, то и ответ должен быть в настоящем. </text:p>
      <text:p text:style-name="P471">Если вопрос в прошлом, то ответ также должен быть в прошлом.</text:p>
      <text:p text:style-name="P471"/>
      <text:p text:style-name="P471">Но если вопрос был в Present Perfect, а в ответе дается информация, когда именно это случилось, тогда необходимо отвечать в Past Simple.</text:p>
      <text:p text:style-name="P471"/>
      <text:p text:style-name="P242">Have you already started to learn English? Yes, I started to learn it 3 month ago — </text:p>
      <text:p text:style-name="P242">Ты уже начал учить английский? Да, 3 месяца назад (информация о времени).</text:p>
      <text:p text:style-name="P241"/>
      <text:p text:style-name="P472">Если вопрос содержит слово <text:span text:style-name="T555">when</text:span>, то он автоматически привязывает нас к моменту </text:p>
      <text:p text:style-name="P472">в прошлом. <text:span text:style-name="T1348">Поэтому Present Perfect в вопросах с </text:span><text:span text:style-name="T565">when</text:span><text:span text:style-name="T1348"> не используется.</text:span></text:p>
      <text:p text:style-name="P472"/>
      <text:p text:style-name="P243">Have you met him before? <text:span text:style-name="T1347">—</text:span> Вы раньше с ним встречались?</text:p>
      <text:p text:style-name="P243">When did you meet him? <text:span text:style-name="T1347">—</text:span> Когда вы встречались с ним?</text:p>
      <text:p text:style-name="P469"/>
      <text:p text:style-name="P428">Отрицания и вопросы в Past Simple</text:p>
      <text:p text:style-name="P468"/>
      <text:p text:style-name="P1142"><text:span text:style-name="T882">Отрицание представляет связку </text:span><text:span text:style-name="T667">did</text:span><text:span text:style-name="T882"> с частицей </text:span><text:span text:style-name="T667">not</text:span><text:span text:style-name="T882">, </text:span><text:span text:style-name="T892">которая ставится перед смысловым глаголом в начальной форме. </text:span><text:span text:style-name="T883">Обычно </text:span><text:span text:style-name="T892">эта связка</text:span><text:span text:style-name="T883"> сокращается до </text:span><text:span text:style-name="T668">didn`t</text:span><text:span text:style-name="T883">.</text:span></text:p>
      <text:p text:style-name="P480"/>
      <text:p text:style-name="P1142"><text:span text:style-name="T891">В вопросах </text:span><text:span text:style-name="T882">вспомогательный глагол </text:span><text:span text:style-name="T667">did</text:span><text:span text:style-name="T882"> используется </text:span><text:span text:style-name="T892">по тем же грамматическим </text:span></text:p>
      <text:p text:style-name="P1476"><text:span text:style-name="T892">правилам</text:span><text:span text:style-name="T882">, </text:span><text:span text:style-name="T883">как</text:span><text:span text:style-name="T882"> </text:span><text:span text:style-name="T667">do</text:span><text:span text:style-name="T882"> для Present Simple. </text:span></text:p>
      <text:p text:style-name="P470"/>
      <text:p text:style-name="P1476"><text:span text:style-name="T661">Did</text:span><text:span text:style-name="T668"> you </text:span><text:span text:style-name="T661">go</text:span><text:span text:style-name="T668"> to Los Angeles last week? - Ты </text:span><text:span text:style-name="T661">ездил</text:span><text:span text:style-name="T668"> в Лос Анжелес на прошлой неделе?</text:span></text:p>
      <text:p text:style-name="P240">I <text:span text:style-name="T1259">didn`t go</text:span> to Los Angeles, I <text:span text:style-name="T1259">went</text:span> to Bostom — Я <text:span text:style-name="T1259">не ездил</text:span> в Лос Анжелес, я <text:span text:style-name="T1259">ездил</text:span> в Бостон.</text:p>
      <text:p text:style-name="P433"><text:soft-page-break/>Past Continuous</text:p>
      <text:p text:style-name="P475"/>
      <text:p text:style-name="P1145"><text:span text:style-name="T894">О</text:span><text:span text:style-name="T893">значает процесс или незаконченное действие, которое привязано к точному моменту </text:span></text:p>
      <text:p text:style-name="P478">в прошлом (т. е. действие происходило и не было закончено).</text:p>
      <text:p text:style-name="P477"/>
      <text:p text:style-name="P1144"><text:span text:style-name="T893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97">обсуждаемая ситуация</text:span><text:span text:style-name="T893">).</text:span></text:p>
      <text:p text:style-name="P477"/>
      <text:p text:style-name="P1146"><text:span text:style-name="T894">Состоит из 2х частей: вспомогательного глагола </text:span><text:span text:style-name="T670">be</text:span><text:span text:style-name="T894"> (</text:span><text:span text:style-name="T919">в </text:span><text:span text:style-name="T895">форм</text:span><text:span text:style-name="T919">е</text:span><text:span text:style-name="T895"> </text:span><text:span text:style-name="T919">was/were</text:span><text:span text:style-name="T894">) и смыслового глагола с окончанием </text:span><text:span text:style-name="T670">-ing</text:span><text:span text:style-name="T894">. </text:span><text:span text:style-name="T893">На русский переводится глаголом в прошедшем времени.</text:span></text:p>
      <text:p text:style-name="P479"/>
      <text:p text:style-name="P246">Last Sunday at 5 I <text:span text:style-name="T1259">was having</text:span> dinner with my friends — В прошлое воскресенье в 5 </text:p>
      <text:p text:style-name="P246">я <text:span text:style-name="T1259">ужинал</text:span> со своими друзьями (привязка к точному моменту в прошлом).</text:p>
      <text:p text:style-name="P247"/>
      <text:p text:style-name="P40"><text:span text:style-name="T1319">My parents </text:span><text:span text:style-name="T1311">were watching</text:span><text:span text:style-name="T1319"> TV when I came home yesterday — Мои родители </text:span><text:span text:style-name="T1311">смотрели</text:span><text:span text:style-name="T1319"> телевизор, когда я пришел вчера домой (незаконченное действие </text:span><text:span text:style-name="T1320">в тот момент</text:span><text:span text:style-name="T1319">).</text:span></text:p>
      <text:p text:style-name="P247"/>
      <text:p text:style-name="P1146"><text:span text:style-name="T895">В отрицаниях и вопросах </text:span><text:span text:style-name="T896">глагол </text:span><text:span text:style-name="T671">be</text:span><text:span text:style-name="T895"> ведет себя точно так же, как и </text:span><text:span text:style-name="T920">в</text:span><text:span text:style-name="T895"> </text:span><text:span text:style-name="T920">Present</text:span><text:span text:style-name="T895"> </text:span><text:span text:style-name="T920">Continuous</text:span><text:span text:style-name="T895">:</text:span></text:p>
      <text:p text:style-name="P41"><text:span text:style-name="T1321">W</text:span><text:span text:style-name="T1290">e weren`t reading — Мы не читали (именно тогда). Was I running? — Я бежал?</text:span></text:p>
      <text:p text:style-name="P249"/>
      <text:p text:style-name="P483">В одном предложении часто используются Past Continuous и Past Simple одновременно.</text:p>
      <text:p text:style-name="P1149"><text:span text:style-name="T898">Действие, длящееся какое-то время (</text:span><text:span text:style-name="T899">Past Continuous</text:span><text:span text:style-name="T898">) может прерываться более коротким действием (</text:span><text:span text:style-name="T899">Past Simple</text:span><text:span text:style-name="T904">)</text:span><text:span text:style-name="T898"> </text:span><text:span text:style-name="T902">либо другим Past Continuous </text:span><text:span text:style-name="T905">(смотреть по контексту)</text:span><text:span text:style-name="T902">.</text:span></text:p>
      <text:p text:style-name="P481"/>
      <text:p text:style-name="P1147"><text:span text:style-name="T898">В этом случае предложение может содержать слово </text:span><text:span text:style-name="T672">while</text:span><text:span text:style-name="T898"> </text:span><text:span text:style-name="T900">(в то время, как)</text:span><text:span text:style-name="T898"> в той части, которая относится к <text:s/></text:span><text:span text:style-name="T899">Past Continuous, </text:span><text:span text:style-name="T898">либо </text:span><text:span text:style-name="T672">when</text:span><text:span text:style-name="T898">, там, где используется Past Simple.</text:span></text:p>
      <text:p text:style-name="P481"/>
      <text:p text:style-name="P42"><text:span text:style-name="T1312">While</text:span><text:span text:style-name="T1322"> I was working in the garden, I </text:span><text:span text:style-name="T1323">kicked</text:span><text:span text:style-name="T1322"> my leg — Пока я работал в саду, я </text:span><text:span text:style-name="T1324">пнул</text:span><text:span text:style-name="T1322"> ногу.</text:span></text:p>
      <text:p text:style-name="P43"><text:span text:style-name="T1290">I was working in the garden </text:span><text:span text:style-name="T1309">when</text:span><text:span text:style-name="T1290"> I kicked my leg — </text:span><text:span text:style-name="T1323">Я работал в саду, когда </text:span><text:span text:style-name="T1324">пнул</text:span><text:span text:style-name="T1323"> ногу</text:span><text:span text:style-name="T1290">.</text:span></text:p>
      <text:p text:style-name="P250"/>
      <text:p text:style-name="P44"><text:span text:style-name="T1309">While</text:span><text:span text:style-name="T1290"> Tom was reading, Amely was watching a documentary on TV — Пока </text:span><text:span text:style-name="T1325">Т</text:span><text:span text:style-name="T1290">ом читал, </text:span></text:p>
      <text:p text:style-name="P251">Эмили смотрела документальный фильм по телевизору.</text:p>
      <text:p text:style-name="P484"/>
      <text:p text:style-name="P1148"><text:span text:style-name="T903">Если действия происходят не одновременно, а следуют одно за другим</text:span><text:span text:style-name="T901">, то в этом </text:span></text:p>
      <text:p text:style-name="P482">случае нужно использовать <text:span text:style-name="T1393">только</text:span> Past Simple.</text:p>
      <text:p text:style-name="P482"/>
      <text:p text:style-name="P248">I saw Jane in the street yesterday. I stopped and said hello — Я увидел Джейн вчера на улице. </text:p>
      <text:p text:style-name="P248">Я остановился и поздоровался (сказал «привет»).</text:p>
      <text:p text:style-name="P430"/>
      <text:p text:style-name="P430">Будущие. Future</text:p>
      <text:p text:style-name="P259"/>
      <text:p text:style-name="P264">В английском языке о будущем можно говорить не только с помощью формы Future, но и </text:p>
      <text:p text:style-name="P1154"><text:span text:style-name="T932">с помощью </text:span><text:span text:style-name="T936">формы</text:span><text:span text:style-name="T932"> </text:span><text:span text:style-name="T934">Present</text:span><text:span text:style-name="T93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3"/>
      <text:p text:style-name="P1153"><text:span text:style-name="T933">Другие варианты Future (кроме </text:span><text:span text:style-name="T935">Future </text:span><text:span text:style-name="T933">Simple) используются редко, </text:span><text:span text:style-name="T935">т. к.</text:span><text:span text:style-name="T933"> они громоздкие и довольно неудобные. В современном английском можно обойтись без них.</text:span></text:p>
      <text:p text:style-name="P263"/>
      <text:p text:style-name="P1310"><text:span text:style-name="T264">На будущ</text:span><text:span text:style-name="T265">и</text:span><text:span text:style-name="T264">е могут также указы</text:span><text:span text:style-name="T265">вать</text:span><text:span text:style-name="T264"> модальные глаголы </text:span><text:span text:style-name="T266">и оборот </text:span><text:span text:style-name="T167">be going to</text:span><text:span text:style-name="T267">, </text:span><text:span text:style-name="T266">который </text:span></text:p>
      <text:p text:style-name="P1298"><text:span text:style-name="T266">в основном</text:span><text:span text:style-name="T267"> встречается </text:span><text:span text:style-name="T266">в разговорной речи и нередко используется вместо Future Simple.</text:span></text:p>
      <text:p text:style-name="P905"/>
      <text:p text:style-name="P671"/>
      <text:p text:style-name="P1575">Present Continuous в значении будущего</text:p>
      <text:p text:style-name="P265"/>
      <text:p text:style-name="P265">Используется, чтобы сказать о личных планах. В предложении обычно указывается дата </text:p>
      <text:p text:style-name="P265">или время, связанные с будущим. Переводить можно как будущим так и настоящим.</text:p>
      <text:p text:style-name="P265"/>
      <text:p text:style-name="P992">What are you doing on Satureday? <text:span text:style-name="T433">—</text:span> Что ты делаешь в субботу? (какие у тебя планы?)</text:p>
      <text:p text:style-name="P1002">I am flying to London tomorrow — <text:span text:style-name="T1394">Завтра я лечу в Лондон (личный план)</text:span></text:p>
      <text:p text:style-name="P1002"/>
      <text:p text:style-name="P895">Present Simple в значении будущего</text:p>
      <text:p text:style-name="P1003"/>
      <text:p text:style-name="P266"><text:span text:style-name="T376">Используется, чтобы сказать о том, что </text:span><text:span text:style-name="T378">что-то </text:span><text:span text:style-name="T376">должно произойти по рассписанию, либо </text:span></text:p>
      <text:p text:style-name="P266"><text:span text:style-name="T376">о собственном графике. </text:span><text:span text:style-name="T377">Переводить можно как будущим так и настоящим.</text:span></text:p>
      <text:p text:style-name="P908"/>
      <text:p text:style-name="P908">Ключевое отличие от Present Continuous в том, что расписание не зависит от говорящего, </text:p>
      <text:p text:style-name="P1150"><text:span text:style-name="T176">т. е. речь может идти </text:span><text:span text:style-name="T177">о </text:span><text:span text:style-name="T176">рассписании транспорта, сеансов в кино и т. </text:span><text:span text:style-name="T177">п</text:span><text:span text:style-name="T176">.</text:span></text:p>
      <text:p text:style-name="P908"/>
      <text:p text:style-name="P1004">My airplane flies at 6 o`clock tomorrow — Мой самолет летит завтра в 6 (рассписание)</text:p>
      <text:p text:style-name="P1358"><text:span text:style-name="T118">What time do you finish work tommorow? </text:span><text:span text:style-name="T119">— </text:span><text:span text:style-name="T118">В какое время ты заканчиваешь работу завтра?</text:span></text:p>
      <text:p text:style-name="P1006"/>
      <text:p text:style-name="P896">Оборот <text:span text:style-name="T555">be going to</text:span></text:p>
      <text:p text:style-name="P909"/>
      <text:p text:style-name="P1151"><text:span text:style-name="T178">Подразумевает, что человек говорит не о спонтанном решении что-либо сделать, </text:span><text:span text:style-name="T181">а о заранее </text:span><text:span text:style-name="T182">продуманных</text:span><text:span text:style-name="T181"> действиях. </text:span><text:span text:style-name="T178">На русский переводится как «собираюсь сделать».</text:span></text:p>
      <text:p text:style-name="P909"/>
      <text:p text:style-name="P268"><text:span text:style-name="T375">Чтобы использовать, нужно поставить глагол </text:span><text:span text:style-name="T118">be</text:span><text:span text:style-name="T375"> в форму </text:span><text:span text:style-name="T118">am/is/are</text:span><text:span text:style-name="T375">, а смысловой глагол оставить в начальной форме, после </text:span><text:span text:style-name="T118">going to</text:span><text:span text:style-name="T375">.</text:span></text:p>
      <text:p text:style-name="P909"/>
      <text:p text:style-name="P1005">I`m going to meet my friends tomorrow — Я собираюсь встретиться с друзьями завтра.</text:p>
      <text:p text:style-name="P1350"><text:span text:style-name="T46">I`m going to go</text:span><text:span text:style-name="T384"> out after I finish my work — Я собираюсь погулять после, как закончу работу.</text:span></text:p>
      <text:p text:style-name="P909"/>
      <text:p text:style-name="P1152"><text:span text:style-name="T178">В разговорной </text:span><text:span text:style-name="T182">стиле</text:span><text:span text:style-name="T179"> </text:span><text:span text:style-name="T180">этот </text:span><text:span text:style-name="T179">оборот </text:span><text:span text:style-name="T178">очень часто </text:span><text:span text:style-name="T182">записывается</text:span><text:span text:style-name="T178"> как </text:span><text:span text:style-name="T120">gonna</text:span><text:span text:style-name="T178"> </text:span><text:span text:style-name="T120">[гона].</text:span></text:p>
      <text:p text:style-name="P1007"/>
      <text:p text:style-name="P269"><text:span text:style-name="T375">Также его используют, когда очевидно, что вот-вот случится какое-то действие. В этом случае </text:span><text:span text:style-name="T118">be goin to </text:span><text:span text:style-name="T375">передает оттенок неизбежности происходящего и применяется по отношению </text:span></text:p>
      <text:p text:style-name="P910">к постороннему человеку или объетку.</text:p>
      <text:p text:style-name="P910"/>
      <text:p text:style-name="P1008">Look! He`s going to fall — Смотри! Он сейчас упадет.</text:p>
      <text:p text:style-name="P1008">The sky is dark. It`s going to rain — Небо темное. Сейчас пойдет дождь.</text:p>
      <text:p text:style-name="P898"/>
      <text:p text:style-name="P897">Future Simple</text:p>
      <text:p text:style-name="P911"/>
      <text:p text:style-name="P1155"><text:span text:style-name="T183">Сообщает о будущих, еще не случившихся событиях. </text:span><text:span text:style-name="T184">Эта форма говорит о том, что человек сделает что-то в будущем, но решение он принял в момент речи, </text:span><text:span text:style-name="T185">т. е. описывает не спланированные, а спонтанные дейсвтия. </text:span></text:p>
      <text:p text:style-name="P914"/>
      <text:p text:style-name="P1155"><text:span text:style-name="T186">В</text:span><text:span text:style-name="T185"> предложени</text:span><text:span text:style-name="T186">ях</text:span><text:span text:style-name="T185"> </text:span><text:span text:style-name="T186">будут </text:span><text:span text:style-name="T185">часто </text:span><text:span text:style-name="T186">попадаться слова</text:span><text:span text:style-name="T185">, </text:span><text:span text:style-name="T186">выражающие</text:span><text:span text:style-name="T185"> мнение: <text:s/></text:span><text:span text:style-name="T121">I think </text:span><text:span text:style-name="T122">(я думаю)</text:span><text:span text:style-name="T121">, </text:span></text:p>
      <text:p text:style-name="P1155"><text:span text:style-name="T121">I`m sure </text:span><text:span text:style-name="T122">(я уверен), I hope (я надеюсь), </text:span><text:span text:style-name="T121">probably (возможно).</text:span><text:span text:style-name="T122"> </text:span></text:p>
      <text:p text:style-name="P918"/>
      <text:p text:style-name="P913">Схема состоит из 2х частей: вспомогательного глагола <text:span text:style-name="T555">will </text:span><text:span text:style-name="T1398">(заменяет </text:span><text:span text:style-name="T566">do</text:span><text:span text:style-name="T1398">)</text:span> </text:p>
      <text:p text:style-name="P913">и смыслового глагола в начальной форме. </text:p>
      <text:p text:style-name="P1010"/>
      <text:p text:style-name="P913"><text:soft-page-break/><text:span text:style-name="T555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55">not</text:span>.</text:p>
      <text:p text:style-name="P912"/>
      <text:p text:style-name="P912">В речи и на письме <text:span text:style-name="T555">will</text:span> обычно сокращается до <text:span text:style-name="T555">`ll</text:span>, а отрицание <text:span text:style-name="T555">will</text:span> <text:span text:style-name="T555">not</text:span> д<text:span text:style-name="T1397">о</text:span> <text:span text:style-name="T555">won`t</text:span>.</text:p>
      <text:p text:style-name="P912"/>
      <text:p text:style-name="P1009">We <text:span text:style-name="T1259">will</text:span> proobably <text:span text:style-name="T1259">meet</text:span> soon — Мы, возможно, скоро <text:span text:style-name="T1259">встретимся</text:span>.</text:p>
      <text:p text:style-name="P1009">I hope everything <text:span text:style-name="T1259">will be</text:span> fine — Надеюсь, все <text:span text:style-name="T1259">будет </text:span>хорошо.</text:p>
      <text:p text:style-name="P1009"><text:span text:style-name="T1259">Will</text:span> you <text:span text:style-name="T1259">be</text:span> at home toworrow? No, I won`t — <text:span text:style-name="T1396">Ты </text:span><text:span text:style-name="T1261">будешь</text:span><text:span text:style-name="T1396"> завтра дома? Нет</text:span>.</text:p>
      <text:p text:style-name="P912"/>
      <text:p text:style-name="P917">Чтобы правильно подобрать нужную форму, нужно отталкиваться от контекста:</text:p>
      <text:list xml:id="list2991598934" text:style-name="L31">
        <text:list-item>
          <text:p text:style-name="P1599">I will do — я сделаю (считаю/верю, что сделаю это);</text:p>
        </text:list-item>
        <text:list-item>
          <text:p text:style-name="P1600">I am doing — я сделаю (потому что уже спланировал это);</text:p>
        </text:list-item>
        <text:list-item>
          <text:p text:style-name="P1600">I am going to do — я собираюсь сделать (ключевое слово «собираюсь»).</text:p>
        </text:list-item>
      </text:list>
      <text:p text:style-name="P915"/>
      <text:p text:style-name="P916">Нередко, вместо <text:span text:style-name="T555">will</text:span> используется модальный глагол <text:span text:style-name="T555">might</text:span>:</text:p>
      <text:p text:style-name="P1012">I might do it — Наверное, я сделаю это.</text:p>
      <text:p text:style-name="P1011"/>
      <text:p text:style-name="P1116">Модальные глаголы</text:p>
      <text:p text:style-name="P1013"/>
      <text:p text:style-name="P921">Это особенные глаголы, которые одновременно:</text:p>
      <text:list xml:id="list2528170858" text:style-name="L32">
        <text:list-item>
          <text:p text:style-name="P1601">передают смысл (используются как смысловые глаголы);</text:p>
        </text:list-item>
        <text:list-item>
          <text:p text:style-name="P1601">передают время (привязывают дейсвтие к какому-то времени);</text:p>
        </text:list-item>
        <text:list-item>
          <text:p text:style-name="P1601">используются по тем же правилами, что и вспомогательные глаголы.</text:p>
        </text:list-item>
      </text:list>
      <text:p text:style-name="P919"/>
      <text:p text:style-name="P919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19">а в отрицаниях используются вместе с частицей <text:span text:style-name="T555">not</text:span>.</text:p>
      <text:p text:style-name="P919"/>
      <text:p text:style-name="P1161"><text:span text:style-name="T189">Модальные глаголы не имеют окончаний и дополнительных форм. </text:span><text:span text:style-name="T211">Т. е. </text:span><text:span text:style-name="T189">не меняются в зависимости от подлежащего </text:span><text:span text:style-name="T211">(нет окончания -s, если подлежащее he/she/it и </text:span><text:span text:style-name="T212">пр</text:span><text:span text:style-name="T211">)</text:span><text:span text:style-name="T189">. </text:span></text:p>
      <text:p text:style-name="P920"/>
      <text:p text:style-name="P927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27"/>
      <text:p text:style-name="P928"><text:span text:style-name="T1418">После модального глагола почти всегда </text:span><text:span text:style-name="T1420">идет</text:span><text:span text:style-name="T1418"> смысловой глагол в начальной форме, </text:span><text:span text:style-name="T1421">но </text:span><text:span text:style-name="T1418">без частицы </text:span><text:span text:style-name="T570">to. </text:span><text:span text:style-name="T1419">Также смысловой глагол в начальной форме идет после модальных кострукций.</text:span></text:p>
      <text:p text:style-name="P927"/>
      <text:p text:style-name="P1359"><text:span text:style-name="T211">М</text:span><text:span text:style-name="T175">одальные глаголы: </text:span><text:span text:style-name="T118">can, could, must, might, may, should, would, will, shall</text:span><text:span text:style-name="T175">.</text:span></text:p>
      <text:p text:style-name="P1186"><text:span text:style-name="T201">М</text:span><text:span text:style-name="T246">одальные конструкции: </text:span><text:span text:style-name="T152">be able to, have to, used to</text:span><text:span text:style-name="T246">.</text:span></text:p>
      <text:p text:style-name="P929"/>
      <text:p text:style-name="P1186"><text:span text:style-name="T370">Глаголы </text:span><text:span text:style-name="T170">w</text:span><text:span text:style-name="T171">ill</text:span><text:span text:style-name="T371"> и </text:span><text:span text:style-name="T170">s</text:span><text:span text:style-name="T171">hall</text:span></text:p>
      <text:p text:style-name="P930"/>
      <text:p text:style-name="P1360"><text:span text:style-name="T175">В Future Simple </text:span><text:span text:style-name="T118">will</text:span><text:span text:style-name="T175"> используется как вспомогательный глагол. Но иногда он также</text:span></text:p>
      <text:p text:style-name="P1360"><text:span text:style-name="T175">используется как модальный глагол. Это касается ситуац</text:span><text:span text:style-name="T187">и</text:span><text:span text:style-name="T175">й, когда нужно предложить свою помощь, либо обратиться за помощью самому.</text:span></text:p>
      <text:p text:style-name="P931"/>
      <text:p text:style-name="P1014">You luggage is heavy. I`ll help you — У вас тяжелый багаж. Я помогу вам.</text:p>
      <text:p text:style-name="P1014">Will you help me? — Ты мне поможешь?</text:p>
      <text:p text:style-name="P923"/>
      <text:p text:style-name="P923"/>
      <text:p text:style-name="P1589"><text:span text:style-name="T187">Ситуации с </text:span><text:span text:style-name="T123">will</text:span><text:span text:style-name="T187"> переводятся будущим, а с </text:span><text:span text:style-name="T123">won`t </text:span><text:span text:style-name="T187">— настоящим. </text:span><text:span text:style-name="T123">Won`t</text:span><text:span text:style-name="T187"> означает </text:span></text:p>
      <text:p text:style-name="P923">«отказывается» (не смотря на мои ожидание, действие не происходит).</text:p>
      <text:p text:style-name="P922"/>
      <text:p text:style-name="P1015">What`s wrong? My Car won`t start — Что случилось? Моя машина не заводится. </text:p>
      <text:p text:style-name="P1015">(отказывается заводиться)</text:p>
      <text:p text:style-name="P922"/>
      <text:p text:style-name="P1156"><text:span text:style-name="T188">Модальный глагол </text:span><text:span text:style-name="T124">shall</text:span><text:span text:style-name="T188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24">will</text:span><text:span text:style-name="T188">.</text:span></text:p>
      <text:p text:style-name="P924"/>
      <text:p text:style-name="P1156"><text:span text:style-name="T188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24">I</text:span><text:span text:style-name="T188"> или </text:span><text:span text:style-name="T124">we</text:span><text:span text:style-name="T188">.</text:span></text:p>
      <text:p text:style-name="P924"/>
      <text:p text:style-name="P1016">Shall I close the door? - Я закрою дверь? (вы не против, если я закрою дверь?)</text:p>
      <text:p text:style-name="P45"><text:span text:style-name="T379">S</text:span><text:span text:style-name="T375">hall we dance? - Потанцуем? (вы не против потанцевать?)</text:span></text:p>
      <text:p text:style-name="P922"/>
      <text:p text:style-name="P899"><text:span text:style-name="T1404">Глаголы </text:span><text:span text:style-name="T568">c</text:span><text:span text:style-name="T555">an</text:span> и <text:span text:style-name="T568">c</text:span><text:span text:style-name="T555">ould</text:span></text:p>
      <text:p text:style-name="P924"/>
      <text:p text:style-name="P1326"><text:span text:style-name="T136">Can</text:span><text:span text:style-name="T190"> переводится как «умею», «могу», «смогу». </text:span><text:span text:style-name="T209">С</text:span><text:span text:style-name="T190"> частицей </text:span><text:span text:style-name="T136">not</text:span><text:span text:style-name="T190"> пишется либо </text:span></text:p>
      <text:p text:style-name="P785"><text:span text:style-name="T190">слитно — </text:span><text:span text:style-name="T136">cannot</text:span><text:span text:style-name="T190">, либо сокращенно — </text:span><text:span text:style-name="T136">can`t</text:span><text:span text:style-name="T190">. </text:span><text:span text:style-name="T209">М</text:span><text:span text:style-name="T191">ожет передавать следующие значения:</text:span></text:p>
      <text:list xml:id="list573001202" text:style-name="L33">
        <text:list-item>
          <text:p text:style-name="P1762"><text:span text:style-name="T190">у</text:span><text:span text:style-name="T191">мственные или физические возможности, умение что-то сделать;</text:span></text:p>
        </text:list-item>
        <text:list-item>
          <text:p text:style-name="P1602">разрешение или запрет что-то cделать;</text:p>
        </text:list-item>
        <text:list-item>
          <text:p text:style-name="P1602">просьба или предложение о помощи;</text:p>
        </text:list-item>
        <text:list-item>
          <text:p text:style-name="P1602">неуверенность в совершении действия (в вопросах).</text:p>
        </text:list-item>
      </text:list>
      <text:p text:style-name="P926"/>
      <text:p text:style-name="P46"><text:span text:style-name="T380">H</text:span><text:span text:style-name="T375">e can understand my English — Он может понимать мой английский.</text:span></text:p>
      <text:p text:style-name="P1017">You can`t smoke here — Ты не можешь сдесь курить.</text:p>
      <text:p text:style-name="P1017">Can I help you? - Я могу вам помочь?</text:p>
      <text:p text:style-name="P932"/>
      <text:p text:style-name="P1361"><text:span text:style-name="T190">В </text:span><text:span text:style-name="T175">разговорной речи </text:span><text:span text:style-name="T118">can</text:span><text:span text:style-name="T175"> широко используется именно, когда нужно спросить разрешение </text:span></text:p>
      <text:p text:style-name="P1362"><text:span text:style-name="T175">что-то сделать. </text:span><text:span text:style-name="T215">Е</text:span><text:span text:style-name="T213">сли нужно спросить разрешение вежливо, то используется may.</text:span></text:p>
      <text:p text:style-name="P964"/>
      <text:p text:style-name="P1162"><text:span text:style-name="T138">Can</text:span><text:span text:style-name="T139"> I use your phone? / May I use your phone? - Я мог</text:span><text:span text:style-name="T138">у</text:span><text:span text:style-name="T139"> воспольз</text:span><text:span text:style-name="T138">оваться</text:span><text:span text:style-name="T139"> </text:span></text:p>
      <text:p text:style-name="P1162"><text:span text:style-name="T138">твоим/</text:span><text:span text:style-name="T139">вашим телефоном?</text:span></text:p>
      <text:p text:style-name="P925"/>
      <text:p text:style-name="P1363"><text:span text:style-name="T118">Could [куд] </text:span><text:span text:style-name="T175">переводится как «мог», «мог бы» и является прошедшей формой от </text:span><text:span text:style-name="T118">can</text:span><text:span text:style-name="T175">. </text:span></text:p>
      <text:p text:style-name="P933">Его следует использовать, когда мы говорим о том, что что-то умели или могли в прошлом.</text:p>
      <text:p text:style-name="P963">Также <text:span text:style-name="T555">could</text:span> <text:span text:style-name="T1422">применяется</text:span> в качестве официальной формы обращения.</text:p>
      <text:p text:style-name="P933"/>
      <text:p text:style-name="P1018">I could read at the age of 4 — Я мог читать в 4 года.</text:p>
      <text:p text:style-name="P1018">This story could be true — Эта история могла бы быть правдой.</text:p>
      <text:p text:style-name="P903"/>
      <text:p text:style-name="P903"><text:span text:style-name="T1402">К</text:span>онструкция <text:span text:style-name="T555">be able to</text:span></text:p>
      <text:p text:style-name="P934"/>
      <text:p text:style-name="P935">Дублирует по значению модальные глаголы <text:span text:style-name="T555">can/could</text:span>. Говорит о возможности </text:p>
      <text:p text:style-name="P935">соверишить действие. <text:span text:style-name="T1416">В настоящем времени </text:span><text:span text:style-name="T1401">заменяется модальным глаголом </text:span><text:span text:style-name="T567">can</text:span><text:span text:style-name="T1416">.</text:span></text:p>
      <text:p text:style-name="P935"/>
      <text:p text:style-name="P936">В этой конструкции глагол <text:span text:style-name="T555">be</text:span> передает время:</text:p>
      <text:list xml:id="list1637535643" text:style-name="L34">
        <text:list-item>
          <text:p text:style-name="P1603">am/is/are able to — могу/может/могут (есть возможность);</text:p>
        </text:list-item>
        <text:list-item>
          <text:p text:style-name="P1603">was/were able to — смог/смогли;</text:p>
        </text:list-item>
        <text:list-item>
          <text:p text:style-name="P1603">will be able to — смогу/сможет/смогут.</text:p>
        </text:list-item>
      </text:list>
      <text:p text:style-name="P937"/>
      <text:p text:style-name="P1157"><text:soft-page-break/><text:span text:style-name="T125">B</text:span><text:span text:style-name="T126">e able to</text:span><text:span text:style-name="T192"> передает оттенок </text:span><text:span text:style-name="T193">того, что </text:span><text:span text:style-name="T196">человек</text:span><text:span text:style-name="T193"> обычно не может сделать, но именно тогда </text:span></text:p>
      <text:p text:style-name="P1157"><text:span text:style-name="T193">смог (в прошедшем) или сможет (в будущем).</text:span><text:span text:style-name="T192"> </text:span><text:span text:style-name="T193">Т</text:span><text:span text:style-name="T192">. е. не «мог</text:span><text:span text:style-name="T193">у</text:span><text:span text:style-name="T192">», а «</text:span><text:span text:style-name="T193">смогу</text:span><text:span text:style-name="T192">».</text:span></text:p>
      <text:p text:style-name="P1019"/>
      <text:p text:style-name="P1020">Stacey talked rather quickly, but I was able to understand her — </text:p>
      <text:p text:style-name="P1020">Стэйси говорила довольно быстро, но я смог понять её.</text:p>
      <text:p text:style-name="P1019"/>
      <text:p text:style-name="P1020">If I learn French, I will be able to understand it — </text:p>
      <text:p text:style-name="P1020">Если я буду учить французский, я смогу понимать его.</text:p>
      <text:p text:style-name="P1019"/>
      <text:p text:style-name="P900"><text:span text:style-name="T1404">Глаголы </text:span><text:span text:style-name="T568">m</text:span><text:span text:style-name="T555">ight</text:span> и <text:span text:style-name="T568">m</text:span><text:span text:style-name="T555">ay</text:span></text:p>
      <text:p text:style-name="P1019"/>
      <text:p text:style-name="P1302"><text:span text:style-name="T159">M</text:span><text:span text:style-name="T129">ight [майт]</text:span><text:span text:style-name="T194"> переводится как «может» или «мог бы», </text:span><text:span text:style-name="T201">а</text:span><text:span text:style-name="T1406"> т</text:span>акже <text:span text:style-name="T194">наречием </text:span></text:p>
      <text:p text:style-name="P1302"><text:span text:style-name="T199">«возможно», «вероятно», </text:span><text:span text:style-name="T200">«должно быть», </text:span><text:span text:style-name="T199">«наверное»</text:span><text:span text:style-name="T194">. </text:span></text:p>
      <text:p text:style-name="P960"/>
      <text:p text:style-name="P938">Он указывает на вероятность того, что ситуация может происходить сейчас или произойти </text:p>
      <text:p text:style-name="P938">в ближайшем будущем. Является синонимом фразе <text:span text:style-name="T555">it is possible that</text:span> (возможно, что).</text:p>
      <text:p text:style-name="P1036"/>
      <text:p text:style-name="P1364"><text:span text:style-name="T118">Look at the sky. It might rain — Посмотри на небо. Возможно </text:span><text:span text:style-name="T128">пойдет дождь.</text:span></text:p>
      <text:p text:style-name="P1365"><text:span text:style-name="T128">M</text:span><text:span text:style-name="T118">ight Tom call in the evening? - Том может позвонить вечером? (может</text:span><text:span text:style-name="T130"> ли он позвонить</text:span><text:span text:style-name="T118">?)</text:span></text:p>
      <text:p text:style-name="P1019"/>
      <text:p text:style-name="P1193"><text:span text:style-name="T210">Отрицание</text:span><text:span text:style-name="T195"> </text:span><text:span text:style-name="T127">might</text:span><text:span text:style-name="T195"> </text:span><text:span text:style-name="T127">not</text:span><text:span text:style-name="T195"> </text:span><text:span text:style-name="T210">сокращается до</text:span><text:span text:style-name="T195"> </text:span><text:span text:style-name="T127">mightn`t [майтэнт]</text:span><text:span text:style-name="T195">.</text:span></text:p>
      <text:p text:style-name="P961"/>
      <text:p text:style-name="P1193"><text:span text:style-name="T194">Модальный глагол </text:span><text:span text:style-name="T129">may</text:span><text:span text:style-name="T194"> в современном английском используется </text:span><text:span text:style-name="T195">редко</text:span><text:span text:style-name="T194">. Но его часто применяют, когда нужно предложить помощь незнакомому человеку. </text:span><text:span text:style-name="T214">Он п</text:span><text:span text:style-name="T194">ереводится как «иметь возможность» и по сути </text:span><text:span text:style-name="T195">взаимозаменяем с</text:span><text:span text:style-name="T194"> </text:span><text:span text:style-name="T129">might</text:span><text:span text:style-name="T194">.</text:span></text:p>
      <text:p text:style-name="P1021"/>
      <text:p text:style-name="P1021">May I help you, sir? Я могу вам помочь, сэр? (имею ли я возможность вам помочь?)</text:p>
      <text:p text:style-name="P962"/>
      <text:p text:style-name="P901"><text:span text:style-name="T1405">Глагол </text:span><text:span text:style-name="T569">m</text:span><text:span text:style-name="T555">ust</text:span></text:p>
      <text:p text:style-name="P939"/>
      <text:p text:style-name="P1163"><text:span text:style-name="T216">О</text:span><text:span text:style-name="T200">дин из самых распространенных в речи модальных глаголов. </text:span><text:span text:style-name="T217">И</text:span><text:span text:style-name="T200">спользуется в настоящем времени. Переводится как «должен», «обязан» или «должно быть», «</text:span><text:span text:style-name="T197">наверное»</text:span><text:span text:style-name="T200">.</text:span></text:p>
      <text:p text:style-name="P940"/>
      <text:p text:style-name="P748"><text:span text:style-name="T197">П</text:span><text:span text:style-name="T191">ереда</text:span><text:span text:style-name="T197">ет</text:span><text:span text:style-name="T191"> следующие значения</text:span><text:span text:style-name="T198">:</text:span></text:p>
      <text:list xml:id="list832960094" text:style-name="L35">
        <text:list-item>
          <text:p text:style-name="P1604">необходимость, обязанность, долг;</text:p>
        </text:list-item>
        <text:list-item>
          <text:p text:style-name="P1605">настойчивый совет, приказ, запрет (в отрицаниях);</text:p>
        </text:list-item>
      </text:list>
      <text:p text:style-name="P1037"/>
      <text:p text:style-name="P1037">I must go — Я должен идти. </text:p>
      <text:p text:style-name="P1023">He must not be at home now — <text:s/><text:span text:style-name="T1415">О</text:span>н не должен сейчас быть дома.</text:p>
      <text:p text:style-name="P1186"><text:span text:style-name="T153">Must we hurry? — Нам нужно торопиться? </text:span><text:span text:style-name="T154">(должны ли мы торопиться?)</text:span></text:p>
      <text:p text:style-name="P1023"/>
      <text:p text:style-name="P1297"><text:span text:style-name="T198">Отрицание </text:span><text:span text:style-name="T137">must not</text:span><text:span text:style-name="T198"> </text:span><text:span text:style-name="T210">означает</text:span><text:span text:style-name="T198"> «нельзя», «запрещено». Сокращается до </text:span><text:span text:style-name="T137">musn`t [мазнт]</text:span><text:span text:style-name="T198">.</text:span></text:p>
      <text:p text:style-name="P1328"><text:span text:style-name="T154">You musn`t park here — Здесь нельзя парковаться. </text:span><text:span text:style-name="T160">(</text:span><text:span text:style-name="T163">з</text:span><text:span text:style-name="T162">десь </text:span><text:span text:style-name="T161">«</text:span><text:span text:style-name="T160">you» </text:span><text:span text:style-name="T165">это</text:span><text:span text:style-name="T160"> формальное подлежащее)</text:span></text:p>
      <text:p text:style-name="P940"/>
      <text:p text:style-name="P1327"><text:span text:style-name="T254">Когда </text:span><text:span text:style-name="T154">must</text:span><text:span text:style-name="T254"> передает значение «должно быть», «наверное», то он выражает предположени</text:span><text:span text:style-name="T255">е</text:span><text:span text:style-name="T254">, котор</text:span><text:span text:style-name="T255">о</text:span><text:span text:style-name="T254">е близк</text:span><text:span text:style-name="T255">о</text:span><text:span text:style-name="T254"> к уверенности, но уверенность не на 100%.</text:span></text:p>
      <text:p text:style-name="P1022"/>
      <text:p text:style-name="P1022">She has worked so hard these days. She must<text:span text:style-name="T1259"> </text:span>be very tired — </text:p>
      <text:p text:style-name="P1022">Она так много работала в эти дни. Она, наверное, очень <text:span text:style-name="T1403">уставшая.</text:span></text:p>
      <text:p text:style-name="P906"/>
      <text:p text:style-name="P906"/>
      <text:p text:style-name="P1584">Конструкция <text:span text:style-name="T555">have to</text:span></text:p>
      <text:p text:style-name="P941"/>
      <text:p text:style-name="P943">Дублирует по значению модальный глагол <text:span text:style-name="T555">must</text:span>. Говорит об обязанностях, </text:p>
      <text:p text:style-name="P943">которые человек вынежден выполнять <text:span text:style-name="T1417">не по свое воле</text:span>. </text:p>
      <text:p text:style-name="P942"/>
      <text:p text:style-name="P942">В настоящем времени <text:span text:style-name="T555">have to</text:span> и <text:span text:style-name="T555">must</text:span> взаимозаменяемы и часто разницы между ними нет.</text:p>
      <text:p text:style-name="P942">Однако <text:span text:style-name="T555">must</text:span> означает необходимость, которая исходит от самого человека, </text:p>
      <text:p text:style-name="P942">а <text:span text:style-name="T555">have to</text:span> говорит о необходимости, исходящей извне.</text:p>
      <text:p text:style-name="P942"/>
      <text:p text:style-name="P1024">I must do it — Я должен это сделать (это мой долг).</text:p>
      <text:p text:style-name="P1024">I have to do it — Я должен это сделать (того требуют обстоятельства).</text:p>
      <text:p text:style-name="P942"/>
      <text:p text:style-name="P1158"><text:span text:style-name="T131">Have to</text:span><text:span text:style-name="T202">, в отличие от </text:span><text:span text:style-name="T131">must</text:span><text:span text:style-name="T202">, может употребляться во всех временах. Форма в будущем </text:span></text:p>
      <text:p text:style-name="P944">времени используется редко и ее предпочитают заменять на форму настоящего.</text:p>
      <text:p text:style-name="P944"/>
      <text:p text:style-name="P944">Отрицательная и вопросительная форма образуется с помощью вспомогательных </text:p>
      <text:p text:style-name="P1158"><text:span text:style-name="T202">глаголов </text:span><text:span text:style-name="T131">do/did/will</text:span><text:span text:style-name="T202"> (</text:span><text:span text:style-name="T218">здесь </text:span><text:span text:style-name="T131">have</text:span><text:span text:style-name="T202"> ведет себя как смысловой глагол).</text:span></text:p>
      <text:p text:style-name="P1026"/>
      <text:p text:style-name="P1025"><text:span text:style-name="T1425">I </text:span><text:span text:style-name="T375">had to go — Я должен был идти.</text:span></text:p>
      <text:p text:style-name="P1024">He doesn`t have to go — Он не должен идти.</text:p>
      <text:p text:style-name="P1038">Will they have to go? — Они должны будут идти?</text:p>
      <text:p text:style-name="P945"/>
      <text:p text:style-name="P1366"><text:span text:style-name="T202">В </text:span><text:span text:style-name="T175">отрицательных предложениях </text:span><text:span text:style-name="T118">have to</text:span><text:span text:style-name="T175"> и </text:span><text:span text:style-name="T118">must</text:span><text:span text:style-name="T175"> передают разный смысл. </text:span></text:p>
      <text:p text:style-name="P1366"><text:span text:style-name="T118">Must not</text:span><text:span text:style-name="T175"> выражает запрет, а </text:span><text:span text:style-name="T118">heve to</text:span><text:span text:style-name="T175"> — отсутсвие обязанности.</text:span></text:p>
      <text:p text:style-name="P987"/>
      <text:p text:style-name="P1024">You mustn`t tell anyone — Ты не должен рассказывать никому.</text:p>
      <text:p text:style-name="P1024">You don`t have to tell me everything — Можешь не рассказывать мне всего.</text:p>
      <text:p text:style-name="P944"/>
      <text:p text:style-name="P1164"><text:span text:style-name="T132">Have</text:span><text:span text:style-name="T203"> в значении «должен» всегда используется с частицей </text:span><text:span text:style-name="T132">to</text:span><text:span text:style-name="T203">. Если не поставить </text:span><text:span text:style-name="T132">to</text:span><text:span text:style-name="T203"> </text:span></text:p>
      <text:p text:style-name="P1164"><text:span text:style-name="T203">после </text:span><text:span text:style-name="T132">have</text:span><text:span text:style-name="T203">, то этот глагол будет ознать «иметь». </text:span></text:p>
      <text:p text:style-name="P944"/>
      <text:p text:style-name="P7"><text:span text:style-name="T268">Г</text:span><text:span text:style-name="T269">лагол </text:span><text:span text:style-name="T168">should</text:span></text:p>
      <text:p text:style-name="P946"/>
      <text:p text:style-name="P1165"><text:span text:style-name="T140">Should [шуд] </text:span><text:span text:style-name="T219">подходит</text:span><text:span text:style-name="T203">, чтобы дать</text:span><text:span text:style-name="T219"> вежливый</text:span><text:span text:style-name="T203"> совет. Переводится как «</text:span><text:span text:style-name="T220">следует сделать</text:span><text:span text:style-name="T203">» </text:span></text:p>
      <text:p text:style-name="P1165"><text:span text:style-name="T220">или «нужно (так поступить)». </text:span><text:span text:style-name="T222">С</text:span><text:span text:style-name="T220">вязан с на</text:span><text:span text:style-name="T222">с</text:span><text:span text:style-name="T220">тоящим и будущим временем. Грамматически использ</text:span><text:span text:style-name="T219">уется</text:span><text:span text:style-name="T220"> по тем же правилами, что и другие модальные глаголы.</text:span></text:p>
      <text:p text:style-name="P949"/>
      <text:p text:style-name="P71">You should be more attentive — Вам следует быть более внимательным.</text:p>
      <text:p text:style-name="P947"/>
      <text:p text:style-name="P1166"><text:span text:style-name="T221">Для</text:span><text:span text:style-name="T220"> совет</text:span><text:span text:style-name="T221">а</text:span><text:span text:style-name="T220">, помимо </text:span><text:span text:style-name="T140">should,</text:span><text:span text:style-name="T220"> можно также использовать обороты, помогающие </text:span></text:p>
      <text:p text:style-name="P1166"><text:span text:style-name="T220">выразить мненеие, например </text:span><text:span text:style-name="T140">I think, I don`t think</text:span><text:span text:style-name="T220">.</text:span></text:p>
      <text:p text:style-name="P948"/>
      <text:p text:style-name="P1027">I think you should leave — Думаю, вам пора уйти.</text:p>
      <text:p text:style-name="P1028"/>
      <text:p text:style-name="P1159"><text:span text:style-name="T133">Should</text:span><text:span text:style-name="T204"> также выражает: недоумение, удивление, возмущение. В этом случае </text:span><text:span text:style-name="T221">он</text:span><text:span text:style-name="T204"> передает эмоциональную окраску высказыванию. Отрицательная форма говорит о плохой зате</text:span><text:span text:style-name="T205">е</text:span><text:span text:style-name="T204">.</text:span></text:p>
      <text:p text:style-name="P947"/>
      <text:p text:style-name="P1027">Why should I go there? - Скакой стати мне туда идти?</text:p>
      <text:p text:style-name="P1027">You shouldn`t go there — Не нужно туда идти <text:span text:style-name="T1423">(это плохая идея)</text:span>.</text:p>
      <text:p text:style-name="P907"/>
      <text:p text:style-name="P907"/>
      <text:p text:style-name="P1585"><text:span text:style-name="T263">Глагол </text:span><text:span text:style-name="T166">would</text:span></text:p>
      <text:p text:style-name="P991"/>
      <text:p text:style-name="P951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408">Грамматически использ</text:span><text:span text:style-name="T1409">уется</text:span><text:span text:style-name="T1408"> по тем же правилами, что и другие модальные глаголы.</text:span></text:p>
      <text:p text:style-name="P951"/>
      <text:p text:style-name="P1329"><text:span text:style-name="T134">Would</text:span><text:span text:style-name="T206"> часто сокращается до </text:span><text:span text:style-name="T134">`d</text:span><text:span text:style-name="T206"> и произносится как одна буква (поначалу </text:span><text:span text:style-name="T257">его довольно сложно </text:span><text:span text:style-name="T206">расслышать), </text:span><text:span text:style-name="T256">а идущий после него смысловой глагол используется с частицей</text:span><text:span text:style-name="T134"> </text:span><text:span text:style-name="T164">to</text:span><text:span text:style-name="T256">.</text:span></text:p>
      <text:p text:style-name="P950"/>
      <text:p text:style-name="P952"><text:span text:style-name="T1407">В</text:span>стречается в вариантах, <text:span text:style-name="T1424">когда</text:span>:</text:p>
      <text:list xml:id="list1743614576" text:style-name="L36">
        <text:list-item>
          <text:p text:style-name="P1606">соответствует частице «бы» (когда <text:span text:style-name="T1626">люди </text:span>представляют ситуацию);</text:p>
        </text:list-item>
        <text:list-item>
          <text:p text:style-name="P1606">сообщает о привычках прошлого (в этом случае может заменяться на <text:span text:style-name="T555">used to</text:span>).</text:p>
        </text:list-item>
      </text:list>
      <text:p text:style-name="P953"/>
      <text:p text:style-name="P1029">I would like to live in New Your — Я бы хотел жить в Нью Йорке <text:span text:style-name="T1407">(представил)</text:span>.</text:p>
      <text:p text:style-name="P1030">I wouldn`t watch this film with my child — Я бы не смотрела этот фильм с моим ребенком.</text:p>
      <text:p text:style-name="P1031">Would you like to go <text:span text:style-name="T1410">to the party with us? </text:span>—<text:span text:style-name="T1410"> Ты бы хотел пойти с нами на вечеринку?</text:span></text:p>
      <text:p text:style-name="P954"/>
      <text:p text:style-name="P1194"><text:span text:style-name="T206">Фраза </text:span><text:span text:style-name="T134">would you like</text:span><text:span text:style-name="T206"> часто используется, когда хотят предложить человеку услугу</text:span><text:span text:style-name="T224">, </text:span><text:span text:style-name="T206">предмет </text:span></text:p>
      <text:p text:style-name="P1194"><text:span text:style-name="T206">и т. п. Если человек согласен, то он отвечает </text:span><text:span text:style-name="T134">I`d like to</text:span><text:span text:style-name="T206"> (</text:span><text:span text:style-name="T223">я бы хотел</text:span><text:span text:style-name="T206">) </text:span><text:span text:style-name="T223">или </text:span><text:span text:style-name="T142">I`d love to</text:span></text:p>
      <text:p text:style-name="P1194"><text:span text:style-name="T206">(с удовольствием). <text:s/></text:span><text:span text:style-name="T134">I`d like to </text:span><text:span text:style-name="T245">можно использовать вместо</text:span><text:span text:style-name="T151"> I want.</text:span></text:p>
      <text:p text:style-name="P955"/>
      <text:p text:style-name="P1167"><text:span text:style-name="T134">Would you like a cup of </text:span><text:span text:style-name="T141">tea</text:span><text:span text:style-name="T134">? Yes, I would — Вы бы хотили чашечку </text:span><text:span text:style-name="T141">чая</text:span><text:span text:style-name="T134">? Да, хотел бы.</text:span></text:p>
      <text:p text:style-name="P955"/>
      <text:p text:style-name="P1032">What would you like, coffee or tea? I`d like some cofee — Чтобы вы хотели, </text:p>
      <text:p text:style-name="P1032">кофе или чай? Я бы хотел кофе.</text:p>
      <text:p text:style-name="P955"/>
      <text:p text:style-name="P990"><text:span text:style-name="T555">Would</text:span> — это <text:span text:style-name="T555">will</text:span> в прошедшей форме. Поэтому и предложения с ним как бы </text:p>
      <text:p text:style-name="P990">в прошедшем времени (хочу → хотел бы).</text:p>
      <text:p text:style-name="P955"/>
      <text:p text:style-name="P902">Конструкция <text:span text:style-name="T555">used to</text:span></text:p>
      <text:p text:style-name="P955"/>
      <text:p text:style-name="P956">Используется, когда говорят о регулярных вещах, происходящих в прошлом. </text:p>
      <text:p text:style-name="P1160"><text:span text:style-name="T207">Британцы </text:span><text:span text:style-name="T208">предпочитают</text:span><text:span text:style-name="T207"> </text:span><text:span text:style-name="T135">used to</text:span><text:span text:style-name="T207">, американцы чаще использую </text:span><text:span text:style-name="T135">would</text:span><text:span text:style-name="T207">.</text:span></text:p>
      <text:p text:style-name="P956"/>
      <text:p text:style-name="P956">На русский <text:span text:style-name="T555">would/used to</text:span> можно перевести как «имел привычку делать» <text:span text:style-name="T1412">или</text:span> «раньше».</text:p>
      <text:p text:style-name="P957"><text:span text:style-name="T1412">Также </text:span><text:span text:style-name="T555">would/used to</text:span> <text:span text:style-name="T1412">подразумевает, что сейчас человек уже не делает того, что делал раньше.</text:span></text:p>
      <text:p text:style-name="P957"/>
      <text:p text:style-name="P958">Как правило <text:span text:style-name="T555">would</text:span> используется в ситуациях, когда указан период во время которого </text:p>
      <text:p text:style-name="P958">человек так не поступал. </text:p>
      <text:p text:style-name="P958"/>
      <text:p text:style-name="P959">После <text:span text:style-name="T555">used to</text:span> стоит глагол в начальной форме. В настоящем времени эта констуркция </text:p>
      <text:p text:style-name="P959">не используется<text:span text:style-name="T1413"> </text:span>и<text:span text:style-name="T1411"> </text:span>часто <text:span text:style-name="T1411">выпадает при переводе.</text:span></text:p>
      <text:p text:style-name="P959"/>
      <text:p text:style-name="P1033">I used to live in Bristol — Раньше я жил <text:span text:style-name="T1414">в Бристоле (а сейчас нет).</text:span></text:p>
      <text:p text:style-name="P1034">I didn`t use to drink tea — Раньше я не пил чай (а теперь пью).</text:p>
      <text:p text:style-name="P1035">Did you use to play tennis? — Ты раньше играл в теннис?</text:p>
      <text:p text:style-name="P904"/>
      <text:p text:style-name="P1118"/>
      <text:p text:style-name="P1581">Повелительно наклонение. Imperative</text:p>
      <text:p text:style-name="P965"/>
      <text:p text:style-name="P966">Это способ озвучить распоряжение, приказ, <text:span text:style-name="T1426">просьбу</text:span> или призыв к действию.</text:p>
      <text:p text:style-name="P966">В речи очень часто используются предложения в форме повелительного наклонения.</text:p>
      <text:p text:style-name="P966"/>
      <text:p text:style-name="P1168"><text:span text:style-name="T225">Чтобы выразить приказ или </text:span><text:span text:style-name="T258">настойчивую </text:span><text:span text:style-name="T225">просьбу, нужно начать предложение с глагола </text:span></text:p>
      <text:p text:style-name="P1168"><text:span text:style-name="T225">в начальной форме (</text:span><text:span text:style-name="T259">подлежащее </text:span><text:span text:style-name="T260">отсутствует в повелительном наклонении</text:span><text:span text:style-name="T225">).</text:span></text:p>
      <text:p text:style-name="P966"/>
      <text:p text:style-name="P72"><text:span text:style-name="T381">C</text:span><text:span text:style-name="T375">ome here — Подойдите сюда (призыв к действию).</text:span></text:p>
      <text:p text:style-name="P1039">Put your gun down! — Опусти оружие! (приказ).</text:p>
      <text:p text:style-name="P1039">Help! — Помогите! (настойчивая просьба).</text:p>
      <text:p text:style-name="P967"/>
      <text:p text:style-name="P1367"><text:span text:style-name="T175">Чтобы просьба звучала вежливее, </text:span><text:span text:style-name="T226">используют слово please: </text:span><text:span text:style-name="T143">Come here, please</text:span><text:span text:style-name="T226">.</text:span></text:p>
      <text:p text:style-name="P1368"><text:span text:style-name="T226">Е</text:span><text:span text:style-name="T175">сли </text:span><text:span text:style-name="T227">человеку предлагают угоститься едой, то часто начинают предложение с </text:span><text:span text:style-name="T144">have</text:span><text:span text:style-name="T227">.</text:span></text:p>
      <text:p text:style-name="P969"/>
      <text:p text:style-name="P1040">Have a cake, please — Угощайтесь тортом, пожалуйста.</text:p>
      <text:p text:style-name="P968"/>
      <text:p text:style-name="P1405"><text:span text:style-name="T175">Глагол </text:span><text:span text:style-name="T118">have</text:span><text:span text:style-name="T175"> может входить в устойчивые обороты, связанные с пожеланием. </text:span></text:p>
      <text:p text:style-name="P968">В этом случае он обычно выпадает при переводе.</text:p>
      <text:p text:style-name="P970"/>
      <text:p text:style-name="P73"><text:span text:style-name="T382">H</text:span><text:span text:style-name="T375">ave a nice time — Приятно провести время.</text:span></text:p>
      <text:p text:style-name="P1041">Have fun — Повеселитесь.</text:p>
      <text:p text:style-name="P1041"/>
      <text:p text:style-name="P270"><text:span text:style-name="T375">Если нужно призвать человека или группу людей совершить что-то вместе, то нужно использовать </text:span><text:span text:style-name="T118">let`s (let us)</text:span><text:span text:style-name="T375"> перед глаголом. Это еще один способ говорить вежливее </text:span></text:p>
      <text:p text:style-name="P971">в повелительном наклонении.</text:p>
      <text:p text:style-name="P971"/>
      <text:p text:style-name="P1041">Let`s do it — Давай сделаем это (досл. Позволь нам сделать это).</text:p>
      <text:p text:style-name="P1041">Let`s not watch this movie — Давай не будем смотреть этот фильм.</text:p>
      <text:p text:style-name="P971"/>
      <text:p text:style-name="P270"><text:span text:style-name="T375">Если нужно попросить человека не делать что-либо, то нужно начать с </text:span><text:span text:style-name="T118">don`t</text:span><text:span text:style-name="T375">.</text:span></text:p>
      <text:p text:style-name="P1043">Don`t do it — Не делай этого. Don`t come here — Не подходи сюда. </text:p>
      <text:p text:style-name="P1042"/>
      <text:p text:style-name="P1117">Пассивный<text:span text:style-name="T1434"> </text:span>залог. <text:span text:style-name="T1435">Passive Voice</text:span></text:p>
      <text:p text:style-name="P972"/>
      <text:p text:style-name="P1169"><text:span text:style-name="T228">В английском языке, как и в русском, </text:span><text:span text:style-name="T229">есть </text:span><text:span text:style-name="T261">два</text:span><text:span text:style-name="T228"> вида залога: активный и пассивный.</text:span></text:p>
      <text:p text:style-name="P1169"><text:span text:style-name="T228">Активный залог </text:span><text:span text:style-name="T229">по другому</text:span><text:span text:style-name="T228"> называется действительным (я сам совершаю действие), </text:span></text:p>
      <text:p text:style-name="P973">а пассивный — страдательным (надо мной совершают действие.)</text:p>
      <text:p text:style-name="P974"/>
      <text:p text:style-name="P975">Порядок слов <text:span text:style-name="T1627">у </text:span>предложения в пассивном залоге: </text:p>
      <text:list xml:id="list2777383814" text:style-name="L37">
        <text:list-item>
          <text:p text:style-name="P1607">подлежащее;</text:p>
        </text:list-item>
        <text:list-item>
          <text:p text:style-name="P1607">сказуемое в пассивном залоге (что сделано);</text:p>
        </text:list-item>
        <text:list-item>
          <text:p text:style-name="P1607">дополнение;</text:p>
        </text:list-item>
        <text:list-item>
          <text:p text:style-name="P1607">обстоятельство.</text:p>
        </text:list-item>
      </text:list>
      <text:p text:style-name="P976"/>
      <text:p text:style-name="P1170"><text:span text:style-name="T230">Сказуемое в пассивном залоге состоит из 2х частей: вспомогательного глагола </text:span><text:span text:style-name="T148">be</text:span><text:span text:style-name="T230"> </text:span></text:p>
      <text:p text:style-name="P1170"><text:span text:style-name="T230">и смыслового глагола в 3й форме </text:span><text:span text:style-name="T243">(для </text:span><text:span text:style-name="T244">группы </text:span><text:span text:style-name="T243">Simple)</text:span><text:span text:style-name="T230">.</text:span></text:p>
      <text:p text:style-name="P977"/>
      <text:p text:style-name="P74"><text:span text:style-name="T385">I finished my work</text:span><text:span text:style-name="T375"> yesterday — </text:span><text:span text:style-name="T385">Я закончил работу</text:span><text:span text:style-name="T375"> вчера (активный залог).</text:span></text:p>
      <text:p text:style-name="P74"><text:span text:style-name="T385">The work was finished</text:span><text:span text:style-name="T375"> yesterday — </text:span><text:span text:style-name="T385">Работа была закончена</text:span><text:span text:style-name="T375"> вчера (пассивный залог).</text:span></text:p>
      <text:p text:style-name="P988"/>
      <text:p text:style-name="P1175"><text:soft-page-break/><text:span text:style-name="T241">П</text:span><text:span text:style-name="T240">ассивный залог </text:span><text:span text:style-name="T241">обычно </text:span><text:span text:style-name="T240">используется, когда автор действия неизвестен, не важен </text:span></text:p>
      <text:p text:style-name="P271"><text:span text:style-name="T375">или намеренно скрыт. </text:span><text:span text:style-name="T383">Пассивный залог часто применяется в деловой речи.</text:span></text:p>
      <text:p text:style-name="P1044"/>
      <text:p text:style-name="P1045">This house is quite old. It was buil in 1990 — Дом старый. Он был простроен в 1990 году.</text:p>
      <text:p text:style-name="P1045">(кто построил дом — неизвестно; известен только дом, и что с ним сделали — построили).</text:p>
      <text:p text:style-name="P1046"/>
      <text:p text:style-name="P1171"><text:span text:style-name="T231">Если нужно указать </text:span><text:span text:style-name="T232">автора</text:span><text:span text:style-name="T231"> действи</text:span><text:span text:style-name="T232">я</text:span><text:span text:style-name="T231">, то это можно сделать в дополнении с использованием предлога </text:span><text:span text:style-name="T149">by</text:span><text:span text:style-name="T231"> (кем). </text:span><text:span text:style-name="T252">Автор действия стоит в конце предложения.</text:span></text:p>
      <text:p text:style-name="P978"/>
      <text:p text:style-name="P1045">Ann Karenina was written by Leo Tolstoy — Анна Каренина была написана Львом Толстым.</text:p>
      <text:p text:style-name="P1172"><text:span text:style-name="T145">(</text:span><text:span text:style-name="T146">над книгой совершили действие — ее написали</text:span><text:span text:style-name="T145">)</text:span></text:p>
      <text:p text:style-name="P1047"/>
      <text:p text:style-name="P1303"><text:span text:style-name="T233">Подлежащие </text:span><text:span text:style-name="T147">I</text:span><text:span text:style-name="T233">, в предложении с пассивным залогом, часто переводится не как «я», </text:span></text:p>
      <text:p text:style-name="P980">а как «мне/мной/меня».</text:p>
      <text:p text:style-name="P979"/>
      <text:p text:style-name="P1048">I am ignored all the time — Меня игнорируют все время.</text:p>
      <text:p text:style-name="P1048">I was born in 1990 — Я родился в 1990 году (Меня родили в 1990 году).</text:p>
      <text:p text:style-name="P1048"/>
      <text:p text:style-name="P1176"><text:span text:style-name="T233">При переводе </text:span><text:span text:style-name="T147">I was born</text:span><text:span text:style-name="T233">, не совсем понятно, что это пассивный залог </text:span><text:span text:style-name="T239">(</text:span><text:span text:style-name="T150">I</text:span><text:span text:style-name="T239"> переводится как «я»)</text:span><text:span text:style-name="T233">.</text:span></text:p>
      <text:p text:style-name="P749"><text:span text:style-name="T233">В английском таких фраз мног</text:span><text:span text:style-name="T262">о</text:span><text:span text:style-name="T233">. </text:span><text:span text:style-name="T242">Их</text:span><text:span text:style-name="T233"> нужно просто </text:span><text:span text:style-name="T242">запомнить</text:span><text:span text:style-name="T233">, </text:span><text:span text:style-name="T234">например:</text:span></text:p>
      <text:list xml:id="list3238847122" text:style-name="L38">
        <text:list-item>
          <text:p text:style-name="P1608">be born — родился (в Past Simple);</text:p>
        </text:list-item>
        <text:list-item>
          <text:p text:style-name="P1608">be gone — умер (в Present Simple).</text:p>
        </text:list-item>
      </text:list>
      <text:p text:style-name="P981"/>
      <text:p text:style-name="P984">Present Simple Passive: </text:p>
      <text:p text:style-name="P1051">Children are taught at school — Детей учат в школе.</text:p>
      <text:p text:style-name="P982"/>
      <text:p text:style-name="P984">Past Simple Passive: </text:p>
      <text:p text:style-name="P1051">I was taught to ride a bike by my dadschool — Меня научил ездить на велосипеде папа.</text:p>
      <text:p text:style-name="P982"/>
      <text:p text:style-name="P984">Future Simple Passive: </text:p>
      <text:p text:style-name="P1051">I will be taught English at university — Меня будут учить английскому в универе.</text:p>
      <text:p text:style-name="P1049"/>
      <text:p text:style-name="P983">Present Perfect Passive <text:span text:style-name="T1431">требует дополнительно</text:span><text:span text:style-name="T1433">го</text:span><text:span text:style-name="T1431"> слов</text:span><text:span text:style-name="T1433">а</text:span><text:span text:style-name="T1431"> </text:span><text:span text:style-name="T571">been, </text:span><text:span text:style-name="T1433">после</text:span><text:span text:style-name="T572"> have</text:span><text:span text:style-name="T1431">. </text:span></text:p>
      <text:p text:style-name="P985"><text:span text:style-name="T1467">Е</text:span>сли его не указать, то предложение будет в форме активного залога (Present Perfect).</text:p>
      <text:p text:style-name="P1050"/>
      <text:p text:style-name="P1050">I have been taught an important lesson — Мне преподали важный урок.</text:p>
      <text:p text:style-name="P1052">I have <text:span text:style-name="T1432">taught an important lesson — </text:span>Я преподал важный урок.</text:p>
      <text:p text:style-name="P986"/>
      <text:p text:style-name="P982">Предложение в Present Perfect Passive можно перепутать с Present Perfect Continuous.</text:p>
      <text:p text:style-name="P982">Здесь главное в том, что в Passive смысловой глагол стоит в 3й форме, </text:p>
      <text:p text:style-name="P272"><text:span text:style-name="T375">а в Continuous — с окончанием </text:span><text:span text:style-name="T118">ing</text:span><text:span text:style-name="T375">.</text:span></text:p>
      <text:p text:style-name="P982"/>
      <text:p text:style-name="P1173"><text:span text:style-name="T71">I have been </text:span><text:span text:style-name="T73">speaking</text:span><text:span text:style-name="T71"> English for 2 years. </text:span><text:span text:style-name="T72">—</text:span><text:span text:style-name="T71"> Я </text:span><text:span text:style-name="T73">говорю по</text:span><text:span text:style-name="T71"> английски уже 2 года.</text:span></text:p>
      <text:p text:style-name="P1173"><text:span text:style-name="T71">I </text:span><text:span text:style-name="T74">have been </text:span><text:span text:style-name="T73">spoken English — </text:span><text:span text:style-name="T75">Со мной</text:span><text:span text:style-name="T73"> говорили по английски.</text:span></text:p>
      <text:p text:style-name="P1055"/>
      <text:p text:style-name="P1174"><text:span text:style-name="T271">Т</text:span><text:span text:style-name="T272">акже можно легко перепутать ситуации, когда be используется с прилагательным </text:span><text:span text:style-name="T273">и</text:span><text:span text:style-name="T272"> когда </text:span></text:p>
      <text:p text:style-name="P1174"><text:span text:style-name="T273">с</text:span><text:span text:style-name="T272"> пассивн</text:span><text:span text:style-name="T273">ым</text:span><text:span text:style-name="T272"> залог</text:span><text:span text:style-name="T273">ом</text:span><text:span text:style-name="T272">. Здесь важно отлич</text:span><text:span text:style-name="T273">а</text:span><text:span text:style-name="T272">ть прилагательное от глагола.</text:span></text:p>
      <text:p text:style-name="P1056"/>
      <text:p text:style-name="P677"><text:span text:style-name="T113">I am interested in art — Я</text:span><text:span text:style-name="T114"> интересуюсь</text:span><text:span text:style-name="T115"> </text:span><text:span text:style-name="T114">искусством </text:span><text:span text:style-name="T112">(interested — прилагательное)</text:span><text:span text:style-name="T114">.</text:span></text:p>
      <text:p text:style-name="P1376"><text:span text:style-name="T73">I </text:span><text:span text:style-name="T70">am ignored all the time — Меня игнорируют все время (ignored — глагол в 3й форме).</text:span></text:p>
      <text:p text:style-name="P1121"/>
      <text:p text:style-name="P1583">Вопросительные предложения</text:p>
      <text:p text:style-name="P794"/>
      <text:p text:style-name="P796">Чтобы задать вопрос, нужно придерживаться обратного порядка слов, когда </text:p>
      <text:p text:style-name="P796">вспомогательный глагол стоит перед подлежащим (см. выше).</text:p>
      <text:p text:style-name="P796"/>
      <text:p text:style-name="P796">В вопросе может не быть вопросительного слова, смыслового глагола, дополнения, </text:p>
      <text:p text:style-name="P796">но в нем всегда есть вспомогательный глагол и подлежащее.</text:p>
      <text:p text:style-name="P796"/>
      <text:p text:style-name="P1234">В английском есть 5 типов вопросов: <text:span text:style-name="T1514">общий, разделительный, </text:span><text:span text:style-name="T1517">специальный, </text:span></text:p>
      <text:p text:style-name="P1446">вопрос к подлежащему и вопрос с альтернативой.</text:p>
      <text:p text:style-name="P798"/>
      <text:p text:style-name="P888">Общий вопрос</text:p>
      <text:p text:style-name="P797"/>
      <text:p text:style-name="P797">Это вопрос, который предполагает ответ «да/нет». <text:span text:style-name="T1628">Он с</text:span>лужит для получения общей информации. Вопросительные слова не используются. Всегда начинается со вспомогательного глагола.</text:p>
      <text:p text:style-name="P797"/>
      <text:p text:style-name="P1369"><text:span text:style-name="T274">Чтобы коротко ответить на </text:span><text:span text:style-name="T275">такой </text:span><text:span text:style-name="T274">вопрос, недостаточно просто написать </text:span><text:span text:style-name="T76">yes/no</text:span><text:span text:style-name="T274">. Нужно также добавить корешок — местоимение со вспомогательным глаголом. </text:span><text:span text:style-name="T276">Корешок</text:span><text:span text:style-name="T274"> будет указыват</text:span><text:span text:style-name="T276">ь</text:span><text:span text:style-name="T274"> на мысль, которая была сказана в предыдушем предложении:</text:span></text:p>
      <text:p text:style-name="P1092"/>
      <text:p text:style-name="P1088"><text:span text:style-name="T1259">Do you play</text:span> the piano? <text:span text:style-name="T797">—</text:span> Yes, <text:span text:style-name="T1260">I do</text:span><text:span text:style-name="T1289">.</text:span></text:p>
      <text:p text:style-name="P1089"><text:span text:style-name="T1260">Does Rita play</text:span><text:span text:style-name="T1289"> football? </text:span><text:span text:style-name="T797">— </text:span><text:span text:style-name="T1289">No, </text:span><text:span text:style-name="T1260">she doesn`t</text:span><text:span text:style-name="T1289">.</text:span> </text:p>
      <text:p text:style-name="P795"/>
      <text:p text:style-name="P888">Разделительный вопрос</text:p>
      <text:p text:style-name="P797"/>
      <text:p text:style-name="P1179"><text:span text:style-name="T277">Вопрос, который часто используется в разговорной речи, когда собеседник пытается </text:span><text:span text:style-name="T283">начать или поддержать беседу. Также с помощью таких вопросов можно </text:span><text:span text:style-name="T277">выяснить какую-то информацию на основе имеющихся фактов.</text:span></text:p>
      <text:p text:style-name="P799"/>
      <text:p text:style-name="P1177"><text:span text:style-name="T277">С</text:span><text:span text:style-name="T278">остоит из 2х частей, разделенных запятой: утверждения и противоположного корешка. </text:span></text:p>
      <text:p text:style-name="P800">Корешок можно переводить словами: «правда?» «да?», «не так ли?», «верно?»</text:p>
      <text:p text:style-name="P75"><text:span text:style-name="T50">Y</text:span><text:span text:style-name="T49">ou play tennis every day, don`t you? </text:span><text:span text:style-name="T51">—</text:span><text:span text:style-name="T49"> Ты играешь в теннис, да?</text:span></text:p>
      <text:p text:style-name="P800"/>
      <text:p text:style-name="P1177"><text:span text:style-name="T278">В </text:span><text:span text:style-name="T279">корешке </text:span><text:span text:style-name="T27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801"/>
      <text:p text:style-name="P802">Если в главной части отрицание, то в корешке должно быть утверждение (и наоборот). </text:p>
      <text:p text:style-name="P47"><text:span text:style-name="T52">You </text:span><text:span text:style-name="T53">don`t like tomato juice, do you? </text:span><text:span text:style-name="T51">—</text:span><text:span text:style-name="T53"> Ты не любишь томатный сок, да?</text:span></text:p>
      <text:p text:style-name="P802"/>
      <text:p text:style-name="P1298"><text:span text:style-name="T280">Если в гла</text:span><text:span text:style-name="T355">в</text:span><text:span text:style-name="T280">ной части используется </text:span><text:span text:style-name="T77">I am</text:span><text:span text:style-name="T280">, то в корешке нужно говорить </text:span><text:span text:style-name="T77">aren`t I</text:span><text:span text:style-name="T280">, а не </text:span><text:span text:style-name="T77">amn`t I</text:span><text:span text:style-name="T345">.</text:span></text:p>
      <text:p text:style-name="P149"><text:span text:style-name="T52">I </text:span><text:span text:style-name="T49">am a famous artist, aren`t I? </text:span><text:span text:style-name="T51">—</text:span><text:span text:style-name="T49"> Я знаменитая художница, да?</text:span></text:p>
      <text:p text:style-name="P802"/>
      <text:p text:style-name="P803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3"/>
      <text:p text:style-name="P1178"><text:span text:style-name="T281">П</text:span><text:span text:style-name="T282">осему на такие вопросы лучше отвечать так, чтобы ответ отражал реальное </text:span></text:p>
      <text:p text:style-name="P804">положение дел, а не форму вопроса.</text:p>
      <text:p text:style-name="P804"/>
      <text:p text:style-name="P48"><text:span text:style-name="T54">T</text:span><text:span text:style-name="T49">hat isn`t your car, is it? Yes, it is — Это не твоя машина, да? Нет, моя</text:span></text:p>
      <text:p text:style-name="P1185"><text:span text:style-name="T83">Можно</text:span><text:span text:style-name="T70"> ответить </text:span><text:span text:style-name="T83">и так</text:span><text:span text:style-name="T70">: Yes, it is my car — Да, это моя машина.</text:span></text:p>
      <text:p text:style-name="P890"><text:soft-page-break/>Специальный вопрос</text:p>
      <text:p text:style-name="P805"/>
      <text:p text:style-name="P806">Самый популярный тип вопроса. Используется для получения доп. информации, </text:p>
      <text:p text:style-name="P1370"><text:span text:style-name="T270">поэтому всегда начинается с вопросительного слова </text:span><text:span text:style-name="T285">или связки</text:span><text:span text:style-name="T270">.</text:span></text:p>
      <text:p text:style-name="P807"/>
      <text:p text:style-name="P808">Вопросительные слова:</text:p>
      <text:list xml:id="list1883541977" text:style-name="L39">
        <text:list-item>
          <text:p text:style-name="P1783"><text:span text:style-name="T270">who [ху] — </text:span><text:span text:style-name="T284">кто</text:span><text:span text:style-name="T270">;</text:span></text:p>
        </text:list-item>
        <text:list-item>
          <text:p text:style-name="P1783"><text:span text:style-name="T270">whom [хум] — </text:span><text:span text:style-name="T284">кого</text:span><text:span text:style-name="T270">;</text:span></text:p>
        </text:list-item>
        <text:list-item>
          <text:p text:style-name="P1783"><text:span text:style-name="T270">whose [хуз] — </text:span><text:span text:style-name="T284">чей</text:span><text:span text:style-name="T270">;</text:span></text:p>
        </text:list-item>
        <text:list-item>
          <text:p text:style-name="P1783"><text:span text:style-name="T270">what — </text:span><text:span text:style-name="T284">что, какой</text:span><text:span text:style-name="T270">;</text:span></text:p>
        </text:list-item>
        <text:list-item>
          <text:p text:style-name="P1783"><text:span text:style-name="T270">which — </text:span><text:span text:style-name="T284">который</text:span><text:span text:style-name="T270">;</text:span></text:p>
        </text:list-item>
        <text:list-item>
          <text:p text:style-name="P1783"><text:span text:style-name="T270">where [</text:span><text:span text:style-name="T284">вэа</text:span><text:span text:style-name="T270">] — </text:span><text:span text:style-name="T284">где, куда</text:span><text:span text:style-name="T270">;</text:span></text:p>
        </text:list-item>
        <text:list-item>
          <text:p text:style-name="P1783"><text:span text:style-name="T270">when — </text:span><text:span text:style-name="T284">когда</text:span><text:span text:style-name="T270">;</text:span></text:p>
        </text:list-item>
        <text:list-item>
          <text:p text:style-name="P1783"><text:span text:style-name="T270">why [</text:span><text:span text:style-name="T284">вай</text:span><text:span text:style-name="T270">] — </text:span><text:span text:style-name="T284">зачем, почему</text:span><text:span text:style-name="T270">;</text:span></text:p>
        </text:list-item>
        <text:list-item>
          <text:p text:style-name="P1610">how [хау] — как;</text:p>
        </text:list-item>
        <text:list-item>
          <text:p text:style-name="P1783"><text:span text:style-name="T270">how often [хау офэн] — </text:span><text:span text:style-name="T284">как часто</text:span><text:span text:style-name="T270">;</text:span></text:p>
        </text:list-item>
        <text:list-item>
          <text:p text:style-name="P1783"><text:span text:style-name="T270">how many — </text:span><text:span text:style-name="T284">сколько (исчисляемые существительные)</text:span><text:span text:style-name="T270">;</text:span></text:p>
        </text:list-item>
        <text:list-item>
          <text:p text:style-name="P1783"><text:span text:style-name="T270">how much — </text:span><text:span text:style-name="T284">сколько (неисчесляемые существительные)</text:span><text:span text:style-name="T270">;</text:span></text:p>
        </text:list-item>
        <text:list-item>
          <text:p text:style-name="P1783"><text:span text:style-name="T270">how long [хау лон] — </text:span><text:span text:style-name="T284">как долго</text:span><text:span text:style-name="T270">;</text:span></text:p>
        </text:list-item>
        <text:list-item>
          <text:p text:style-name="P1783"><text:span text:style-name="T270">how long ago — </text:span><text:span text:style-name="T284">как давно</text:span><text:span text:style-name="T270">;</text:span></text:p>
        </text:list-item>
        <text:list-item>
          <text:p text:style-name="P1783"><text:span text:style-name="T270">how old — </text:span><text:span text:style-name="T284">сколько лет</text:span><text:span text:style-name="T270">.</text:span></text:p>
        </text:list-item>
      </text:list>
      <text:p text:style-name="P801"/>
      <text:p text:style-name="P1371"><text:span text:style-name="T78">W</text:span><text:span text:style-name="T70">hat</text:span><text:span text:style-name="T270"> и </text:span><text:span text:style-name="T70">which</text:span><text:span text:style-name="T270"> могут использоваться отдельно или с уточняющим словом, обычно, существительным, и тогда переводятся как «какой» и «какой из» </text:span><text:span text:style-name="T285">соотв</text:span><text:span text:style-name="T270">. </text:span></text:p>
      <text:p text:style-name="P809"/>
      <text:p text:style-name="P1057">What do you like? — Что ты любишь?</text:p>
      <text:p text:style-name="P1057">What car have you got? — Какая у тебя машина?</text:p>
      <text:p text:style-name="P1057">Which car is yours? — Какая из машин твоя? </text:p>
      <text:p text:style-name="P1057"/>
      <text:p text:style-name="P1293"><text:span text:style-name="T98">Which</text:span><text:span text:style-name="T285"> подразумевает выбор из нескольких вариантов. </text:span><text:span text:style-name="T286">Слово </text:span><text:span text:style-name="T79">how</text:span><text:span text:style-name="T286"> чаще присутствует в </text:span><text:span text:style-name="T288">связке</text:span><text:span text:style-name="T286"> с прилагательным или наречием, но может употребляться и самостоятельно.</text:span></text:p>
      <text:p text:style-name="P810"/>
      <text:p text:style-name="P1058">How old are you? — Сколько тебе лет?</text:p>
      <text:p text:style-name="P1058">How are you? — Как ты?</text:p>
      <text:p text:style-name="P811"/>
      <text:p text:style-name="P76"><text:span text:style-name="T270">Вопрос с </text:span><text:span text:style-name="T49">how much</text:span><text:span text:style-name="T270"> задают, когда спрашивают о веществах, жидкостях или абстрактных понятиях </text:span><text:span text:style-name="T287">(что нельзя количественно посчитать)</text:span><text:span text:style-name="T270">. А с </text:span><text:span text:style-name="T49">how many</text:span><text:span text:style-name="T270">, когда спрашивают </text:span></text:p>
      <text:p text:style-name="P811">о нескольких предметах. </text:p>
      <text:p text:style-name="P810"/>
      <text:p text:style-name="P1058">How much money have you got? — Сколько у тебя денег? (<text:span text:style-name="T1438">много, </text:span>абстракция).</text:p>
      <text:p text:style-name="P1058">How many friends have you got? — Сколько у тебя друзей? (<text:span text:style-name="T1439">10, </text:span>количество).</text:p>
      <text:p text:style-name="P1058"/>
      <text:p text:style-name="P889">Вопрос к подлежащему</text:p>
      <text:p text:style-name="P812"/>
      <text:p text:style-name="P1180"><text:span text:style-name="T289">Задается, когда хотят узнать кто или что совершает действие. Начинается со слова </text:span><text:span text:style-name="T80">who</text:span><text:span text:style-name="T289"> </text:span></text:p>
      <text:p text:style-name="P1180"><text:span text:style-name="T289">или </text:span><text:span text:style-name="T80">what</text:span><text:span text:style-name="T289">, которое заменяют собой подлежащее. При этом порядок слов остается таким же, что и в утрверждении. В</text:span><text:span text:style-name="T290">спомогательный глагол часто отсутсвует в таком вопросе.</text:span></text:p>
      <text:p text:style-name="P813"/>
      <text:p text:style-name="P1060">Who is in the Room? — Кто в комнате?</text:p>
      <text:p text:style-name="P1059">What was that? — Что это было?</text:p>
      <text:p text:style-name="P1059"/>
      <text:p text:style-name="P1186"><text:span text:style-name="T346">Здесь</text:span><text:span text:style-name="T100"> </text:span><text:span text:style-name="T101">w</text:span><text:span text:style-name="T70">ho</text:span><text:span text:style-name="T100">, </text:span><text:span text:style-name="T70">what</text:span><text:span text:style-name="T270"> </text:span><text:span text:style-name="T291">условно </text:span><text:span text:style-name="T270">являются 3м лицом единственного числа — т. е. </text:span><text:span text:style-name="T70">he/she/it</text:span><text:span text:style-name="T270">.</text:span></text:p>
      <text:p text:style-name="P1181"><text:soft-page-break/><text:span text:style-name="T270">Если подлежащее предполагается во множественном числе, то </text:span><text:span text:style-name="T290">в форму множественного числа нужно поставить глагол.</text:span></text:p>
      <text:p text:style-name="P814"/>
      <text:p text:style-name="P77"><text:span text:style-name="T49">Who </text:span><text:span text:style-name="T66">are</text:span><text:span text:style-name="T49"> my best friends? → </text:span><text:span text:style-name="T66">Mike and Paul</text:span><text:span text:style-name="T49"> are my best friends.</text:span></text:p>
      <text:p text:style-name="P814"/>
      <text:p text:style-name="P891">Вопрос с альтернативой</text:p>
      <text:p text:style-name="P815"/>
      <text:p text:style-name="P1372"><text:span text:style-name="T27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0">or</text:span><text:span text:style-name="T270"> (в подлежащем, сказуемоем, дополнении или даже в слове </text:span><text:span text:style-name="T70">not</text:span><text:span text:style-name="T270">).</text:span></text:p>
      <text:p text:style-name="P1095"/>
      <text:p text:style-name="P1182"><text:span text:style-name="T49">Does </text:span><text:span text:style-name="T66">your mother or your father</text:span><text:span text:style-name="T49"> help you? (</text:span><text:span text:style-name="T55">п</text:span><text:span text:style-name="T49">одлежаще</text:span><text:span text:style-name="T55">е</text:span><text:span text:style-name="T49">)</text:span></text:p>
      <text:p text:style-name="P1182"><text:span text:style-name="T81">Has he just </text:span><text:span text:style-name="T117">arrived or left</text:span><text:span text:style-name="T81">? (в смыслово</text:span><text:span text:style-name="T82">й</text:span><text:span text:style-name="T81"> глагол)</text:span></text:p>
      <text:p text:style-name="P1182"><text:span text:style-name="T81">Will you go to Kiev </text:span><text:span text:style-name="T117">by train or by plane</text:span><text:span text:style-name="T81">? (дополнени</text:span><text:span text:style-name="T82">е</text:span><text:span text:style-name="T81">)</text:span></text:p>
      <text:p text:style-name="P1182"><text:span text:style-name="T81">Do you like </text:span><text:span text:style-name="T117">sushi or not</text:span><text:span text:style-name="T81">? (слов</text:span><text:span text:style-name="T82">о</text:span><text:span text:style-name="T81"> not)</text:span></text:p>
      <text:p text:style-name="P818"/>
      <text:p text:style-name="P652"><text:span text:style-name="T69">В</text:span><text:span text:style-name="T48">опросы с предлогами</text:span></text:p>
      <text:p text:style-name="P816"/>
      <text:p text:style-name="P819">По началу вызывают много трудностей, т. к. в русском языке предлог и вопросительное </text:p>
      <text:p text:style-name="P819">слово стоят рядом, а в английском они находятся в разных местах. </text:p>
      <text:p text:style-name="P820"/>
      <text:p text:style-name="P820">В английском вопросе предлог стоит в самом конце, но при переводе </text:p>
      <text:p text:style-name="P820">относится к началу предложения.</text:p>
      <text:p text:style-name="P820"/>
      <text:p text:style-name="P1373"><text:span text:style-name="T45">W</text:span><text:span text:style-name="T44">ho</text:span><text:span text:style-name="T270"> do you meet </text:span><text:span text:style-name="T1436">with</text:span><text:span text:style-name="T270">? — </text:span><text:span text:style-name="T1436">С</text:span><text:span text:style-name="T270"> </text:span><text:span text:style-name="T44">кем</text:span><text:span text:style-name="T270"> ты встречаешься?</text:span></text:p>
      <text:p text:style-name="P1373"><text:span text:style-name="T45">W</text:span><text:span text:style-name="T44">hat</text:span><text:span text:style-name="T270"> are you looking </text:span><text:span text:style-name="T1436">at</text:span><text:span text:style-name="T270">? — </text:span><text:span text:style-name="T1436">На</text:span><text:span text:style-name="T270"> </text:span><text:span text:style-name="T44">что</text:span><text:span text:style-name="T270"> ты смотришь?</text:span></text:p>
      <text:p text:style-name="P821"/>
      <text:p text:style-name="P1183"><text:span text:style-name="T293">Ч</text:span><text:span text:style-name="T292">асто логика использования предлогов в русском и английском не совпадают. </text:span></text:p>
      <text:p text:style-name="P822">Поэтому лучше запомнить некоторые устойчивые сочетания предлогов с глаголами, </text:p>
      <text:p text:style-name="P823">которые встречаются достаточно часто:</text:p>
      <text:list xml:id="list2951329961" text:style-name="L40">
        <text:list-item>
          <text:p text:style-name="P1784"><text:span text:style-name="T270">what … like — на что похож (здесь </text:span><text:span text:style-name="T70">like</text:span><text:span text:style-name="T270"> не глагол, а предлог);</text:span></text:p>
        </text:list-item>
        <text:list-item>
          <text:p text:style-name="P1611">look at — стмотреть на;</text:p>
        </text:list-item>
        <text:list-item>
          <text:p text:style-name="P1611">look for — искать;</text:p>
        </text:list-item>
        <text:list-item>
          <text:p text:style-name="P1611">listen to — слушать;</text:p>
        </text:list-item>
        <text:list-item>
          <text:p text:style-name="P1611">wait for — ждать;</text:p>
        </text:list-item>
        <text:list-item>
          <text:p text:style-name="P1611">stay at — останавливаться (например, в отеле).</text:p>
        </text:list-item>
      </text:list>
      <text:p text:style-name="P1373"/>
      <text:p text:style-name="P1061">What does he look like? — Как он выглядит?</text:p>
      <text:p text:style-name="P1061">What are you looking at? — На что ты смотришь?</text:p>
      <text:p text:style-name="P821"/>
      <text:p text:style-name="P1184"><text:span text:style-name="T292">П</text:span><text:span text:style-name="T295">римеры </text:span><text:span text:style-name="T294">5</text:span><text:span text:style-name="T295"> типов вопросов во всех временах, а также с модальными глаголами </text:span></text:p>
      <text:p text:style-name="P825">можно найти на стр. 146.</text:p>
      <text:p text:style-name="P824"/>
      <text:p text:style-name="P1119"/>
      <text:p text:style-name="P1582">Отрицательные предложения</text:p>
      <text:p text:style-name="P817"/>
      <text:p text:style-name="P827">Чтобы придать мысли отрицательное значение, используются 2 способа:</text:p>
      <text:list xml:id="list585187413" text:style-name="L41">
        <text:list-item>
          <text:p text:style-name="P1612">отрицательная частица <text:span text:style-name="T555">not</text:span>;</text:p>
        </text:list-item>
        <text:list-item>
          <text:p text:style-name="P1612">слово <text:span text:style-name="T555">never</text:span> (и другие слова, придающие отрицательное значение).</text:p>
        </text:list-item>
      </text:list>
      <text:p text:style-name="P826"/>
      <text:p text:style-name="P828">Частица <text:span text:style-name="T555">not</text:span> стоит всегда в связке либо со вспомогательным глаголом, либо с модальным.</text:p>
      <text:p text:style-name="P828">Она является частью сказуемого. Переводится как «не».</text:p>
      <text:p text:style-name="P828"/>
      <text:p text:style-name="P1062">I not like horror movies (неправильно, остуствует вспомогательный глагол)</text:p>
      <text:p text:style-name="P1062">I do n<text:span text:style-name="T1440">o</text:span>t like horror movies (правильно <text:span text:style-name="T1441">для простых предложений</text:span>)</text:p>
      <text:p text:style-name="P828"/>
      <text:p text:style-name="P829">В сложных предложениях, где несколько глаголов, используются другие правила.</text:p>
      <text:p text:style-name="P831"><text:span text:style-name="T1445">C</text:span>казуемым обычно является самый первый глагол. <text:span text:style-name="T1629">А е</text:span>сли отрицатульную мысль сообщить </text:p>
      <text:p text:style-name="P831">в дополнении, то not будет стоять самостоятельно.</text:p>
      <text:p text:style-name="P830"/>
      <text:p text:style-name="P1091">It`s quite impolite not to call me back — Очень не вежливо не перезванивать мне.</text:p>
      <text:p text:style-name="P1091">(здесь сказуемым является первый глагол — is)</text:p>
      <text:p text:style-name="P832"/>
      <text:p text:style-name="P1436"><text:span text:style-name="T366">С</text:span><text:span text:style-name="T365">амые важные глаголы</text:span></text:p>
      <text:p text:style-name="P833"/>
      <text:p text:style-name="P834">Это <text:span text:style-name="T555">be</text:span>, <text:span text:style-name="T555">do</text:span>, <text:span text:style-name="T555">have</text:span> и <text:span text:style-name="T555">get</text:span>. Они могут быть как смысловыми, так и вспомогательными <text:span text:style-name="T1448">(кроме </text:span><text:span text:style-name="T578">get</text:span><text:span text:style-name="T1448">)</text:span>.</text:p>
      <text:p text:style-name="P834">Они могут входить в устойчивые сочетания, где меняют свое значение.</text:p>
      <text:p text:style-name="P834"/>
      <text:p text:style-name="P881">Глагол <text:span text:style-name="T555">be</text:span></text:p>
      <text:p text:style-name="P834"/>
      <text:p text:style-name="P756"><text:span text:style-name="T388">Э</text:span><text:span text:style-name="T389">то начальная форма глагола</text:span><text:span text:style-name="T390"> «быть». </text:span><text:span text:style-name="T395">В </text:span><text:span text:style-name="T388">Present Simple </text:span><text:span text:style-name="T406">be</text:span><text:span text:style-name="T388"> </text:span><text:span text:style-name="T387">изменяется</text:span><text:span text:style-name="T388"> на</text:span><text:span text:style-name="T390">: </text:span></text:p>
      <text:list xml:id="list2349887814" text:style-name="L42">
        <text:list-item>
          <text:p text:style-name="P1634"><text:span text:style-name="T808">a</text:span><text:span text:style-name="T803">m — если подлежащее в первом лице (</text:span><text:span text:style-name="T631">I</text:span><text:span text:style-name="T803">);</text:span></text:p>
        </text:list-item>
        <text:list-item>
          <text:p text:style-name="P1635">is — если подлежащее в третьем лице, единственном числе (<text:span text:style-name="T555">he/she/it</text:span>);</text:p>
        </text:list-item>
        <text:list-item>
          <text:p text:style-name="P1635">are — если подлежащее во множественном числе (<text:span text:style-name="T555">you/we/they</text:span>).</text:p>
        </text:list-item>
      </text:list>
      <text:p text:style-name="P1097"/>
      <text:p text:style-name="P1353"><text:span text:style-name="T412">Г</text:span><text:span text:style-name="T413">лагол </text:span><text:span text:style-name="T169">be</text:span><text:span text:style-name="T413"> в форме </text:span><text:span text:style-name="T169">am/is/are</text:span><text:span text:style-name="T413"> является смысловым, но при переводе на русский выпадает. </text:span></text:p>
      <text:p text:style-name="P1299"><text:span text:style-name="T398">После </text:span><text:span text:style-name="T407">be</text:span><text:span text:style-name="T398"> обычно указывается характеристика (</text:span><text:span text:style-name="T399">какой</text:span><text:span text:style-name="T398">) или место (где).</text:span></text:p>
      <text:p text:style-name="P1097"/>
      <text:p text:style-name="P1096"><text:span text:style-name="T557">This dress is blue — </text:span><text:span text:style-name="T577">Это платье синие.</text:span></text:p>
      <text:p text:style-name="P1190"><text:span text:style-name="T400">I</text:span><text:span text:style-name="T401"> </text:span><text:span text:style-name="T400">am</text:span><text:span text:style-name="T401"> in </text:span><text:span text:style-name="T400">my</text:span><text:span text:style-name="T401"> office now — </text:span><text:span text:style-name="T400">Я</text:span><text:span text:style-name="T402"> у себя в офисе сейчас.</text:span></text:p>
      <text:p text:style-name="P1098"/>
      <text:p text:style-name="P1402"><text:span text:style-name="T392">В русском языке предложение может </text:span><text:span text:style-name="T391">не иметь</text:span><text:span text:style-name="T392"> сказуемого. </text:span><text:span text:style-name="T391">Там где в русском сказуемое отсутсвует, в английском будет стоять глагол </text:span><text:span text:style-name="T400">be</text:span><text:span text:style-name="T391"> в форме </text:span><text:span text:style-name="T405">am/is/are</text:span><text:span text:style-name="T388"> </text:span><text:span text:style-name="T391">(т. к. для английского не характерно, когда в предложении нет сказуемого)</text:span><text:span text:style-name="T388">. </text:span></text:p>
      <text:p text:style-name="P1097"/>
      <text:p text:style-name="P1108"><text:span text:style-name="T650">I </text:span><text:span text:style-name="T633">am a doctor — Я (</text:span><text:span text:style-name="T634">есть</text:span><text:span text:style-name="T633">) доктор.</text:span></text:p>
      <text:p text:style-name="P1109"><text:span text:style-name="T1291">We are happy </text:span><text:span text:style-name="T1294">— </text:span><text:span text:style-name="T1291">Мы (есть) счастливы.</text:span></text:p>
      <text:p text:style-name="P1107"/>
      <text:p text:style-name="P1106">Глагол be в связке с прилагательным может переводиться глаголом:</text:p>
      <text:p text:style-name="P1101"/>
      <text:p text:style-name="P1124"><text:span text:style-name="T635">I </text:span><text:span text:style-name="T659">am interested</text:span><text:span text:style-name="T635"> in art — Я</text:span><text:span text:style-name="T636"> </text:span><text:span text:style-name="T660">интересуюсь</text:span><text:span text:style-name="T645"> (есть заинтересованный) </text:span><text:span text:style-name="T636">искусством.</text:span></text:p>
      <text:p text:style-name="P1113"><text:span text:style-name="T636">My hands </text:span><text:span text:style-name="T660">are cold</text:span><text:span text:style-name="T636"> — Мои руки</text:span><text:span text:style-name="T637"> </text:span><text:span text:style-name="T660">замерзли </text:span><text:span text:style-name="T645">(есть замерзшие)</text:span><text:span text:style-name="T637">.</text:span></text:p>
      <text:p text:style-name="P1063"/>
      <text:p text:style-name="P861">В вопросительных предложениях глагол <text:span text:style-name="T555">be</text:span> меняется местами с подлежащим, </text:p>
      <text:p text:style-name="P861">а в отрицательных, используется с частицей <text:span text:style-name="T555">not</text:span>:</text:p>
      <text:p text:style-name="P993"><text:soft-page-break/><text:span text:style-name="T1292">I </text:span><text:span text:style-name="T1291">am not a student — Я не студент.</text:span></text:p>
      <text:p text:style-name="P1064">We are not English speakers — Они не англоговорящие люди.</text:p>
      <text:p text:style-name="P1064"/>
      <text:p text:style-name="P993"><text:span text:style-name="T1292">I</text:span><text:span text:style-name="T1291">s it dark? — Сейчас темно?</text:span></text:p>
      <text:p text:style-name="P1064">Are they hungry? — Они голодны?</text:p>
      <text:p text:style-name="P1064"/>
      <text:p text:style-name="P862">Если перед <text:span text:style-name="T564">am/is/are</text:span> нет вопросительного слова, то это общий вопрос. </text:p>
      <text:p text:style-name="P862">В корешке ответа вместо <text:span text:style-name="T555">do/does</text:span> используется <text:span text:style-name="T555">am/is/are</text:span>:</text:p>
      <text:p text:style-name="P862"/>
      <text:p text:style-name="P994"><text:span text:style-name="T1291">Am I in danger? Yes, you are. </text:span><text:span text:style-name="T1293">—</text:span><text:span text:style-name="T1291"> Я в опасности? Да.</text:span></text:p>
      <text:p text:style-name="P995"><text:span text:style-name="T1291">Is John married? No, he isn`t. </text:span><text:span text:style-name="T1293">— </text:span><text:span text:style-name="T1291">Джон женат? Нет.</text:span></text:p>
      <text:p text:style-name="P862"/>
      <text:p text:style-name="P1065"><text:span text:style-name="T924">Специальный вопрос начинается с вопросительного слова </text:span><text:span text:style-name="T928">или связки</text:span><text:span text:style-name="T924">:</text:span> </text:p>
      <text:p text:style-name="P1065">Where is Jill?<text:span text:style-name="T1327"> </text:span>She is at school <text:span text:style-name="T1327">— </text:span>Где Джил? Она в школе.</text:p>
      <text:p text:style-name="P1065"/>
      <text:p text:style-name="P1115"><text:span text:style-name="T811">Очень часто </text:span><text:span text:style-name="T639">am/is/are</text:span><text:span text:style-name="T811"> сокращаются: </text:span></text:p>
      <text:list xml:id="list2930938138" text:style-name="L43">
        <text:list-item>
          <text:p text:style-name="P1638">I am → I`m; </text:p>
        </text:list-item>
        <text:list-item>
          <text:p text:style-name="P1638">he is → he`s; <text:s/></text:p>
        </text:list-item>
        <text:list-item>
          <text:p text:style-name="P1638">you are → you`re; </text:p>
        </text:list-item>
        <text:list-item>
          <text:p text:style-name="P1638">John is → John`s; </text:p>
        </text:list-item>
        <text:list-item>
          <text:p text:style-name="P1639"><text:span text:style-name="T641">t</text:span><text:span text:style-name="T639">hey are → </text:span><text:span text:style-name="T641">t</text:span><text:span text:style-name="T639">hey`re</text:span><text:span text:style-name="T640">. </text:span></text:p>
        </text:list-item>
      </text:list>
      <text:p text:style-name="P1066"/>
      <text:p text:style-name="P1113"><text:span text:style-name="T812">С</text:span><text:span text:style-name="T813">окращать можно как по </text:span><text:span text:style-name="T814">вспом.</text:span><text:span text:style-name="T813"> глаголу, так и по частице </text:span><text:span text:style-name="T642">not</text:span><text:span text:style-name="T813">: </text:span><text:span text:style-name="T642">he is not → he`s not</text:span><text:span text:style-name="T643"> или</text:span><text:span text:style-name="T642"> he isn`t.</text:span></text:p>
      <text:p text:style-name="P1099"><text:span text:style-name="T1449">П</text:span>ри этом <text:span text:style-name="T555">am</text:span> сокращается только по <text:span text:style-name="T555">am</text:span> → <text:span text:style-name="T555">I`m not (I amn`t не существует).</text:span></text:p>
      <text:p text:style-name="P894"/>
      <text:p text:style-name="P1114"><text:span text:style-name="T884">Глагол </text:span><text:span text:style-name="T678">be</text:span><text:span text:style-name="T886"> </text:span><text:span text:style-name="T884">в Past Simple имеет 2 формы: </text:span></text:p>
      <text:list xml:id="list2773051102" text:style-name="L44">
        <text:list-item>
          <text:p text:style-name="P1785"><text:span text:style-name="T367">was — </text:span><text:span text:style-name="T368">если подлежащее </text:span><text:span text:style-name="T369">в единственном числе</text:span><text:span text:style-name="T368"> (</text:span><text:span text:style-name="T116">I/he/she/it</text:span><text:span text:style-name="T368">);</text:span></text:p>
        </text:list-item>
        <text:list-item>
          <text:p text:style-name="P1640"><text:span text:style-name="T885">were <text:s/>— если подлежащее в</text:span><text:span text:style-name="T910">о множественном числе</text:span><text:span text:style-name="T909"> </text:span><text:span text:style-name="T885">(</text:span><text:span text:style-name="T669">you/we/they</text:span><text:span text:style-name="T885">).</text:span></text:p>
        </text:list-item>
      </text:list>
      <text:p text:style-name="P892"/>
      <text:p text:style-name="P996"><text:span text:style-name="T1318">I </text:span><text:span text:style-name="T1291">was</text:span><text:span text:style-name="T1290"> satisfied with my work — Я </text:span><text:span text:style-name="T1291">был</text:span><text:span text:style-name="T1290"> доволен своей работой.</text:span></text:p>
      <text:p text:style-name="P996"><text:span text:style-name="T1291">Was</text:span><text:span text:style-name="T1290"> the weather good? No, it </text:span><text:span text:style-name="T1291">wasn`t</text:span><text:span text:style-name="T1290"> — </text:span><text:span text:style-name="T1291">Погода была хорош</text:span><text:span text:style-name="T1300">ая</text:span><text:span text:style-name="T1291">? Нет.</text:span></text:p>
      <text:p text:style-name="P835"/>
      <text:p text:style-name="P878">В Future Simple <text:span text:style-name="T1630">он </text:span>принимает только одну форму — <text:span text:style-name="T555">will be</text:span>.</text:p>
      <text:p text:style-name="P1211"><text:span text:style-name="T96">I will be happy to eat — Я буду </text:span><text:span text:style-name="T97">рад </text:span><text:span text:style-name="T96">поесть.</text:span></text:p>
      <text:p text:style-name="P835"/>
      <text:p text:style-name="P883">Глагол <text:span text:style-name="T555">do</text:span></text:p>
      <text:p text:style-name="P836"/>
      <text:p text:style-name="P1112"><text:span text:style-name="T1057">Переводится как </text:span><text:span text:style-name="T1056">«делать». В </text:span><text:span text:style-name="T1058">одном предложении </text:span><text:span text:style-name="T1056">может встречаться несколько раз, </text:span></text:p>
      <text:p text:style-name="P1354"><text:span text:style-name="T416">в качестве вспомогательного </text:span><text:span text:style-name="T417">глагола </text:span><text:span text:style-name="T416">и смыслового.</text:span><text:span text:style-name="T1450"> </text:span><text:span text:style-name="T414">Вспомогательным глаголом </text:span><text:span text:style-name="T415">он </text:span><text:span text:style-name="T414">может быть только в отрицаниях и вопросах, времен группы Simple.</text:span></text:p>
      <text:p text:style-name="P1356"/>
      <text:p text:style-name="P1100"><text:span text:style-name="T575">What do you do? </text:span><text:span text:style-name="T576">— </text:span><text:span text:style-name="T575">Что ты делаешь?</text:span></text:p>
      <text:p text:style-name="P1355"><text:span text:style-name="T414">D</text:span><text:span text:style-name="T46">o you like pets? No, I don`t — </text:span><text:span text:style-name="T425">Ты любишь домашних животних? Нет.</text:span></text:p>
      <text:p text:style-name="P1357"/>
      <text:p text:style-name="P267"><text:span text:style-name="T408">В</text:span><text:span text:style-name="T409"> </text:span><text:span text:style-name="T410">прошедшем времени</text:span><text:span text:style-name="T411"> преорбазуется в </text:span><text:span text:style-name="T404">did</text:span><text:span text:style-name="T411"> — «</text:span><text:span text:style-name="T409">делал» (2я форма </text:span><text:span text:style-name="T403">do</text:span><text:span text:style-name="T409">)</text:span><text:span text:style-name="T411">.</text:span></text:p>
      <text:p text:style-name="P893">Если в предложении появляется <text:span text:style-name="T555">was/were</text:span>, <text:span text:style-name="T1362">то </text:span><text:span text:style-name="T1352">did</text:span><text:span text:style-name="T1362"> уже не нужно использовать.</text:span></text:p>
      <text:p text:style-name="P885"/>
      <text:p text:style-name="P884">Глагол <text:span text:style-name="T555">have</text:span></text:p>
      <text:p text:style-name="P863"/>
      <text:p text:style-name="P1305"><text:span text:style-name="T310">Переводится как «иметь». </text:span><text:span text:style-name="T312">Д</text:span><text:span text:style-name="T310">ля времен группы Perfect </text:span><text:span text:style-name="T312">выступает в роли вспомогательного глагола</text:span><text:span text:style-name="T310">. </text:span><text:span text:style-name="T296">Также </text:span><text:span text:style-name="T310">может быть</text:span><text:span text:style-name="T296"> частью устойчивых словосотечаний. </text:span></text:p>
      <text:p text:style-name="P1304"><text:soft-page-break/><text:span text:style-name="T296">В </text:span><text:span text:style-name="T313">прошедшем времени</text:span><text:span text:style-name="T296"> преобразуется в </text:span><text:span text:style-name="T84">had</text:span><text:span text:style-name="T296"> </text:span><text:span text:style-name="T404">—</text:span><text:span text:style-name="T296"> «</text:span><text:span text:style-name="T313">имел</text:span><text:span text:style-name="T296">».</text:span></text:p>
      <text:p text:style-name="P866"/>
      <text:p text:style-name="P1187"><text:span text:style-name="T296">В некоторых ситуациях его можно не переводить (когда он смысловой). </text:span><text:span text:style-name="T297">Но при этом в предложении он обязан быть. </text:span><text:span text:style-name="T310">Это </text:span><text:span text:style-name="T297">из-за особенностей английской грамматики, которая требует, обязательного наличия подлежащего и сказуемого.</text:span></text:p>
      <text:p text:style-name="P865"/>
      <text:p text:style-name="P1067">I have a lot of friends — У меня (есть) много друзей.</text:p>
      <text:p text:style-name="P1068">We heave a big house — У нас (есть) большой дом.</text:p>
      <text:p text:style-name="P864"/>
      <text:p text:style-name="P1191"><text:span text:style-name="T314">Когда </text:span><text:span text:style-name="T87">have</text:span><text:span text:style-name="T314"> является смысловым глаголом, он </text:span><text:span text:style-name="T300">работает по тем же правилам что и </text:span><text:span text:style-name="T301">другие</text:span><text:span text:style-name="T300"> </text:span><text:span text:style-name="T314">смысловые </text:span><text:span text:style-name="T300">глаголы, т. е. требует вспомогательного </text:span><text:span text:style-name="T85">do</text:span><text:span text:style-name="T300"> для отрицаний и вопросов. </text:span></text:p>
      <text:p text:style-name="P1191"><text:span text:style-name="T312">В утверждениях </text:span><text:span text:style-name="T87">have</text:span><text:span text:style-name="T314"> </text:span><text:span text:style-name="T312">не пишется с окончанием </text:span><text:span text:style-name="T86">-s</text:span><text:span text:style-name="T312">, а преобразуется в </text:span><text:span text:style-name="T86">has</text:span><text:span text:style-name="T312">.</text:span></text:p>
      <text:p text:style-name="P837"/>
      <text:p text:style-name="P49"><text:span text:style-name="T56">Mike has </text:span><text:span text:style-name="T57">many friends</text:span><text:span text:style-name="T56"> — У Майка много друзей.</text:span></text:p>
      <text:p text:style-name="P50"><text:span text:style-name="T56">He</text:span><text:span text:style-name="T57"> do</text:span><text:span text:style-name="T56">es</text:span><text:span text:style-name="T57">n`t have many friends </text:span><text:span text:style-name="T58">—</text:span><text:span text:style-name="T57"> У </text:span><text:span text:style-name="T56">него </text:span><text:span text:style-name="T57">не много друзей.</text:span></text:p>
      <text:p text:style-name="P78"><text:span text:style-name="T49">Do you have many friends? </text:span><text:span text:style-name="T58">—</text:span><text:span text:style-name="T49"> У тебя много друзей?</text:span></text:p>
      <text:p text:style-name="P1077"/>
      <text:p text:style-name="P274"><text:span text:style-name="T49">Когда </text:span><text:span text:style-name="T70">have</text:span><text:span text:style-name="T49"> является вспомогательным глаголом, то для </text:span><text:span text:style-name="T70">he/she/it</text:span><text:span text:style-name="T49"> он всегда в форме </text:span><text:span text:style-name="T70">has</text:span><text:span text:style-name="T49">.</text:span></text:p>
      <text:p text:style-name="P79">He hasn`t lost his keys — Он не потерял свои ключи <text:span text:style-name="T1451">(has в отрицании)</text:span>.</text:p>
      <text:p text:style-name="P1078"/>
      <text:p text:style-name="P838"><text:span text:style-name="T555">Have</text:span> в значении «иметь» не употребляется во временах группы Continuous.</text:p>
      <text:p text:style-name="P838"/>
      <text:p text:style-name="P1069">I am having many friends now <text:span text:style-name="T1545">(н</text:span>еправильно<text:span text:style-name="T1545">).</text:span></text:p>
      <text:p text:style-name="P1069">I have many friends <text:span text:style-name="T1545">(п</text:span>равильно<text:span text:style-name="T1545">).</text:span></text:p>
      <text:p text:style-name="P837"/>
      <text:p text:style-name="P1397"><text:span text:style-name="T270">В разговорной речи очесть часто используется оборот </text:span><text:span text:style-name="T70">have got</text:span><text:span text:style-name="T270">. </text:span><text:span text:style-name="T298">Он обозначает тоже самое, что и </text:span><text:span text:style-name="T88">have</text:span><text:span text:style-name="T298"> </text:span><text:span text:style-name="T270">(иметь/владеть)</text:span><text:span text:style-name="T298">, но используется только в настоящем времени.</text:span></text:p>
      <text:p text:style-name="P844"/>
      <text:p text:style-name="P1397"><text:span text:style-name="T298">Г</text:span><text:span text:style-name="T270">рамматически, </text:span><text:span text:style-name="T70">have got</text:span><text:span text:style-name="T270"> — это Present Perfect, т. е. </text:span><text:span text:style-name="T70">have</text:span><text:span text:style-name="T270"> здесь вспомогательный глагол, </text:span></text:p>
      <text:p text:style-name="P1212"><text:span text:style-name="T311">а основное значение «</text:span><text:span text:style-name="T347">иметь</text:span><text:span text:style-name="T311">» передает </text:span><text:span text:style-name="T89">got</text:span><text:span text:style-name="T311"> </text:span><text:span text:style-name="T299">(3я форма get)</text:span><text:span text:style-name="T311">. </text:span></text:p>
      <text:p text:style-name="P839"/>
      <text:p text:style-name="P1070">Have you got a Mercedes? / Do you have a Mercedes? — У тебя есть мерседес?</text:p>
      <text:p text:style-name="P1070">I haven`t got a Mercedes / I don`t have a Mercedes — У меня нет мерседеса.</text:p>
      <text:p text:style-name="P840"/>
      <text:p text:style-name="P1192"><text:span text:style-name="T302">Глагол </text:span><text:span text:style-name="T90">have</text:span><text:span text:style-name="T303"> может входить в состав устойчивых выражений и словосочетаний. </text:span></text:p>
      <text:p text:style-name="P842">В этом случае он может переводится по другому. Также здесь отменяется правило, </text:p>
      <text:p text:style-name="P841">по которому <text:span text:style-name="T555">have</text:span> нельзя употребять в Continuous:</text:p>
      <text:p text:style-name="P841"/>
      <text:list xml:id="list3428501421" text:style-name="L45">
        <text:list-item>
          <text:p text:style-name="P1613"><text:span text:style-name="T1468">в</text:span>ыражения, связанные с приемом пищи:</text:p>
        </text:list-item>
      </text:list>
      <text:list xml:id="list311643562" text:style-name="L46">
        <text:list-item>
          <text:list>
            <text:list-item>
              <text:p text:style-name="P1614">have a coffee/tea/<text:span text:style-name="T1447">drink</text:span> — пить кофе/чай/<text:span text:style-name="T1447">напиток</text:span>;</text:p>
            </text:list-item>
            <text:list-item>
              <text:p text:style-name="P1614">have a meal — принимать пищу;</text:p>
            </text:list-item>
            <text:list-item>
              <text:p text:style-name="P1614">have a breakfast/luch/dinner — завтракать/обедать/ужинать.</text:p>
            </text:list-item>
          </text:list>
        </text:list-item>
      </text:list>
      <text:p text:style-name="P841"/>
      <text:list xml:id="list202907659865773" text:continue-list="list3428501421" text:style-name="L45">
        <text:list-item>
          <text:p text:style-name="P1786"><text:span text:style-name="T338">в</text:span><text:span text:style-name="T303">ыражения, связанные с времяпровождением:</text:span></text:p>
        </text:list-item>
      </text:list>
      <text:list xml:id="list1380953046" text:style-name="L47">
        <text:list-item>
          <text:list>
            <text:list-item>
              <text:p text:style-name="P1615">have a date — ходить на свидание;</text:p>
            </text:list-item>
            <text:list-item>
              <text:p text:style-name="P1615">have a good time — хорошо проводить время;</text:p>
            </text:list-item>
            <text:list-item>
              <text:p text:style-name="P1615">have a meeting / an appointment — назначать встречу;</text:p>
            </text:list-item>
            <text:list-item>
              <text:p text:style-name="P1615">have a nice day — удачного дня (пожелание);</text:p>
            </text:list-item>
            <text:list-item>
              <text:p text:style-name="P1615">have fun — веселиться.</text:p>
            </text:list-item>
          </text:list>
        </text:list-item>
      </text:list>
      <text:p text:style-name="P841"/>
      <text:list xml:id="list202906497449590" text:continue-list="list202907659865773" text:style-name="L45">
        <text:list-item>
          <text:p text:style-name="P1786"><text:span text:style-name="T338">в</text:span><text:span text:style-name="T303">ыражения, связанные </text:span><text:span text:style-name="T339">с внешностью:</text:span></text:p>
        </text:list-item>
      </text:list>
      <text:list xml:id="list1861578914" text:style-name="L48">
        <text:list-item>
          <text:list>
            <text:list-item>
              <text:p text:style-name="P1616"><text:soft-page-break/>have a bath/shower— принимать ванну/душ;</text:p>
            </text:list-item>
            <text:list-item>
              <text:p text:style-name="P1617">have a shave/haircat — побриться/постричься;</text:p>
            </text:list-item>
          </text:list>
        </text:list-item>
      </text:list>
      <text:p text:style-name="P843"/>
      <text:list xml:id="list202907479155671" text:continue-list="list202906497449590" text:style-name="L45">
        <text:list-item>
          <text:p text:style-name="P1787"><text:span text:style-name="T338">в</text:span><text:span text:style-name="T339">ыражения, связанные с общением:</text:span></text:p>
        </text:list-item>
      </text:list>
      <text:list xml:id="list3346072986" text:style-name="L49">
        <text:list-item>
          <text:list>
            <text:list-item>
              <text:p text:style-name="P1618">have a guess — угадывать, догадываться;</text:p>
            </text:list-item>
            <text:list-item>
              <text:p text:style-name="P1619">have a talk/discussion/chat — беседовать/обсуждать/болтать;</text:p>
            </text:list-item>
            <text:list-item>
              <text:p text:style-name="P1618">have a call — позвонить.</text:p>
            </text:list-item>
          </text:list>
        </text:list-item>
      </text:list>
      <text:p text:style-name="P843"/>
      <text:list xml:id="list202905925541489" text:continue-list="list202907479155671" text:style-name="L45">
        <text:list-item>
          <text:p text:style-name="P1787"><text:span text:style-name="T338">в</text:span><text:span text:style-name="T339">ыражения связанные со здоровьем:</text:span></text:p>
        </text:list-item>
      </text:list>
      <text:list xml:id="list2202213641" text:style-name="L50">
        <text:list-item>
          <text:list>
            <text:list-item>
              <text:p text:style-name="P1620">have a baby — родить;</text:p>
            </text:list-item>
            <text:list-item>
              <text:p text:style-name="P1620">have a cold — простудиться;</text:p>
            </text:list-item>
            <text:list-item>
              <text:p text:style-name="P1620">have a cough — кашлять;</text:p>
            </text:list-item>
            <text:list-item>
              <text:p text:style-name="P1620">have a headache — болит голова.</text:p>
            </text:list-item>
          </text:list>
        </text:list-item>
      </text:list>
      <text:p text:style-name="P843"/>
      <text:list xml:id="list202907440607804" text:continue-list="list202905925541489" text:style-name="L45">
        <text:list-item>
          <text:p text:style-name="P1787"><text:span text:style-name="T338">в</text:span><text:span text:style-name="T339">ыражения, связанные с отдыхом:</text:span></text:p>
          <text:list>
            <text:list-item>
              <text:p text:style-name="P1621">have a day off — взять выходной;</text:p>
            </text:list-item>
            <text:list-item>
              <text:p text:style-name="P1622">have a dream/nightmare — видеть сон/кошмар;</text:p>
            </text:list-item>
            <text:list-item>
              <text:p text:style-name="P1621">have a rest — отдыхать;</text:p>
            </text:list-item>
            <text:list-item>
              <text:p text:style-name="P1621">have a sleep — спать.</text:p>
            </text:list-item>
          </text:list>
        </text:list-item>
      </text:list>
      <text:p text:style-name="P843"/>
      <text:list xml:id="list202905965767737" text:continue-numbering="true" text:style-name="L45">
        <text:list-item>
          <text:p text:style-name="P1787"><text:span text:style-name="T338">в</text:span><text:span text:style-name="T339">ыражения, свяханые с физической активностью:</text:span></text:p>
        </text:list-item>
      </text:list>
      <text:list xml:id="list860708908" text:style-name="L51">
        <text:list-item>
          <text:list>
            <text:list-item>
              <text:p text:style-name="P1623">have a good journey — добраться без проблем (пожелание);</text:p>
            </text:list-item>
            <text:list-item>
              <text:p text:style-name="P1623">have a good flight — хорошо долететь (пожелание);</text:p>
            </text:list-item>
            <text:list-item>
              <text:p text:style-name="P1623">have a lift — подвести (на машине);</text:p>
            </text:list-item>
            <text:list-item>
              <text:p text:style-name="P1624">have a ride — проехаться;</text:p>
            </text:list-item>
            <text:list-item>
              <text:p text:style-name="P1624">have a walk — пройтись (прогуляться);</text:p>
            </text:list-item>
            <text:list-item>
              <text:p text:style-name="P1624">have a swim — поплавать;</text:p>
            </text:list-item>
            <text:list-item>
              <text:p text:style-name="P1624">have a hug — обняться;</text:p>
            </text:list-item>
            <text:list-item>
              <text:p text:style-name="P1624">have a kiss — поцеловаться.</text:p>
            </text:list-item>
          </text:list>
        </text:list-item>
      </text:list>
      <text:p text:style-name="P843"/>
      <text:p text:style-name="P886">Глагол <text:span text:style-name="T555">get</text:span></text:p>
      <text:p text:style-name="P845"/>
      <text:p text:style-name="P1188"><text:span text:style-name="T305">Один и самых запутанных глаголов, который может переводится по разному,</text:span><text:span text:style-name="T304"> в записимости </text:span></text:p>
      <text:p text:style-name="P846">от слов, идущих после него. Поэтому его нужно переводить в связке с соседними словами.</text:p>
      <text:p text:style-name="P847"/>
      <text:p text:style-name="P1188"><text:span text:style-name="T305">Если после </text:span><text:span text:style-name="T91">get</text:span><text:span text:style-name="T305"> идет существительное, то он передает значение </text:span><text:span text:style-name="T304">«</text:span><text:span text:style-name="T305">получать, покупать</text:span><text:span text:style-name="T304">».</text:span></text:p>
      <text:p text:style-name="P846"/>
      <text:p text:style-name="P80"><text:span text:style-name="T59">I </text:span><text:span text:style-name="T49">got a new car — Я купил новую машину.</text:span></text:p>
      <text:p text:style-name="P1071">I got an A today — Я получил пятерку сегодня. (A — <text:span text:style-name="T1451">это </text:span>оценка)</text:p>
      <text:p text:style-name="P846"/>
      <text:p text:style-name="P1398"><text:span text:style-name="T304">Е</text:span><text:span text:style-name="T270">сли </text:span><text:span text:style-name="T70">get</text:span><text:span text:style-name="T270"> используется со средством передвижения, то он приобретает значение </text:span></text:p>
      <text:p text:style-name="P848">«сесть в транспорт». В этом случае он может использоваться с предлогом <text:span text:style-name="T555">on</text:span>.</text:p>
      <text:p text:style-name="P848"/>
      <text:p text:style-name="P1071">I got on a bus at 5 o`clock — Я сел в автобус в 5 часов.</text:p>
      <text:p text:style-name="P1071">I got a taxi — Я взял такси.</text:p>
      <text:p text:style-name="P846"/>
      <text:p text:style-name="P1398"><text:span text:style-name="T304">Е</text:span><text:span text:style-name="T270">сли после get идет прилагательное, то это означает «прийти к этому состоянию», </text:span></text:p>
      <text:p text:style-name="P848">например: <text:span text:style-name="T555">get hungry (проголодаться), get better (стать лучше), get cold (замерзнуть)</text:span> и т. д.</text:p>
      <text:p text:style-name="P848"/>
      <text:p text:style-name="P1071">He got dressed quickly and left — Он оделся быстро и ушел.</text:p>
      <text:p text:style-name="P849"><text:soft-page-break/>Если <text:span text:style-name="T555">get</text:span> используется с частицей <text:span text:style-name="T555">to</text:span>, то это означает «прибывать в такое-то место».</text:p>
      <text:p text:style-name="P848"/>
      <text:p text:style-name="P1071">I got to work late — Я приехал на работу поздно.</text:p>
      <text:p text:style-name="P1071">I got to the airport by train — Я приехал в аэропорт на поезде.</text:p>
      <text:p text:style-name="P1071"/>
      <text:p text:style-name="P846">В пассивном залоге <text:span text:style-name="T622">get</text:span><text:span text:style-name="T1631"> </text:span>может заменять <text:span text:style-name="T555">be</text:span>. </text:p>
      <text:p text:style-name="P846"/>
      <text:p text:style-name="P846">Если <text:span text:style-name="T555">be</text:span> означает «быть в состоянии / обладать качеством», то <text:span text:style-name="T555">get</text:span> означает </text:p>
      <text:p text:style-name="P847">«входить в состояние / приобретать качество».</text:p>
      <text:p text:style-name="P847"/>
      <text:p text:style-name="P1330"><text:span text:style-name="T304">В отличи</text:span><text:span text:style-name="T356">е</text:span><text:span text:style-name="T304"> от </text:span><text:span text:style-name="T105">be, do </text:span><text:span text:style-name="T356">и</text:span><text:span text:style-name="T105"> have</text:span><text:span text:style-name="T304">, этот глагол не может быть вспомогательным.</text:span></text:p>
      <text:p text:style-name="P850">Почти для любого предложения с <text:span text:style-name="T555">get</text:span> можно найти замену с другим глаголом.</text:p>
      <text:p text:style-name="P847"/>
      <text:p text:style-name="P1403"><text:span text:style-name="T270">После </text:span><text:span text:style-name="T70">get</text:span><text:span text:style-name="T270"> могут стоять разные предлоги, в зависимости от которых он может сильно</text:span></text:p>
      <text:p text:style-name="P1404"><text:span text:style-name="T270">меняться. Такие измененя не всегда поддаются логике</text:span><text:span text:style-name="T306">:</text:span></text:p>
      <text:list xml:id="list1734786448" text:style-name="L52">
        <text:list-item>
          <text:p text:style-name="P1625">get along — ладить друг с другом;</text:p>
        </text:list-item>
        <text:list-item>
          <text:p text:style-name="P1763"><text:span text:style-name="T306">get away — </text:span><text:span text:style-name="T348">удирать</text:span><text:span text:style-name="T306">;</text:span></text:p>
        </text:list-item>
        <text:list-item>
          <text:p text:style-name="P1625">get back — вернуться;</text:p>
        </text:list-item>
        <text:list-item>
          <text:p text:style-name="P1625">get in — попасть внутрь;</text:p>
        </text:list-item>
        <text:list-item>
          <text:p text:style-name="P1625">get on — справиться с ситуацией.</text:p>
        </text:list-item>
      </text:list>
      <text:p text:style-name="P851"/>
      <text:p text:style-name="P997"><text:span text:style-name="T1301">W</text:span><text:span text:style-name="T1291">e get along well — Мы хорошо ладим.</text:span></text:p>
      <text:p text:style-name="P1306"><text:span text:style-name="T102">I`ll get away from work as soon as I can — Я </text:span><text:span text:style-name="T103">уйду</text:span><text:span text:style-name="T102"> с этой работы, как только смогу.</text:span></text:p>
      <text:p text:style-name="P1072">Get in the car quickly! — Быстро садись в машину!</text:p>
      <text:p text:style-name="P1073">How are you getting on with your new job? — Как дела на новой работе?</text:p>
      <text:p text:style-name="P1352"/>
      <text:p text:style-name="P1352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51">Такие сочетания нельзя переводить по отдельности, а только в связке.</text:p>
      <text:p text:style-name="P1351">Один и тот же фразовый глагол может иметь несколько значений.</text:p>
      <text:p text:style-name="P847"/>
      <text:p text:style-name="P882">Глаголы, в которых все путаются</text:p>
      <text:p text:style-name="P852"/>
      <text:p text:style-name="P854"><text:span text:style-name="T1632">Глаголы</text:span><text:span text:style-name="T623"> </text:span><text:span text:style-name="T776">t</text:span><text:span text:style-name="T773">ell и say</text:span> можно перевести как «сказать». Только первый означатает </text:p>
      <text:p text:style-name="P854">«рассказать», а второй - «сказать/говорить». </text:p>
      <text:p text:style-name="P853"/>
      <text:p text:style-name="P853">После <text:span text:style-name="T555">tell</text:span> нужно обязательно указать, кому адресована фраза, либо что именно </text:p>
      <text:p text:style-name="P853">говорится. <text:span text:style-name="T1632">Также п</text:span>осле <text:span text:style-name="T555">tell</text:span> не нужен предлог.</text:p>
      <text:p text:style-name="P853"/>
      <text:p text:style-name="P1074">Tell <text:span text:style-name="T1259">me</text:span> the truth — Скажи мне правду.</text:p>
      <text:p text:style-name="P1074">Tell <text:span text:style-name="T1259">Michael</text:span> that I will be late — Скажи Майклу, что я опоздаю.</text:p>
      <text:p text:style-name="P853"/>
      <text:p text:style-name="P1307"><text:span text:style-name="T349">После </text:span><text:span text:style-name="T104">say</text:span><text:span text:style-name="T349"> можно ничего не указывать, либо указать того, </text:span><text:span text:style-name="T350">кому</text:span><text:span text:style-name="T349"> </text:span><text:span text:style-name="T350">принадлежит </text:span><text:span text:style-name="T349">фраз</text:span><text:span text:style-name="T350">а</text:span><text:span text:style-name="T349">.</text:span></text:p>
      <text:p text:style-name="P853">Если мы говорим, кому адресована фраза, то после <text:span text:style-name="T555">say</text:span> нужен предлог <text:span text:style-name="T555">to</text:span>.</text:p>
      <text:p text:style-name="P853"/>
      <text:p text:style-name="P1074">«You deserve more than this», I said to myself — Ты заслуживаешь большего, я сказал себе.</text:p>
      <text:p text:style-name="P853"/>
      <text:p text:style-name="P1399"><text:span text:style-name="T357">Глаголы </text:span><text:span text:style-name="T106">s</text:span><text:span text:style-name="T107">ee, l</text:span><text:span text:style-name="T70">ook, watch</text:span><text:span text:style-name="T270"> передают значение «видеть», но с разными смысл</text:span><text:span text:style-name="T357">ами</text:span><text:span text:style-name="T270">.</text:span></text:p>
      <text:p text:style-name="P853"/>
      <text:p text:style-name="P855">Глагол <text:span text:style-name="T555">see</text:span> означает «видеть», как физическую возможность. </text:p>
      <text:p text:style-name="P855">Обычно <text:span text:style-name="T1452">он </text:span>не употребляется во временах Continuous.</text:p>
      <text:p text:style-name="P853"/>
      <text:p text:style-name="P1074"><text:soft-page-break/>I see a bird in the tree — Я вижу птицу на дереве.</text:p>
      <text:p text:style-name="P1074"/>
      <text:p text:style-name="P1308"><text:span text:style-name="T358">Глагол</text:span><text:span text:style-name="T108"> l</text:span><text:span text:style-name="T104">ook</text:span><text:span text:style-name="T349"> означает «смотреть». Если мы хотим </text:span><text:span text:style-name="T352">указать</text:span><text:span text:style-name="T349"> </text:span><text:span text:style-name="T372">на</text:span><text:span text:style-name="T349"> какой объе</text:span><text:span text:style-name="T353">к</text:span><text:span text:style-name="T349">т смотрим, </text:span><text:span text:style-name="T351">то </text:span><text:span text:style-name="T349">используе</text:span><text:span text:style-name="T351">м</text:span><text:span text:style-name="T349"> предлог </text:span><text:span text:style-name="T104">at</text:span><text:span text:style-name="T349">. В отличии от </text:span><text:span text:style-name="T104">see</text:span><text:span text:style-name="T349">, можно использовать в Continuous.</text:span></text:p>
      <text:p text:style-name="P853"/>
      <text:p text:style-name="P1074">Don`t worry, I`m not looking — Не волнуйся, я не смотрю.</text:p>
      <text:p text:style-name="P1074">I`m looking at the dog — Я смотрю на собаку.</text:p>
      <text:p text:style-name="P853"/>
      <text:p text:style-name="P1189"><text:span text:style-name="T358">Глагол</text:span><text:span text:style-name="T108"> w</text:span><text:span text:style-name="T70">atch</text:span><text:span text:style-name="T270"> означает «</text:span><text:span text:style-name="T308">следить (взором)</text:span><text:span text:style-name="T270">» или «наблюдать» </text:span><text:span text:style-name="T307">за объектом</text:span><text:span text:style-name="T270">.</text:span></text:p>
      <text:p text:style-name="P856"/>
      <text:p text:style-name="P51"><text:span text:style-name="T60">Mothers always watch their children — М</text:span><text:span text:style-name="T61">а</text:span><text:span text:style-name="T60">мы всегда следят за своими детьми.</text:span></text:p>
      <text:p text:style-name="P81"><text:span text:style-name="T62">I </text:span><text:span text:style-name="T49">like watching birds — Мне нравится наблюдать за птицами.</text:span></text:p>
      <text:p text:style-name="P856"/>
      <text:p text:style-name="P1189"><text:span text:style-name="T358">Глаголы </text:span><text:span text:style-name="T173">h</text:span><text:span text:style-name="T172">ear, listen</text:span><text:span text:style-name="T270"> можно перевести как «слышать» и «слушать». Первый означает физическую возможность, а второй — осознанное действие </text:span><text:span text:style-name="T354">(подобно </text:span><text:span text:style-name="T109">look</text:span><text:span text:style-name="T354">)</text:span><text:span text:style-name="T270">.</text:span></text:p>
      <text:p text:style-name="P856"/>
      <text:p text:style-name="P1075">Can you hear some noise? — Ты слышишь шум?</text:p>
      <text:p text:style-name="P1075">I think I heard something — Кажется, я что-то слышал.</text:p>
      <text:p text:style-name="P856"/>
      <text:p text:style-name="P1189"><text:span text:style-name="T308">Когда мы говорим о том, что именно слушаем, то</text:span><text:span text:style-name="T307"> </text:span><text:span text:style-name="T308">п</text:span><text:span text:style-name="T307">осле </text:span><text:span text:style-name="T110">listen</text:span><text:span text:style-name="T307"> </text:span><text:span text:style-name="T359">ставим</text:span><text:span text:style-name="T308"> предлог </text:span><text:span text:style-name="T92">to</text:span><text:span text:style-name="T308">.</text:span></text:p>
      <text:p text:style-name="P857">При переводе на русский <text:span text:style-name="T1633">этот </text:span>предлог выпадает.</text:p>
      <text:p text:style-name="P857"/>
      <text:p text:style-name="P1075">Listen to me, please — Пожалуйста, послушай меня.</text:p>
      <text:p text:style-name="P1075">What music do you listen to? - Какую музыку ты слушает?</text:p>
      <text:p text:style-name="P857"/>
      <text:p text:style-name="P1400"><text:span text:style-name="T360">Глаголы </text:span><text:span text:style-name="T174">d</text:span><text:span text:style-name="T172">o, make</text:span><text:span text:style-name="T27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57"/>
      <text:p text:style-name="P858">Устойчивые выражения с <text:span text:style-name="T555">do</text:span>:</text:p>
      <text:list xml:id="list4081000171" text:style-name="L53">
        <text:list-item>
          <text:p text:style-name="P1626">do an exam/test — сдавать экзамен/тест;</text:p>
        </text:list-item>
        <text:list-item>
          <text:p text:style-name="P1626">do a course — пройти курс;</text:p>
        </text:list-item>
        <text:list-item>
          <text:p text:style-name="P1626">do work/homework/housework — делать работу / домашнюю работу / работу по дому;</text:p>
        </text:list-item>
        <text:list-item>
          <text:p text:style-name="P1626">do a favour — оказывать услугу;</text:p>
        </text:list-item>
        <text:list-item>
          <text:p text:style-name="P1626">do business — заниматься бизнесом;</text:p>
        </text:list-item>
        <text:list-item>
          <text:p text:style-name="P1626">do right/wrong — поступать правильно/неправильно;</text:p>
        </text:list-item>
        <text:list-item>
          <text:p text:style-name="P1628">do the shopping — делать покупки;</text:p>
        </text:list-item>
        <text:list-item>
          <text:p text:style-name="P1626">do the wassing up — мыть посуду;</text:p>
        </text:list-item>
      </text:list>
      <text:p text:style-name="P857"/>
      <text:p text:style-name="P858">Устойчивые выражения с <text:span text:style-name="T555">make</text:span>:</text:p>
      <text:list xml:id="list552622834" text:style-name="L54">
        <text:list-item>
          <text:p text:style-name="P1627">make a noise — шуметь;</text:p>
        </text:list-item>
        <text:list-item>
          <text:p text:style-name="P1627">make a bed — застилать постель;</text:p>
        </text:list-item>
        <text:list-item>
          <text:p text:style-name="P1627">make a cake/tea/dinner — приготовить торт/чай/ужин;</text:p>
        </text:list-item>
        <text:list-item>
          <text:p text:style-name="P1788"><text:span text:style-name="T270">make a choice — сделать </text:span><text:span text:style-name="T309">выбор;</text:span></text:p>
        </text:list-item>
        <text:list-item>
          <text:p text:style-name="P1629">make a scision — принять решение;</text:p>
        </text:list-item>
        <text:list-item>
          <text:p text:style-name="P1629">make a promise — обещать, дать обещание;</text:p>
        </text:list-item>
        <text:list-item>
          <text:p text:style-name="P1629">make a friends — подружиться.</text:p>
        </text:list-item>
      </text:list>
      <text:p text:style-name="P859"/>
      <text:p text:style-name="P1076">Could you do me a favour — Не мог бы ты оказать мне услугу? </text:p>
      <text:p text:style-name="P1076">I belive she`ll make the right choice — Я верю, что она сделает правильный выбор.</text:p>
      <text:p text:style-name="P859"/>
      <text:p text:style-name="P1120"/>
      <text:p text:style-name="P1588"><text:span text:style-name="T419">Про и</text:span><text:span text:style-name="T420">нфинитив и герундий</text:span></text:p>
      <text:p text:style-name="P860"/>
      <text:p text:style-name="P1331"><text:span text:style-name="T361">Когда в английском предложении ид</text:span><text:span text:style-name="T362">у</text:span><text:span text:style-name="T361">т несколько глаголов </text:span><text:span text:style-name="T373">подря</text:span><text:span text:style-name="T374">д</text:span><text:span text:style-name="T361">, то первый является сказуемым</text:span><text:span text:style-name="T328">, а следующий, свободный от времени, </text:span><text:span text:style-name="T362">стоит </text:span><text:span text:style-name="T328">в форме инфинитива </text:span></text:p>
      <text:p text:style-name="P1331"><text:span text:style-name="T328">или герундия </text:span><text:span text:style-name="T329">(</text:span><text:span text:style-name="T340">после сказуемоего</text:span><text:span text:style-name="T330"> </text:span><text:span text:style-name="T328">может быть несколько </text:span><text:span text:style-name="T340">глаголов</text:span><text:span text:style-name="T329">)</text:span><text:span text:style-name="T328">.</text:span></text:p>
      <text:p text:style-name="P880"/>
      <text:p text:style-name="P1332"><text:span text:style-name="T315">И</text:span><text:span text:style-name="T316">нфинитив и герундий дополняют по смыслу </text:span><text:span text:style-name="T331">сказуемое</text:span><text:span text:style-name="T316">. </text:span><text:span text:style-name="T317">Они являются взаимозаменяемы </text:span></text:p>
      <text:p text:style-name="P1332"><text:span text:style-name="T324">и</text:span><text:span text:style-name="T317"> </text:span><text:span text:style-name="T324">в</text:span><text:span text:style-name="T317"> основном </text:span><text:span text:style-name="T324">и</text:span><text:span text:style-name="T317">спользуют</text:span><text:span text:style-name="T324">ся</text:span><text:span text:style-name="T317"> по наитию </text:span><text:span text:style-name="T331">либо</text:span><text:span text:style-name="T317"> в зависимости от диалекта.</text:span></text:p>
      <text:p text:style-name="P867"/>
      <text:p text:style-name="P1085">What do you want <text:span text:style-name="T1259">to do</text:span>? — Что ты хочешь <text:span text:style-name="T1259">делать</text:span>?</text:p>
      <text:p text:style-name="P1085">I like <text:span text:style-name="T1259">playing</text:span> cards — Я люблю <text:span text:style-name="T1259">играть</text:span> в карты.</text:p>
      <text:p text:style-name="P1086">Please don`t make me <text:span text:style-name="T1259">worry</text:span> — Пожалуйста, не заставляй меня <text:span text:style-name="T1259">волноваться</text:span>.</text:p>
      <text:p text:style-name="P1087">I don`t mind <text:span text:style-name="T1259">doing</text:span> it on my own — Я не против <text:span text:style-name="T1259">сделать</text:span> это в одиночку.</text:p>
      <text:p text:style-name="P869"/>
      <text:p text:style-name="P870">На русский инфинитив и герундий переводятся несколькими способами:</text:p>
      <text:list xml:id="list1288715327" text:style-name="L55">
        <text:list-item>
          <text:p text:style-name="P1630">начальной формой глагола (делать);</text:p>
        </text:list-item>
        <text:list-item>
          <text:p text:style-name="P1630">причастием (делая);</text:p>
        </text:list-item>
        <text:list-item>
          <text:p text:style-name="P1630">придаточным предложением (чтобы сделать).</text:p>
        </text:list-item>
      </text:list>
      <text:p text:style-name="P868"/>
      <text:p text:style-name="P887">Инфинитив </text:p>
      <text:p text:style-name="P876"/>
      <text:p text:style-name="P1200"><text:span text:style-name="T337">Э</text:span><text:span text:style-name="T324">то глагол в начальной форме, </text:span><text:span text:style-name="T331">который </text:span><text:span text:style-name="T332">обычно </text:span><text:span text:style-name="T333">идет</text:span><text:span text:style-name="T331"> </text:span><text:span text:style-name="T324">с частицей </text:span><text:span text:style-name="T94">to</text:span><text:span text:style-name="T324">.</text:span></text:p>
      <text:p text:style-name="P1080"><text:span text:style-name="T68">I don`t want </text:span><text:span text:style-name="T1285">to interface</text:span><text:span text:style-name="T68"> — Я не хочу </text:span><text:span text:style-name="T1285">вмешиваться</text:span><text:span text:style-name="T68">.</text:span></text:p>
      <text:p text:style-name="P877"/>
      <text:p text:style-name="P751"><text:span text:style-name="T324">Г</text:span><text:span text:style-name="T318">лаголы, после которых инфинитив всегда </text:span><text:span text:style-name="T325">с частицей </text:span><text:span text:style-name="T93">to</text:span><text:span text:style-name="T318">:</text:span></text:p>
      <text:list xml:id="list4219944497" text:style-name="L56">
        <text:list-item>
          <text:p text:style-name="P1631">want — хотеть;</text:p>
        </text:list-item>
        <text:list-item>
          <text:p text:style-name="P1631">need — нуждаться;</text:p>
        </text:list-item>
        <text:list-item>
          <text:p text:style-name="P1631">plan — планировать;</text:p>
        </text:list-item>
        <text:list-item>
          <text:p text:style-name="P1631">decide — принимать решение;</text:p>
        </text:list-item>
        <text:list-item>
          <text:p text:style-name="P1631">offer — предлагать;</text:p>
        </text:list-item>
        <text:list-item>
          <text:p text:style-name="P1631">hope — надеяться;</text:p>
        </text:list-item>
        <text:list-item>
          <text:p text:style-name="P1631">promise — обещать;</text:p>
        </text:list-item>
        <text:list-item>
          <text:p text:style-name="P1631">try — пытаться;</text:p>
        </text:list-item>
        <text:list-item>
          <text:p text:style-name="P1631">forget — забывать;</text:p>
        </text:list-item>
        <text:list-item>
          <text:p text:style-name="P1631">learn — изучать;</text:p>
        </text:list-item>
        <text:list-item>
          <text:p text:style-name="P1631">would like — хотел бы.</text:p>
        </text:list-item>
      </text:list>
      <text:p text:style-name="P1079"/>
      <text:p text:style-name="P1079">We <text:span text:style-name="T26">promise</text:span> <text:span text:style-name="T1259">to get</text:span> the money — Мы обещали <text:span text:style-name="T1259">достать</text:span> денег.</text:p>
      <text:p text:style-name="P1079">Don`t <text:span text:style-name="T26">forget</text:span> <text:span text:style-name="T1259">to write</text:span> importang things — Не забывай <text:span text:style-name="T1259">записывать</text:span> самое главное.</text:p>
      <text:p text:style-name="P871"/>
      <text:p text:style-name="P1195"><text:span text:style-name="T319">Между смысловым глаголом и идущим за ним инфинитивом часто </text:span><text:span text:style-name="T335">стоит</text:span><text:span text:style-name="T319"> дополнение.</text:span></text:p>
      <text:p text:style-name="P752"><text:span text:style-name="T335">Обычно</text:span><text:span text:style-name="T336"> </text:span><text:span text:style-name="T322">дополнение указывает</text:span><text:span text:style-name="T323">ся</text:span><text:span text:style-name="T322"> после </text:span><text:span text:style-name="T335">следующих </text:span><text:span text:style-name="T322">глаголов:</text:span></text:p>
      <text:list xml:id="list1872982453" text:style-name="L57">
        <text:list-item>
          <text:p text:style-name="P1632">ask — спрашивать;</text:p>
        </text:list-item>
        <text:list-item>
          <text:p text:style-name="P1632">tell — говорить;</text:p>
        </text:list-item>
        <text:list-item>
          <text:p text:style-name="P1632">advice — советовать;</text:p>
        </text:list-item>
        <text:list-item>
          <text:p text:style-name="P1632">expect — ожидать;</text:p>
        </text:list-item>
        <text:list-item>
          <text:p text:style-name="P1632">pesuade — убеждать;</text:p>
        </text:list-item>
        <text:list-item>
          <text:p text:style-name="P1632">teach — обучать.</text:p>
        </text:list-item>
      </text:list>
      <text:p text:style-name="P874"/>
      <text:p text:style-name="P1084"><text:span text:style-name="T1459">I </text:span><text:span text:style-name="T38">asked</text:span><text:span text:style-name="T1460"> </text:span><text:span text:style-name="T1484">Mike</text:span><text:span text:style-name="T1460"> </text:span><text:span text:style-name="T1264">to come</text:span><text:span text:style-name="T1460"> in — Я просила Майка войти.</text:span></text:p>
      <text:p text:style-name="P83"><text:span text:style-name="T36">Tell</text:span><text:span text:style-name="T49"> </text:span><text:span text:style-name="T1485">them</text:span><text:span text:style-name="T49"> </text:span><text:span text:style-name="T66">to leave</text:span><text:span text:style-name="T49"> us alone — Попроси их оставить нас в покое.</text:span></text:p>
      <text:p text:style-name="P1196"><text:soft-page-break/><text:span text:style-name="T319">Если после смыслового глагола </text:span><text:span text:style-name="T334">указано</text:span><text:span text:style-name="T320"> </text:span><text:span text:style-name="T319">дополне</text:span><text:span text:style-name="T320">ние, </text:span><text:span text:style-name="T321">то такие предложения удобней переводить с использованием придаточного предложения </text:span><text:span text:style-name="T341">(о них позже)</text:span><text:span text:style-name="T321">.</text:span></text:p>
      <text:p text:style-name="P875"/>
      <text:p text:style-name="P87"><text:span text:style-name="T63">I </text:span><text:span text:style-name="T37">promise</text:span><text:span text:style-name="T63"> </text:span><text:span text:style-name="T1486">you</text:span><text:span text:style-name="T63"> </text:span><text:span text:style-name="T67">to be</text:span><text:span text:style-name="T63"> there always — Я обещаю тебе, что буду рядом всегда.</text:span></text:p>
      <text:p text:style-name="P1081"/>
      <text:p text:style-name="P1196"><text:span text:style-name="T321">Т</text:span><text:span text:style-name="T326">акже придаточное предложение используется, когда вторая часть объясняет причину действия из главной части. </text:span><text:span text:style-name="T327">В этом случае инфинитив всегда используется с </text:span><text:span text:style-name="T95">to</text:span><text:span text:style-name="T327">.</text:span></text:p>
      <text:p text:style-name="P872"/>
      <text:p text:style-name="P88"><text:span text:style-name="T63">I </text:span><text:span text:style-name="T37">went out</text:span><text:span text:style-name="T67">,</text:span><text:span text:style-name="T63"> </text:span><text:span text:style-name="T67">to buy</text:span><text:span text:style-name="T63"> food — Я </text:span><text:span text:style-name="T37">вышел</text:span><text:span text:style-name="T63">,</text:span><text:span text:style-name="T65"> </text:span><text:span text:style-name="T67">чтобы</text:span><text:span text:style-name="T63"> </text:span><text:span text:style-name="T67">купить</text:span><text:span text:style-name="T63"> еды.</text:span></text:p>
      <text:p text:style-name="P89"><text:span text:style-name="T63">W</text:span><text:span text:style-name="T49">hy did I </text:span><text:span text:style-name="T36">come in</text:span><text:span text:style-name="T49">? </text:span><text:span text:style-name="T66">To drink</text:span><text:span text:style-name="T49"> cofee — Почему я </text:span><text:span text:style-name="T36">зашел</text:span><text:span text:style-name="T49">? </text:span><text:span text:style-name="T66">Чтобы выпить</text:span><text:span text:style-name="T49"> кофе.</text:span></text:p>
      <text:p text:style-name="P1082"/>
      <text:p text:style-name="P284"><text:span text:style-name="T49">Не всегда причина указывается в виде глагола. Если в качестве причины указано существительное, то перед ним будет предлог </text:span><text:span text:style-name="T70">for</text:span><text:span text:style-name="T49"> </text:span><text:span text:style-name="T64">(за, для)</text:span><text:span text:style-name="T49">.</text:span></text:p>
      <text:p text:style-name="P873"/>
      <text:p text:style-name="P1083">I <text:span text:style-name="T26">went out</text:span> <text:span text:style-name="T1259">for food</text:span> — Я <text:span text:style-name="T26">вышел</text:span><text:span text:style-name="T1458"> </text:span><text:span text:style-name="T1259">за едой</text:span>.</text:p>
      <text:p text:style-name="P277"/>
      <text:p text:style-name="P278">Ес<text:span text:style-name="T1458">ть</text:span> глаголы, после которых инфинитив используется без частицы <text:span text:style-name="T555">to</text:span> (голый инфитив). </text:p>
      <text:p text:style-name="P278">Таких глаголов немного. Самыми распространенные <text:span text:style-name="T1634">это</text:span> <text:span text:style-name="T555">let</text:span> и <text:span text:style-name="T555">make</text:span>.</text:p>
      <text:p text:style-name="P275"/>
      <text:p text:style-name="P85"><text:span text:style-name="T26">Let</text:span> <text:span text:style-name="T1481">Peter</text:span> <text:span text:style-name="T1259">explain</text:span> himself — Позволь Питеру объясниться.</text:p>
      <text:p text:style-name="P86"><text:span text:style-name="T26">Let</text:span> <text:span text:style-name="T1481">us</text:span> (let`s) <text:span text:style-name="T1259">watch</text:span> this movie — Давай<text:span text:style-name="T1455"> </text:span>посмотрим этот фильм.</text:p>
      <text:p text:style-name="P276"/>
      <text:p text:style-name="P279">Если после <text:span text:style-name="T555">make</text:span> стоит еще один глагол, то в этом случае <text:span text:style-name="T555">make</text:span> переводится не как «делать», </text:p>
      <text:p text:style-name="P1333"><text:span text:style-name="T1044">а как «заставлять». </text:span><text:span text:style-name="T1045">Также п</text:span><text:span text:style-name="T1044">осле </text:span><text:span text:style-name="T624">make</text:span><text:span text:style-name="T1044"> нужно </text:span><text:span text:style-name="T1046">указать</text:span><text:span text:style-name="T1044"> дополнение.</text:span></text:p>
      <text:p text:style-name="P279"/>
      <text:p text:style-name="P252">I <text:span text:style-name="T3">can`t</text:span> <text:span text:style-name="T26">make</text:span> <text:span text:style-name="T1481">John</text:span> <text:span text:style-name="T1259">work</text:span> — Я не могу заставить Джона работать.</text:p>
      <text:p text:style-name="P280"/>
      <text:p text:style-name="P1334"><text:span text:style-name="T1456">Если инфинитив стоит после связки </text:span><text:span text:style-name="T582">it</text:span><text:span text:style-name="T1475"> + </text:span><text:span text:style-name="T579">be </text:span><text:span text:style-name="T1456">+ прилагательно</text:span><text:span text:style-name="T1457">е</text:span><text:span text:style-name="T1456">, то </text:span><text:span text:style-name="T1475">он </text:span><text:span text:style-name="T1456">используется </text:span></text:p>
      <text:p text:style-name="P282"><text:span text:style-name="T1456">с частицей </text:span><text:span text:style-name="T579">to</text:span><text:span text:style-name="T1456">. </text:span><text:span text:style-name="T1475">Такая связка выражает отношение к делу.</text:span></text:p>
      <text:p text:style-name="P281"/>
      <text:p text:style-name="P84">It <text:span text:style-name="T418">is difficult</text:span> to understand him — Его<text:span text:style-name="T1475"> </text:span>сложно понять.</text:p>
      <text:p text:style-name="P92">It was difficult to find a good job — Было трудно найти хорошую работу.</text:p>
      <text:p text:style-name="P53"><text:span text:style-name="T1475">It is nice to live here — Здесь </text:span><text:span text:style-name="T1476">приятно жить.</text:span></text:p>
      <text:p text:style-name="P281"/>
      <text:p text:style-name="P1414">По правилам английского языка после <text:span text:style-name="T555">be</text:span> всегда используется прилалагательное, при этом на русский, <text:span text:style-name="T555">be</text:span> + прилагательное будет переводиться наречием (где, куда, зачем, как).</text:p>
      <text:p text:style-name="P283"/>
      <text:p text:style-name="P1200"><text:span text:style-name="T1252">Г</text:span><text:span text:style-name="T1253">ерундий</text:span><text:span text:style-name="T942"> </text:span></text:p>
      <text:p text:style-name="P287"/>
      <text:p text:style-name="P1200"><text:span text:style-name="T945">Э</text:span><text:span text:style-name="T938">то нечно среднее между глаголом и существительным, </text:span><text:span text:style-name="T943">потому что </text:span><text:span text:style-name="T1047">он </text:span><text:span text:style-name="T943">м</text:span><text:span text:style-name="T938">ожет переводит</text:span><text:span text:style-name="T943">ь</text:span><text:span text:style-name="T938">ся </text:span></text:p>
      <text:p text:style-name="P1200"><text:span text:style-name="T943">и так и этак </text:span><text:span text:style-name="T946">(в зависимости от места)</text:span><text:span text:style-name="T938">.</text:span><text:span text:style-name="T944"> </text:span><text:span text:style-name="T939">Выглядит как глагол c окончанием </text:span><text:span text:style-name="T580">-ing</text:span><text:span text:style-name="T939">.</text:span></text:p>
      <text:p text:style-name="P370"/>
      <text:p text:style-name="P1335"><text:span text:style-name="T947">Герундий используется после предлогов </text:span><text:span text:style-name="T950">и</text:span><text:span text:style-name="T947"> некоторых глаголов. </text:span><text:span text:style-name="T949">Т</text:span><text:span text:style-name="T950">акже</text:span><text:span text:style-name="T947"> е</text:span><text:span text:style-name="T948">сли после первого глагола идет предлог, то второй всегда пишется в форме герундия.</text:span></text:p>
      <text:p text:style-name="P371"/>
      <text:p text:style-name="P372">Если герундий стоит в конце предложения, то он переводится глаголом.</text:p>
      <text:p text:style-name="P1104"/>
      <text:p text:style-name="P998"><text:span text:style-name="T1368">I </text:span><text:span text:style-name="T35">ran</text:span><text:span text:style-name="T1367"> for a long time </text:span><text:span text:style-name="T1437">without</text:span><text:span text:style-name="T1367"> </text:span><text:span text:style-name="T1370">stopping</text:span><text:span text:style-name="T1367"> — Я долго бежал, не останавливаясь.</text:span></text:p>
      <text:p text:style-name="P998"><text:span text:style-name="T1368">D</text:span><text:span text:style-name="T1367">on`t stop. </text:span><text:span text:style-name="T35">Keep</text:span><text:span text:style-name="T1367"> </text:span><text:span text:style-name="T1437">on</text:span><text:span text:style-name="T1367"> </text:span><text:span text:style-name="T1370">running</text:span><text:span text:style-name="T1367">! </text:span><text:span text:style-name="T1369">— </text:span><text:span text:style-name="T1367">Не останавливайся. Продолжай бежать!</text:span></text:p>
      <text:p text:style-name="P999"><text:span text:style-name="T1437">Before</text:span><text:span text:style-name="T1367"> </text:span><text:span text:style-name="T1370">going</text:span><text:span text:style-name="T1367"> </text:span><text:span text:style-name="T1370">out</text:span><text:span text:style-name="T1367">, I phoned Jerry — Перед выходом я позвонил Джерри.</text:span></text:p>
      <text:p text:style-name="P1102"/>
      <text:p text:style-name="P1309"><text:span text:style-name="T393">Глаголы, после которых </text:span><text:span text:style-name="T394">принято использовать</text:span><text:span text:style-name="T393"> герундий:</text:span></text:p>
      <text:list xml:id="list2925439082" text:style-name="L58">
        <text:list-item>
          <text:p text:style-name="P1636"><text:soft-page-break/>обозначающие начало, продолжительность или конец процесса:</text:p>
          <text:list>
            <text:list-item>
              <text:p text:style-name="P1637">stop — прекращать;</text:p>
            </text:list-item>
            <text:list-item>
              <text:p text:style-name="P1637">finish — заканчивать;</text:p>
            </text:list-item>
            <text:list-item>
              <text:p text:style-name="P1637">give up — прекращать;</text:p>
            </text:list-item>
            <text:list-item>
              <text:p text:style-name="P1637">carry on / go on / keep on — продолжать;</text:p>
            </text:list-item>
          </text:list>
        </text:list-item>
      </text:list>
      <text:p text:style-name="P1105"/>
      <text:list xml:id="list202907166941360" text:continue-numbering="true" text:style-name="L58">
        <text:list-item>
          <text:p text:style-name="P1636">обозначающие отношение к чему-то:</text:p>
          <text:list>
            <text:list-item>
              <text:p text:style-name="P1637">dislike — нелюбить;</text:p>
            </text:list-item>
            <text:list-item>
              <text:p text:style-name="P1637">enjoy — нравиться;</text:p>
            </text:list-item>
          </text:list>
        </text:list-item>
      </text:list>
      <text:p text:style-name="P1105"/>
      <text:list xml:id="list202907338432788" text:continue-numbering="true" text:style-name="L58">
        <text:list-item>
          <text:p text:style-name="P1636">глаголы чувственного восприятия:</text:p>
          <text:list>
            <text:list-item>
              <text:p text:style-name="P1637">see — видеть;</text:p>
            </text:list-item>
            <text:list-item>
              <text:p text:style-name="P1637">watch — смотреть;</text:p>
            </text:list-item>
            <text:list-item>
              <text:p text:style-name="P1637">hear — слышать;</text:p>
            </text:list-item>
            <text:list-item>
              <text:p text:style-name="P1637">listen to — слушать.</text:p>
            </text:list-item>
          </text:list>
        </text:list-item>
      </text:list>
      <text:p text:style-name="P1105"/>
      <text:list xml:id="list202906513837278" text:continue-numbering="true" text:style-name="L58">
        <text:list-item>
          <text:p text:style-name="P1636">другие глаголы и словосочетания:</text:p>
          <text:list>
            <text:list-item>
              <text:p text:style-name="P1637">suggest — предлагать;</text:p>
            </text:list-item>
            <text:list-item>
              <text:p text:style-name="P1637">mind — иметь ввиду, возражать;</text:p>
            </text:list-item>
            <text:list-item>
              <text:p text:style-name="P1637">avoid — избегать;</text:p>
            </text:list-item>
            <text:list-item>
              <text:p text:style-name="P1637">practice — практиковаться;</text:p>
            </text:list-item>
            <text:list-item>
              <text:p text:style-name="P1637">can`t help — не мочь не делать;</text:p>
            </text:list-item>
            <text:list-item>
              <text:p text:style-name="P1637">can`t stand — не выносить, ненавидеть;</text:p>
            </text:list-item>
            <text:list-item>
              <text:p text:style-name="P1637">look forward to — ждать с нетерпением.</text:p>
            </text:list-item>
          </text:list>
        </text:list-item>
      </text:list>
      <text:p text:style-name="P1103"/>
      <text:p text:style-name="P1000">I enjoy <text:span text:style-name="T1259">reading</text:span> very much — Я очень люблю читать.</text:p>
      <text:p text:style-name="P1000">I can`t help <text:span text:style-name="T1259">feeling</text:span> responsible — Я не могу не чувствовать ответственности.</text:p>
      <text:p text:style-name="P1000">I look forward to <text:span text:style-name="T1259">meeting</text:span> John — Я жд<text:span text:style-name="T1469">у</text:span> с нетерпением встечи с Джоном.</text:p>
      <text:p text:style-name="P285"/>
      <text:p text:style-name="P285">Сочетание сказуемого и герундия можно расш<text:span text:style-name="T1470">и</text:span>рить, добавив между ними дополнение.</text:p>
      <text:p text:style-name="P285"/>
      <text:p text:style-name="P52"><text:span text:style-name="T1461">I </text:span><text:span text:style-name="T39">saw</text:span><text:span text:style-name="T1461"> </text:span><text:span text:style-name="T1487">John</text:span><text:span text:style-name="T1461"> </text:span><text:span text:style-name="T1265">working</text:span><text:span text:style-name="T1461"> in the garden — Я видел, как Джон работает в саду.</text:span></text:p>
      <text:p text:style-name="P90">He <text:span text:style-name="T3">can`t</text:span> <text:span text:style-name="T26">stand</text:span> <text:span text:style-name="T1481">his father</text:span> <text:span text:style-name="T1259">drinking</text:span> — Он не может вынести того, что его отец пьет.</text:p>
      <text:p text:style-name="P275"/>
      <text:p text:style-name="P288">Когда нужно сказать про дейсвтие, которое регулярно совершается, то для этого используется</text:p>
      <text:p text:style-name="P753"><text:span text:style-name="T940">связка </text:span><text:span text:style-name="T581">go</text:span><text:span text:style-name="T940"> + герундий. Глагол </text:span><text:span text:style-name="T581">go</text:span><text:span text:style-name="T940"> в этом случае переводится как «занимаюсь этим делом»:</text:span></text:p>
      <text:list xml:id="list1662774518" text:style-name="L59">
        <text:list-item>
          <text:p text:style-name="P1764"><text:span text:style-name="T940">go swimming — занима</text:span><text:span text:style-name="T941">ться</text:span><text:span text:style-name="T940"> плаваньем;</text:span></text:p>
        </text:list-item>
        <text:list-item>
          <text:p text:style-name="P1718">go running — бегать;</text:p>
        </text:list-item>
        <text:list-item>
          <text:p text:style-name="P1718">go fishing — рыбачить;</text:p>
        </text:list-item>
        <text:list-item>
          <text:p text:style-name="P1764">go skiing — кататься на лыжах;</text:p>
        </text:list-item>
        <text:list-item>
          <text:p text:style-name="P1789">go shopping — ходить по магазинам.</text:p>
        </text:list-item>
      </text:list>
      <text:p text:style-name="P1407"/>
      <text:p text:style-name="P1197"><text:span text:style-name="T1462">А связка </text:span><text:span text:style-name="T581">like</text:span><text:span text:style-name="T1462"> + герундий означает «</text:span><text:span text:style-name="T1463">люблю</text:span><text:span text:style-name="T1462"> заниматься этим </text:span><text:span text:style-name="T1463">делом</text:span><text:span text:style-name="T1462">».</text:span></text:p>
      <text:p text:style-name="P1407"/>
      <text:p text:style-name="P91">Would you like to <text:span text:style-name="T1259">go skiing</text:span> this weekend? — Ты хочешь <text:span text:style-name="T1259">покататься на лыжах</text:span> на выходных?</text:p>
      <text:p text:style-name="P91">I would rather <text:span text:style-name="T1259">go shopp</text:span><text:span text:style-name="T1266">i</text:span><text:span text:style-name="T1259">ng</text:span> — Нет, я лучше <text:span text:style-name="T1259">пойду по магазинам</text:span>.</text:p>
      <text:p text:style-name="P91">I <text:span text:style-name="T1259">like shopping</text:span> with my girlfriends! — Я <text:span text:style-name="T1259">люблю ходить по магазинам</text:span> с подру<text:span text:style-name="T1471">ж</text:span>ками!</text:p>
      <text:p text:style-name="P1407"/>
      <text:p text:style-name="P1199"><text:span text:style-name="T1464">Если герундий стоит в начале предложения, то он </text:span><text:span text:style-name="T1466">переводится не как глагол, а</text:span><text:span text:style-name="T1465"> как сущестительное </text:span><text:span text:style-name="T1466">(т. е. в этом случае он является подлежащим)</text:span><text:span text:style-name="T1464">.</text:span></text:p>
      <text:p text:style-name="P1336"><text:soft-page-break/><text:span text:style-name="T795">Swimming</text:span><text:span text:style-name="T758"> is very good for your health — </text:span><text:span text:style-name="T795">Плаванье</text:span><text:span text:style-name="T758"> хорошо для здоровья</text:span></text:p>
      <text:p text:style-name="P156"><text:span text:style-name="T1286">L</text:span><text:span text:style-name="T1259">earning</text:span> English is not easy — <text:span text:style-name="T1259">Изучение</text:span> английского — это нелегко.</text:p>
      <text:p text:style-name="P1198"/>
      <text:p text:style-name="P678">Глаголы, после который можно использовать как инфинитив так и герундий:</text:p>
      <text:p text:style-name="P678"/>
      <text:list xml:id="list1657503312" text:style-name="L60">
        <text:list-item>
          <text:p text:style-name="P1747">обозначающие процесс:</text:p>
          <text:list>
            <text:list-item>
              <text:p text:style-name="P1748">start, begin — начинать;</text:p>
            </text:list-item>
            <text:list-item>
              <text:p text:style-name="P1748">continue — продолжать;</text:p>
            </text:list-item>
          </text:list>
        </text:list-item>
      </text:list>
      <text:p text:style-name="P678"/>
      <text:list xml:id="list202905831118378" text:continue-numbering="true" text:style-name="L60">
        <text:list-item>
          <text:p text:style-name="P1747">обозначающие отношение к чему-то:</text:p>
          <text:list>
            <text:list-item>
              <text:p text:style-name="P1749">love — любить;</text:p>
            </text:list-item>
            <text:list-item>
              <text:p text:style-name="P1749">like — нравиться;</text:p>
            </text:list-item>
            <text:list-item>
              <text:p text:style-name="P1749">hate — ненавидеть;</text:p>
            </text:list-item>
            <text:list-item>
              <text:p text:style-name="P1749">prefer — предпочитать;</text:p>
            </text:list-item>
          </text:list>
        </text:list-item>
      </text:list>
      <text:p text:style-name="P679"/>
      <text:p text:style-name="P157">I started to leart English at school / I started learning English at school.</text:p>
      <text:p text:style-name="P157">I love to play the piano / I love playing the piano.</text:p>
      <text:p text:style-name="P680"/>
      <text:p text:style-name="P1437">Формальное подлежащее. <text:span text:style-name="T1473">Dummy subject</text:span></text:p>
      <text:p text:style-name="P681"/>
      <text:p text:style-name="P682">В английском предложении обязательно должно присутствовать <text:span text:style-name="T1635">и </text:span>подлежащее, и сказуемое.</text:p>
      <text:p text:style-name="P683">Это грамматическая основа. В русском предложении подлежащее может отсутствовать.</text:p>
      <text:p text:style-name="P682">Из-за этого могут возн<text:span text:style-name="T1473">и</text:span>кать некоторые трудности при переводе.</text:p>
      <text:p text:style-name="P682"/>
      <text:p text:style-name="P1337"><text:span text:style-name="T539">Когда в русском предложении подлежащее отсутствует, в английском используется формальное подлежащее. Их всего </text:span><text:span text:style-name="T540">два</text:span><text:span text:style-name="T539">: </text:span><text:span text:style-name="T759">there</text:span><text:span text:style-name="T539"> и </text:span><text:span text:style-name="T759">it</text:span><text:span text:style-name="T539">, </text:span><text:span text:style-name="T541">но </text:span><text:span text:style-name="T542">еще </text:span><text:span text:style-name="T541">могут</text:span><text:span text:style-name="T542"> </text:span><text:span text:style-name="T541">встретиться: </text:span><text:span text:style-name="T760">t</text:span><text:span text:style-name="T759">hey</text:span><text:span text:style-name="T539">, </text:span><text:span text:style-name="T759">this</text:span><text:span text:style-name="T539">, </text:span><text:span text:style-name="T759">that </text:span></text:p>
      <text:p text:style-name="P1337"><text:span text:style-name="T1231">(и даже </text:span><text:span text:style-name="T761">you</text:span><text:span text:style-name="T1231">)</text:span><text:span text:style-name="T1230">. </text:span><text:span text:style-name="T1232">Именно т</text:span><text:span text:style-name="T437">акие предложения удобнее переводить с конца. </text:span></text:p>
      <text:p text:style-name="P684"/>
      <text:p text:style-name="P1204"><text:span text:style-name="T444">П</text:span><text:span text:style-name="T442">одлежащее </text:span><text:span text:style-name="T681">there</text:span><text:span text:style-name="T442"> </text:span><text:span text:style-name="T444">всегда идет</text:span><text:span text:style-name="T442"> в связке с глаголом </text:span><text:span text:style-name="T681">be</text:span><text:span text:style-name="T442">. Оно необходимо, чтобы сказать </text:span></text:p>
      <text:p text:style-name="P1204"><text:span text:style-name="T442">о местоположении </text:span><text:span text:style-name="T1454">существительного</text:span><text:span text:style-name="T442">, которое идет после </text:span><text:span text:style-name="T681">be</text:span><text:span text:style-name="T442"> </text:span><text:span text:style-name="T444">(как указатель)</text:span><text:span text:style-name="T442">.</text:span></text:p>
      <text:p text:style-name="P686"/>
      <text:p text:style-name="P158"><text:span text:style-name="T24">There</text:span><text:span text:style-name="T1474"> </text:span><text:span text:style-name="T41">is</text:span><text:span text:style-name="T1474"> </text:span><text:span text:style-name="T1488">a new restaurant</text:span><text:span text:style-name="T1474"> </text:span><text:span text:style-name="T12">in King Street</text:span><text:span text:style-name="T1474"> — На Кинг-стрит есть новый ресторан.</text:span></text:p>
      <text:p text:style-name="P159"><text:span text:style-name="T13">There</text:span> <text:span text:style-name="T26">was</text:span> <text:span text:style-name="T1481">a fight</text:span> <text:span text:style-name="T10">in the street today</text:span> — На улице сегодня была драка.</text:p>
      <text:p text:style-name="P687"/>
      <text:p text:style-name="P1202"><text:span text:style-name="T442">Иногда с помощью </text:span><text:span text:style-name="T681">there</text:span><text:span text:style-name="T442"> + </text:span><text:span text:style-name="T681">be</text:span><text:span text:style-name="T442"> говорят о существительном, которое не может совершать действий, но с которым связана дополнительная информация.</text:span></text:p>
      <text:p text:style-name="P687"/>
      <text:p text:style-name="P93"><text:span text:style-name="T436">T</text:span><text:span text:style-name="T442">here is something I want to tell you — Есть, кое-что, что я должен сказать тебе.</text:span></text:p>
      <text:p text:style-name="P688"/>
      <text:p text:style-name="P1203"><text:span text:style-name="T437">Связка </text:span><text:span text:style-name="T682">there</text:span><text:span text:style-name="T437"> + </text:span><text:span text:style-name="T682">be</text:span><text:span text:style-name="T437"> переводится по глаголу </text:span><text:span text:style-name="T682">be</text:span><text:span text:style-name="T437">, либо полностью выпадает при переводе.</text:span></text:p>
      <text:p text:style-name="P1409"><text:span text:style-name="T438">В Present Perfect, </text:span><text:span text:style-name="T683">be</text:span><text:span text:style-name="T438"> преобразуется в </text:span><text:span text:style-name="T683">have been</text:span><text:span text:style-name="T438">.</text:span></text:p>
      <text:p text:style-name="P688"/>
      <text:p text:style-name="P1201"><text:span text:style-name="T438">В вопросах </text:span><text:span text:style-name="T683">be</text:span><text:span text:style-name="T438"> </text:span><text:span text:style-name="T439">ставится</text:span><text:span text:style-name="T438"> перед </text:span><text:span text:style-name="T683">there</text:span><text:span text:style-name="T438">. Вопрос не обязательно </text:span><text:span text:style-name="T443">должен быть </text:span><text:span text:style-name="T438">общи</text:span><text:span text:style-name="T443">м</text:span><text:span text:style-name="T438">. </text:span></text:p>
      <text:p text:style-name="P160">What is there in the box? — Что находится в коробке? (Что есть в коробке?)</text:p>
      <text:p text:style-name="P690"/>
      <text:p text:style-name="P1338"><text:span text:style-name="T439">Отрицание образуется</text:span><text:span text:style-name="T438"> </text:span><text:span text:style-name="T439">с помощью частицы </text:span><text:span text:style-name="T684">not</text:span><text:span text:style-name="T439"> после </text:span><text:span text:style-name="T684">be</text:span><text:span text:style-name="T439">. </text:span></text:p>
      <text:p text:style-name="P1338"><text:span text:style-name="T439">Также </text:span><text:span text:style-name="T543">отрицание</text:span><text:span text:style-name="T537"> </text:span><text:span text:style-name="T441">можно</text:span><text:span text:style-name="T439"> </text:span><text:span text:style-name="T537">задать</text:span><text:span text:style-name="T439"> </text:span><text:span text:style-name="T537">с помощью </text:span><text:span text:style-name="T439">местоимени</text:span><text:span text:style-name="T537">я</text:span><text:span text:style-name="T439"> </text:span><text:span text:style-name="T684">no.</text:span></text:p>
      <text:p text:style-name="P161"/>
      <text:p text:style-name="P1480"><text:span text:style-name="T679">There </text:span><text:span text:style-name="T782">aren`t</text:span><text:span text:style-name="T679"> any challenges in his life / T</text:span><text:span text:style-name="T747">here are </text:span><text:span text:style-name="T793">no</text:span><text:span text:style-name="T747"> challenges in his life</text:span><text:span text:style-name="T679"> — </text:span></text:p>
      <text:p text:style-name="P160">В его жизни <text:span text:style-name="T1259">нет</text:span> испытаний.</text:p>
      <text:p text:style-name="P690"/>
      <text:p text:style-name="P1204"><text:soft-page-break/><text:span text:style-name="T444">Подлежащее </text:span><text:span text:style-name="T685">it</text:span><text:span text:style-name="T444"> </text:span><text:span text:style-name="T453">обычно </text:span><text:span text:style-name="T444">используется, когда надо сообщить время или сказать о погоде.</text:span></text:p>
      <text:p text:style-name="P694"/>
      <text:p text:style-name="P1205"><text:span text:style-name="T447">После </text:span><text:span text:style-name="T686">it</text:span><text:span text:style-name="T447"> может идти не только существительное </text:span><text:span text:style-name="T449">(в отличие от </text:span><text:span text:style-name="T688">there</text:span><text:span text:style-name="T449">)</text:span><text:span text:style-name="T447">, но </text:span><text:span text:style-name="T449">также </text:span><text:span text:style-name="T447">прилагательное </text:span><text:span text:style-name="T449">или глагол</text:span><text:span text:style-name="T447"> </text:span><text:span text:style-name="T449">(обычно идет прилагательное).</text:span></text:p>
      <text:p text:style-name="P162"/>
      <text:p text:style-name="P693"><text:span text:style-name="T583">It</text:span><text:span text:style-name="T1478"> может идти в связке с любым глаголом, а не только с </text:span><text:span text:style-name="T583">be</text:span><text:span text:style-name="T1478">.</text:span></text:p>
      <text:p text:style-name="P694"/>
      <text:p text:style-name="P1422"><text:span text:style-name="T17">It</text:span><text:span text:style-name="T679"> </text:span><text:span text:style-name="T31">is</text:span><text:span text:style-name="T679"> 5 o`clock — Сейчас 5 часов.</text:span></text:p>
      <text:p text:style-name="P94"><text:span text:style-name="T18">It</text:span><text:span text:style-name="T428"> </text:span><text:span text:style-name="T40">is</text:span><text:span text:style-name="T428"> warm — Тепло.</text:span></text:p>
      <text:p text:style-name="P94"><text:span text:style-name="T18">It</text:span><text:span text:style-name="T428"> often </text:span><text:span text:style-name="T40">snows</text:span><text:span text:style-name="T428"> </text:span><text:span text:style-name="T445">in the winter — Зимой часто идет снег.</text:span></text:p>
      <text:p text:style-name="P734"/>
      <text:p text:style-name="P754"><text:span text:style-name="T445">Е</text:span><text:span text:style-name="T448">ще </text:span><text:span text:style-name="T687">it</text:span><text:span text:style-name="T448"> является подлежащим в таких конструкциях:</text:span></text:p>
      <text:list xml:id="list1002448203" text:style-name="L61">
        <text:list-item>
          <text:p text:style-name="P1790"><text:span text:style-name="T1055">It`s time</text:span><text:span text:style-name="T428"> — пора (после используется инфинитив для указания действия, </text:span></text:p>
          <text:p text:style-name="P1750">которое пришло время сделать);</text:p>
        </text:list-item>
        <text:list-item>
          <text:p text:style-name="P1791"><text:span text:style-name="T1233">I</text:span><text:span text:style-name="T1055">t + be</text:span><text:span text:style-name="T428"> + прилагательное + инфинитив</text:span><text:span text:style-name="T446"> (отношение к делу);</text:span></text:p>
        </text:list-item>
        <text:list-item>
          <text:p text:style-name="P1792"><text:span text:style-name="T446">в </text:span><text:span text:style-name="T428">пассивном залоге, в оборотах </text:span><text:span text:style-name="T679">it is known</text:span><text:span text:style-name="T428"> (известно) и </text:span><text:span text:style-name="T679">it is said</text:span><text:span text:style-name="T428"> (говорят).</text:span></text:p>
        </text:list-item>
      </text:list>
      <text:p text:style-name="P691"/>
      <text:p text:style-name="P1215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1"/>
      <text:p text:style-name="P1420"><text:span text:style-name="T452">It — </text:span><text:span text:style-name="T551">также </text:span><text:span text:style-name="T485">переводится как «</text:span><text:span text:style-name="T452">это» </text:span><text:span text:style-name="T486">(</text:span><text:span text:style-name="T452">I</text:span><text:span text:style-name="T487">t</text:span><text:span text:style-name="T452"> is in the garden — Это в саду</text:span><text:span text:style-name="T486">)</text:span><text:span text:style-name="T452">.</text:span></text:p>
      <text:p text:style-name="P1418">(<text:span text:style-name="T1602">после it может стоять указание на место, где происходит ситуация, стр. 192</text:span><text:span text:style-name="T1603">)</text:span></text:p>
      <text:p text:style-name="P691"/>
      <text:p text:style-name="P1421"><text:span text:style-name="T440">Т</text:span><text:span text:style-name="T428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92"/>
      <text:p text:style-name="P1110"><text:span text:style-name="T435">They say this film is interesting / </text:span><text:span text:style-name="T434">This film is said to be interesting</text:span><text:span text:style-name="T435"> — </text:span></text:p>
      <text:p text:style-name="P1111">Говорят, этот фильминтересный.</text:p>
      <text:p text:style-name="P1410"/>
      <text:p text:style-name="P1385"><text:span text:style-name="T1477">М</text:span>естоимение. Pronoun</text:p>
      <text:p text:style-name="P689"/>
      <text:p text:style-name="P1340"><text:span text:style-name="T1365">Это слово, которым заменяют имя человека, название неодушевленного предмета или понятие. </text:span><text:span text:style-name="T1366">Местоимения</text:span><text:span text:style-name="T1365"> указывают на кого-то или что-то, но не называют его.</text:span></text:p>
      <text:p text:style-name="P695"/>
      <text:p text:style-name="P696">Все местоимения можно разбить на несколько группы:</text:p>
      <text:list xml:id="list2682905670" text:style-name="L62">
        <text:list-item>
          <text:p text:style-name="P1751">личные местоимения (Personal Pronouns);</text:p>
        </text:list-item>
        <text:list-item>
          <text:p text:style-name="P1751">притяжательные местоимения (Possessive Pronouns);</text:p>
        </text:list-item>
        <text:list-item>
          <text:p text:style-name="P1751">возвратные местоимения (Reflexive Pronouns);</text:p>
        </text:list-item>
        <text:list-item>
          <text:p text:style-name="P1751">указательные местоимения (Demonstrative Pronouns);</text:p>
        </text:list-item>
        <text:list-item>
          <text:p text:style-name="P1765"><text:span text:style-name="T546">неопределенные </text:span><text:span text:style-name="T547">местоимения </text:span><text:span text:style-name="T548">(</text:span><text:span text:style-name="T549">s</text:span><text:span text:style-name="T547">ome, </text:span><text:span text:style-name="T549">a</text:span><text:span text:style-name="T547">ny, </text:span><text:span text:style-name="T549">n</text:span><text:span text:style-name="T547">o и их производные</text:span><text:span text:style-name="T548">)</text:span><text:span text:style-name="T547">.</text:span></text:p>
        </text:list-item>
      </text:list>
      <text:p text:style-name="P685"/>
      <text:p text:style-name="P20">Личные местоимения</text:p>
      <text:p text:style-name="P697"/>
      <text:p text:style-name="P1295"><text:span text:style-name="T450">Имеют только </text:span><text:span text:style-name="T544">две</text:span><text:span text:style-name="T450"> формы: </text:span>именительный паде<text:span text:style-name="T1507">ж и </text:span><text:span text:style-name="T450">объектные падеж.</text:span></text:p>
      <text:p text:style-name="P698"/>
      <text:p text:style-name="P1339"><text:span text:style-name="T450">В </text:span><text:span text:style-name="T545">английском </text:span><text:span text:style-name="T550">языке </text:span><text:span text:style-name="T545">всего </text:span><text:span text:style-name="T544">два</text:span><text:span text:style-name="T545"> падежа: именительный и объектный. </text:span><text:span text:style-name="T450">Объектный падеж соответсвует любому косвенному падежу русского языка </text:span><text:span text:style-name="T536">(это все, кроме именительного)</text:span><text:span text:style-name="T450">.</text:span></text:p>
      <text:p text:style-name="P699"/>
      <text:p text:style-name="P775"><text:span text:style-name="T450">Личные местоимения в </text:span><text:span text:style-name="T1308">именительном</text:span><text:span text:style-name="T450"> падеже </text:span><text:span text:style-name="T463">заменяют</text:span><text:span text:style-name="T459"> подлежащее </text:span><text:span text:style-name="T467">(кто/</text:span><text:span text:style-name="T468">что</text:span><text:span text:style-name="T467">)</text:span><text:span text:style-name="T459">:</text:span></text:p>
      <text:p text:style-name="P732"><text:soft-page-break/>I — я;</text:p>
      <text:p text:style-name="P732">you — ты/вы;</text:p>
      <text:p text:style-name="P732">he — он;</text:p>
      <text:p text:style-name="P732">she — она;</text:p>
      <text:p text:style-name="P732">it — он/она/оно/<text:span text:style-name="T1636">это</text:span>;</text:p>
      <text:p text:style-name="P732">we — мы;</text:p>
      <text:p text:style-name="P732">they — они.</text:p>
      <text:p text:style-name="P731"/>
      <text:p text:style-name="P1294"><text:span text:style-name="T343">Местоимение </text:span><text:span text:style-name="T99">I</text:span><text:span text:style-name="T344"> заменяет первое лицо. В</text:span><text:span text:style-name="T343">сегда пишется с большой буквы.</text:span></text:p>
      <text:p text:style-name="P701"/>
      <text:p text:style-name="P702">Местоимения <text:span text:style-name="T555">he,</text:span> <text:span text:style-name="T555">she</text:span> заменяют <text:span text:style-name="T1453">человека</text:span>. Они не могут заменить неодушевленный </text:p>
      <text:p text:style-name="P702">предмет или животное.</text:p>
      <text:p text:style-name="P700"/>
      <text:p text:style-name="P1209">Местоимение you <text:span text:style-name="T1601">заменяет второе лицо.</text:span> <text:span text:style-name="T1601">П</text:span>о умолчанию означает «вы» <text:span text:style-name="T451">и лишь </text:span></text:p>
      <text:p text:style-name="P1209"><text:span text:style-name="T451">по тону и </text:span><text:span text:style-name="T452">словам</text:span><text:span text:style-name="T451"> можно догадаться что вместо «вы», хотят сказать «ты».</text:span></text:p>
      <text:p text:style-name="P700"/>
      <text:p text:style-name="P163">Hey you, kid! Come to me — Эй ты, пацан, подойди сюда. (грубо)</text:p>
      <text:p text:style-name="P163">Would you like some tea? — Не хотите ли вы чаю? (вежливо)</text:p>
      <text:p text:style-name="P700"/>
      <text:p text:style-name="P1294"><text:span text:style-name="T452">Местоимение </text:span><text:span text:style-name="T744">it</text:span><text:span text:style-name="T452"> </text:span><text:span text:style-name="T533">з</text:span><text:span text:style-name="T452">аменяет все неодушевленный предметы </text:span><text:span text:style-name="T534">(</text:span><text:span text:style-name="T452">независимо от их рода</text:span><text:span text:style-name="T534">)</text:span><text:span text:style-name="T452">, </text:span></text:p>
      <text:p text:style-name="P705">а также животных.</text:p>
      <text:p text:style-name="P703"/>
      <text:p text:style-name="P164">Where is the <text:span text:style-name="T1259">book</text:span>? <text:span text:style-name="T1259">It</text:span> is on the table — Где <text:span text:style-name="T1259">книга</text:span>? <text:span text:style-name="T1259">Она</text:span> на столе.</text:p>
      <text:p text:style-name="P164">My <text:span text:style-name="T1259">cat</text:span> is funny. <text:span text:style-name="T1259">It</text:span> plays all day long — Мой <text:span text:style-name="T1259">кот</text:span> смешной. <text:span text:style-name="T1259">Он</text:span> играет целый день.</text:p>
      <text:p text:style-name="P703"/>
      <text:p text:style-name="P1311"><text:span text:style-name="T452">Местоимение </text:span><text:span text:style-name="T744">they</text:span><text:span text:style-name="T452"> </text:span><text:span text:style-name="T535">м</text:span><text:span text:style-name="T454">ожет заменять как людей,</text:span><text:span text:style-name="T452"> </text:span><text:span text:style-name="T454">так и </text:span><text:span text:style-name="T452">неодушевленные предметы.</text:span></text:p>
      <text:p text:style-name="P212">Where are the <text:span text:style-name="T1259">keys</text:span>? <text:span text:style-name="T1259">They</text:span> are on the table — Где <text:span text:style-name="T1259">ключи</text:span>? <text:span text:style-name="T1259">Они</text:span> на столе.</text:p>
      <text:p text:style-name="P704"/>
      <text:p text:style-name="P1300"><text:span text:style-name="T457">И </text:span><text:span text:style-name="T689">they</text:span><text:span text:style-name="T457">, и </text:span><text:span text:style-name="T689">we</text:span><text:span text:style-name="T454"> </text:span><text:span text:style-name="T457">могут </text:span><text:span text:style-name="T454">заменять связки из нескольких слов, которые </text:span></text:p>
      <text:p text:style-name="P708">используются как одно подлежащее.</text:p>
      <text:p text:style-name="P707"/>
      <text:p text:style-name="P54"><text:span text:style-name="T1267">S</text:span><text:span text:style-name="T1268">ue and I</text:span><text:span text:style-name="T455"> are good friends — </text:span><text:span text:style-name="T1269">Мы со Сью</text:span><text:span text:style-name="T456"> хорошие друзья </text:span><text:span text:style-name="T458">(</text:span><text:span text:style-name="T460">я</text:span><text:span text:style-name="T458"> </text:span><text:span text:style-name="T460">+</text:span><text:span text:style-name="T458"> Сью = we)</text:span><text:span text:style-name="T455">.</text:span></text:p>
      <text:p text:style-name="P210">Where are <text:span text:style-name="T1259">Tom and Jerry</text:span>? <text:span text:style-name="T1259">They</text:span> are in the garden — Где <text:span text:style-name="T1259">Том и Джерри</text:span>? <text:span text:style-name="T1259">Они</text:span> в саду.</text:p>
      <text:p text:style-name="P210"/>
      <text:p text:style-name="P1122"><text:span text:style-name="T430">В предложениях, которые используют глаголы: </text:span><text:span text:style-name="T680">like, have, enjoy, need</text:span><text:span text:style-name="T429">, </text:span><text:span text:style-name="T430">подлежащие </text:span></text:p>
      <text:p text:style-name="P1122"><text:span text:style-name="T430">не переводятся на русский в именительном падеже</text:span><text:span text:style-name="T431">:</text:span></text:p>
      <text:p text:style-name="P1123"/>
      <text:p text:style-name="P1054">I like my job — Мне нравится моя работа (а не «Я нравится моя работа»).</text:p>
      <text:p text:style-name="P733"/>
      <text:p text:style-name="P755"><text:span text:style-name="T461">Личные местоимения в объектном падеже </text:span><text:span text:style-name="T463">заменяют</text:span><text:span text:style-name="T461"> дополнени</text:span><text:span text:style-name="T462">е </text:span><text:span text:style-name="T467">(кого, кому, кем)</text:span><text:span text:style-name="T461">:</text:span></text:p>
      <text:list xml:id="list1214175664" text:style-name="L63">
        <text:list-item>
          <text:p text:style-name="P1839">me — меня, мне, мной;</text:p>
        </text:list-item>
        <text:list-item>
          <text:p text:style-name="P1839">you — тебя, тебе, тобой / вас, вам, вами;</text:p>
        </text:list-item>
        <text:list-item>
          <text:p text:style-name="P1840">him — его, ему, <text:span text:style-name="T1496">им;</text:span></text:p>
        </text:list-item>
        <text:list-item>
          <text:p text:style-name="P1840">her — ее, ей;</text:p>
        </text:list-item>
        <text:list-item>
          <text:p text:style-name="P1841"><text:span text:style-name="T1371">it — </text:span><text:span text:style-name="T1372">этого</text:span><text:span text:style-name="T1371">, </text:span><text:span text:style-name="T1372">этому, этим </text:span><text:span text:style-name="T1374">(неодушевлен.)</text:span><text:span text:style-name="T1373">;</text:span></text:p>
        </text:list-item>
        <text:list-item>
          <text:p text:style-name="P1840">us — нас, нам, нами;</text:p>
        </text:list-item>
        <text:list-item>
          <text:p text:style-name="P1840">them — их, им, ими.</text:p>
        </text:list-item>
      </text:list>
      <text:p text:style-name="P1416"/>
      <text:p text:style-name="P165"><text:span text:style-name="T13">I</text:span> <text:span text:style-name="T26">love</text:span> <text:span text:style-name="T1481">Jave</text:span> — Я люблю Джейн</text:p>
      <text:p text:style-name="P165"><text:span text:style-name="T13">Jane</text:span> <text:span text:style-name="T26">loves</text:span> <text:span text:style-name="T1481">me</text:span> — Джейн любит меня</text:p>
      <text:p text:style-name="P709"/>
      <text:p text:style-name="P21"/>
      <text:p text:style-name="P1587">Притяжательные местоимения</text:p>
      <text:p text:style-name="P710"/>
      <text:p text:style-name="P1207"><text:span text:style-name="T464">Овечают на вопрос «чей?». </text:span><text:span text:style-name="T465">И</text:span><text:span text:style-name="T475">х особенность </text:span><text:span text:style-name="T474">в</text:span><text:span text:style-name="T475"> то</text:span><text:span text:style-name="T474">м</text:span><text:span text:style-name="T475">, что они заменяют артикли.</text:span></text:p>
      <text:p text:style-name="P166">The dress is blue →<text:span text:style-name="T1500"> </text:span>Her dress is blue.</text:p>
      <text:p text:style-name="P711"/>
      <text:p text:style-name="P1477"><text:span text:style-name="T23">А</text:span><text:span text:style-name="T18">ртикли и местоимения претендуют на одну и ту же позицию в предложении, </text:span></text:p>
      <text:p text:style-name="P1419">т. к. передают, по сути, один вид информации — краткую характеристику предмета.</text:p>
      <text:p text:style-name="P716"/>
      <text:p text:style-name="P1206"><text:span text:style-name="T470">П</text:span><text:span text:style-name="T466">ритяжательные местоимения первого типа — это местоимен</text:span><text:span text:style-name="T469">ия</text:span><text:span text:style-name="T466">, </text:span><text:span text:style-name="T469">которые </text:span><text:span text:style-name="T464">употребляются</text:span><text:span text:style-name="T469"> </text:span></text:p>
      <text:p text:style-name="P718">в связке с существительным (существительное обязательно идет после):</text:p>
      <text:list xml:id="list1762563458" text:style-name="L64">
        <text:list-item>
          <text:p text:style-name="P1752">my — <text:span text:style-name="T1491">мо</text:span><text:span text:style-name="T1492">й</text:span>; </text:p>
        </text:list-item>
        <text:list-item>
          <text:p text:style-name="P1752">your — <text:span text:style-name="T1491">твой/ваш</text:span>; </text:p>
        </text:list-item>
        <text:list-item>
          <text:p text:style-name="P1752">his — <text:span text:style-name="T1492">его</text:span>;</text:p>
        </text:list-item>
        <text:list-item>
          <text:p text:style-name="P1752">her — <text:span text:style-name="T1492">ее</text:span>;</text:p>
        </text:list-item>
        <text:list-item>
          <text:p text:style-name="P1766"><text:span text:style-name="T466">its — </text:span><text:span text:style-name="T479">этого</text:span><text:span text:style-name="T466">.</text:span></text:p>
        </text:list-item>
        <text:list-item>
          <text:p text:style-name="P1753">our — <text:span text:style-name="T1491">наш</text:span>; </text:p>
        </text:list-item>
        <text:list-item>
          <text:p text:style-name="P1752">their — <text:span text:style-name="T1492">их</text:span>; </text:p>
        </text:list-item>
      </text:list>
      <text:p text:style-name="P713"/>
      <text:p text:style-name="P55"><text:span text:style-name="T1270">I</text:span><text:span text:style-name="T469"> like </text:span><text:span text:style-name="T1270">my</text:span><text:span text:style-name="T469"> </text:span><text:span text:style-name="T482">work</text:span><text:span text:style-name="T469"> — Мне нравится моя </text:span><text:span text:style-name="T482">работа</text:span><text:span text:style-name="T469">.</text:span></text:p>
      <text:p text:style-name="P56"><text:span text:style-name="T1270">He</text:span><text:span text:style-name="T469"> likes </text:span><text:span text:style-name="T1270">his</text:span><text:span text:style-name="T469"> </text:span><text:span text:style-name="T482">work</text:span><text:span text:style-name="T469"> — Ему нравится его </text:span><text:span text:style-name="T482">работа</text:span><text:span text:style-name="T469">.</text:span></text:p>
      <text:p text:style-name="P720"/>
      <text:p text:style-name="P1210"><text:span text:style-name="T481">С</text:span><text:span text:style-name="T483">ледует обратить внимание, в каком контексте используется </text:span><text:span text:style-name="T690">its</text:span><text:span text:style-name="T483">.</text:span></text:p>
      <text:p text:style-name="P721"/>
      <text:p text:style-name="P95"><text:span text:style-name="T478">T</text:span><text:span text:style-name="T428">he </text:span><text:span text:style-name="T1271">plant</text:span><text:span text:style-name="T480"> likes </text:span><text:span text:style-name="T1271">its</text:span><text:span text:style-name="T480"> soil — Растению нравится его почва.</text:span></text:p>
      <text:p text:style-name="P1225"><text:span text:style-name="T703">The</text:span><text:span text:style-name="T783"> </text:span><text:span text:style-name="T784">dog</text:span><text:span text:style-name="T704"> likes </text:span><text:span text:style-name="T783">his</text:span><text:span text:style-name="T704"> food — </text:span><text:span text:style-name="T705">Собаке</text:span><text:span text:style-name="T704"> нратися е</text:span><text:span text:style-name="T705">е</text:span><text:span text:style-name="T704"> </text:span><text:span text:style-name="T706">корм </text:span><text:span text:style-name="T707">(так выдает google-переводчик)</text:span><text:span text:style-name="T704">.</text:span></text:p>
      <text:p text:style-name="P712"/>
      <text:p text:style-name="P1208"><text:span text:style-name="T467">Иногда </text:span><text:span text:style-name="T476">такие</text:span><text:span text:style-name="T469"> местоимения удобнее переводить словом «свой» </text:span><text:span text:style-name="T470">и его вариантами</text:span><text:span text:style-name="T469">.</text:span></text:p>
      <text:p text:style-name="P715"/>
      <text:p text:style-name="P167">I love <text:span text:style-name="T1259">my</text:span> native town — Я люблю <text:span text:style-name="T1259">свой</text:span> родной город.</text:p>
      <text:p text:style-name="P167">He loves <text:span text:style-name="T1259">his</text:span> native town — Он любит <text:span text:style-name="T1259">свой</text:span> родной город.</text:p>
      <text:p text:style-name="P714"/>
      <text:p text:style-name="P716">Бывают ситуации, когда после притяжательного местоимения существительного нет.</text:p>
      <text:p text:style-name="P717">В этом случае используются притяжательные местоимения второго типа. </text:p>
      <text:p text:style-name="P717"/>
      <text:p text:style-name="P722">Они употребляются самостоятельно, в конце предложения:</text:p>
      <text:list xml:id="list1523691704" text:style-name="L65">
        <text:list-item>
          <text:p text:style-name="P1754"><text:span text:style-name="T1497">m</text:span>ine — <text:span text:style-name="T1497">мой</text:span>;</text:p>
        </text:list-item>
        <text:list-item>
          <text:p text:style-name="P1754">yours — <text:span text:style-name="T1497">твой/ваш</text:span>;</text:p>
        </text:list-item>
        <text:list-item>
          <text:p text:style-name="P1754">his — <text:span text:style-name="T1497">его</text:span>;</text:p>
        </text:list-item>
        <text:list-item>
          <text:p text:style-name="P1754">hers — <text:span text:style-name="T1497">ее</text:span>;</text:p>
        </text:list-item>
        <text:list-item>
          <text:p text:style-name="P1767"><text:span text:style-name="T471">its — </text:span><text:span text:style-name="T477">э</text:span><text:span text:style-name="T472">того</text:span><text:span text:style-name="T471">;</text:span></text:p>
        </text:list-item>
        <text:list-item>
          <text:p text:style-name="P1754">ours — <text:span text:style-name="T1497">наш</text:span>; </text:p>
        </text:list-item>
        <text:list-item>
          <text:p text:style-name="P1755">theirs — их.</text:p>
        </text:list-item>
      </text:list>
      <text:p text:style-name="P169"/>
      <text:p text:style-name="P57"><text:span text:style-name="T472">Don`t touch it. It`s </text:span><text:span text:style-name="T476">mine</text:span><text:span text:style-name="T472"> — </text:span><text:span text:style-name="T473">Не трогай это. Это </text:span><text:span text:style-name="T476">мое</text:span><text:span text:style-name="T473">.</text:span></text:p>
      <text:p text:style-name="P168">It`s my money (это мои деньги) → It`s mine (они мои).</text:p>
      <text:p text:style-name="P706"/>
      <text:p text:style-name="P22">Возвратные местоимения</text:p>
      <text:p text:style-name="P719"/>
      <text:p text:style-name="P1213"><text:span text:style-name="T484">Показывают, что человек совершает действие по отношению к самому себе. </text:span><text:span text:style-name="T1059">С</text:span><text:span text:style-name="T1061">остоят из </text:span></text:p>
      <text:p text:style-name="P1323"><text:span text:style-name="T1061">2х частей: слова </text:span><text:span text:style-name="T691">my/your/him/her/it/our/them</text:span><text:span text:style-name="T1061"> и хвостика </text:span><text:span text:style-name="T691">-self</text:span><text:span text:style-name="T1061"> или </text:span><text:span text:style-name="T691">-selves</text:span><text:span text:style-name="T1061"> </text:span><text:span text:style-name="T1076">(</text:span><text:span text:style-name="T1061">для множеств. </text:span><text:span text:style-name="T1222">ч</text:span><text:span text:style-name="T1061">исла</text:span><text:span text:style-name="T1076">)</text:span><text:span text:style-name="T1061">.</text:span></text:p>
      <text:p text:style-name="P735"><text:s/></text:p>
      <text:p text:style-name="P1220"><text:soft-page-break/><text:span text:style-name="T1059">В</text:span><text:span text:style-name="T1060">сегда </text:span><text:span text:style-name="T1061">идут</text:span><text:span text:style-name="T1060"> после глаголов. </text:span><text:span text:style-name="T951">На русский переводятся словами «себя, себе, собой», </text:span></text:p>
      <text:p text:style-name="P290">либо появляются у глаголов в виде окончания -сь, -ся.</text:p>
      <text:p text:style-name="P289"/>
      <text:p text:style-name="P96"><text:span text:style-name="T1508">I </text:span>looked at <text:span text:style-name="T1259">myself</text:span> in the mirror — Я посмотрела на <text:span text:style-name="T1259">себя</text:span> в зеркало.</text:p>
      <text:p text:style-name="P170">He had to explain <text:span text:style-name="T1259">himself</text:span> — Ему пришлось объяснить<text:span text:style-name="T1259">ся</text:span></text:p>
      <text:p text:style-name="P493"/>
      <text:p text:style-name="P1341"><text:span text:style-name="T1234">Местоимение, образованное от </text:span><text:span text:style-name="T762">you</text:span><text:span text:style-name="T1234"> имеет вариант</text:span><text:span text:style-name="T1236">ы</text:span><text:span text:style-name="T1234">: </text:span><text:span text:style-name="T762">yourself</text:span><text:span text:style-name="T1234"> и </text:span><text:span text:style-name="T762">yourselves</text:span><text:span text:style-name="T1234">. Это практически единственный слу</text:span><text:span text:style-name="T1235">ч</text:span><text:span text:style-name="T1234">ай в английском, когда видны отличия между «ты» и «вы».</text:span></text:p>
      <text:p text:style-name="P493"/>
      <text:p text:style-name="P171">You talk to yourself when you sleep — Ты говоришь с собой, когда спишь.</text:p>
      <text:p text:style-name="P171">You should belive in yourselves — Вы должны верить в себя. (во множественном)</text:p>
      <text:p text:style-name="P494"/>
      <text:p text:style-name="P494">Местоимение <text:span text:style-name="T555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94"/>
      <text:p text:style-name="P171">I hope crisis resolves itself — Я надеюсь, кризис разрешится сам собой.</text:p>
      <text:p text:style-name="P494"/>
      <text:p text:style-name="P496">Глаголы, после которых возвратные местоимения не используются:</text:p>
      <text:list xml:id="list677623206" text:style-name="L66">
        <text:list-item>
          <text:p text:style-name="P1645">concentrate — сконцентрироваться;</text:p>
        </text:list-item>
        <text:list-item>
          <text:p text:style-name="P1645">relax — расслабиться;</text:p>
        </text:list-item>
        <text:list-item>
          <text:p text:style-name="P1645">feel — чувствовать себя;</text:p>
        </text:list-item>
        <text:list-item>
          <text:p text:style-name="P1645">meet — встретиться.</text:p>
        </text:list-item>
      </text:list>
      <text:p text:style-name="P495"/>
      <text:p text:style-name="P217">I can`t concentrate — Я не могу сконцентрироваться.</text:p>
      <text:p text:style-name="P217">I feel good — Я чувствую себя хорошо.</text:p>
      <text:p text:style-name="P218">You need to relax — Тебе нужно расслабиться.</text:p>
      <text:p text:style-name="P497"/>
      <text:p text:style-name="P497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7"/>
      <text:p text:style-name="P97">I did it <text:span text:style-name="T1259">myself</text:span> — Я <text:span text:style-name="T1259">сам</text:span> это сделал.</text:p>
      <text:p text:style-name="P58"><text:span text:style-name="T1501">If you want to do it well, do it </text:span><text:span text:style-name="T1272">yourself</text:span><text:span text:style-name="T1501"> — Хочешь сделать хорошо, делай это </text:span><text:span text:style-name="T1272">сам</text:span><text:span text:style-name="T1501">.</text:span></text:p>
      <text:p text:style-name="P497"/>
      <text:p text:style-name="P1221"><text:span text:style-name="T1082">Также, в этом случае перед местоимением можно поставить предлог </text:span><text:span text:style-name="T692">by</text:span><text:span text:style-name="T1082">. </text:span><text:span text:style-name="T1080">Он лишь указывает на то, кто же сделал это самостоятельно </text:span><text:span text:style-name="T1081">(здесь </text:span><text:span text:style-name="T693">by</text:span><text:span text:style-name="T1081"> — это отсылка к пассивному залогу)</text:span><text:span text:style-name="T1080">.</text:span></text:p>
      <text:p text:style-name="P498"/>
      <text:p text:style-name="P213">I did it by myself — Я сам это сделал (обратите на меня внимание).</text:p>
      <text:p text:style-name="P498"/>
      <text:p text:style-name="P651">Указательные местоимения</text:p>
      <text:p text:style-name="P499"/>
      <text:p text:style-name="P757"><text:span text:style-name="T1055">Нужны, чтобы указать на человека, предмет </text:span><text:span text:style-name="T1062">или идею</text:span><text:span text:style-name="T1067">.</text:span></text:p>
      <text:list xml:id="list821798130" text:style-name="L67">
        <text:list-item>
          <text:p text:style-name="P1646">this — этот;</text:p>
        </text:list-item>
        <text:list-item>
          <text:p text:style-name="P1647">that — тот;</text:p>
        </text:list-item>
        <text:list-item>
          <text:p text:style-name="P1646">these — эти;</text:p>
        </text:list-item>
        <text:list-item>
          <text:p text:style-name="P1646">those — те.</text:p>
        </text:list-item>
      </text:list>
      <text:p text:style-name="P500"/>
      <text:p text:style-name="P501">Они связаны с расстоянием и показывают близко ли объект или далеко. Если объект близко, </text:p>
      <text:p text:style-name="P501">то используют <text:span text:style-name="T555">this</text:span> и <text:span text:style-name="T555">these</text:span>. Если объект далеко и до него не дотянуться — то <text:span text:style-name="T555">that</text:span> и <text:span text:style-name="T555">th</text:span><text:span text:style-name="T616">o</text:span><text:span text:style-name="T555">s</text:span><text:span text:style-name="T616">e</text:span>. </text:p>
      <text:p text:style-name="P501">После <text:span text:style-name="T555">these</text:span> и <text:span text:style-name="T555">those</text:span> нужно использовать глагол во множественном числе.</text:p>
      <text:p text:style-name="P501"/>
      <text:p text:style-name="P59"><text:span text:style-name="T490">T</text:span><text:span text:style-name="T491">his is my friend Joe — Это мой друг Джо (</text:span><text:span text:style-name="T492">досл. </text:span><text:span text:style-name="T493">Этот есть мой друг</text:span><text:span text:style-name="T491">).</text:span></text:p>
      <text:p text:style-name="P172"><text:soft-page-break/>Those pictures on the wall are very beautiful — Те картины на стене очень красивые.</text:p>
      <text:p text:style-name="P501"/>
      <text:p text:style-name="P1222"><text:span text:style-name="T1083">Данные</text:span><text:span text:style-name="T1062"> местоимения могут использоватьс в связке с существительным или самостоятельно.</text:span></text:p>
      <text:p text:style-name="P502">Если используются самостоятельно, то могут быть как подлежащим, так и дополнением.</text:p>
      <text:p text:style-name="P502"/>
      <text:p text:style-name="P1214"><text:span text:style-name="T1064">Очень часто </text:span><text:span text:style-name="T694">this</text:span><text:span text:style-name="T1064"> и </text:span><text:span text:style-name="T694">that</text:span><text:span text:style-name="T1064"> указывают именно на идею, </text:span><text:span text:style-name="T1065">выступа</text:span><text:span text:style-name="T1066">я</text:span><text:span text:style-name="T1063"> формальн</text:span><text:span text:style-name="T1065">ым</text:span><text:span text:style-name="T1063"> подлежа</text:span><text:span text:style-name="T1065">щим</text:span><text:span text:style-name="T1064">. </text:span></text:p>
      <text:p text:style-name="P503">В этом случае <text:span text:style-name="T555">this</text:span> соответствует тому, что человек видит сейчас, а <text:span text:style-name="T555">that</text:span> — тому, что человек видел или слышал раньше. Также <text:span text:style-name="T555">that</text:span> может указывать на событие прошлого.</text:p>
      <text:p text:style-name="P504"/>
      <text:p text:style-name="P98"><text:span text:style-name="T494">T</text:span><text:span text:style-name="T428">hanks for help. That was really nice of you — Спасибо за помощь. Это было мило </text:span></text:p>
      <text:p text:style-name="P173">с вашей стороны (that указывает на ранее произошедшее событие).</text:p>
      <text:p text:style-name="P506"/>
      <text:p text:style-name="P173">I`ve got a new job! That`s good news — Я получил работу. Это хорошие новости </text:p>
      <text:p text:style-name="P173">(that указывает на озвученную ранее мысл).</text:p>
      <text:p text:style-name="P506"/>
      <text:p text:style-name="P174">This is Kerry — Это Кэри (подлежащее).</text:p>
      <text:p text:style-name="P175">That`s OK — Все в порядке (формальное подлежащее).</text:p>
      <text:p text:style-name="P505"/>
      <text:p text:style-name="P1342"><text:span text:style-name="T1067">Указательные местоимения можно замен</text:span><text:span text:style-name="T1237">я</text:span><text:span text:style-name="T1067">ть артиклем </text:span><text:span text:style-name="T763">the</text:span><text:span text:style-name="T1067">.</text:span></text:p>
      <text:p text:style-name="P176">This food is delicious → The food is delicious (Эта еда очень вкусная).</text:p>
      <text:p text:style-name="P507"/>
      <text:p text:style-name="P508">Когда необходимо указать на человека или предмет, то это можно сделать и через <text:span text:style-name="T555">it is</text:span>. Разницы между <text:span text:style-name="T555">this is</text:span> и <text:span text:style-name="T555">it is</text:span> в этом случае нет. Но обычно используют <text:span text:style-name="T555">it </text:span><text:span text:style-name="T617">is</text:span>, </text:p>
      <text:p text:style-name="P509">т. к. <text:span text:style-name="T1606">этот вариант</text:span> короче и является более разговорным:</text:p>
      <text:p text:style-name="P509"/>
      <text:p text:style-name="P60"><text:span text:style-name="T495">T</text:span><text:span text:style-name="T486">his is my book / </text:span><text:span text:style-name="T495">I</text:span><text:span text:style-name="T486">t is my book — </text:span><text:span text:style-name="T495">Это моя книга</text:span><text:span text:style-name="T486">. </text:span></text:p>
      <text:p text:style-name="P508"/>
      <text:p text:style-name="P8"><text:span text:style-name="T952">Н</text:span><text:span text:style-name="T924">еопределенные местоимения</text:span></text:p>
      <text:p text:style-name="P510"/>
      <text:p text:style-name="P511">Местоимения <text:span text:style-name="T555">some</text:span> и <text:span text:style-name="T555">any</text:span> означают «какой-то», «некоторый» <text:span text:style-name="T1637">или</text:span> «<text:span text:style-name="T1637">несколько</text:span>». </text:p>
      <text:p text:style-name="P511">Они связаны с чем-то неопределенным и часто выпадают при переводе.</text:p>
      <text:p text:style-name="P1412"/>
      <text:p text:style-name="P1217"><text:span text:style-name="T1074">Они стоят перед существительном во множественно числе или перед неисчисляемым существительным. </text:span><text:span text:style-name="T1238">Например:</text:span><text:span text:style-name="T1074"> </text:span><text:span text:style-name="T695">s</text:span><text:span text:style-name="T696">ome water</text:span><text:span text:style-name="T1068">, </text:span><text:span text:style-name="T695">some</text:span><text:span text:style-name="T696"> friends</text:span><text:span text:style-name="T1068"> </text:span><text:span text:style-name="T1073">и т. д.</text:span></text:p>
      <text:p text:style-name="P512"/>
      <text:p text:style-name="P513">Разница между <text:span text:style-name="T555">some</text:span> и <text:span text:style-name="T555">any</text:span> в том, что <text:span text:style-name="T555">some</text:span> используется в утверждениях, а <text:span text:style-name="T555">any</text:span> — </text:p>
      <text:p text:style-name="P513">в отрицаниях, в связке с <text:span text:style-name="T555">not</text:span>. Связка <text:span text:style-name="T555">not + any</text:span> <text:span text:style-name="T1506">обычно </text:span>переводится двойным отрицанием.</text:p>
      <text:p text:style-name="P511"/>
      <text:p text:style-name="P177">I have some friends — У меня есть друзья. (какое-то количество)</text:p>
      <text:p text:style-name="P177">I haven`t got any friends — У меня нет (никаких) друзей.</text:p>
      <text:p text:style-name="P512"/>
      <text:p text:style-name="P514">В утвержениях, <text:span text:style-name="T555">some</text:span> ставить не обязательно. Его часто не указывают.</text:p>
      <text:p text:style-name="P178">I have some friends / I have friends (одно и тоже).</text:p>
      <text:p text:style-name="P514"/>
      <text:p text:style-name="P514">В вопросах можно использовать оба местоимения, но смысл они будут передавать разный.</text:p>
      <text:p text:style-name="P516"><text:span text:style-name="T555">Some</text:span> имеет позитивный оттенок <text:span text:style-name="T1503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6"/>
      <text:p text:style-name="P1223"><text:span text:style-name="T697">Would you like some </text:span><text:span text:style-name="T698">milk</text:span><text:span text:style-name="T697">? </text:span><text:span text:style-name="T696">—</text:span><text:span text:style-name="T697"> Вы хотите </text:span><text:span text:style-name="T698">молока</text:span><text:span text:style-name="T697">? (</text:span><text:span text:style-name="T765">мы можем поделиться</text:span><text:span text:style-name="T697">)</text:span></text:p>
      <text:p text:style-name="P61"><text:span text:style-name="T496">Could you give me some </text:span><text:span text:style-name="T497">milk</text:span><text:span text:style-name="T496">? </text:span><text:span text:style-name="T498">— </text:span><text:span text:style-name="T496">Я могу попросить </text:span><text:span text:style-name="T497">молока</text:span><text:span text:style-name="T496">? (поделитесь </text:span><text:span text:style-name="T499">пожалуйста</text:span><text:span text:style-name="T496">)</text:span></text:p>
      <text:p text:style-name="P517"/>
      <text:p text:style-name="P517"/>
      <text:p text:style-name="P1216"><text:soft-page-break/><text:span text:style-name="T699">Any</text:span><text:span text:style-name="T1069"> передает сомнение </text:span><text:span text:style-name="T1070">в наличии объектов, о которых спрашивают, поэтому обычно используется в вопросах, </text:span><text:span text:style-name="T1071">где нужно получить </text:span><text:span text:style-name="T1083">дополнительную</text:span><text:span text:style-name="T1071"> информаци</text:span><text:span text:style-name="T1072">ю</text:span><text:span text:style-name="T1070">.</text:span></text:p>
      <text:p text:style-name="P518"/>
      <text:p text:style-name="P99"><text:span text:style-name="T500">H</text:span><text:span text:style-name="T428">ave you </text:span><text:span text:style-name="T499">got any milk in the fridge? </text:span><text:span text:style-name="T501">—</text:span><text:span text:style-name="T499"> У тебя есть молоко в холодильнике?</text:span></text:p>
      <text:p text:style-name="P100"><text:span text:style-name="T499">H</text:span><text:span text:style-name="T428">ave you bought any new closes? — Ты купила </text:span><text:span text:style-name="T552">(</text:span><text:span text:style-name="T428">какую-нибудь</text:span><text:span text:style-name="T552">)</text:span><text:span text:style-name="T428"> новую одежду?</text:span></text:p>
      <text:p text:style-name="P515"/>
      <text:p text:style-name="P1224"><text:span text:style-name="T1071">Если зада</text:span><text:span text:style-name="T1073">ется вопрос и ожидается положительный ответ, то используется </text:span><text:span text:style-name="T695">some</text:span><text:span text:style-name="T1073">.</text:span></text:p>
      <text:p text:style-name="P67"><text:span text:style-name="T1363">Are you waiting for some </text:span><text:span text:style-name="T1364">people</text:span><text:span text:style-name="T1363">? — Ты ждешь </text:span><text:span text:style-name="T1364">каких-то людей</text:span><text:span text:style-name="T1363">? (не так ли?).</text:span></text:p>
      <text:p text:style-name="P1411"/>
      <text:p text:style-name="P1218"><text:span text:style-name="T1075">Местоимение </text:span><text:span text:style-name="T700">no</text:span><text:span text:style-name="T1075"> </text:span><text:span text:style-name="T1079">также </text:span><text:span text:style-name="T1075">используется в отрицаниях. </text:span><text:span text:style-name="T1201">Этим местоимением</text:span><text:span text:style-name="T1075"> можно заменить связку </text:span><text:span text:style-name="T700">not</text:span><text:span text:style-name="T1075"> + </text:span><text:span text:style-name="T700">any</text:span><text:span text:style-name="T1075">. В предложениях с </text:span><text:span text:style-name="T700">no</text:span><text:span text:style-name="T1075"> первая половина выглядит, как утверждение. </text:span></text:p>
      <text:p text:style-name="P519"/>
      <text:p text:style-name="P645">Местоимение <text:span text:style-name="T555">no</text:span> стоит перед существительным, а частица <text:span text:style-name="T555">not</text:span> идет вместе со вспомогательны<text:span text:style-name="T1504">м</text:span> глаголом. <text:span text:style-name="T1504">Они не могут использоваться вместе в одном предложении.</text:span></text:p>
      <text:p text:style-name="P646"/>
      <text:p text:style-name="P214">There are no shops here / There aren`t any shops here — Здесь нет<text:span text:style-name="T1505"> </text:span>магазинов.</text:p>
      <text:p text:style-name="P214"/>
      <text:p text:style-name="P1314"><text:span text:style-name="T1202">(</text:span><text:span text:style-name="T1211">На самом деле </text:span><text:span text:style-name="T752">no</text:span><text:span text:style-name="T1203"> — </text:span><text:span text:style-name="T1204">это артикл</text:span><text:span text:style-name="T1239">ь</text:span><text:span text:style-name="T1223">, </text:span><text:span text:style-name="T1239">который</text:span><text:span text:style-name="T1224"> </text:span><text:span text:style-name="T1204">усилива</text:span><text:span text:style-name="T1224">ет</text:span><text:span text:style-name="T1204"> отрицание; например </text:span><text:span text:style-name="T1211">предложение</text:span></text:p>
      <text:p text:style-name="P1314"><text:span text:style-name="T1204">«</text:span><text:span text:style-name="T750">з</text:span><text:span text:style-name="T748">десь нет</text:span><text:span text:style-name="T749"> </text:span><text:span text:style-name="T748">магазинов</text:span><text:span text:style-name="T1204">» он перефр</text:span><text:span text:style-name="T1211">а</text:span><text:span text:style-name="T1204">зирует на «</text:span><text:span text:style-name="T753">не</text:span><text:span text:style-name="T750">т</text:span><text:span text:style-name="T753"> </text:span><text:span text:style-name="T750">здесь магазинов</text:span><text:span text:style-name="T1204">»</text:span><text:span text:style-name="T1202">).</text:span></text:p>
      <text:p text:style-name="P520"/>
      <text:p text:style-name="P1312"><text:span text:style-name="T1076">Неопределенные местоимения </text:span><text:span text:style-name="T1206">(</text:span><text:span text:style-name="T1078">как и</text:span><text:span text:style-name="T1076"> возвратны</text:span><text:span text:style-name="T1078">е</text:span><text:span text:style-name="T1206">)</text:span><text:span text:style-name="T1076"> могут объединяться с некоторыми словами. </text:span><text:span text:style-name="T1077"><text:s/></text:span><text:span text:style-name="T1205">П</text:span><text:span text:style-name="T1076">ервой половиной будет: </text:span><text:span text:style-name="T701">some</text:span><text:span text:style-name="T1076">, </text:span><text:span text:style-name="T701">any</text:span><text:span text:style-name="T1076">, </text:span><text:span text:style-name="T701">no</text:span><text:span text:style-name="T1076">, а второй — </text:span><text:span text:style-name="T701">b</text:span><text:span text:style-name="T702">ody/one</text:span><text:span text:style-name="T1077">, </text:span><text:span text:style-name="T702">thing</text:span><text:span text:style-name="T1077"> или </text:span><text:span text:style-name="T702">where</text:span><text:span text:style-name="T1077">.</text:span></text:p>
      <text:p text:style-name="P521"/>
      <text:p text:style-name="P1313"><text:span text:style-name="T1077">Переводятся как: «кто-то», «что-то», «где-то» </text:span><text:span text:style-name="T1209">и</text:span><text:span text:style-name="T1077"> «никто», «ничто», «нигде». Могут заменять как подлежащее, так и дополнение. </text:span><text:span text:style-name="T1208">Использ</text:span><text:span text:style-name="T1210">уют</text:span><text:span text:style-name="T1208"> те же правила, что и </text:span><text:span text:style-name="T751">some</text:span><text:span text:style-name="T1208">, </text:span><text:span text:style-name="T751">any</text:span><text:span text:style-name="T1208">, </text:span><text:span text:style-name="T751">no</text:span><text:span text:style-name="T1208">.</text:span></text:p>
      <text:p text:style-name="P522"/>
      <text:p text:style-name="P101"><text:span text:style-name="T502">T</text:span><text:span text:style-name="T428">here is </text:span><text:span text:style-name="T1259">somebody</text:span><text:span text:style-name="T428"> in the street — </text:span><text:span text:style-name="T1259">Кто-то</text:span><text:span text:style-name="T428"> на улице.</text:span></text:p>
      <text:p text:style-name="P179">Is there <text:span text:style-name="T1259">anybody</text:span> in the street? — Есть <text:span text:style-name="T1259">кто</text:span> на улице?</text:p>
      <text:p text:style-name="P179">There is <text:span text:style-name="T1259">nobody</text:span> in the street / There isn`t <text:span text:style-name="T1259">anybody</text:span> in the street — <text:span text:style-name="T1259">Никого</text:span> нет на улице.</text:p>
      <text:p text:style-name="P521"/>
      <text:p text:style-name="P521">Если в предложении стоит <text:span text:style-name="T555">nobody</text:span>/<text:span text:style-name="T555">nothing</text:span>/<text:span text:style-name="T555">nowthere</text:span>, то отрицательная частица <text:span text:style-name="T555">not</text:span> уже </text:p>
      <text:p text:style-name="P1219"><text:span text:style-name="T1077">не нужна, подобно тому, как она не используется, </text:span><text:span text:style-name="T1207">когда</text:span><text:span text:style-name="T1240"> </text:span><text:span text:style-name="T1207">есть</text:span><text:span text:style-name="T1077"> </text:span><text:span text:style-name="T702">no</text:span><text:span text:style-name="T1077">.</text:span></text:p>
      <text:p text:style-name="P521"/>
      <text:p text:style-name="P1426"><text:span text:style-name="T1077">М</text:span><text:span text:style-name="T1055">естоимения с окончанием </text:span><text:span text:style-name="T679">-body</text:span><text:span text:style-name="T1055"> и </text:span><text:span text:style-name="T679">-one</text:span><text:span text:style-name="T1055"> взаимозаменяемы.</text:span></text:p>
      <text:p text:style-name="P523"/>
      <text:p text:style-name="P1439">Притяжательный падеж. Possessive Case</text:p>
      <text:p text:style-name="P527"/>
      <text:p text:style-name="P1229"><text:span text:style-name="T1084">Сообщает информацию о том, </text:span><text:span text:style-name="T1053">кому</text:span><text:span text:style-name="T1084"> принадлежит </text:span><text:span text:style-name="T1088">объект</text:span><text:span text:style-name="T1084">, </text:span><text:span text:style-name="T1085">т. е. указывает на владельца.</text:span></text:p>
      <text:p text:style-name="P529"/>
      <text:p text:style-name="P1428"><text:span text:style-name="T1055">Существительно</text:span><text:span text:style-name="T1212">е</text:span><text:span text:style-name="T1055"> в притяжательном падеже, как и </text:span><text:span text:style-name="T1085">притяжательное</text:span><text:span text:style-name="T1055"> местоимение, </text:span></text:p>
      <text:p text:style-name="P1227"><text:span text:style-name="T1084">отвечает </text:span><text:span text:style-name="T1055">на вопрос «чей?». </text:span><text:span text:style-name="T1085">Они взаимозаменяемы.</text:span></text:p>
      <text:p text:style-name="P530"/>
      <text:p text:style-name="P531"><text:span text:style-name="T1085">Чтобы поставить существительное в этот падеж, нужно добавить к нему окончание </text:span><text:span text:style-name="T555">`s</text:span><text:span text:style-name="T1085">.</text:span></text:p>
      <text:p text:style-name="P528"/>
      <text:p text:style-name="P62"><text:span text:style-name="T503">This is </text:span><text:span text:style-name="T1273">Tom`s</text:span><text:span text:style-name="T504"> friend — </text:span><text:span text:style-name="T503">Это друг </text:span><text:span text:style-name="T1274">Тома</text:span><text:span text:style-name="T503"> (существительное в притяжательном падеже)</text:span></text:p>
      <text:p text:style-name="P181">This is <text:span text:style-name="T1259">his</text:span> friend — Это <text:span text:style-name="T1259">его</text:span> друг (притяжательное местоимение)</text:p>
      <text:p text:style-name="P1648"/>
      <text:p text:style-name="P181"><text:span text:style-name="T924">Если существительное </text:span><text:span text:style-name="T1036">только </text:span><text:span text:style-name="T924">подразумевается, то его можно не указывать.</text:span></text:p>
      <text:p text:style-name="P180">This isn`t my car. It`s my brothers`s — Это не моя машина. Она брата.</text:p>
      <text:p text:style-name="P530"/>
      <text:p text:style-name="P532">Если существительное идет в связке с прилагательным или местоимением, то <text:span text:style-name="T555">`s</text:span> </text:p>
      <text:p text:style-name="P532">ставиться в концей всей связки: <text:span text:style-name="T555">a </text:span><text:span text:style-name="T782">big dog`s</text:span><text:span text:style-name="T555"> owner</text:span>, <text:span text:style-name="T782">my friend`s</text:span><text:span text:style-name="T555"> house</text:span>.</text:p>
      <text:p text:style-name="P532"><text:soft-page-break/>Если владельцев несколько, то <text:span text:style-name="T555">`s</text:span> ставится в конце словосочетания: </text:p>
      <text:p text:style-name="P182"><text:span text:style-name="T1259">Rick and Kate`s</text:span> wedding — Свадьба Рика и Кейт.</text:p>
      <text:p text:style-name="P532"/>
      <text:p text:style-name="P532">Если существительное во множественном числе, то в конце пишется только апостроф, </text:p>
      <text:p text:style-name="P1228"><text:span text:style-name="T1086">без </text:span><text:span text:style-name="T708">s</text:span><text:span text:style-name="T1086">: </text:span><text:span text:style-name="T708">my </text:span><text:span text:style-name="T785">friends`</text:span><text:span text:style-name="T708"> school</text:span><text:span text:style-name="T1086">. Но если во множественном числе слово-исключение, </text:span></text:p>
      <text:p text:style-name="P1228"><text:span text:style-name="T1086">то применяются обычные правила: </text:span><text:span text:style-name="T785">men`s</text:span><text:span text:style-name="T708"> clothes</text:span><text:span text:style-name="T1086"> (мужская одежда).</text:span></text:p>
      <text:p text:style-name="P532"/>
      <text:p text:style-name="P1315"><text:span text:style-name="T1086">П</text:span><text:span text:style-name="T1087">орядок слов </text:span><text:span text:style-name="T1213">такой</text:span><text:span text:style-name="T1087">: сначала указывается владелец в притяжательном падеже, </text:span></text:p>
      <text:p text:style-name="P533">а потом то, чем он владеет (в русском языке все наоборот).</text:p>
      <text:p text:style-name="P533"/>
      <text:p text:style-name="P1229"><text:span text:style-name="T1087">Если </text:span><text:span text:style-name="T1088">предмет</text:span><text:span text:style-name="T1087"> является частью другого </text:span><text:span text:style-name="T1088">предмета</text:span><text:span text:style-name="T1087">, то вместо притяжательного падежа используется предлог </text:span><text:span text:style-name="T709">of</text:span><text:span text:style-name="T1087">. Т. к. владельцем может быть кто-то живой.</text:span></text:p>
      <text:p text:style-name="P533"/>
      <text:p text:style-name="P102"><text:span text:style-name="T505">T</text:span><text:span text:style-name="T428">he wheel of the car — Колесо машины (Car`s wheel неправильно).</text:span></text:p>
      <text:p text:style-name="P63"><text:span text:style-name="T505">The door of the house — Двер дома </text:span><text:span text:style-name="T506">(предмет + of + больший предмет)</text:span><text:span text:style-name="T505">.</text:span></text:p>
      <text:p text:style-name="P534"/>
      <text:p text:style-name="P1430"><text:span text:style-name="T1087">С</text:span><text:span text:style-name="T1055">ловосочетания с предлогом </text:span><text:span text:style-name="T679">of</text:span><text:span text:style-name="T1055">:</text:span></text:p>
      <text:list xml:id="list2684709701" text:style-name="L68">
        <text:list-item>
          <text:p text:style-name="P1649">the beginning/end of — начало/конец чего-то;</text:p>
        </text:list-item>
        <text:list-item>
          <text:p text:style-name="P1649">the top/middle/bottom of — вершина/середина/дно чего-то;</text:p>
        </text:list-item>
        <text:list-item>
          <text:p text:style-name="P1649">the side of — сторона чего-то.</text:p>
        </text:list-item>
      </text:list>
      <text:p text:style-name="P1429"/>
      <text:p text:style-name="P1438">Существительное. Noun</text:p>
      <text:p text:style-name="P1431"/>
      <text:p text:style-name="P1230"><text:span text:style-name="T1518">Ч</text:span>асть речи, обознача<text:span text:style-name="T1518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509">в предложении. </text:span></text:p>
      <text:p text:style-name="P1432"/>
      <text:p text:style-name="P1231"><text:span text:style-name="T1509">В русском языке существительное меняется по падежам. В английском </text:span><text:span text:style-name="T1513">все</text:span><text:span text:style-name="T1509"> по другому. </text:span></text:p>
      <text:p text:style-name="P1231"><text:span text:style-name="T1509">Там за падежи отвечают предлоги, а не окончания:</text:span><text:span text:style-name="T1275"> </text:span><text:span text:style-name="T788">to</text:span><text:span text:style-name="T586"> the table </text:span><text:span text:style-name="T713">—</text:span><text:span text:style-name="T586"> </text:span><text:span text:style-name="T788">к</text:span><text:span text:style-name="T586"> стол</text:span><text:span text:style-name="T788">у</text:span><text:span text:style-name="T1509">.</text:span></text:p>
      <text:p text:style-name="P1231"/>
      <text:p text:style-name="P1258"><text:span text:style-name="T422">И</text:span><text:span text:style-name="T423">менительным и объектный падеж </text:span><text:span text:style-name="T424">распростанаются</text:span><text:span text:style-name="T423"> только </text:span><text:span text:style-name="T424">на</text:span><text:span text:style-name="T423"> местоимения!</text:span></text:p>
      <text:p text:style-name="P1432"/>
      <text:p text:style-name="P9">Множественное <text:span text:style-name="T1510">число. Plural</text:span></text:p>
      <text:p text:style-name="P1432"/>
      <text:p text:style-name="P1447">Распространяется только на существительные, и не касается прилагательных.</text:p>
      <text:p text:style-name="P1233"><text:span text:style-name="T1511">Образуется с помощью окончания </text:span><text:span text:style-name="T584">-s</text:span><text:span text:style-name="T1511"> или </text:span><text:span text:style-name="T584">-es.</text:span></text:p>
      <text:p text:style-name="P105"/>
      <text:p text:style-name="P1233"><text:span text:style-name="T585">a </text:span><text:span text:style-name="T584">blue ballon</text:span><text:span text:style-name="T787">s</text:span><text:span text:style-name="T584"> — </text:span><text:span text:style-name="T585">г</text:span><text:span text:style-name="T584">олуб</text:span><text:span text:style-name="T787">ые</text:span><text:span text:style-name="T584"> шарик</text:span><text:span text:style-name="T787">и</text:span><text:span text:style-name="T584">.</text:span></text:p>
      <text:p text:style-name="P1429"/>
      <text:p text:style-name="P535">Окончание <text:span text:style-name="T555">-es</text:span> ставится, когда:</text:p>
      <text:p text:style-name="P535"/>
      <text:list xml:id="list4243886701" text:style-name="L69">
        <text:list-item>
          <text:p text:style-name="P1650">слово заканчивается на <text:span text:style-name="T555">-s</text:span> или шипящий <text:span text:style-name="T555">-sh</text:span>, <text:span text:style-name="T555">-ch</text:span>, <text:span text:style-name="T555">-x</text:span>:</text:p>
          <text:p text:style-name="P1793">box/boxes, watch/watches, dish/dishes, bus/buses;</text:p>
          <text:p text:style-name="P1650"/>
        </text:list-item>
        <text:list-item>
          <text:p text:style-name="P1650">слово заканчивается на <text:span text:style-name="T555">-o</text:span> <text:span text:style-name="T1512">(</text:span>кроме исключений<text:span text:style-name="T1512">)</text:span>:</text:p>
          <text:p text:style-name="P1793">potato/potatoes, piano/pianos;</text:p>
          <text:p text:style-name="P1650"/>
        </text:list-item>
        <text:list-item>
          <text:p text:style-name="P1768"><text:span text:style-name="T1089">слово заканчивается на </text:span><text:span text:style-name="T714">-f</text:span><text:span text:style-name="T1089"> или </text:span><text:span text:style-name="T714">-fe</text:span><text:span text:style-name="T1089">, </text:span><text:span text:style-name="T1090">где</text:span><text:span text:style-name="T1089"> </text:span><text:span text:style-name="T714">-f</text:span><text:span text:style-name="T1089"> </text:span><text:span text:style-name="T1090">также </text:span><text:span text:style-name="T1089">заменяется на </text:span><text:span text:style-name="T714">-v</text:span><text:span text:style-name="T1089"> </text:span><text:span text:style-name="T1090">(кроме исключений)</text:span><text:span text:style-name="T1089">:</text:span></text:p>
          <text:p text:style-name="P1800"><text:span text:style-name="T507">s</text:span><text:span text:style-name="T428">helf/shelves, wife/wives, proof/proofs.</text:span></text:p>
        </text:list-item>
      </text:list>
      <text:p text:style-name="P536"/>
      <text:p text:style-name="P537">Слова-исключения, которые меняются не по правилам:</text:p>
      <text:list xml:id="list2605604862" text:style-name="L70">
        <text:list-item>
          <text:p text:style-name="P1651">man/men — мужчина/мужчины;</text:p>
        </text:list-item>
        <text:list-item>
          <text:p text:style-name="P1651"><text:soft-page-break/>child/children — ребенок/дети;</text:p>
        </text:list-item>
        <text:list-item>
          <text:p text:style-name="P1651">woman/women [вимен] — женщина/женщины;</text:p>
        </text:list-item>
        <text:list-item>
          <text:p text:style-name="P1651">foot/feet — нога/ноги;</text:p>
        </text:list-item>
        <text:list-item>
          <text:p text:style-name="P1651">mouse/mice — мышь/мыши;</text:p>
        </text:list-item>
        <text:list-item>
          <text:p text:style-name="P1651">sheep/sheep — овца/овцы;</text:p>
        </text:list-item>
        <text:list-item>
          <text:p text:style-name="P1802"><text:span text:style-name="T1055">tooth/teeth — </text:span><text:span text:style-name="T1091">зуб/</text:span><text:span text:style-name="T1055">зубы;</text:span></text:p>
        </text:list-item>
        <text:list-item>
          <text:p text:style-name="P1652">fish/fish — рыба/рыбы;</text:p>
        </text:list-item>
        <text:list-item>
          <text:p text:style-name="P1802"><text:span text:style-name="T1091">goose/geese — гусь/гуси.</text:span><text:span text:style-name="T1055"> </text:span></text:p>
        </text:list-item>
      </text:list>
      <text:p text:style-name="P669"/>
      <text:p text:style-name="P10"><text:span text:style-name="T953">И</text:span><text:span text:style-name="T924">счисляемые и неисчисляемые существительные</text:span></text:p>
      <text:p text:style-name="P538"/>
      <text:p text:style-name="P539">Исчисляемые существительные можно пересчитать. У них есть форма единственного </text:p>
      <text:p text:style-name="P1232"><text:span text:style-name="T1092">и множественного числа. Количество можно указать числом, наречием </text:span><text:span text:style-name="T1094">или артиклем </text:span><text:span text:style-name="T711">a</text:span><text:span text:style-name="T1094"> (one).</text:span></text:p>
      <text:p text:style-name="P540"/>
      <text:p text:style-name="P219"><text:span text:style-name="T1259">3</text:span> apples — 3 яблока;</text:p>
      <text:p text:style-name="P1343"><text:span text:style-name="T796">m</text:span><text:span text:style-name="T786">any</text:span><text:span text:style-name="T710"> books — </text:span><text:span text:style-name="T764">м</text:span><text:span text:style-name="T710">ного книг;</text:span></text:p>
      <text:p text:style-name="P1343"><text:span text:style-name="T710">I want </text:span><text:span text:style-name="T786">a</text:span><text:span text:style-name="T710"> banana — </text:span><text:span text:style-name="T712">я</text:span><text:span text:style-name="T710"> хочу банан.</text:span></text:p>
      <text:p text:style-name="P540"/>
      <text:p text:style-name="P1433"><text:span text:style-name="T1055">Неисчисляемые существительные невозможно посчитать. К ним относятся вещества, жидкости, явления, ощущуне</text:span><text:span text:style-name="T1094">н</text:span><text:span text:style-name="T1055">ия, </text:span><text:span text:style-name="T1095">абстрактные </text:span><text:span text:style-name="T1055">понятия. </text:span><text:span text:style-name="T1097">Они и</text:span><text:span text:style-name="T1055">меют только форму единственного числа и заменяются местоимнием </text:span><text:span text:style-name="T679">it</text:span><text:span text:style-name="T1055">.</text:span></text:p>
      <text:p text:style-name="P540"/>
      <text:p text:style-name="P540"><text:span text:style-name="T1638">А ч</text:span>тобы выразить <text:span text:style-name="T1639">их</text:span> количество, используется дополнительная мерка: </text:p>
      <text:p text:style-name="P540"/>
      <text:list xml:id="list666416814" text:style-name="L71">
        <text:list-item>
          <text:p text:style-name="P1653">для жидкостей:</text:p>
          <text:list>
            <text:list-item>
              <text:p text:style-name="P1655"><text:span text:style-name="T1520">a </text:span>glass of — стакан;</text:p>
            </text:list-item>
            <text:list-item>
              <text:p text:style-name="P1655"><text:span text:style-name="T1520">a </text:span>cup of — чашка;</text:p>
            </text:list-item>
            <text:list-item>
              <text:p text:style-name="P1655"><text:span text:style-name="T1520">a</text:span> jar of — банка;</text:p>
            </text:list-item>
            <text:list-item>
              <text:p text:style-name="P1655"><text:span text:style-name="T1520">a </text:span>jug of — кувшин;</text:p>
            </text:list-item>
            <text:list-item>
              <text:p text:style-name="P1655"><text:span text:style-name="T1520">a </text:span>bottle of — бутылка;</text:p>
            </text:list-item>
          </text:list>
          <text:p text:style-name="P1654"/>
        </text:list-item>
        <text:list-item>
          <text:p text:style-name="P1653">для сыпучих веществ:</text:p>
          <text:list>
            <text:list-item>
              <text:p text:style-name="P1655"><text:span text:style-name="T1520">a </text:span>packet of — упаковка;</text:p>
            </text:list-item>
            <text:list-item>
              <text:p text:style-name="P1655"><text:span text:style-name="T1520">a </text:span>bowl of — миска;</text:p>
            </text:list-item>
            <text:list-item>
              <text:p text:style-name="P1655"><text:span text:style-name="T1520">a </text:span>bag of — мешок;</text:p>
            </text:list-item>
            <text:list-item>
              <text:p text:style-name="P1655"><text:span text:style-name="T1520">a </text:span>kilo of — килограм;</text:p>
            </text:list-item>
          </text:list>
          <text:p text:style-name="P1658"/>
        </text:list-item>
        <text:list-item>
          <text:p text:style-name="P1657">для продуктов, которые режут:</text:p>
          <text:list>
            <text:list-item>
              <text:p text:style-name="P1803"><text:span text:style-name="T1099">a </text:span><text:span text:style-name="T1055">piece/</text:span><text:span text:style-name="T1093">slice</text:span><text:span text:style-name="T1055"> of — кусо</text:span><text:span text:style-name="T1093">чек</text:span><text:span text:style-name="T1055">;</text:span></text:p>
            </text:list-item>
            <text:list-item>
              <text:p text:style-name="P1655"><text:span text:style-name="T1520">a </text:span>loaf of — буханка;</text:p>
            </text:list-item>
          </text:list>
        </text:list-item>
      </text:list>
      <text:p text:style-name="P541"/>
      <text:p text:style-name="P68"><text:span text:style-name="T508">2 loafs of bread — </text:span><text:span text:style-name="T509">д</text:span><text:span text:style-name="T508">ве буханки хлеба.</text:span></text:p>
      <text:p text:style-name="P106"><text:span text:style-name="T511">a </text:span><text:span text:style-name="T508">c</text:span><text:span text:style-name="T428">up of tea — (одна) чашка чая</text:span></text:p>
      <text:p text:style-name="P541"/>
      <text:p text:style-name="P542">Существительные, которые всегда неислисляемые:</text:p>
      <text:list xml:id="list2651521231" text:style-name="L72">
        <text:list-item>
          <text:p text:style-name="P1656">news — новости;</text:p>
        </text:list-item>
        <text:list-item>
          <text:p text:style-name="P1656">money — деньги;</text:p>
        </text:list-item>
        <text:list-item>
          <text:p text:style-name="P1656">bad luck — неудача;</text:p>
        </text:list-item>
        <text:list-item>
          <text:p text:style-name="P1656">traffic — транспорт на дороге;</text:p>
        </text:list-item>
        <text:list-item>
          <text:p text:style-name="P1656">f<text:span text:style-name="T1519">u</text:span>rniture — мебель;</text:p>
        </text:list-item>
        <text:list-item>
          <text:p text:style-name="P1656"><text:soft-page-break/>progress — прогресс;</text:p>
        </text:list-item>
        <text:list-item>
          <text:p text:style-name="P1656">information — информация;</text:p>
        </text:list-item>
        <text:list-item>
          <text:p text:style-name="P1656">advice — совет;</text:p>
        </text:list-item>
        <text:list-item>
          <text:p text:style-name="P1656">hair — волосы;</text:p>
        </text:list-item>
        <text:list-item>
          <text:p text:style-name="P1656">paper — бумага;</text:p>
        </text:list-item>
        <text:list-item>
          <text:p text:style-name="P1656">food — еда;</text:p>
        </text:list-item>
      </text:list>
      <text:p text:style-name="P541"/>
      <text:p text:style-name="P103"><text:span text:style-name="T428">It is good news — Это хорошие новости </text:span><text:span text:style-name="T510">(без артикля)</text:span><text:span text:style-name="T428">.</text:span></text:p>
      <text:p text:style-name="P104"><text:span text:style-name="T428">I need good advice — Мне нужен хороший совет </text:span><text:span text:style-name="T510">(без артикля)</text:span><text:span text:style-name="T428">.</text:span></text:p>
      <text:p text:style-name="P670"/>
      <text:p text:style-name="P11"><text:span text:style-name="T924">Два </text:span><text:span text:style-name="T954">(и более) </text:span><text:span text:style-name="T924">существительный рядом</text:span></text:p>
      <text:p text:style-name="P543"/>
      <text:p text:style-name="P1235"><text:span text:style-name="T1096">Такая цепочка обозначает один предмет, идею </text:span><text:span text:style-name="T1098">или </text:span><text:span text:style-name="T1096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1100">ь</text:span><text:span text:style-name="T1096">ся прилагательным </text:span><text:span text:style-name="T1098">или</text:span><text:span text:style-name="T1096"> существительным с предлогом).</text:span></text:p>
      <text:p text:style-name="P544"/>
      <text:p text:style-name="P183">a tennis ball — теннисный мяч / мяч для тенниса;</text:p>
      <text:p text:style-name="P183">a income tax — подоходный налог / налог на прибыль;</text:p>
      <text:p text:style-name="P545"/>
      <text:p text:style-name="P547">Первое существительное всегда стоит в единственном числе.</text:p>
      <text:p text:style-name="P547"/>
      <text:p text:style-name="P184">tennis balls — теннисные мячи;</text:p>
      <text:p text:style-name="P185">two part question (question of two parts) — <text:span text:style-name="T1521">вопрос из 2х частей;</text:span></text:p>
      <text:p text:style-name="P545"/>
      <text:p text:style-name="P1434"><text:span text:style-name="T1096">И</text:span><text:span text:style-name="T1055">ногда первое существительное имеет окончание </text:span><text:span text:style-name="T679">-ing</text:span><text:span text:style-name="T1055">.</text:span></text:p>
      <text:p text:style-name="P546"/>
      <text:p text:style-name="P183">a swimming pool — плавательный бассейн;</text:p>
      <text:p text:style-name="P185">working hours — рабочие часы;</text:p>
      <text:p text:style-name="P546"/>
      <text:p text:style-name="P1440">Артикли. Articles</text:p>
      <text:p text:style-name="P548"/>
      <text:p text:style-name="P549">Это маленькие слова перед существительными, которые передают оттенки смысла.</text:p>
      <text:p text:style-name="P549">Есть <text:span text:style-name="T1640">два</text:span> вида артикля: неопределенный <text:span text:style-name="T1524">(</text:span><text:span text:style-name="T555">a/an</text:span><text:span text:style-name="T1524">)</text:span> и определенный <text:span text:style-name="T1524">(</text:span><text:span text:style-name="T555">the</text:span><text:span text:style-name="T1524">)</text:span>.</text:p>
      <text:p text:style-name="P549"/>
      <text:p text:style-name="P653">Неопределенный артикль</text:p>
      <text:p text:style-name="P549"/>
      <text:p text:style-name="P1344"><text:span text:style-name="T1101">Артикль </text:span><text:span text:style-name="T715">a</text:span><text:span text:style-name="T1101"> </text:span><text:span text:style-name="T1109">указывает на</text:span><text:span text:style-name="T1101"> </text:span><text:span text:style-name="T1102">один </text:span><text:span text:style-name="T1101">предмет. Причем не </text:span><text:span text:style-name="T1214">на</text:span><text:span text:style-name="T1101"> конкретный предмет, а</text:span><text:span text:style-name="T1102"> </text:span></text:p>
      <text:p text:style-name="P1344"><text:span text:style-name="T1214">на </text:span><text:span text:style-name="T1101">неопределенный. </text:span><text:span text:style-name="T1102">К</text:span><text:span text:style-name="T1101">аждый </text:span><text:span text:style-name="T1102">человек </text:span><text:span text:style-name="T1101">может представлять </text:span><text:span text:style-name="T1102">такой предмет </text:span><text:span text:style-name="T1101">по своему.</text:span></text:p>
      <text:p text:style-name="P550"/>
      <text:p text:style-name="P186">a house — дом (один представит большой особняк, другой — маленький домик).</text:p>
      <text:p text:style-name="P550"/>
      <text:p text:style-name="P1316"><text:span text:style-name="T1102">Его можно заменить на числительное </text:span><text:span text:style-name="T720">one </text:span><text:span text:style-name="T1108">(какой-то один)</text:span><text:span text:style-name="T1102">. </text:span><text:span text:style-name="T833">Поэтому о</text:span><text:span text:style-name="T834">н ставится </text:span></text:p>
      <text:p text:style-name="P409">перед исчисляемыми существительными в единственном числе.</text:p>
      <text:p text:style-name="P551"/>
      <text:p text:style-name="P1238"><text:span text:style-name="T716">I have </text:span><text:span text:style-name="T789">a</text:span><text:span text:style-name="T716"> cat / I have </text:span><text:span text:style-name="T789">one</text:span><text:span text:style-name="T716"> cat — У меня есть </text:span><text:span text:style-name="T722">(одна такая </text:span><text:span text:style-name="T728">прикольная</text:span><text:span text:style-name="T722">) </text:span><text:span text:style-name="T716">кошка.</text:span></text:p>
      <text:p text:style-name="P555"/>
      <text:p text:style-name="P647"><text:span text:style-name="T1641">Артикль</text:span><text:span text:style-name="T625"> a</text:span> ставится перед согласными, а <text:span text:style-name="T555">an</text:span> — перед гласными. Оба означают одно и тоже.</text:p>
      <text:p text:style-name="P1345"><text:span text:style-name="T1104">Если гласная читается как двойной звук с первым [</text:span><text:bookmark text:name="tw-target-text"/><text:span text:style-name="T1642">ї</text:span><text:span text:style-name="T1104">], то ставится </text:span><text:span text:style-name="T718">a</text:span><text:span text:style-name="T1104">: </text:span><text:span text:style-name="T718">a union</text:span><text:span text:style-name="T1104">, </text:span><text:span text:style-name="T718">a European</text:span><text:span text:style-name="T1104">.</text:span></text:p>
      <text:p text:style-name="P648"/>
      <text:p text:style-name="P1236"><text:span text:style-name="T1104">Если первая согласная (после которой гласная) не произносится, то ставится </text:span><text:span text:style-name="T718">an</text:span><text:span text:style-name="T1104">: </text:span></text:p>
      <text:p text:style-name="P1236"><text:span text:style-name="T718">an hour </text:span><text:span text:style-name="T1104">(аувер), </text:span><text:span text:style-name="T718">an honesty </text:span><text:span text:style-name="T1104">(анэсти).</text:span></text:p>
      <text:p text:style-name="P648"/>
      <text:p text:style-name="P758"><text:soft-page-break/><text:span text:style-name="T1104">Т</text:span><text:span text:style-name="T1105">акже артикль </text:span><text:span text:style-name="T719">a</text:span><text:span text:style-name="T1105"> </text:span><text:span text:style-name="T1107">ставится</text:span><text:span text:style-name="T1105">, когда:</text:span></text:p>
      <text:list xml:id="list3634351372" text:style-name="L73">
        <text:list-item>
          <text:p text:style-name="P1804"><text:span text:style-name="T1055">говорят о профессии (</text:span><text:span text:style-name="T679">I`m a doctor)</text:span><text:span text:style-name="T1055">;</text:span></text:p>
        </text:list-item>
        <text:list-item>
          <text:p text:style-name="P1805"><text:span text:style-name="T1055">впервые упоминяют человека или предмет в разговоре </text:span><text:span text:style-name="T1106">(</text:span><text:span text:style-name="T716">I have a cat</text:span><text:span text:style-name="T1106">);</text:span></text:p>
        </text:list-item>
        <text:list-item>
          <text:p text:style-name="P1769"><text:span text:style-name="T1106">дается определение предмету (</text:span><text:span text:style-name="T766">h</text:span><text:span text:style-name="T717">e is a good man</text:span><text:span text:style-name="T1106">).</text:span></text:p>
        </text:list-item>
      </text:list>
      <text:p text:style-name="P556"/>
      <text:p text:style-name="P1317">Если перед существительным сто<text:span text:style-name="T1523">и</text:span>т <text:span text:style-name="T1608">одно или несколько </text:span>прилагательн<text:span text:style-name="T1608">ых,</text:span><text:span text:style-name="T1607"> </text:span></text:p>
      <text:p text:style-name="P1317">то артикль <text:span text:style-name="T587">a</text:span><text:span text:style-name="T1527"> </text:span>ставится перед ним/<text:span text:style-name="T1608">ними</text:span>.</text:p>
      <text:p text:style-name="P554"/>
      <text:p text:style-name="P69">a big old house — большой старый дом.</text:p>
      <text:p text:style-name="P187">a black and white cat — черно-белый кот.</text:p>
      <text:p text:style-name="P551"/>
      <text:p text:style-name="P552">При этом перед прилагательным без существительного артикль <text:span text:style-name="T587">a</text:span><text:span text:style-name="T1527"> </text:span>не ставится.</text:p>
      <text:p text:style-name="P188">This book is a good (неправильно). Th<text:span text:style-name="T1522">i</text:span>s book is good (правильно).</text:p>
      <text:p text:style-name="P551"/>
      <text:p text:style-name="P654">Определенный артикль</text:p>
      <text:p text:style-name="P553"/>
      <text:p text:style-name="P558">Артикль <text:span text:style-name="T555">the</text:span> указывает на конкретный предмет или понятие.</text:p>
      <text:p text:style-name="P558">Т. е. на то, что выделяется из общей массы.</text:p>
      <text:p text:style-name="P559"/>
      <text:p text:style-name="P560">Его можно заменить указательным местоимением (<text:span text:style-name="T555">this, that, these, those</text:span>) </text:p>
      <text:p text:style-name="P1242"><text:span text:style-name="T1110">и</text:span><text:span text:style-name="T1109"> часто удобнее </text:span><text:span text:style-name="T1112">им же </text:span><text:span text:style-name="T1121">и </text:span><text:span text:style-name="T1109">переводить.</text:span></text:p>
      <text:p text:style-name="P559"/>
      <text:p text:style-name="P559">Он может стоять как перед единственным числом, так и перед множественным; </text:p>
      <text:p text:style-name="P559">как перед исчисляемыми, так и неисчисляемыми существительными.</text:p>
      <text:p text:style-name="P561"/>
      <text:p text:style-name="P1237"><text:span text:style-name="T1110">Е</text:span><text:span text:style-name="T1103">сли предмет или человек упоминаются в </text:span><text:span text:style-name="T1113">речи </text:span><text:span text:style-name="T1103">впервые, то обычно о них ничего не известно, поэтому </text:span><text:span text:style-name="T1111">сначала</text:span><text:span text:style-name="T1103"> использ</text:span><text:span text:style-name="T1111">уется</text:span><text:span text:style-name="T1103"> неопределенный артикль </text:span><text:span text:style-name="T721">a/an</text:span><text:span text:style-name="T1103"> </text:span><text:span text:style-name="T1110">(при условии, что он нужен</text:span><text:span text:style-name="T1103">).</text:span></text:p>
      <text:p text:style-name="P1659"/>
      <text:p text:style-name="P1450"><text:span text:style-name="T1103">Н</text:span><text:span text:style-name="T1055">о если </text:span><text:span text:style-name="T1122">этот </text:span><text:span text:style-name="T1055">предмет или человек упоминаются в речи повторно, то уже используется определенный артикль </text:span><text:span text:style-name="T679">the</text:span><text:span text:style-name="T1055">.</text:span></text:p>
      <text:p text:style-name="P557"/>
      <text:p text:style-name="P1318"><text:span text:style-name="T754">I </text:span><text:span text:style-name="T755">have got </text:span><text:span text:style-name="T792">a</text:span><text:span text:style-name="T755"> puppy. </text:span><text:span text:style-name="T792">The</text:span><text:span text:style-name="T755"> puppy is white — У меня есть щенок. (Этот) </text:span><text:span text:style-name="T756">Щ</text:span><text:span text:style-name="T755">енок белый.</text:span></text:p>
      <text:p text:style-name="P562"/>
      <text:p text:style-name="P562">Определенный артикль может стоять не только перед существительным, но и перед прилагательным. <text:span text:style-name="T1528">В этом случае прилагательное становится существительным.</text:span></text:p>
      <text:p text:style-name="P562"/>
      <text:p text:style-name="P150"><text:span text:style-name="T428">rich people — богатые люди</text:span><text:span text:style-name="T553">;</text:span><text:span text:style-name="T428"> </text:span><text:span text:style-name="T514">t</text:span><text:span text:style-name="T428">he rich — богачи.</text:span></text:p>
      <text:p text:style-name="P562"/>
      <text:p text:style-name="P563">Также артикль <text:span text:style-name="T555">the</text:span> ставится, когда:</text:p>
      <text:p text:style-name="P563"/>
      <text:list xml:id="list4225154259" text:style-name="L74">
        <text:list-item>
          <text:p text:style-name="P1660">говорят о части помещения:</text:p>
          <text:list>
            <text:list-item>
              <text:p text:style-name="P1664">in the room — в комнате;</text:p>
            </text:list-item>
            <text:list-item>
              <text:p text:style-name="P1664">on the floor — на полу;</text:p>
            </text:list-item>
          </text:list>
          <text:p text:style-name="P1662"/>
        </text:list-item>
        <text:list-item>
          <text:p text:style-name="P1661">говорят, на каком музыкальном инструменте играют:</text:p>
          <text:list>
            <text:list-item>
              <text:p text:style-name="P1665">play the piano — играть на фортепиано;</text:p>
              <text:p text:style-name="P1665"/>
            </text:list-item>
          </text:list>
        </text:list-item>
        <text:list-item>
          <text:p text:style-name="P1660">человек напрявляется в конкретное место:</text:p>
          <text:list>
            <text:list-item>
              <text:p text:style-name="P1664">go to the bank — идти в банк;</text:p>
            </text:list-item>
            <text:list-item>
              <text:p text:style-name="P1664">drive to the shop — поехать на машине в магазин;</text:p>
            </text:list-item>
          </text:list>
        </text:list-item>
        <text:list-item>
          <text:p text:style-name="P1669"><text:soft-page-break/>объект, о котором идет речь, уникальный:</text:p>
          <text:list>
            <text:list-item>
              <text:p text:style-name="P1668">природные объекты или явления:</text:p>
              <text:list>
                <text:list-item>
                  <text:p text:style-name="P1665">the equator — экватор;</text:p>
                </text:list-item>
                <text:list-item>
                  <text:p text:style-name="P1665">the sky — небо;</text:p>
                </text:list-item>
                <text:list-item>
                  <text:p text:style-name="P1668">the moon — луна;</text:p>
                </text:list-item>
              </text:list>
            </text:list-item>
            <text:list-item>
              <text:p text:style-name="P1668">объекты созданные человеком</text:p>
              <text:list>
                <text:list-item>
                  <text:p text:style-name="P1665">the Bible (the Book) — Библия;</text:p>
                </text:list-item>
                <text:list-item>
                  <text:p text:style-name="P1770"><text:span text:style-name="T1241">the Internet — </text:span><text:span text:style-name="T1242">и</text:span><text:span text:style-name="T1241">нтернет;</text:span></text:p>
                </text:list-item>
                <text:list-item>
                  <text:p text:style-name="P1668">the radio — радио;</text:p>
                </text:list-item>
              </text:list>
            </text:list-item>
            <text:list-item>
              <text:p text:style-name="P1668"><text:span text:style-name="T1529">с </text:span>превосходн<text:span text:style-name="T1529">ой</text:span> степень<text:span text:style-name="T1529">ю</text:span> прилагательных:</text:p>
              <text:list>
                <text:list-item>
                  <text:p text:style-name="P1665">the longest — самый длинный;</text:p>
                </text:list-item>
                <text:list-item>
                  <text:p text:style-name="P1668">the hottest — самый жаркий;</text:p>
                </text:list-item>
              </text:list>
            </text:list-item>
            <text:list-item>
              <text:p text:style-name="P1666"><text:span text:style-name="T1530">со </text:span>словосочетани<text:span text:style-name="T1530">ем</text:span><text:span text:style-name="T555"> the same</text:span> (такой же, одинаковый):</text:p>
              <text:p text:style-name="P1794">These two photos are the same — Эти 2 фото одинаковые;</text:p>
            </text:list-item>
          </text:list>
          <text:p text:style-name="P1667"/>
        </text:list-item>
        <text:list-item>
          <text:p text:style-name="P1660">перед порядковым числительным:</text:p>
          <text:list>
            <text:list-item>
              <text:p text:style-name="P1670">the first — первый;</text:p>
            </text:list-item>
            <text:list-item>
              <text:p text:style-name="P1670">the second — второй;</text:p>
            </text:list-item>
          </text:list>
          <text:p text:style-name="P1662"/>
        </text:list-item>
        <text:list-item>
          <text:p text:style-name="P1663">перед фамилией (чтобы показать что люди принадлежат одной семье):</text:p>
          <text:p text:style-name="P1801"><text:span text:style-name="T512">The Jachsons </text:span><text:span text:style-name="T513">are very nice people — Джексоны очень милые люди;</text:span></text:p>
          <text:p text:style-name="P1662"/>
        </text:list-item>
        <text:list-item>
          <text:p text:style-name="P1671">в словосочетаниях, касающихся сторон:</text:p>
          <text:list>
            <text:list-item>
              <text:p text:style-name="P1672">the top of — верхушка (чего-то);</text:p>
            </text:list-item>
            <text:list-item>
              <text:p text:style-name="P1672">on the left — слева.</text:p>
            </text:list-item>
          </text:list>
        </text:list-item>
      </text:list>
      <text:p text:style-name="P564"/>
      <text:p text:style-name="P657">Случаи, когда артикли не используются</text:p>
      <text:p text:style-name="P564"/>
      <text:p text:style-name="P565">Такие ситуации зачастую не имеют логического объяснения и их нужно просто запомнить.</text:p>
      <text:p text:style-name="P565"/>
      <text:list xml:id="list791062482" text:style-name="L75">
        <text:list-item>
          <text:p text:style-name="P1673">в выражениях со словами <text:span text:style-name="T555">breakfast</text:span>, <text:span text:style-name="T555">lunch</text:span>, <text:span text:style-name="T555">dinner</text:span>:</text:p>
          <text:p text:style-name="P1795">When do you usually have breakfast? — Когда ты обычно завтракаешь?</text:p>
          <text:p text:style-name="P1674"/>
        </text:list-item>
        <text:list-item>
          <text:p text:style-name="P1675">когда говорят о направлении или местонахождении словами:</text:p>
          <text:list>
            <text:list-item>
              <text:p text:style-name="P1674">work <text:span text:style-name="T1540">(</text:span><text:span text:style-name="T555">go to work, start work</text:span><text:span text:style-name="T1540">)</text:span>;</text:p>
            </text:list-item>
            <text:list-item>
              <text:p text:style-name="P1674">school, university, college <text:span text:style-name="T1540">(</text:span><text:span text:style-name="T555">go to school, start school</text:span>);</text:p>
            </text:list-item>
            <text:list-item>
              <text:p text:style-name="P1674">church, hospital, prison <text:span text:style-name="T1540">(</text:span><text:span text:style-name="T555">go to church, be at hospital</text:span><text:span text:style-name="T1540">)</text:span>;</text:p>
            </text:list-item>
            <text:list-item>
              <text:p text:style-name="P1674">home, bed <text:span text:style-name="T1540">(</text:span><text:span text:style-name="T555">go home, go to bed</text:span><text:span text:style-name="T1540">)</text:span>;</text:p>
            </text:list-item>
          </text:list>
          <text:p text:style-name="P1674"/>
        </text:list-item>
        <text:list-item>
          <text:p text:style-name="P1673">в словосочетаниях <text:span text:style-name="T555">play</text:span> + вид спорта/игры:</text:p>
          <text:p text:style-name="P1795">I play football — Я играю в футбол;</text:p>
          <text:p text:style-name="P1674"/>
        </text:list-item>
        <text:list-item>
          <text:p text:style-name="P1673">перед названием языков или учебных дисциплин (котор. всегда с большой буквы):</text:p>
          <text:p text:style-name="P1795">I want to speak <text:span text:style-name="T1525">English well — Я хочу хорошо говорить по-английски;</text:span></text:p>
          <text:p text:style-name="P1674"/>
        </text:list-item>
        <text:list-item>
          <text:p text:style-name="P1676">перед именами людей и фамил<text:span text:style-name="T1609">и</text:span>ями:</text:p>
          <text:p text:style-name="P1796">My name is Bond, James Bond — Меня зовут Бонд, Джеймс Бонд.</text:p>
        </text:list-item>
      </text:list>
      <text:p text:style-name="P655"><text:soft-page-break/>Артикли в географических названиях</text:p>
      <text:p text:style-name="P566"/>
      <text:p text:style-name="P1239"><text:span text:style-name="T1114">Артикли не </text:span><text:span text:style-name="T1116">ставятся</text:span><text:span text:style-name="T1114"> </text:span><text:span text:style-name="T1116">с</text:span><text:span text:style-name="T1114"> названиями континентов:</text:span></text:p>
      <text:p text:style-name="P189">I live in Western Europe — Я живу в западной Европе.</text:p>
      <text:p text:style-name="P567"/>
      <text:p text:style-name="P567">Артикли не ставятся с названиям<text:span text:style-name="T1526">и</text:span> стран из <text:span text:style-name="T1643">одного</text:span> слова и с названиями городов:</text:p>
      <text:p text:style-name="P1239"><text:span text:style-name="T767">Moscow</text:span><text:span text:style-name="T723"> is the capital of </text:span><text:span text:style-name="T767">Russia</text:span><text:span text:style-name="T723"> — </text:span><text:span text:style-name="T767">Москва</text:span><text:span text:style-name="T723"> столица </text:span><text:span text:style-name="T767">России</text:span><text:span text:style-name="T723">.</text:span></text:p>
      <text:p text:style-name="P189"/>
      <text:p text:style-name="P190"><text:span text:style-name="T92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7"/>
      <text:p text:style-name="P1239"><text:span text:style-name="T1114">Артикли не нужны в названиях горных вершин, а также там, где присутсв</text:span><text:span text:style-name="T1115">ует</text:span><text:span text:style-name="T1114"> слово </text:span><text:span text:style-name="T723">Mount</text:span><text:span text:style-name="T1114">: </text:span></text:p>
      <text:p text:style-name="P1239"><text:span text:style-name="T723">Everest / Mount Everest, Makalu</text:span><text:span text:style-name="T1114">. Но </text:span><text:span text:style-name="T1115">в</text:span><text:span text:style-name="T1114"> названия</text:span><text:span text:style-name="T1115">х</text:span><text:span text:style-name="T1114"> горных цепей ставится </text:span><text:span text:style-name="T723">the</text:span><text:span text:style-name="T1114">: </text:span><text:span text:style-name="T723">the Himalayas</text:span><text:span text:style-name="T1114">.</text:span></text:p>
      <text:p text:style-name="P567"/>
      <text:p text:style-name="P1448"><text:span text:style-name="T1055">Артикль </text:span><text:span text:style-name="T679">the</text:span><text:span text:style-name="T1055"> не нужен с прилагательными, образованными от частей света или когда часть света указана вместе с названием страны: </text:span><text:span text:style-name="T679">North America, Eastern Europe.</text:span></text:p>
      <text:p text:style-name="P570"/>
      <text:p text:style-name="P1448"><text:span text:style-name="T1055">Артикль </text:span><text:span text:style-name="T679">the</text:span><text:span text:style-name="T1055"> не нужен в названиях улиц, дорог, скверов, парков:</text:span></text:p>
      <text:p text:style-name="P192">Fifth Avenue (5я Авеню), Broadway, Times Square.</text:p>
      <text:p text:style-name="P567"/>
      <text:p text:style-name="P1239"><text:span text:style-name="T1114">А</text:span><text:span text:style-name="T1117">ртикль </text:span><text:span text:style-name="T725">the</text:span><text:span text:style-name="T1117"> нужен в названиях водных объектов (океан, море, река, канал): </text:span><text:span text:style-name="T725">the Thames River, the Amazon (Амазонка), the Pacific (Тихий океан), the Baltic Sea. </text:span><text:span text:style-name="T1116">Но с названиями озер он </text:span></text:p>
      <text:p text:style-name="P1239"><text:span text:style-name="T1116">не используется: </text:span><text:span text:style-name="T724">Lake Superior (Верхнее озеро).</text:span></text:p>
      <text:p text:style-name="P572"/>
      <text:p text:style-name="P568">Также <text:span text:style-name="T555">the</text:span> нужен в названиях частей света: <text:span text:style-name="T555">the north, the south, the east, the west</text:span>.</text:p>
      <text:p text:style-name="P190">We should go to the north — Нам нужно идти на север.</text:p>
      <text:p text:style-name="P569"/>
      <text:p text:style-name="P1239"><text:span text:style-name="T1123">Следует</text:span><text:span text:style-name="T1124"> </text:span><text:span text:style-name="T1123">знать</text:span><text:span text:style-name="T1124">, что на картах не печатают артикль </text:span><text:span text:style-name="T729">the</text:span><text:span text:style-name="T1124">, даже когда он нужен.</text:span></text:p>
      <text:p text:style-name="P569"/>
      <text:p text:style-name="P656">Артикли в других названиях</text:p>
      <text:p text:style-name="P569"/>
      <text:p text:style-name="P571">Артикль не ставится в названиях административных зданий или комплексов из 2х слов.</text:p>
      <text:p text:style-name="P191"/>
      <text:p text:style-name="P191">Cambridge University, JFK Airport, Buckingham Palace.</text:p>
      <text:p text:style-name="P191">(порядок слов: сначала уникальное название, а затем категория объекта).</text:p>
      <text:p text:style-name="P571"/>
      <text:p text:style-name="P1240"><text:span text:style-name="T1118">Артикль </text:span><text:span text:style-name="T726">the</text:span><text:span text:style-name="T1118"> ставится в названиях отелей, театров, галерей, а также в названиях всемирно известных зданий:</text:span><text:span text:style-name="T726"> the Hilton Hotel, the Red Lion (бар), the White House.</text:span></text:p>
      <text:p text:style-name="P571"/>
      <text:p text:style-name="P1449"><text:span text:style-name="T1055">В названиях, где присутствует предлог </text:span><text:span text:style-name="T679">of</text:span><text:span text:style-name="T1055">, артикль </text:span><text:span text:style-name="T679">the</text:span><text:span text:style-name="T1055"> ставится всегда: </text:span></text:p>
      <text:p text:style-name="P191">the Bank of England, the Great Wall of China, the Tower of London.</text:p>
      <text:p text:style-name="P672"/>
      <text:p text:style-name="P672">Какой артикль выбрать</text:p>
      <text:p text:style-name="P573"/>
      <text:p text:style-name="P1241"><text:span text:style-name="T1119">Мысленно предсавить перед существительным слово «один», «один такой (</text:span><text:span text:style-name="T1120">прикольный</text:span><text:span text:style-name="T1119">)», </text:span></text:p>
      <text:p text:style-name="P1241"><text:span text:style-name="T1119">«один из» и т. д. Если логика предложения не нарушена, то скорее всего нужен </text:span><text:span text:style-name="T727">a/an</text:span><text:span text:style-name="T1119">.</text:span></text:p>
      <text:p text:style-name="P573"/>
      <text:p text:style-name="P216">I`ve got a window in my room — У меня в комнате есть окно. (обычное окно, каких много)</text:p>
      <text:p text:style-name="P573"/>
      <text:p text:style-name="P1241"><text:span text:style-name="T1119">Мысленно представить перед существительным слова: </text:span><text:span text:style-name="T727">this, that, these, those</text:span><text:span text:style-name="T1119"> или «тот самый», «именно тот», «конкретное этот» и т. д. Если смысл предложения в целом не изменился, </text:span></text:p>
      <text:p text:style-name="P1241"><text:span text:style-name="T1119">то можно ставить </text:span><text:span text:style-name="T727">the</text:span><text:span text:style-name="T1119">.</text:span></text:p>
      <text:p text:style-name="P215"><text:soft-page-break/>Look at the window. It`s broken — Посмотри на<text:span text:style-name="T1610"> </text:span>окно. Оно разбито. </text:p>
      <text:p text:style-name="P215">(посмотри на это конкретное окно, именно оно разбито).</text:p>
      <text:p text:style-name="P1445"/>
      <text:p text:style-name="P1445">Прилагательное. Adjective</text:p>
      <text:p text:style-name="P574"/>
      <text:p text:style-name="P1243"><text:span text:style-name="T1126">Ч</text:span><text:span text:style-name="T1125">асть речи, которая описывает качества и свойства объектов, и отвечает на вопрос «какой?».</text:span></text:p>
      <text:p text:style-name="P575"/>
      <text:p text:style-name="P1244"><text:span text:style-name="T1125">П</text:span><text:span text:style-name="T1126">рилагательное стоит перед существительным, но может появиться и без него если используется после глагола </text:span><text:span text:style-name="T730">be</text:span><text:span text:style-name="T1126">. В этом случае </text:span><text:span text:style-name="T1134">оно</text:span><text:span text:style-name="T1126"> </text:span><text:span text:style-name="T1134">обычно</text:span><text:span text:style-name="T1126"> переводиться глаголом.</text:span></text:p>
      <text:p text:style-name="P576"/>
      <text:p text:style-name="P1244"><text:span text:style-name="T1126">Если перед прилагательным стоит артикль </text:span><text:span text:style-name="T730">the</text:span><text:span text:style-name="T1126">, то оно </text:span><text:span text:style-name="T1127">становится</text:span><text:span text:style-name="T1126"> существительным.</text:span></text:p>
      <text:p text:style-name="P1245"><text:span text:style-name="T1126">Прилагательн</text:span><text:span text:style-name="T1128">ые</text:span><text:span text:style-name="T1126"> не меняется по родам, числам и падежам.</text:span></text:p>
      <text:p text:style-name="P576"/>
      <text:p text:style-name="P1451"><text:span text:style-name="T1126">П</text:span><text:span text:style-name="T1055">рилагательные делятся на </text:span><text:span text:style-name="T1243">две</text:span><text:span text:style-name="T1055"> группы:</text:span></text:p>
      <text:p text:style-name="P578"/>
      <text:list xml:id="list2217614519" text:style-name="L76">
        <text:list-item>
          <text:p text:style-name="P1677">оценочные прилагательные; они выражают личное мнение человека о предмете:</text:p>
          <text:p text:style-name="P1797">a funny cat — смешной кот (мнение, с которым можно не соглашаться)</text:p>
          <text:p text:style-name="P1677"/>
        </text:list-item>
        <text:list-item>
          <text:p text:style-name="P1677">фактовые прилагательные; они указывают на визуальную информацию, либо факты, </text:p>
          <text:p text:style-name="P1678">которые известны об объекте: размер, возраст, цвет, происхождение, и пр<text:span text:style-name="T1611">очее</text:span>:</text:p>
          <text:p text:style-name="P1797">a gray cat — серый кот (характеристика, которая не зависит от мнения)</text:p>
        </text:list-item>
      </text:list>
      <text:p text:style-name="P578"/>
      <text:p text:style-name="P578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8"/>
      <text:p text:style-name="P1245"><text:span text:style-name="T772">A</text:span><text:span text:style-name="T770"> gray funny cat (неправильно).</text:span></text:p>
      <text:p text:style-name="P1245"><text:span text:style-name="T772">A</text:span><text:span text:style-name="T770"> funny gray cat (правильно).</text:span></text:p>
      <text:p text:style-name="P578"/>
      <text:p text:style-name="P759"><text:span text:style-name="T1130">Глаголы, после которых </text:span><text:span text:style-name="T1146">всегда</text:span><text:span text:style-name="T1130"> </text:span><text:span text:style-name="T1146">идут</text:span><text:span text:style-name="T1130"> прилагательн</text:span><text:span text:style-name="T1129">ые</text:span><text:span text:style-name="T1130">:</text:span></text:p>
      <text:list xml:id="list1656218079" text:style-name="L77">
        <text:list-item>
          <text:p text:style-name="P1679">be — быть;</text:p>
        </text:list-item>
        <text:list-item>
          <text:p text:style-name="P1679">get — становиться;</text:p>
        </text:list-item>
        <text:list-item>
          <text:p text:style-name="P1679">become — становиться;</text:p>
        </text:list-item>
        <text:list-item>
          <text:p text:style-name="P1679">seem — казаться;</text:p>
        </text:list-item>
        <text:list-item>
          <text:p text:style-name="P1679">look — выглядеть;</text:p>
        </text:list-item>
        <text:list-item>
          <text:p text:style-name="P1679">feel — чувствовать <text:span text:style-name="T1644">(</text:span>себя<text:span text:style-name="T1644">)</text:span>;</text:p>
        </text:list-item>
        <text:list-item>
          <text:p text:style-name="P1679">sound — звучать;</text:p>
        </text:list-item>
        <text:list-item>
          <text:p text:style-name="P1771"><text:span text:style-name="T1130">taste — </text:span><text:span text:style-name="T1129">иметь вкус </text:span><text:span text:style-name="T1215">(</text:span><text:span text:style-name="T1216">отведать</text:span><text:span text:style-name="T1215">)</text:span><text:span text:style-name="T1130">;</text:span></text:p>
        </text:list-item>
        <text:list-item>
          <text:p text:style-name="P1806"><text:span text:style-name="T1055">smell — </text:span><text:span text:style-name="T1129">иметь запах </text:span><text:span text:style-name="T1215">(пахнуть)</text:span><text:span text:style-name="T1055">;</text:span></text:p>
        </text:list-item>
      </text:list>
      <text:p text:style-name="P989"/>
      <text:p text:style-name="P1247"><text:span text:style-name="T247">Обычно, в английском </text:span><text:span text:style-name="T248">языке </text:span><text:span text:style-name="T247">после глаголов стоят наречия. </text:span><text:span text:style-name="T249">Но даже если стоит прилагательное, то оно все равно будет перводится наречием (кроме случае</text:span><text:span text:style-name="T253">в</text:span><text:span text:style-name="T249"> с глаголом </text:span><text:span text:style-name="T158">be</text:span><text:span text:style-name="T249">).</text:span></text:p>
      <text:p text:style-name="P989"/>
      <text:p text:style-name="P1001"><text:span text:style-name="T428">You look nice! </text:span><text:span text:style-name="T515">— </text:span><text:span text:style-name="T428">Ты прекрасно выглядишь!</text:span></text:p>
      <text:p text:style-name="P1053">I feel bad — Я плохо себя чувствую.</text:p>
      <text:p text:style-name="P577"/>
      <text:p text:style-name="P1417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417"/>
      <text:p text:style-name="P1415"><text:span text:style-name="T428">He </text:span><text:span text:style-name="T1259">looked at</text:span><text:span text:style-name="T428"> me angrily — Он посмотрел на меня злобно</text:span></text:p>
      <text:p text:style-name="P577"/>
      <text:p text:style-name="P673"/>
      <text:p text:style-name="P1576">Степени сравнения прилагательных</text:p>
      <text:p text:style-name="P581"/>
      <text:p text:style-name="P582">Их всего <text:span text:style-name="T1645">две</text:span>: сравнительная и превосходная.</text:p>
      <text:p text:style-name="P579"/>
      <text:p text:style-name="P1246">Сравнительная степень нужна, когда сравниваются <text:span text:style-name="T1646">две</text:span> альтернативы. Вторая альтернатива </text:p>
      <text:p text:style-name="P580">не обязательно должна указываться напрямую. Она может <text:span text:style-name="T1646">только </text:span>подразумеваться.</text:p>
      <text:p text:style-name="P580"/>
      <text:p text:style-name="P1320"><text:span text:style-name="T1132">Сравнительная степень образуется с помощью суффикса </text:span><text:span text:style-name="T732">-er</text:span><text:span text:style-name="T1132"> или слова </text:span><text:span text:style-name="T732">more</text:span><text:span text:style-name="T1132">. </text:span></text:p>
      <text:p text:style-name="P584"/>
      <text:p text:style-name="P779"><text:span text:style-name="T1132">Суффикс </text:span><text:span text:style-name="T732">-er</text:span><text:span text:style-name="T1132"> ставится, когда слово состоит из 1 слога или 2х, но заканчива</text:span><text:span text:style-name="T1217">ющихся</text:span><text:span text:style-name="T1132"> на </text:span><text:span text:style-name="T732">-y</text:span><text:span text:style-name="T1132">:</text:span></text:p>
      <text:list xml:id="list3711704952" text:style-name="L78">
        <text:list-item>
          <text:p text:style-name="P1807">small → smaller (маленький → еще меньше); </text:p>
        </text:list-item>
        <text:list-item>
          <text:p text:style-name="P1807">funny → funnier (смешной → смешнее);</text:p>
        </text:list-item>
      </text:list>
      <text:p text:style-name="P1386"/>
      <text:p text:style-name="P762"><text:span text:style-name="T1381">Если сло</text:span><text:span text:style-name="T1382">г</text:span><text:span text:style-name="T1381"> с 1 гласной, после которой </text:span><text:span text:style-name="T1382">1 </text:span><text:span text:style-name="T1381">согласная, то эта согласная удваивается:</text:span></text:p>
      <text:list xml:id="list2431804465" text:style-name="L79">
        <text:list-item>
          <text:p text:style-name="P1808">big → bigger (большой → больше);</text:p>
        </text:list-item>
        <text:list-item>
          <text:p text:style-name="P1808">hot → hotter (горячий → горячее).</text:p>
        </text:list-item>
      </text:list>
      <text:p text:style-name="P583"/>
      <text:p text:style-name="P1247"><text:span text:style-name="T1135">С</text:span><text:span text:style-name="T1132">лово </text:span><text:span text:style-name="T732">more</text:span><text:span text:style-name="T1132"> </text:span><text:span text:style-name="T1135">(более) ставится</text:span><text:span text:style-name="T1132">, когда сло</text:span><text:span text:style-name="T1133">в</text:span><text:span text:style-name="T1132">о </text:span><text:span text:style-name="T1134">состоит </text:span><text:span text:style-name="T1132">из 2х и более слогов. </text:span></text:p>
      <text:p text:style-name="P762"><text:span text:style-name="T1154">Здесь с</text:span><text:span text:style-name="T1132">уффикс </text:span><text:span text:style-name="T732">-er</text:span><text:span text:style-name="T1132"> уже не </text:span><text:span text:style-name="T1135">используется</text:span><text:span text:style-name="T1141">:</text:span></text:p>
      <text:list xml:id="list1892338437" text:style-name="L80">
        <text:list-item>
          <text:p text:style-name="P1809">useful → more useful (полезный → более полезный);</text:p>
        </text:list-item>
        <text:list-item>
          <text:p text:style-name="P1810"><text:span text:style-name="T1531">i</text:span>nteresting → more interesting (интересный → более интересный).</text:p>
        </text:list-item>
      </text:list>
      <text:p text:style-name="P583"/>
      <text:p text:style-name="P786">Есть прилагательные, для которых сравнительная степень образовывается и так и эдак:</text:p>
      <text:list xml:id="list2918862773" text:style-name="L81">
        <text:list-item>
          <text:p text:style-name="P1811">quiet — тихий; </text:p>
        </text:list-item>
        <text:list-item>
          <text:p text:style-name="P1811">clever — умный; </text:p>
        </text:list-item>
        <text:list-item>
          <text:p text:style-name="P1811">narrow — узкий;</text:p>
        </text:list-item>
        <text:list-item>
          <text:p text:style-name="P1811">simple — простой.</text:p>
        </text:list-item>
      </text:list>
      <text:p text:style-name="P1413"/>
      <text:p text:style-name="P1378">Be quiet<text:span text:style-name="T1259">er</text:span>, please / Be <text:span text:style-name="T1259">more</text:span> quiet, please — Веди себя <text:span text:style-name="T1259">тише</text:span>, пожалуйста.</text:p>
      <text:p text:style-name="P583"/>
      <text:p text:style-name="P1248"><text:span text:style-name="T1383">П</text:span><text:span text:style-name="T1388">ри сравнении двух </text:span><text:span text:style-name="T1390">альтернатив</text:span><text:span text:style-name="T1388"> часто используется слово </text:span><text:span text:style-name="T1359">than</text:span><text:span text:style-name="T1388"> (чем).</text:span></text:p>
      <text:p text:style-name="P1387"/>
      <text:p text:style-name="P1381"><text:span text:style-name="T428">New York is </text:span><text:span text:style-name="T1259">bigger than</text:span><text:span text:style-name="T428"> Manchester — Нью Йорк </text:span><text:span text:style-name="T1259">больше, чем</text:span><text:span text:style-name="T428"> Манчестер.</text:span></text:p>
      <text:p text:style-name="P1248"><text:span text:style-name="T1353">Apples are </text:span><text:span text:style-name="T1360">testier than</text:span><text:span text:style-name="T1353"> cherries — Яблоки </text:span><text:span text:style-name="T1360">слаще</text:span><text:span text:style-name="T1353"> вишен.</text:span></text:p>
      <text:p text:style-name="P1379"/>
      <text:p text:style-name="P1394"><text:span text:style-name="T1131">Иногда после </text:span><text:span text:style-name="T731">than</text:span><text:span text:style-name="T1131"> может идти местоимение в объектной форме (</text:span><text:span text:style-name="T731">me, you, him, her</text:span><text:span text:style-name="T1131"> и т. д.).</text:span></text:p>
      <text:p text:style-name="P1248"><text:span text:style-name="T1388">Сложность этой ситуации в том, </text:span><text:span text:style-name="T1389">что при переводе</text:span><text:span text:style-name="T1388"> местоимен. </text:span><text:span text:style-name="T1383">будет </text:span><text:span text:style-name="T1388">в именительном падеже.</text:span></text:p>
      <text:p text:style-name="P1387"/>
      <text:p text:style-name="P1381"><text:span text:style-name="T428">I`m more attentive </text:span><text:span text:style-name="T1259">than him</text:span><text:span text:style-name="T428"> — Я внимательней, </text:span><text:span text:style-name="T1259">чем он</text:span><text:span text:style-name="T428">.</text:span></text:p>
      <text:p text:style-name="P1378"/>
      <text:p text:style-name="P1248"><text:span text:style-name="T1383">В качестве альтернативы</text:span><text:span text:style-name="T1384"> </text:span><text:span text:style-name="T1383">м</text:span><text:span text:style-name="T1384">ожно поставить местоимение в начальной форме, а после </text:span></text:p>
      <text:p text:style-name="P1388">него вспомогательный или модальный глагол из первой части предложения.</text:p>
      <text:p text:style-name="P1380"/>
      <text:p text:style-name="P1384"><text:span text:style-name="T428">I am more attentive </text:span><text:span text:style-name="T1259">than he is</text:span><text:span text:style-name="T428"> — Я внимательне, </text:span><text:span text:style-name="T1259">чем он</text:span><text:span text:style-name="T428">.</text:span></text:p>
      <text:p text:style-name="P1380">I can jump higher <text:span text:style-name="T1259">than he can</text:span> — Я прыгаю выше, <text:span text:style-name="T1259">чем он</text:span>.</text:p>
      <text:p text:style-name="P583"/>
      <text:p text:style-name="P1249"><text:span text:style-name="T1136">Прилагательн</text:span><text:span text:style-name="T1137">ые</text:span><text:span text:style-name="T1136"> в сравнительной степени </text:span><text:span text:style-name="T1137">могут</text:span><text:span text:style-name="T1136"> переводиться одинаково, будь он</text:span><text:span text:style-name="T1137">и</text:span><text:span text:style-name="T1136"> </text:span><text:span text:style-name="T1385">с суффиксом </text:span><text:span text:style-name="T1354">-er</text:span><text:span text:style-name="T1385"> или с</text:span><text:span text:style-name="T1386">о</text:span><text:span text:style-name="T1385"> словом </text:span><text:span text:style-name="T1354">more</text:span><text:span text:style-name="T1385">. Тоже самое касается и </text:span><text:span text:style-name="T1354">than</text:span><text:span text:style-name="T1385"> </text:span><text:span text:style-name="T1387">(см. внимательно примеры)</text:span><text:span text:style-name="T1385">.</text:span></text:p>
      <text:p text:style-name="P1680"/>
      <text:p text:style-name="P291"><text:soft-page-break/><text:span text:style-name="T428">Превосходная степень </text:span><text:span text:style-name="T516">обозначает наивысшую степень качества, которая в русском </text:span><text:span text:style-name="T554">языке</text:span><text:span text:style-name="T516"> соответствует усилительн</text:span><text:span text:style-name="T518">о</text:span><text:span text:style-name="T516">м</text:span><text:span text:style-name="T518">у</text:span><text:span text:style-name="T516"> суффикс</text:span><text:span text:style-name="T518">у</text:span><text:span text:style-name="T516"> </text:span><text:span text:style-name="T757">-ший</text:span><text:span text:style-name="T516"> или слову «самый».</text:span></text:p>
      <text:p text:style-name="P585"/>
      <text:p text:style-name="P1346"><text:span text:style-name="T1244">Она используется, когда сравнивают </text:span><text:span text:style-name="T1245">три</text:span><text:span text:style-name="T1244"> и более объектов. Общее количество может подразумеваться или выражаться местоимением </text:span><text:span text:style-name="T768">all</text:span><text:span text:style-name="T1244"> или </text:span><text:span text:style-name="T768">every</text:span><text:span text:style-name="T1244">.</text:span></text:p>
      <text:p text:style-name="P586"/>
      <text:p text:style-name="P588">Превосходная степень образуется по тем же правилам, что и сравнительная, только вместо</text:p>
      <text:p text:style-name="P293"><text:span text:style-name="T428">суффикса </text:span><text:span text:style-name="T679">-er</text:span><text:span text:style-name="T428"> используется </text:span><text:span text:style-name="T679">-est</text:span><text:span text:style-name="T428">, а вместо слова </text:span><text:span text:style-name="T679">more</text:span><text:span text:style-name="T428"> используется </text:span><text:span text:style-name="T679">most</text:span><text:span text:style-name="T428"> (самый).</text:span></text:p>
      <text:list xml:id="list2641956560" text:style-name="L82">
        <text:list-item>
          <text:p text:style-name="P1681">strong → the strongest (сильный → сильнейший / самый сильный);</text:p>
        </text:list-item>
        <text:list-item>
          <text:p text:style-name="P1681">reasonable → the most reasonable (разумный → разумнейший / самый разумный);</text:p>
        </text:list-item>
      </text:list>
      <text:p text:style-name="P587"/>
      <text:p text:style-name="P1250"><text:span text:style-name="T1138">П</text:span><text:span text:style-name="T1139">еред прилогательным </text:span><text:span text:style-name="T1138">в превосходной степени</text:span><text:span text:style-name="T1140"> </text:span><text:span text:style-name="T1139">почти всегда </text:span><text:span text:style-name="T1138">стоит</text:span><text:span text:style-name="T1139"> артикль </text:span><text:span text:style-name="T733">the</text:span><text:span text:style-name="T1139"> </text:span><text:span text:style-name="T1138">(т. к. эта степень подчеркивает уникальность). А после прилагательного — предлог </text:span><text:span text:style-name="T734">in</text:span><text:span text:style-name="T1138"> и</text:span><text:span text:style-name="T1218">ли</text:span><text:span text:style-name="T1138"> </text:span><text:span text:style-name="T734">of</text:span><text:span text:style-name="T1138">.</text:span></text:p>
      <text:p text:style-name="P589"/>
      <text:p text:style-name="P1452"><text:span text:style-name="T1055">Предлог </text:span><text:span text:style-name="T679">in</text:span><text:span text:style-name="T1055"> указывает на место, или группу людей, в которых выделяется объект.</text:span></text:p>
      <text:p text:style-name="P1250"><text:span text:style-name="T1138">А предлог </text:span><text:span text:style-name="T734">of</text:span><text:span text:style-name="T1138"> — на период времени, в котором выделяется объект.</text:span></text:p>
      <text:p text:style-name="P589"/>
      <text:p text:style-name="P107"><text:span text:style-name="T517">W</text:span><text:span text:style-name="T428">hat is the longest river in the world? — Какая самая длинная река в мире?</text:span></text:p>
      <text:p text:style-name="P1251"><text:span text:style-name="T735">It</text:span><text:span text:style-name="T736"> was the happiest day of </text:span><text:span text:style-name="T735">my</text:span><text:span text:style-name="T736"> life — </text:span><text:span text:style-name="T735">Это</text:span><text:span text:style-name="T736"> был самый счастливый день </text:span><text:span text:style-name="T735">в моей</text:span><text:span text:style-name="T736"> жизни.</text:span></text:p>
      <text:p text:style-name="P587"/>
      <text:p text:style-name="P292"><text:span text:style-name="T428">Слова-исключения </text:span><text:span text:style-name="T519">с особой сравнительной и превосходной степен</text:span><text:span text:style-name="T520">ью</text:span><text:span text:style-name="T519">:</text:span></text:p>
      <text:list xml:id="list2709021063" text:style-name="L83">
        <text:list-item>
          <text:p text:style-name="P1682">good → better → the best (хороший → лучше → самый лучший);</text:p>
        </text:list-item>
        <text:list-item>
          <text:p text:style-name="P1682">bad → worse → the worst (плохой → хуже → самый плохой);</text:p>
        </text:list-item>
        <text:list-item>
          <text:p text:style-name="P1682">far → farther → the farthest (далекий → дальше → самый далекий);</text:p>
        </text:list-item>
      </text:list>
      <text:p text:style-name="P193"/>
      <text:p text:style-name="P1441">Наречие. Adverb</text:p>
      <text:p text:style-name="P590"/>
      <text:p text:style-name="P592">Часть речи, которая отвечает на вопросы «как?», «каким образом?». </text:p>
      <text:p text:style-name="P1253"><text:span text:style-name="T1146">Оно п</text:span><text:span text:style-name="T1145">омогает описать действие и дает его более точную характеристику.</text:span></text:p>
      <text:p text:style-name="P591"/>
      <text:p text:style-name="P1252"><text:span text:style-name="T1533">Е</text:span>сли наречие относится к глаголу, то оно ст<text:span text:style-name="T1536">ои</text:span>т после него <text:span text:style-name="T1532">(</text:span><text:span text:style-name="T1391">обычно </text:span><text:span text:style-name="T1350">в </text:span><text:span text:style-name="T1392">самом</text:span><text:span text:style-name="T1350"> </text:span><text:span text:style-name="T1391">конце</text:span><text:span text:style-name="T1532">)</text:span>. </text:p>
      <text:p text:style-name="P1252"><text:span text:style-name="T1534">Е</text:span><text:span text:style-name="T1142">сли наречие относится к прилагательному, то оно сто</text:span><text:span text:style-name="T1151">и</text:span><text:span text:style-name="T1142">т перед ним.</text:span></text:p>
      <text:p text:style-name="P593"/>
      <text:p text:style-name="P194">I kwon him <text:span text:style-name="T1259">well</text:span> — Я <text:span text:style-name="T1259">хорошо</text:span> его знаю.</text:p>
      <text:p text:style-name="P194">He is <text:span text:style-name="T1259">very</text:span> serious — Он <text:span text:style-name="T1259">очень</text:span> серьезный.</text:p>
      <text:p text:style-name="P194"/>
      <text:p text:style-name="P595">В английском, начерия делятся на 2 группы: </text:p>
      <text:list xml:id="list3485181888" text:style-name="L84">
        <text:list-item>
          <text:p text:style-name="P1683">наречия, образованые от прилагательных;</text:p>
        </text:list-item>
        <text:list-item>
          <text:p text:style-name="P1683">самобытне наречия <text:span text:style-name="T1612">(</text:span>которые существуют с давних времен<text:span text:style-name="T1612">)</text:span>.</text:p>
        </text:list-item>
      </text:list>
      <text:p text:style-name="P594"/>
      <text:p text:style-name="P658">Наречия, образованные от прилагательных</text:p>
      <text:p text:style-name="P594"/>
      <text:p text:style-name="P596"><text:span text:style-name="T1535">О</text:span>ни <text:span text:style-name="T1535">о</text:span>бразуются при помощи суффикса <text:span text:style-name="T555">-ly</text:span>:</text:p>
      <text:list xml:id="list862428635" text:style-name="L85">
        <text:list-item>
          <text:p text:style-name="P1684">quick → quickly (быстрый → быстро);</text:p>
        </text:list-item>
        <text:list-item>
          <text:p text:style-name="P1684">serious → seriously (серьезный → серьезно).</text:p>
        </text:list-item>
      </text:list>
      <text:p text:style-name="P597"/>
      <text:p text:style-name="P760"><text:span text:style-name="T1149">Н</text:span><text:span text:style-name="T1143">аречи</text:span><text:span text:style-name="T1144">я</text:span><text:span text:style-name="T1143">, которые </text:span><text:span text:style-name="T1148">пишутся</text:span><text:span text:style-name="T1143"> также, как </text:span><text:span text:style-name="T1147">и </text:span><text:span text:style-name="T1143">прилагательные</text:span><text:span text:style-name="T1147">:</text:span></text:p>
      <text:list xml:id="list2447529427" text:style-name="L86">
        <text:list-item>
          <text:p text:style-name="P1812"><text:span text:style-name="T1055">fast — </text:span><text:span text:style-name="T1144">быстрый/быстро</text:span><text:span text:style-name="T1055">;</text:span></text:p>
        </text:list-item>
        <text:list-item>
          <text:p text:style-name="P1812"><text:span text:style-name="T1055">late — </text:span><text:span text:style-name="T1144">поздний/поздно</text:span><text:span text:style-name="T1055">;</text:span></text:p>
        </text:list-item>
        <text:list-item>
          <text:p text:style-name="P1812"><text:span text:style-name="T1055">hard — </text:span><text:span text:style-name="T1144">тяжелый/тяжело</text:span><text:span text:style-name="T1055">.</text:span></text:p>
        </text:list-item>
      </text:list>
      <text:p text:style-name="P108"><text:soft-page-break/><text:span text:style-name="T428">Jack is a very </text:span><text:span text:style-name="T1259">fast runner</text:span><text:span text:style-name="T428"> — Джек очень быстрый бегут. (fast — это прилагательное, </text:span></text:p>
      <text:p text:style-name="P196">т. к. стоит перед существительным; см. раздел «Прилагательное»)</text:p>
      <text:p text:style-name="P196"/>
      <text:p text:style-name="P108"><text:span text:style-name="T428">Jack can </text:span><text:span text:style-name="T1259">run fast</text:span><text:span text:style-name="T428"> — Джек быстро бегает. (fast — это наречие, т. к. стоит после глагола)</text:span></text:p>
      <text:p text:style-name="P196"/>
      <text:p text:style-name="P1254"><text:span text:style-name="T1150">Наречие </text:span><text:span text:style-name="T737">well</text:span><text:span text:style-name="T1150"> (хорошо) можно использовать как прилагательное, если оно </text:span><text:span text:style-name="T1158">идет в связке </text:span></text:p>
      <text:p text:style-name="P1254"><text:span text:style-name="T1150">с глаголом </text:span><text:span text:style-name="T737">be</text:span><text:span text:style-name="T1150"> или </text:span><text:span text:style-name="T737">get </text:span><text:span text:style-name="T1150">(в разговор</text:span><text:span text:style-name="T1161">ах</text:span><text:span text:style-name="T1150"> о здоровь</text:span><text:span text:style-name="T1160">и</text:span><text:span text:style-name="T1150"> и самочувствии).</text:span></text:p>
      <text:p text:style-name="P197"/>
      <text:p text:style-name="P109"><text:span text:style-name="T521">H</text:span><text:span text:style-name="T428">ow are you? I`m </text:span><text:span text:style-name="T1259">well</text:span><text:span text:style-name="T428"> — Как ты? Я в </text:span><text:span text:style-name="T1259">порядке</text:span><text:span text:style-name="T428">.</text:span></text:p>
      <text:p text:style-name="P109"><text:span text:style-name="T428">He got </text:span><text:span text:style-name="T1259">well</text:span><text:span text:style-name="T428"> after the accident — Он </text:span><text:span text:style-name="T1259">поправился</text:span><text:span text:style-name="T428"> после аварии </text:span><text:span text:style-name="T538">(Он хорош после аварии)</text:span><text:span text:style-name="T428">.</text:span></text:p>
      <text:p text:style-name="P600"/>
      <text:p text:style-name="P659">Самобытные наречия</text:p>
      <text:p text:style-name="P601"/>
      <text:p text:style-name="P1453"><text:span text:style-name="T1146">О</text:span><text:span text:style-name="T1055">ни имеют собственную форму и используются по особым правилам.</text:span></text:p>
      <text:p text:style-name="P1319"><text:span text:style-name="T1219">Ниже приведены самы</text:span><text:span text:style-name="T1220">е</text:span><text:span text:style-name="T1219"> распространенны</text:span><text:span text:style-name="T1220">е</text:span><text:span text:style-name="T1219"> самобытны</text:span><text:span text:style-name="T1220">е</text:span><text:span text:style-name="T1219"> наречи</text:span><text:span text:style-name="T1220">я</text:span><text:span text:style-name="T1219">.</text:span></text:p>
      <text:p text:style-name="P599"/>
      <text:p text:style-name="P787"><text:span text:style-name="T1153">Наречия, указывающие на степень чего-</text:span><text:span text:style-name="T1246">то</text:span><text:span text:style-name="T1153">:</text:span></text:p>
      <text:list xml:id="list1066553153" text:style-name="L87">
        <text:list-item>
          <text:p text:style-name="P1813"><text:span text:style-name="T1055">enough — </text:span><text:span text:style-name="T1152">достаточно</text:span><text:span text:style-name="T1055">;</text:span></text:p>
        </text:list-item>
        <text:list-item>
          <text:p text:style-name="P1813"><text:span text:style-name="T1055">a lot, much, many — </text:span><text:span text:style-name="T1152">много</text:span><text:span text:style-name="T1055">;</text:span></text:p>
        </text:list-item>
        <text:list-item>
          <text:p text:style-name="P1813"><text:span text:style-name="T1055">almost — </text:span><text:span text:style-name="T1152">почти</text:span><text:span text:style-name="T1055">;</text:span></text:p>
        </text:list-item>
        <text:list-item>
          <text:p text:style-name="P1685">pretty, very — довольно (очень);</text:p>
        </text:list-item>
        <text:list-item>
          <text:p text:style-name="P1685">too — слишком;</text:p>
        </text:list-item>
      </text:list>
      <text:p text:style-name="P603"/>
      <text:p text:style-name="P761"><text:span text:style-name="T1152">Наречия, помогающие акцентироваться на чем-</text:span><text:span text:style-name="T1246">то</text:span><text:span text:style-name="T1152">:</text:span></text:p>
      <text:list xml:id="list4123675282" text:style-name="L88">
        <text:list-item>
          <text:p text:style-name="P1686">just — всего лишь;</text:p>
        </text:list-item>
        <text:list-item>
          <text:p text:style-name="P1686">only — только;</text:p>
        </text:list-item>
        <text:list-item>
          <text:p text:style-name="P1686">simply — просто;</text:p>
        </text:list-item>
        <text:list-item>
          <text:p text:style-name="P1686">especially — особенно.</text:p>
        </text:list-item>
      </text:list>
      <text:p text:style-name="P591"/>
      <text:p text:style-name="P761"><text:span text:style-name="T1152">Другие</text:span><text:span text:style-name="T1153"> распространенные наречи</text:span><text:span text:style-name="T1152">я</text:span><text:span text:style-name="T1153">:</text:span></text:p>
      <text:list xml:id="list3131264060" text:style-name="L89">
        <text:list-item>
          <text:p text:style-name="P1814"><text:span text:style-name="T1055">quite - </text:span><text:span text:style-name="T1152">совсем</text:span><text:span text:style-name="T1055">;</text:span></text:p>
        </text:list-item>
        <text:list-item>
          <text:p text:style-name="P1814"><text:span text:style-name="T1055">so - </text:span><text:span text:style-name="T1152">такой</text:span><text:span text:style-name="T1055">;</text:span></text:p>
        </text:list-item>
        <text:list-item>
          <text:p text:style-name="P1687">soon - <text:span text:style-name="T1537">скоро</text:span>;</text:p>
        </text:list-item>
      </text:list>
      <text:p text:style-name="P598"/>
      <text:p text:style-name="P1347"><text:span text:style-name="T555">Marry is pretty smart — Мэри </text:span><text:span text:style-name="T626">довольно</text:span><text:span text:style-name="T555"> умная;</text:span></text:p>
      <text:p text:style-name="P195">I almost finished my work yesterday — Я почти закончил вчера работу.</text:p>
      <text:p text:style-name="P195">We just want to ask you a question — Мы всего лишь хотим задать вам вопрос.</text:p>
      <text:p text:style-name="P110"><text:span text:style-name="T522">W</text:span><text:span text:style-name="T428">hy are you so sad? — Почему ты такой грусный?</text:span></text:p>
      <text:p text:style-name="P198">See you soon — Скоро увидимся.</text:p>
      <text:p text:style-name="P604"/>
      <text:p text:style-name="P674">Наречия <text:span text:style-name="T555">much</text:span>, <text:span text:style-name="T555">many</text:span>, <text:span text:style-name="T555">a lot</text:span>, <text:span text:style-name="T555">little</text:span>, <text:span text:style-name="T555">few</text:span></text:p>
      <text:p text:style-name="P602"/>
      <text:p text:style-name="P605">Наречия <text:span text:style-name="T555">much</text:span> и <text:span text:style-name="T555">many</text:span> стоят перед существительными. <text:span text:style-name="T555">Much</text:span> — перед неисчисляемыми, </text:p>
      <text:p text:style-name="P605">а <text:span text:style-name="T555">many</text:span> — перед исчисляемыми: <text:span text:style-name="T555">much work, many books</text:span>.</text:p>
      <text:p text:style-name="P605"/>
      <text:p text:style-name="P605">Связка <text:span text:style-name="T555">a lot of</text:span> (или <text:span text:style-name="T555">lots of</text:span>) может стоять как перед исчисляемыми, так и неисчисляемыми существительными: <text:span text:style-name="T555">a lot of coffee, a lot of cars</text:span>.</text:p>
      <text:p text:style-name="P605"/>
      <text:p text:style-name="P606">Англоговорящие избегают использовать <text:span text:style-name="T555">much</text:span> в утвердительных предложениях. </text:p>
      <text:p text:style-name="P606">Они заменяют его на <text:span text:style-name="T555">a lof of</text:span> <text:span text:style-name="T1538">в этих случаях</text:span>.</text:p>
      <text:p text:style-name="P606"/>
      <text:p text:style-name="P199"><text:soft-page-break/>There is a lot of juice in the jug — В кувшине много сока.</text:p>
      <text:p text:style-name="P199">There isn`t much coffee in the cup — В чашке не много кофе.</text:p>
      <text:p text:style-name="P605"/>
      <text:p text:style-name="P607">Слова <text:span text:style-name="T555">little</text:span> и <text:span text:style-name="T555">few</text:span> переводятся как «мало». <text:span text:style-name="T1614">Слово </text:span><text:span text:style-name="T618">l</text:span><text:span text:style-name="T555">ittle</text:span> — это антоним <text:span text:style-name="T555">much</text:span>, </text:p>
      <text:p text:style-name="P607">а <text:span text:style-name="T1613">слово </text:span><text:span text:style-name="T555">few</text:span> — антоним <text:span text:style-name="T555">many</text:span>: <text:span text:style-name="T555">little work, few books</text:span>.</text:p>
      <text:p text:style-name="P607"/>
      <text:p text:style-name="P660">Наречия частности</text:p>
      <text:p text:style-name="P608"/>
      <text:p text:style-name="P1688">Указывают на то, когда или с какой периодичностью происходит действие в предложении. </text:p>
      <text:p text:style-name="P1348"><text:span text:style-name="T1247">Э</text:span><text:span text:style-name="T1155">то те самые слова-маячки, которые помогают определ</text:span><text:span text:style-name="T1159">я</text:span><text:span text:style-name="T1155">ть правильное время</text:span><text:span text:style-name="T1247">.</text:span></text:p>
      <text:p text:style-name="P609"/>
      <text:p text:style-name="P1255"><text:span text:style-name="T1156">Они могут стоять почти в любой позиции в предложении, </text:span><text:span text:style-name="T1157">но </text:span><text:span text:style-name="T1162">чаще всего стоят </text:span></text:p>
      <text:p text:style-name="P614">между подлежащим и сказуемым <text:span text:style-name="T1540">(после вспомогательного глагола)</text:span>.</text:p>
      <text:p text:style-name="P611"/>
      <text:p text:style-name="P200"><text:span text:style-name="T13">I</text:span> <text:span text:style-name="T3">don`t</text:span> <text:span text:style-name="T1259">usually</text:span> <text:span text:style-name="T26">drive</text:span> to work — Обычно, я не еду (на машине) на работу.</text:p>
      <text:p text:style-name="P201"><text:span text:style-name="T13">You</text:span> <text:span text:style-name="T3">can</text:span> <text:span text:style-name="T1259">always</text:span> <text:span text:style-name="T26">call</text:span> me — Ты всегда можешь позвонить мне.</text:p>
      <text:p text:style-name="P610"/>
      <text:p text:style-name="P623">Если в предложении есть глагол <text:span text:style-name="T555">be</text:span>, то наречие частности будет стоять после него.</text:p>
      <text:p text:style-name="P204">He <text:span text:style-name="T26">was</text:span> <text:span text:style-name="T1259">sometimes</text:span> very lazy — Иногда он был очень ленивым.</text:p>
      <text:p text:style-name="P612"/>
      <text:p text:style-name="P622">Если наречие частотности стоит в связке с другим словом, то вся связка </text:p>
      <text:p text:style-name="P622">должна быть в конце предложения.</text:p>
      <text:p text:style-name="P622"/>
      <text:p text:style-name="P205">I <text:span text:style-name="T1259">often</text:span> buy coffee on my way to work — Я часто покупаю кофе по дороге на работу.</text:p>
      <text:p text:style-name="P205">I buy coffee on my way to work <text:span text:style-name="T1259">very often</text:span> — Я очень часто покупаю кофе по дороге на работу.</text:p>
      <text:p text:style-name="P612"/>
      <text:p text:style-name="P1442">Порядок слов в предложении</text:p>
      <text:p text:style-name="P613"/>
      <text:p text:style-name="P615">Любое английское предложение <text:span text:style-name="T1539">обязано</text:span> иметь подлежащее и сказуемое.</text:p>
      <text:p text:style-name="P615"/>
      <text:p text:style-name="P615">Если подлежащее отсутсвует, то на его место ставят формальное подлежащее.</text:p>
      <text:p text:style-name="P649">Если отсутствует сказуемое, то вместо него ставится глагол <text:span text:style-name="T555">be</text:span>.</text:p>
      <text:p text:style-name="P615"/>
      <text:p text:style-name="P615">Сказуемое всегда передает время. В вопросах и отрицаниях оно разделяется </text:p>
      <text:p text:style-name="P615">на вспомогательный и смысловой глаголы.</text:p>
      <text:p text:style-name="P615"/>
      <text:p text:style-name="P1256"><text:span text:style-name="T1163">Если в предло</text:span><text:span text:style-name="T1164">жении несколько смысловых глаголов, то </text:span><text:span text:style-name="T1165">лишь </text:span><text:span text:style-name="T1164">первый будет сказуемым, </text:span></text:p>
      <text:p text:style-name="P616">а остальные, в форме инфинитива или герундия, будут дополнять его.</text:p>
      <text:p text:style-name="P610"/>
      <text:p text:style-name="P1257"><text:span text:style-name="T1167">Наречие</text:span><text:span text:style-name="T1166"> обычно стоит после смыслового глагола, в конце предложения. </text:span></text:p>
      <text:p text:style-name="P617"/>
      <text:p text:style-name="P1257"><text:span text:style-name="T1166">Т</text:span><text:span text:style-name="T1167">акже в конце предложения ставят дополнение и обстоятельство. Для упрощения обстоятельство можно </text:span><text:span text:style-name="T1221">тоже</text:span><text:span text:style-name="T1167"> считать дополнением. </text:span></text:p>
      <text:p text:style-name="P619"/>
      <text:p text:style-name="P619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19"/>
      <text:p text:style-name="P661">В разговоре о месте и времени</text:p>
      <text:p text:style-name="P620"/>
      <text:p text:style-name="P621">Если после глагола указан человек, то сначала указывают человека, а потом говорят </text:p>
      <text:p text:style-name="P621">о месте, где все происходит.</text:p>
      <text:p text:style-name="P621"/>
      <text:p text:style-name="P621"><text:soft-page-break/>Обстоятельство времени обычно идет в конце, после слов, связанных с местом.</text:p>
      <text:p text:style-name="P621">Но если оно состоит из нескольких слов, то может переехать в самое начало предложения.</text:p>
      <text:p text:style-name="P621"/>
      <text:p text:style-name="P202">Tom walks to work <text:span text:style-name="T10">every morning</text:span> / <text:span text:style-name="T10">Every morning</text:span> Tom walks to work — </text:p>
      <text:p text:style-name="P202">Том ходит на работу каждое утро.</text:p>
      <text:p text:style-name="P621"/>
      <text:p text:style-name="P203">I`m going to Paris <text:span text:style-name="T10">on Monday</text:span> / <text:span text:style-name="T10">On Monday</text:span> I`m going to Paris — </text:p>
      <text:p text:style-name="P203">В понедельник я поеду в Париж.</text:p>
      <text:p text:style-name="P206"/>
      <text:p text:style-name="P662">Глаголы, которые требуют 2х дополнений</text:p>
      <text:p text:style-name="P624"/>
      <text:p text:style-name="P763"><text:span text:style-name="T1168">Эт</text:span><text:span text:style-name="T1169">и</text:span><text:span text:style-name="T1168"> глаголы могут направлять действие и на человека, и на предмет одновременно:</text:span></text:p>
      <text:list xml:id="list883326494" text:style-name="L90">
        <text:list-item>
          <text:p text:style-name="P1689">give — давать, дарить;</text:p>
        </text:list-item>
        <text:list-item>
          <text:p text:style-name="P1689">lend — одалживать;</text:p>
        </text:list-item>
        <text:list-item>
          <text:p text:style-name="P1689">pass — передавать;</text:p>
        </text:list-item>
        <text:list-item>
          <text:p text:style-name="P1689">send — посылать;</text:p>
        </text:list-item>
        <text:list-item>
          <text:p text:style-name="P1689">show — показывать.</text:p>
        </text:list-item>
      </text:list>
      <text:p text:style-name="P624"/>
      <text:p text:style-name="P624">Дополнения могут указ<text:span text:style-name="T1542">ываться</text:span> двумя способами:</text:p>
      <text:p text:style-name="P624"/>
      <text:list xml:id="list1457407488" text:style-name="L91">
        <text:list-item>
          <text:p text:style-name="P1690"><text:span text:style-name="T1541">п</text:span>осле глагола указать человека, а затем предмет; без предлогов:</text:p>
          <text:p text:style-name="P1798">I lent <text:span text:style-name="T1481">Mike</text:span> some <text:span text:style-name="T1481">money </text:span><text:span text:style-name="T46">— Я одолжил</text:span><text:span text:style-name="T1481"> Майку деньги</text:span><text:span text:style-name="T46">.</text:span></text:p>
          <text:p text:style-name="P1799"><text:span text:style-name="T46">You lent </text:span><text:span text:style-name="T1481">me</text:span><text:span text:style-name="T46"> some </text:span><text:span text:style-name="T1481">money</text:span><text:span text:style-name="T46"> — Ты </text:span><text:span text:style-name="T421">одолжил </text:span><text:span text:style-name="T1489">мне деньги</text:span><text:span text:style-name="T421">.</text:span></text:p>
          <text:p text:style-name="P1609"/>
        </text:list-item>
        <text:list-item>
          <text:p text:style-name="P1772"><text:span text:style-name="T251">п</text:span><text:span text:style-name="T250">осле глагола указать предмет, а затем человека; перед человеком будет предлог </text:span><text:span text:style-name="T157">to:</text:span></text:p>
          <text:p text:style-name="P1815"><text:span text:style-name="T157">I </text:span><text:span text:style-name="T118">lent some </text:span><text:span text:style-name="T1483">money </text:span><text:span text:style-name="T118">to</text:span><text:span text:style-name="T1483"> Mike</text:span><text:span text:style-name="T118"> — Я одолжил </text:span><text:span text:style-name="T1483">деньги Майку</text:span><text:span text:style-name="T118">.</text:span></text:p>
        </text:list-item>
      </text:list>
      <text:p text:style-name="P624"/>
      <text:p text:style-name="P1443">Предлог. Preposition</text:p>
      <text:p text:style-name="P625"/>
      <text:p text:style-name="P1259"><text:span text:style-name="T1170">В английском языке предлоги заменяют падежи существительных. </text:span><text:span text:style-name="T1171">При этом нет четкого соответствия. К одному падежу могут вести разные предлоги или вообще никаких.</text:span></text:p>
      <text:p text:style-name="P630"/>
      <text:p text:style-name="P12"><text:span text:style-name="T924">Предлоги времени </text:span><text:span text:style-name="T555">at</text:span><text:span text:style-name="T924">, </text:span><text:span text:style-name="T555">on</text:span><text:span text:style-name="T924">, </text:span><text:span text:style-name="T555">in</text:span></text:p>
      <text:p text:style-name="P631"/>
      <text:p text:style-name="P632">Отвечают на вопрос «когда?». Каждый из них обозначает разный момент времни.</text:p>
      <text:p text:style-name="P632"/>
      <text:p text:style-name="P1454"><text:span text:style-name="T1055">Предлог </text:span><text:span text:style-name="T679">at</text:span><text:span text:style-name="T1055"> используется для указания </text:span><text:span text:style-name="T1180">точного </text:span><text:span text:style-name="T1055">времени </text:span><text:span text:style-name="T1180">(</text:span><text:span text:style-name="T1055">на часах</text:span><text:span text:style-name="T1180">)</text:span><text:span text:style-name="T1055">. Иногда с помощью </text:span></text:p>
      <text:p text:style-name="P780"><text:span text:style-name="T1172">него </text:span><text:span text:style-name="T1248">(</text:span><text:span text:style-name="T1181">в качестве исключени</text:span><text:span text:style-name="T1248">я)</text:span><text:span text:style-name="T1182"> </text:span><text:span text:style-name="T1172">указываются периоды дня и праздники:</text:span></text:p>
      <text:list xml:id="list1633766500" text:style-name="L92">
        <text:list-item>
          <text:p text:style-name="P1691">at 5 o`clock — в 5 часов;</text:p>
        </text:list-item>
        <text:list-item>
          <text:p text:style-name="P1691">at noon — днем;</text:p>
        </text:list-item>
        <text:list-item>
          <text:p text:style-name="P1691">at night — ночью;</text:p>
        </text:list-item>
        <text:list-item>
          <text:p text:style-name="P1691">at luchtime — во время обеда;</text:p>
        </text:list-item>
        <text:list-item>
          <text:p text:style-name="P1691">at sunset — на рассвете;</text:p>
        </text:list-item>
        <text:list-item>
          <text:p text:style-name="P1691">at the weekdays — в будние дни;</text:p>
        </text:list-item>
        <text:list-item>
          <text:p text:style-name="P1691">at the weekend — в выходные;</text:p>
        </text:list-item>
        <text:list-item>
          <text:p text:style-name="P1691">at the moment — в данный момент;</text:p>
        </text:list-item>
        <text:list-item>
          <text:p text:style-name="P1691">at the end (of) — в конце;</text:p>
        </text:list-item>
        <text:list-item>
          <text:p text:style-name="P1691">at Christmas — на Рождество;</text:p>
        </text:list-item>
        <text:list-item>
          <text:p text:style-name="P1691">at Easter — на Пасху.</text:p>
        </text:list-item>
      </text:list>
      <text:p text:style-name="P632"/>
      <text:p text:style-name="P764"><text:span text:style-name="T1173">Предлог </text:span><text:span text:style-name="T738">on</text:span><text:span text:style-name="T1174"> </text:span><text:span text:style-name="T1173">указывает на конкретный день. Обычно это дни недели или точные даты</text:span><text:span text:style-name="T1193">:</text:span></text:p>
      <text:list xml:id="list1179977778" text:style-name="L93">
        <text:list-item>
          <text:p text:style-name="P1816"><text:soft-page-break/><text:span text:style-name="T1055">on Sunday — </text:span><text:span text:style-name="T1174">в воскресенье / по воскресеньям</text:span><text:span text:style-name="T1055">;</text:span></text:p>
        </text:list-item>
        <text:list-item>
          <text:p text:style-name="P1816"><text:span text:style-name="T1055">on Monday — </text:span><text:span text:style-name="T1174">в понедельник / по поне</text:span><text:span text:style-name="T1249">д</text:span><text:span text:style-name="T1174">е</text:span><text:span text:style-name="T1249">л</text:span><text:span text:style-name="T1174">ьникам</text:span><text:span text:style-name="T1055">;</text:span></text:p>
        </text:list-item>
        <text:list-item>
          <text:p text:style-name="P1692">on Tuesday — во вторник / по вторникам;</text:p>
        </text:list-item>
        <text:list-item>
          <text:p text:style-name="P1692">on Wednesday — в срезу / по средам;</text:p>
        </text:list-item>
        <text:list-item>
          <text:p text:style-name="P1692">on Thursday — в четверг / <text:span text:style-name="T1648">по четвергам</text:span>;</text:p>
        </text:list-item>
        <text:list-item>
          <text:p text:style-name="P1692">on Friday — в пятницу / <text:span text:style-name="T1648">по пятницам</text:span>;</text:p>
        </text:list-item>
        <text:list-item>
          <text:p text:style-name="P1693">on Saturday — в субботу / <text:span text:style-name="T1648">по субботам</text:span>;</text:p>
        </text:list-item>
        <text:list-item>
          <text:p text:style-name="P1692">on the 8th of March — 8го марта;</text:p>
        </text:list-item>
        <text:list-item>
          <text:p text:style-name="P1693">on April, 10 — 10го апреля;</text:p>
        </text:list-item>
        <text:list-item>
          <text:p text:style-name="P1692">on my birthday — на мой день рождения;</text:p>
        </text:list-item>
        <text:list-item>
          <text:p text:style-name="P1692">on Christmas day — в день Рождества.</text:p>
        </text:list-item>
      </text:list>
      <text:p text:style-name="P633"/>
      <text:p text:style-name="P635">Если <text:span text:style-name="T1649">в названии </text:span>праздник<text:span text:style-name="T1649">а</text:span> содержит<text:span text:style-name="T1649">ся</text:span> слово <text:span text:style-name="T555">day</text:span>, то он<text:span text:style-name="T1650"> </text:span>пишется с предлогом <text:span text:style-name="T555">on</text:span>, а не <text:span text:style-name="T555">at</text:span>.</text:p>
      <text:p text:style-name="P633"/>
      <text:p text:style-name="P634">В английском языке дни недели, месяцы, и названия праздников пишутся с большой буквы.</text:p>
      <text:p text:style-name="P1694">Первым днем недели является не понедельник, а воскресенье. </text:p>
      <text:p text:style-name="P633"/>
      <text:p text:style-name="P765"><text:span text:style-name="T1177">Предлог </text:span><text:span text:style-name="T739">in</text:span><text:span text:style-name="T1177"> </text:span><text:span text:style-name="T1176">указывает на</text:span><text:span text:style-name="T1175"> </text:span><text:span text:style-name="T1176">большие</text:span><text:span text:style-name="T1175"> период</text:span><text:span text:style-name="T1176">ы</text:span><text:span text:style-name="T1175">: </text:span><text:span text:style-name="T1176">месяцы</text:span><text:span text:style-name="T1175">, </text:span><text:span text:style-name="T1176">сезоны,</text:span><text:span text:style-name="T1175"> год</text:span><text:span text:style-name="T1176">ы</text:span><text:span text:style-name="T1175">:</text:span></text:p>
      <text:list xml:id="list2296245618" text:style-name="L94">
        <text:list-item>
          <text:p text:style-name="P1817"><text:span text:style-name="T1250">i</text:span><text:span text:style-name="T1055">n January — </text:span><text:span text:style-name="T1178">в январе</text:span><text:span text:style-name="T1055">;</text:span></text:p>
        </text:list-item>
        <text:list-item>
          <text:p text:style-name="P1817"><text:span text:style-name="T1055">in February — </text:span><text:span text:style-name="T1178">в феврале</text:span><text:span text:style-name="T1055">;</text:span></text:p>
        </text:list-item>
        <text:list-item>
          <text:p text:style-name="P1817"><text:span text:style-name="T1055">in March — </text:span><text:span text:style-name="T1178">в марте</text:span><text:span text:style-name="T1055">;</text:span></text:p>
        </text:list-item>
        <text:list-item>
          <text:p text:style-name="P1817"><text:span text:style-name="T1055">in April — </text:span><text:span text:style-name="T1178">в апреле</text:span><text:span text:style-name="T1055">;</text:span></text:p>
        </text:list-item>
        <text:list-item>
          <text:p text:style-name="P1817"><text:span text:style-name="T1055">in May — </text:span><text:span text:style-name="T1178">в мае</text:span><text:span text:style-name="T1055">;</text:span></text:p>
        </text:list-item>
        <text:list-item>
          <text:p text:style-name="P1817"><text:span text:style-name="T1055">in June — </text:span><text:span text:style-name="T1178">в июне</text:span><text:span text:style-name="T1055">;</text:span></text:p>
        </text:list-item>
        <text:list-item>
          <text:p text:style-name="P1695">in July — в июле;</text:p>
        </text:list-item>
        <text:list-item>
          <text:p text:style-name="P1817"><text:span text:style-name="T1055">in August — </text:span><text:span text:style-name="T1178">в авгесте</text:span><text:span text:style-name="T1055">;</text:span></text:p>
        </text:list-item>
        <text:list-item>
          <text:p text:style-name="P1817"><text:span text:style-name="T1055">in September — </text:span><text:span text:style-name="T1178">в сентябре</text:span><text:span text:style-name="T1055">;</text:span></text:p>
        </text:list-item>
        <text:list-item>
          <text:p text:style-name="P1817"><text:span text:style-name="T1055">in October — </text:span><text:span text:style-name="T1178">в октябре</text:span><text:span text:style-name="T1055">;</text:span></text:p>
        </text:list-item>
        <text:list-item>
          <text:p text:style-name="P1817"><text:span text:style-name="T1055">in November — </text:span><text:span text:style-name="T1178">в ноябре</text:span><text:span text:style-name="T1055">;</text:span></text:p>
        </text:list-item>
        <text:list-item>
          <text:p text:style-name="P1818"><text:span text:style-name="T1055">in December — </text:span><text:span text:style-name="T1178">в декабре</text:span><text:span text:style-name="T1055">;</text:span></text:p>
        </text:list-item>
        <text:list-item>
          <text:p text:style-name="P1817"><text:span text:style-name="T1055">in winter — </text:span><text:span text:style-name="T1178">зимой</text:span><text:span text:style-name="T1055">;</text:span></text:p>
        </text:list-item>
        <text:list-item>
          <text:p text:style-name="P1817"><text:span text:style-name="T1055">in spring — </text:span><text:span text:style-name="T1178">весной</text:span><text:span text:style-name="T1055">;</text:span></text:p>
        </text:list-item>
        <text:list-item>
          <text:p text:style-name="P1817"><text:span text:style-name="T1055">in summer — </text:span><text:span text:style-name="T1178">летом</text:span><text:span text:style-name="T1055">;</text:span></text:p>
        </text:list-item>
        <text:list-item>
          <text:p text:style-name="P1818"><text:span text:style-name="T1055">in autumn — </text:span><text:span text:style-name="T1178">осенью</text:span><text:span text:style-name="T1055">;</text:span></text:p>
        </text:list-item>
        <text:list-item>
          <text:p text:style-name="P1817"><text:span text:style-name="T1055">in the evening — </text:span><text:span text:style-name="T1178">вечером</text:span><text:span text:style-name="T1055">;</text:span></text:p>
        </text:list-item>
        <text:list-item>
          <text:p text:style-name="P1818"><text:span text:style-name="T1055">in the morning — </text:span><text:span text:style-name="T1178">утром</text:span><text:span text:style-name="T1055">;</text:span></text:p>
        </text:list-item>
        <text:list-item>
          <text:p text:style-name="P1773"><text:span text:style-name="T1175">in </text:span><text:span text:style-name="T1179">2065</text:span><text:span text:style-name="T1175"> — </text:span><text:span text:style-name="T1178">в </text:span><text:span text:style-name="T1179">2065</text:span><text:span text:style-name="T1178"> году</text:span><text:span text:style-name="T1175">;</text:span></text:p>
        </text:list-item>
        <text:list-item>
          <text:p text:style-name="P1817"><text:span text:style-name="T1055">in the 1970s — </text:span><text:span text:style-name="T1178">в 1970х годах</text:span><text:span text:style-name="T1055">;</text:span></text:p>
        </text:list-item>
        <text:list-item>
          <text:p text:style-name="P1817"><text:span text:style-name="T1055">in the 20th century — </text:span><text:span text:style-name="T1178">в 20м веке</text:span><text:span text:style-name="T1055">;</text:span></text:p>
        </text:list-item>
        <text:list-item>
          <text:p text:style-name="P1817"><text:span text:style-name="T1055">in the past — </text:span><text:span text:style-name="T1178">в прошлом</text:span><text:span text:style-name="T1055">;</text:span></text:p>
        </text:list-item>
        <text:list-item>
          <text:p text:style-name="P1817"><text:span text:style-name="T1055">in the future — </text:span><text:span text:style-name="T1178">в будущем</text:span><text:span text:style-name="T1055">;</text:span></text:p>
        </text:list-item>
      </text:list>
      <text:p text:style-name="P632"/>
      <text:p text:style-name="P636">Предлог <text:span text:style-name="T555">in</text:span> в связке с временем означает «через»:</text:p>
      <text:list xml:id="list1123363282" text:style-name="L95">
        <text:list-item>
          <text:p text:style-name="P1696">in 5 minutes — через 5 минут;</text:p>
        </text:list-item>
        <text:list-item>
          <text:p text:style-name="P1696">in two weeks — через две недели;</text:p>
        </text:list-item>
        <text:list-item>
          <text:p text:style-name="P1696">in no time — мигом <text:span text:style-name="T1651">(через мгновение)</text:span>.</text:p>
        </text:list-item>
      </text:list>
      <text:p text:style-name="P618"/>
      <text:p text:style-name="P626">Предлоги времени не используются перед словами: <text:span text:style-name="T555">last, next, this, that, each, every</text:span>.</text:p>
      <text:p text:style-name="P626"/>
      <text:p text:style-name="P207"><text:soft-page-break/>See you next Friday — Увидимся в следующую пятницу (next заменяет on).</text:p>
      <text:p text:style-name="P207">I didn`t have breakfast this morning — Я не завтракал этим утром (this вместо in the).</text:p>
      <text:p text:style-name="P207"/>
      <text:p text:style-name="P628"><text:span text:style-name="T1543">Эти п</text:span>редлоги имеют множество нелогичных исключений. Так, напр<text:span text:style-name="T1652">и</text:span>мер, <text:span text:style-name="T555">in</text:span> и <text:span text:style-name="T555">at</text:span> принятно говорить с некоторыми переодами дня. Это нужно просто заучить.</text:p>
      <text:p text:style-name="P627"/>
      <text:p text:style-name="P663">Предлоги времени <text:span text:style-name="T555">since, for, from … to, until</text:span></text:p>
      <text:p text:style-name="P629"/>
      <text:p text:style-name="P637">Они связаны с большими отрезками времени. Отвечают на вопрос «в какой период?»</text:p>
      <text:p text:style-name="P637"/>
      <text:p text:style-name="P1262"><text:span text:style-name="T1183">Предлог </text:span><text:span text:style-name="T740">since</text:span><text:span text:style-name="T1183"> </text:span><text:span text:style-name="T1184">означает</text:span><text:span text:style-name="T1183"> «с». Он указывает на начало периода:</text:span></text:p>
      <text:p text:style-name="P638">(с какого времени действие происходит)</text:p>
      <text:list xml:id="list1589628565" text:style-name="L96">
        <text:list-item>
          <text:p text:style-name="P1697">since Wednesday — со среды;</text:p>
        </text:list-item>
        <text:list-item>
          <text:p text:style-name="P1697">since 1984 — с 1984 года;</text:p>
        </text:list-item>
        <text:list-item>
          <text:p text:style-name="P1697">since Monday — с понедельника.</text:p>
        </text:list-item>
      </text:list>
      <text:p text:style-name="P637"/>
      <text:p text:style-name="P1260"><text:span text:style-name="T1183">Предлог </text:span><text:span text:style-name="T740">for</text:span><text:span text:style-name="T1183"> </text:span><text:span text:style-name="T1191">означает</text:span><text:span text:style-name="T1183"> «</text:span><text:span text:style-name="T1184">уже</text:span><text:span text:style-name="T1183">», «в течение». Он указывает, как долго длится дейс</text:span><text:span text:style-name="T1184">т</text:span><text:span text:style-name="T1183">вие. </text:span></text:p>
      <text:p text:style-name="P776"><text:span text:style-name="T1183">После </text:span><text:span text:style-name="T1200">него</text:span><text:span text:style-name="T1183"> ставится время, в течении которого</text:span><text:span text:style-name="T1186"> длится действие</text:span><text:span text:style-name="T1183">:</text:span></text:p>
      <text:list xml:id="list5349851" text:style-name="L97">
        <text:list-item>
          <text:p text:style-name="P1819"><text:span text:style-name="T1055">for 10 hours — </text:span><text:span text:style-name="T1185">(</text:span><text:span text:style-name="T1055">уже</text:span><text:span text:style-name="T1185">)</text:span><text:span text:style-name="T1055"> 10 часов / в течении 10 часов</text:span></text:p>
        </text:list-item>
        <text:list-item>
          <text:p text:style-name="P1819"><text:span text:style-name="T1183">f</text:span><text:span text:style-name="T1055">or two weeks — </text:span><text:span text:style-name="T1185">(</text:span><text:span text:style-name="T1055">уже</text:span><text:span text:style-name="T1185">)</text:span><text:span text:style-name="T1055"> две недели / в течении 2х недель</text:span></text:p>
        </text:list-item>
      </text:list>
      <text:p text:style-name="P637"/>
      <text:p text:style-name="P637">Предлоги <text:span text:style-name="T555">since</text:span> и <text:span text:style-name="T555">for</text:span> используются в Present Perfect Continuous.</text:p>
      <text:p text:style-name="P637"/>
      <text:p text:style-name="P1261">Составной предлог <text:span text:style-name="T555">from … to</text:span> означает «с … до». Он указыват с какого и по какое время</text:p>
      <text:p text:style-name="P640">происходит <text:span text:style-name="T1616">или</text:span> происходило действие, <text:span text:style-name="T1544">т. е. границы периода:</text:span></text:p>
      <text:list xml:id="list1692532822" text:style-name="L98">
        <text:list-item>
          <text:p text:style-name="P1698">from 9 to 5 — с девяти до пяти (часов);</text:p>
        </text:list-item>
        <text:list-item>
          <text:p text:style-name="P1698">from January to March — с января по март;</text:p>
        </text:list-item>
      </text:list>
      <text:p text:style-name="P641"/>
      <text:p text:style-name="P766"><text:span text:style-name="T1187">Предлог </text:span><text:span text:style-name="T741">until</text:span><text:span text:style-name="T1187"> (</text:span><text:span text:style-name="T741">till</text:span><text:span text:style-name="T1187">) означает «до того момента, как». Он </text:span><text:span text:style-name="T1189">обозначает</text:span><text:span text:style-name="T1187"> конец </text:span><text:span text:style-name="T1188">периода</text:span><text:span text:style-name="T1192">:</text:span></text:p>
      <text:list xml:id="list240261625" text:style-name="L99">
        <text:list-item>
          <text:p text:style-name="P1699">until Wednesday — до среды;</text:p>
        </text:list-item>
        <text:list-item>
          <text:p text:style-name="P1699">until I come — до того, как я вернусь;</text:p>
        </text:list-item>
      </text:list>
      <text:p text:style-name="P642"/>
      <text:p text:style-name="P111"><text:span text:style-name="T428">You should come back </text:span><text:span text:style-name="T1259">till</text:span><text:span text:style-name="T428"> 10 o`clock — Ты должен вернуться </text:span><text:span text:style-name="T1259">до</text:span><text:span text:style-name="T428"> 10 часов.</text:span></text:p>
      <text:p text:style-name="P639"/>
      <text:p text:style-name="P1349"><text:span text:style-name="T1190">После </text:span><text:span text:style-name="T742">until</text:span><text:span text:style-name="T1190"> можно указывать целое предложение, которое отвечает на вопрос </text:span></text:p>
      <text:p text:style-name="P1349"><text:span text:style-name="T1190">«до какого времени?», «когда закончится?». В этом случае </text:span><text:span text:style-name="T742">until</text:span><text:span text:style-name="T1190"> будет работать как союз </text:span></text:p>
      <text:p text:style-name="P1700">перед придаточным предложением.</text:p>
      <text:p text:style-name="P643"/>
      <text:p text:style-name="P112"><text:span text:style-name="T523">W</text:span><text:span text:style-name="T428">ait for me </text:span><text:span text:style-name="T1259">until</text:span><text:span text:style-name="T428"> I finish my work — Подожди меня </text:span><text:span text:style-name="T1259">до того момента, как</text:span><text:span text:style-name="T428"> я закончу работу.</text:span></text:p>
      <text:p text:style-name="P643"/>
      <text:p text:style-name="P23"><text:span text:style-name="T955">П</text:span><text:span text:style-name="T924">редлоги места </text:span><text:span text:style-name="T555">at</text:span><text:span text:style-name="T924">, </text:span><text:span text:style-name="T555">on</text:span><text:span text:style-name="T924">, </text:span><text:span text:style-name="T555">in</text:span></text:p>
      <text:p text:style-name="P643"/>
      <text:p text:style-name="P1263"><text:span text:style-name="T956">Помимо времени </text:span><text:span text:style-name="T1048">эти предлоги</text:span><text:span text:style-name="T960"> </text:span><text:span text:style-name="T956">также используются для указания местоположения.</text:span></text:p>
      <text:p text:style-name="P294"/>
      <text:p text:style-name="P295">Предлог <text:span text:style-name="T555">in</text:span> переводится как «в». Он обозначает положение в определенном месте,</text:p>
      <text:p text:style-name="P767"><text:span text:style-name="T956">зоне, области, пространстве (место, ограниченное какими-то рамками или барьером)</text:span><text:span text:style-name="T957">:</text:span></text:p>
      <text:list xml:id="list1424245732" text:style-name="L100">
        <text:list-item>
          <text:p text:style-name="P1820"><text:span text:style-name="T956">i</text:span><text:span text:style-name="T924">n the house — в доме;</text:span></text:p>
        </text:list-item>
        <text:list-item>
          <text:p text:style-name="P1719">in a box — в коробке;</text:p>
        </text:list-item>
        <text:list-item>
          <text:p text:style-name="P1719">in the garden — в саду;</text:p>
        </text:list-item>
        <text:list-item>
          <text:p text:style-name="P1719">in a country — в стране.</text:p>
        </text:list-item>
      </text:list>
      <text:p text:style-name="P1481"><text:soft-page-break/><text:span text:style-name="T924">Предлог </text:span><text:span text:style-name="T555">on</text:span><text:span text:style-name="T924"> обозначает поверхность или линию, </text:span><text:span text:style-name="T856">на</text:span><text:span text:style-name="T924"> которой располагается объект:</text:span></text:p>
      <text:list xml:id="list4202404929" text:style-name="L101">
        <text:list-item>
          <text:p text:style-name="P1821"><text:span text:style-name="T924">on the table — </text:span><text:span text:style-name="T960">на столе</text:span><text:span text:style-name="T924">;</text:span></text:p>
        </text:list-item>
        <text:list-item>
          <text:p text:style-name="P1822"><text:span text:style-name="T924">on the ceiling — </text:span><text:span text:style-name="T960">на потолке (на поверхности потолка)</text:span><text:span text:style-name="T924">;</text:span></text:p>
        </text:list-item>
        <text:list-item>
          <text:p text:style-name="P1821"><text:span text:style-name="T924">on the floor — </text:span><text:span text:style-name="T960">на полу</text:span><text:span text:style-name="T924">;</text:span></text:p>
        </text:list-item>
        <text:list-item>
          <text:p text:style-name="P1821"><text:span text:style-name="T924">on the head — </text:span><text:span text:style-name="T960">на голове</text:span><text:span text:style-name="T924">;</text:span></text:p>
        </text:list-item>
        <text:list-item>
          <text:p text:style-name="P1774"><text:span text:style-name="T978">on the page — на странице.</text:span></text:p>
        </text:list-item>
      </text:list>
      <text:p text:style-name="P297"/>
      <text:p text:style-name="P768"><text:span text:style-name="T957">Предлог </text:span><text:span text:style-name="T593">at</text:span><text:span text:style-name="T957"> обозначает конкретное место/точку, </text:span><text:span text:style-name="T958">где</text:span><text:span text:style-name="T957"> находится предмет</text:span><text:span text:style-name="T959">:</text:span></text:p>
      <text:list xml:id="list2740830590" text:style-name="L102">
        <text:list-item>
          <text:p text:style-name="P1823"><text:span text:style-name="T957">a</text:span><text:span text:style-name="T924">t the bus stop — на автобусной остановке;</text:span></text:p>
        </text:list-item>
        <text:list-item>
          <text:p text:style-name="P1720">at the top/bottom - наверху/внизу;</text:p>
        </text:list-item>
        <text:list-item>
          <text:p text:style-name="P1720">at the end — в конце;</text:p>
        </text:list-item>
        <text:list-item>
          <text:p text:style-name="P1720">at school — в школе.</text:p>
        </text:list-item>
      </text:list>
      <text:p text:style-name="P297"/>
      <text:p text:style-name="P296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296"><text:span text:style-name="T555">on the cornet</text:span>, и <text:span text:style-name="T555">at the corner</text:span>.</text:p>
      <text:p text:style-name="P296"/>
      <text:p text:style-name="P1301"><text:span text:style-name="T960">Очень часто предлог </text:span><text:span text:style-name="T594">in</text:span><text:span text:style-name="T960"> переводится как «на», </text:span><text:span text:style-name="T961">а </text:span><text:span text:style-name="T595">on</text:span><text:span text:style-name="T961"> — наоборот, как «в» </text:span><text:span text:style-name="T976">(</text:span><text:span text:style-name="T961">или похожим</text:span><text:span text:style-name="T976">)</text:span><text:span text:style-name="T961">.</text:span></text:p>
      <text:p text:style-name="P777"><text:span text:style-name="T962">Особенно это касается случаев, когда </text:span><text:span text:style-name="T976">они</text:span><text:span text:style-name="T962"> используются с транспортом:</text:span></text:p>
      <text:list xml:id="list287323601" text:style-name="L103">
        <text:list-item>
          <text:p text:style-name="P1721">in the sky — на небе;</text:p>
        </text:list-item>
        <text:list-item>
          <text:p text:style-name="P1721">in the street — на улице;</text:p>
        </text:list-item>
        <text:list-item>
          <text:p text:style-name="P1824"><text:span text:style-name="T924">in a photo — на фото</text:span><text:span text:style-name="T961">;</text:span></text:p>
        </text:list-item>
        <text:list-item>
          <text:p text:style-name="P1825"><text:span text:style-name="T924">on the list — </text:span><text:span text:style-name="T962">в списке</text:span><text:span text:style-name="T924">;</text:span></text:p>
        </text:list-item>
        <text:list-item>
          <text:p text:style-name="P1825"><text:span text:style-name="T924">on the menu — </text:span><text:span text:style-name="T962">в меню</text:span><text:span text:style-name="T924">;</text:span></text:p>
        </text:list-item>
        <text:list-item>
          <text:p text:style-name="P1825"><text:span text:style-name="T924">on the left — </text:span><text:span text:style-name="T962">слева</text:span><text:span text:style-name="T924">;</text:span></text:p>
        </text:list-item>
        <text:list-item>
          <text:p text:style-name="P1826"><text:span text:style-name="T924">on the way — </text:span><text:span text:style-name="T962">по дороге;</text:span></text:p>
        </text:list-item>
        <text:list-item>
          <text:p text:style-name="P1722">on a bus — в автобусе;</text:p>
        </text:list-item>
        <text:list-item>
          <text:p text:style-name="P1722">on a plain — в самолете;</text:p>
        </text:list-item>
        <text:list-item>
          <text:p text:style-name="P1722">in a car — на машине;</text:p>
        </text:list-item>
        <text:list-item>
          <text:p text:style-name="P1722">in a taxi — на такси.</text:p>
        </text:list-item>
      </text:list>
      <text:p text:style-name="P298"/>
      <text:p text:style-name="P664">Другие предлоги места</text:p>
      <text:p text:style-name="P299"/>
      <text:p text:style-name="P300">Помогают определить нахождение объекта в пространсте:</text:p>
      <text:list xml:id="list625900824" text:style-name="L104">
        <text:list-item>
          <text:p text:style-name="P1723">above — над;</text:p>
        </text:list-item>
        <text:list-item>
          <text:p text:style-name="P1723">under — под;</text:p>
        </text:list-item>
        <text:list-item>
          <text:p text:style-name="P1723">in front of — перед;</text:p>
        </text:list-item>
        <text:list-item>
          <text:p text:style-name="P1723">behind — позади;</text:p>
        </text:list-item>
        <text:list-item>
          <text:p text:style-name="P1723">between/<text:span text:style-name="T1565">with</text:span> — между/<text:span text:style-name="T1565">c</text:span>;</text:p>
        </text:list-item>
        <text:list-item>
          <text:p text:style-name="P1723">next to — рядом с.</text:p>
        </text:list-item>
      </text:list>
      <text:p text:style-name="P299"/>
      <text:p text:style-name="P123">The cat is <text:span text:style-name="T1259">under</text:span> the ball — Кот <text:span text:style-name="T1259">под</text:span> клубком.</text:p>
      <text:p text:style-name="P123">The cat is <text:span text:style-name="T1259">in front of</text:span> the ball — Кот <text:span text:style-name="T1259">перед</text:span> клубком.</text:p>
      <text:p text:style-name="P299"/>
      <text:p text:style-name="P13"><text:span text:style-name="T924">Предллог направления </text:span><text:span text:style-name="T555">to</text:span></text:p>
      <text:p text:style-name="P299"/>
      <text:p text:style-name="P301">Указывает в какое место хочет попасть человек. Отвечает на вопрос «куда?»</text:p>
      <text:p text:style-name="P301"/>
      <text:p text:style-name="P302">Используется после глаголов движения:</text:p>
      <text:list xml:id="list1040608546" text:style-name="L105">
        <text:list-item>
          <text:p text:style-name="P1724"><text:soft-page-break/>go — идти, направляться, <text:span text:style-name="T1653">ехать</text:span>;</text:p>
        </text:list-item>
        <text:list-item>
          <text:p text:style-name="P1724">walk — идти пешком;</text:p>
        </text:list-item>
        <text:list-item>
          <text:p text:style-name="P1724">drive — ехать на машине (в качестве водителя);</text:p>
        </text:list-item>
        <text:list-item>
          <text:p text:style-name="P1724">come — приходить;</text:p>
        </text:list-item>
        <text:list-item>
          <text:p text:style-name="P1724">travel — путешествовать;</text:p>
        </text:list-item>
        <text:list-item>
          <text:p text:style-name="P1724">return — возвращаться;</text:p>
        </text:list-item>
        <text:list-item>
          <text:p text:style-name="P1724">send — посылать;</text:p>
        </text:list-item>
        <text:list-item>
          <text:p text:style-name="P1724">get <text:span text:style-name="T1654">(</text:span>to<text:span text:style-name="T1654">)</text:span> — добираться.</text:p>
        </text:list-item>
      </text:list>
      <text:p text:style-name="P297"/>
      <text:p text:style-name="P122">I want to <text:span text:style-name="T1259">go to</text:span> New York — Я хочу <text:span text:style-name="T1259">поехать в</text:span> Нью Йорк.</text:p>
      <text:p text:style-name="P122">Did they <text:span text:style-name="T1259">get to</text:span> London? — Они <text:span text:style-name="T1259">добрались до</text:span> Лондона?</text:p>
      <text:p text:style-name="P301"/>
      <text:p text:style-name="P303">Если в качестве направления используется слово <text:span text:style-name="T555">home</text:span>, то перед ним <text:span text:style-name="T555">to</text:span> не нужен. </text:p>
      <text:p text:style-name="P1781"><text:span text:style-name="T627">G</text:span><text:span text:style-name="T628">o to home (неправильно). </text:span><text:span text:style-name="T627">G</text:span><text:span text:style-name="T628">o home (правильно).</text:span></text:p>
      <text:p text:style-name="P303"/>
      <text:p text:style-name="P304">Если нужно сказать о том, что бывали в каком-то месте, например, в стране или городе, </text:p>
      <text:p text:style-name="P1455"><text:span text:style-name="T924">то нужно использовать Present Perfect с </text:span><text:span text:style-name="T555">to</text:span><text:span text:style-name="T924"> (</text:span><text:span text:style-name="T963">т. к </text:span><text:span text:style-name="T1035">это </text:span><text:span text:style-name="T924">имеющийся опыт из прошлого).</text:span></text:p>
      <text:p text:style-name="P297"/>
      <text:p text:style-name="P121">The have been to Italy — Они бывали в Италии.</text:p>
      <text:p text:style-name="P1779"><text:span text:style-name="T629">Have you ever been to Mexico? — Ты когда-</text:span><text:span text:style-name="T630">либо</text:span><text:span text:style-name="T629"> бывал в Мексике?</text:span></text:p>
      <text:p text:style-name="P305"/>
      <text:p text:style-name="P14"><text:span text:style-name="T924">Предлог </text:span><text:span text:style-name="T555">by</text:span></text:p>
      <text:p text:style-name="P306"/>
      <text:p text:style-name="P307">Может переводится по-разному. Не нужно использовать только <text:span text:style-name="T1663">один</text:span> вариант перевода.</text:p>
      <text:p text:style-name="P307"/>
      <text:p text:style-name="P769"><text:span text:style-name="T964">Он помогает сказать, </text:span><text:span text:style-name="T1052">как</text:span><text:span text:style-name="T964"> что-</text:span><text:span text:style-name="T967">то</text:span><text:span text:style-name="T964"> делается или случается:</text:span></text:p>
      <text:list xml:id="list2079666428" text:style-name="L106">
        <text:list-item>
          <text:p text:style-name="P1725">send by post — <text:span text:style-name="T1546">отправиться почтой</text:span>;</text:p>
        </text:list-item>
        <text:list-item>
          <text:p text:style-name="P1726">happen by mistake — <text:span text:style-name="T1546">случиться по ошибке.</text:span></text:p>
        </text:list-item>
      </text:list>
      <text:p text:style-name="P307"/>
      <text:p text:style-name="P120">Did you play for the meal by credit card — Ты заплатил за еду кредиткой?</text:p>
      <text:p text:style-name="P308"/>
      <text:p text:style-name="P770"><text:span text:style-name="T965">Таже </text:span><text:span text:style-name="T968">применяется</text:span><text:span text:style-name="T965">, когда говорят, каким транспортом воспользовались:</text:span></text:p>
      <text:list xml:id="list2968468091" text:style-name="L107">
        <text:list-item>
          <text:p text:style-name="P1727">go by car — ехать <text:span text:style-name="T1547">на машине (машиной)</text:span>;</text:p>
        </text:list-item>
        <text:list-item>
          <text:p text:style-name="P1775"><text:span text:style-name="T965">travel by bu</text:span><text:span text:style-name="T966">s</text:span><text:span text:style-name="T965"> — </text:span><text:span text:style-name="T966">путешествовать на автобусе (автобусом);</text:span></text:p>
        </text:list-item>
        <text:list-item>
          <text:p text:style-name="P1728">fly by plane — лететь на самолете (самолетом);</text:p>
        </text:list-item>
      </text:list>
      <text:p text:style-name="P309"/>
      <text:p text:style-name="P119">I prefer to travel <text:span text:style-name="T1259">by bus</text:span> than <text:span text:style-name="T1259">by car</text:span> — Я больше люблю путешествовать </text:p>
      <text:p text:style-name="P119"><text:span text:style-name="T1259">на автобусе</text:span> (автобусом), а не <text:span text:style-name="T1259">на машине</text:span> (машиной).</text:p>
      <text:p text:style-name="P1264"/>
      <text:p text:style-name="P1264">Предлог <text:span text:style-name="T555">by</text:span> может использоваться <text:span text:style-name="T1548">в пассивном залоге, когда указывают автора действия, </text:span></text:p>
      <text:p text:style-name="P1460">а также в значении «рядом», «около». </text:p>
      <text:p text:style-name="P1265"/>
      <text:p text:style-name="P118">Sit by me — Посиди рядом со мной (около меня).</text:p>
      <text:p text:style-name="P1265"/>
      <text:p text:style-name="P15">Устойчивые связки существительных и предлогов</text:p>
      <text:p text:style-name="P1456"/>
      <text:p text:style-name="P1457">Иногда, после некоторых существительных, принятно использовать определенные предлоги.</text:p>
      <text:p text:style-name="P1829">Такие связки нужно просто запомнить. При переводе на русский предлог может выпадать.</text:p>
      <text:p text:style-name="P1831">После предлога в связке обычно идет либо еще одно существительное, либо герундий:</text:p>
      <text:list xml:id="list2907340" text:style-name="L108">
        <text:list-item>
          <text:p text:style-name="P1827">a need for — нужда в;</text:p>
        </text:list-item>
        <text:list-item>
          <text:p text:style-name="P1830">a reason for — причина для <text:span text:style-name="T1553">(</text:span>чего-либо<text:span text:style-name="T1553">)</text:span>;</text:p>
        </text:list-item>
        <text:list-item>
          <text:p text:style-name="P1827"><text:soft-page-break/>an advantage of — преимущество <text:span text:style-name="T1553">(</text:span>чего-либо<text:span text:style-name="T1553">)</text:span>;</text:p>
        </text:list-item>
        <text:list-item>
          <text:p text:style-name="P1827">a disadvantage of — <text:span text:style-name="T1550">недостаток </text:span><text:span text:style-name="T1553">(</text:span><text:span text:style-name="T1550">чего-либо</text:span><text:span text:style-name="T1553">)</text:span>;</text:p>
        </text:list-item>
        <text:list-item>
          <text:p text:style-name="P1827">a cause of — <text:span text:style-name="T1550">причина </text:span><text:span text:style-name="T1553">(</text:span><text:span text:style-name="T1550">чего-либо</text:span><text:span text:style-name="T1553">)</text:span>;</text:p>
        </text:list-item>
        <text:list-item>
          <text:p text:style-name="P1827">a photograph of — <text:span text:style-name="T1550">фото </text:span><text:span text:style-name="T1553">(</text:span><text:span text:style-name="T1550">чего-либо</text:span><text:span text:style-name="T1553">)</text:span>;</text:p>
        </text:list-item>
        <text:list-item>
          <text:p text:style-name="P1827">a picture of — <text:span text:style-name="T1550">изображение </text:span><text:span text:style-name="T1553">(</text:span><text:span text:style-name="T1550">чего-либо</text:span><text:span text:style-name="T1553">)</text:span>;</text:p>
        </text:list-item>
        <text:list-item>
          <text:p text:style-name="P1830">a map of — <text:span text:style-name="T1550">карта </text:span><text:span text:style-name="T1553">(</text:span><text:span text:style-name="T1550">чего-либо</text:span><text:span text:style-name="T1553">)</text:span>.</text:p>
        </text:list-item>
        <text:list-item>
          <text:p text:style-name="P1827">an invitation to — <text:span text:style-name="T1550">приглашение на</text:span>;</text:p>
        </text:list-item>
        <text:list-item>
          <text:p text:style-name="P1827">a solution to — <text:span text:style-name="T1550">решение какой-то проблемы</text:span>;</text:p>
        </text:list-item>
        <text:list-item>
          <text:p text:style-name="P1776"><text:span text:style-name="T1549">a key to — </text:span><text:span text:style-name="T1550">ключ к/от </text:span><text:span text:style-name="T1554">(</text:span><text:span text:style-name="T1550">чего-либо</text:span><text:span text:style-name="T1554">)</text:span><text:span text:style-name="T1549">;</text:span></text:p>
        </text:list-item>
        <text:list-item>
          <text:p text:style-name="P1827">an answer to — <text:span text:style-name="T1550">ответ на</text:span>;</text:p>
        </text:list-item>
        <text:list-item>
          <text:p text:style-name="P1827">a reaction to — <text:span text:style-name="T1550">реакция на</text:span>;</text:p>
        </text:list-item>
        <text:list-item>
          <text:p text:style-name="P1830">an attitude to — <text:span text:style-name="T1550">отношение к</text:span>;</text:p>
        </text:list-item>
        <text:list-item>
          <text:p text:style-name="P1828">a contact with/between — <text:span text:style-name="T1550">контакт с/между</text:span>;</text:p>
        </text:list-item>
        <text:list-item>
          <text:p text:style-name="P1828">a connection with/between — <text:span text:style-name="T1550">связь с/между</text:span>;</text:p>
        </text:list-item>
        <text:list-item>
          <text:p text:style-name="P1827">a relationship with/between — <text:span text:style-name="T1550">взаимосвязь с/между</text:span>;</text:p>
        </text:list-item>
      </text:list>
      <text:p text:style-name="P723"/>
      <text:p text:style-name="P208">There must be a reason for his actions — Должна быть какая-то причина его действий.</text:p>
      <text:p text:style-name="P209">What`s the advantage of living in a big city? — В чем преимущество жизни в большом городе?</text:p>
      <text:p text:style-name="P209">We`ll find a solution to the problem — Мы найдем решение этой проблемы.</text:p>
      <text:p text:style-name="P209">She has an emotion connection with him — У нее эмоциональная связь с ним.</text:p>
      <text:p text:style-name="P1458"/>
      <text:p text:style-name="P16">Устойчивые связки прилагательных и предлогов</text:p>
      <text:p text:style-name="P1459"/>
      <text:p text:style-name="P1462">После <text:span text:style-name="T1290">некоторых</text:span> прилагательных могут <text:span text:style-name="T1568">также </text:span>идти предлоги. </text:p>
      <text:p text:style-name="P1269"><text:span text:style-name="T1567">Иногда </text:span><text:span text:style-name="T1568">такие связки</text:span><text:span text:style-name="T1567"> могут переводиться глаголами.</text:span></text:p>
      <text:p text:style-name="P1461"/>
      <text:p text:style-name="P772"><text:span text:style-name="T1566">П</text:span><text:span text:style-name="T1567">рилагательное + </text:span><text:span text:style-name="T598">about</text:span><text:span text:style-name="T1567"> означает «испытывать чувство из-за чего-либо»:</text:span></text:p>
      <text:list xml:id="list1781134552" text:style-name="L109">
        <text:list-item>
          <text:p text:style-name="P1832">angry about — злиться из-за;</text:p>
        </text:list-item>
        <text:list-item>
          <text:p text:style-name="P1832">furious about — разозлиться из-за;</text:p>
        </text:list-item>
        <text:list-item>
          <text:p text:style-name="P1832">upset about — расстроиться из-за;</text:p>
        </text:list-item>
        <text:list-item>
          <text:p text:style-name="P1832">happy about — счаствил из-за;</text:p>
        </text:list-item>
        <text:list-item>
          <text:p text:style-name="P1832">worried about — взволнованный из-за;</text:p>
        </text:list-item>
        <text:list-item>
          <text:p text:style-name="P1832">nervous about — нервничать из-за.</text:p>
        </text:list-item>
      </text:list>
      <text:p text:style-name="P1461"/>
      <text:p text:style-name="P1321"><text:span text:style-name="T598">B</text:span><text:span text:style-name="T619">i</text:span><text:span text:style-name="T598">ll seems really </text:span><text:span text:style-name="T794">upset about</text:span><text:span text:style-name="T598"> this — Билл выглядит очень </text:span><text:span text:style-name="T794">расстроенным из-за</text:span><text:span text:style-name="T598"> этого.</text:span></text:p>
      <text:p text:style-name="P117">I was <text:span text:style-name="T1259">worried about</text:span> you — <text:span text:style-name="T1551">Я </text:span><text:span text:style-name="T1276">волновался за</text:span><text:span text:style-name="T1551"> тебя.</text:span></text:p>
      <text:p text:style-name="P1461"/>
      <text:p text:style-name="P771"><text:span text:style-name="T596">S</text:span><text:span text:style-name="T597">orry</text:span><text:span text:style-name="T1551"> </text:span><text:span text:style-name="T1563">в связке с</text:span><text:span text:style-name="T1551"> </text:span><text:span text:style-name="T597">about</text:span><text:span text:style-name="T1551"> и </text:span><text:span text:style-name="T597">for</text:span><text:span text:style-name="T1551"> выражает сожаление, сочувствие или просьбу о помощи:</text:span></text:p>
      <text:list xml:id="list95940592" text:style-name="L110">
        <text:list-item>
          <text:p text:style-name="P1833">sorry about something — прости за (что-либо);</text:p>
        </text:list-item>
        <text:list-item>
          <text:p text:style-name="P1833">sorry for doing something — прости за то, что я сделал;</text:p>
        </text:list-item>
        <text:list-item>
          <text:p text:style-name="P1833">be/feel sorry for somebody — мне жаль <text:span text:style-name="T1555">(</text:span>кого-либо<text:span text:style-name="T1555">)</text:span>.</text:p>
        </text:list-item>
      </text:list>
      <text:p text:style-name="P1463"/>
      <text:p text:style-name="P116">I`m <text:span text:style-name="T1259">sorry about</text:span> my behavior — <text:span text:style-name="T1259">Прости</text:span> мое поведение.</text:p>
      <text:p text:style-name="P116"><text:span text:style-name="T1259">Sorry for</text:span> interrupting — <text:span text:style-name="T1259">Простите, что</text:span> беспокою вас.</text:p>
      <text:p text:style-name="P116">I`m <text:span text:style-name="T1259">sorry for</text:span> your loss — <text:span text:style-name="T1259">Сожалею о</text:span> вашей утрате.</text:p>
      <text:p text:style-name="P1461"/>
      <text:p text:style-name="P1837">Предлог <text:span text:style-name="T555">of</text:span> <text:span text:style-name="T1553">также </text:span>часто встречается после прилагательных. Во многих случаях он соответсвует родительскому падежу (кого/чего).</text:p>
      <text:p text:style-name="P1838"/>
      <text:p text:style-name="P1782"><text:span text:style-name="T1552">Он часто используется во фразах типа </text:span><text:span text:style-name="T588">i</text:span><text:span text:style-name="T589">t was nice/</text:span><text:span text:style-name="T596">kind/good/stupied</text:span><text:span text:style-name="T589"> of you/</text:span><text:span text:style-name="T599">them</text:span><text:span text:style-name="T589"> to</text:span><text:span text:style-name="T1552">.</text:span></text:p>
      <text:p text:style-name="P1464"><text:soft-page-break/></text:p>
      <text:p text:style-name="P113">It was very stupied of you to go there — Было очень глупо с твоей стороны идти туда.</text:p>
      <text:p text:style-name="P1465"/>
      <text:p text:style-name="P1465">Предлог <text:span text:style-name="T555">of</text:span> часто используется после прилагательных, выражающий отношение </text:p>
      <text:p text:style-name="P1466">к чему-либо, которые в этих значениях переводятся глаголом:</text:p>
      <text:list xml:id="list1734137656" text:style-name="L111">
        <text:list-item>
          <text:p text:style-name="P1834">afraid of — бояться (кого-то/чего-то);</text:p>
        </text:list-item>
        <text:list-item>
          <text:p text:style-name="P1835">ashamed of — стыдиться (кого-то/чего-то);</text:p>
        </text:list-item>
        <text:list-item>
          <text:p text:style-name="P1835">proud of — гордиться (кем-то/чем-то).</text:p>
        </text:list-item>
      </text:list>
      <text:p text:style-name="P1467"/>
      <text:p text:style-name="P115">Are you afraid of dogs? — Ты боишься собак?</text:p>
      <text:p text:style-name="P115">I`m so proud of you! — Я так горжусь тобой!</text:p>
      <text:p text:style-name="P1467"/>
      <text:p text:style-name="P1469">Другие связки с пред<text:span text:style-name="T1563">л</text:span>ого<text:span text:style-name="T1563">м</text:span> <text:span text:style-name="T555">of</text:span>:</text:p>
      <text:list xml:id="list3784496597" text:style-name="L112">
        <text:list-item>
          <text:p text:style-name="P1836">full of — полон (чего-то);</text:p>
        </text:list-item>
        <text:list-item>
          <text:p text:style-name="P1836">short of — не хватает (чего-то);</text:p>
        </text:list-item>
        <text:list-item>
          <text:p text:style-name="P1836">tired of — уставать от;</text:p>
        </text:list-item>
        <text:list-item>
          <text:p text:style-name="P1836">sure of — быть уверенным в (чем-то).</text:p>
        </text:list-item>
      </text:list>
      <text:p text:style-name="P1468"/>
      <text:p text:style-name="P114">This bag is full of cash — В этой сумке полно денег.</text:p>
      <text:p text:style-name="P114">I`m tired of all this — Я устал от всего этого.</text:p>
      <text:p text:style-name="P114">I`m sure of him — Я уверен в нем.</text:p>
      <text:p text:style-name="P114"/>
      <text:p text:style-name="P665">Устойчивые связки глаголов и предлогов</text:p>
      <text:p text:style-name="P310"/>
      <text:p text:style-name="P311">Предлог, который стоит после глагола может целенаправленно меня<text:span text:style-name="T1615">ть</text:span> его значение.</text:p>
      <text:p text:style-name="P313">Такие связки называются фразовыми глаголами. <text:span text:style-name="T1600">Они состовляют основу современного разговорного английского.</text:span></text:p>
      <text:p text:style-name="P311"/>
      <text:p text:style-name="P312">Многие фразовые глаголы вытеснели из речи глаголы, <text:span text:style-name="T1564">предназначенные специально для той или иной ситуации</text:span>. Например вместо <text:span text:style-name="T555">search</text:span> чаще используется связка <text:span text:style-name="T555">look for</text:span>.</text:p>
      <text:p text:style-name="P311"/>
      <text:p text:style-name="P321">Связки глаголов и предлогов, которые всегда используются вместе:</text:p>
      <text:list xml:id="list2192486529" text:style-name="L113">
        <text:list-item>
          <text:p text:style-name="P1729">belong to — принадлежать <text:span text:style-name="T1617">к</text:span>;</text:p>
        </text:list-item>
        <text:list-item>
          <text:p text:style-name="P1729">happen to — случилось с;</text:p>
        </text:list-item>
        <text:list-item>
          <text:p text:style-name="P1729">listen to — слушать (что-то);</text:p>
        </text:list-item>
        <text:list-item>
          <text:p text:style-name="P1729">speak to / talk to — говорить с (кем-то);</text:p>
        </text:list-item>
        <text:list-item>
          <text:p text:style-name="P1729">ask for — просить (чего-то);</text:p>
        </text:list-item>
        <text:list-item>
          <text:p text:style-name="P1729">thank for — благодарить за;</text:p>
        </text:list-item>
        <text:list-item>
          <text:p text:style-name="P1729">wait for — ждать (чего-то);</text:p>
        </text:list-item>
        <text:list-item>
          <text:p text:style-name="P1729">depend on — зависить от;</text:p>
        </text:list-item>
        <text:list-item>
          <text:p text:style-name="P1729">think about/of — думать о;</text:p>
        </text:list-item>
      </text:list>
      <text:p text:style-name="P322"/>
      <text:p text:style-name="P124">We <text:span text:style-name="T1259">belong to</text:span> different world — Мы <text:span text:style-name="T1259">принадлежим к</text:span> разным мирам.</text:p>
      <text:p text:style-name="P124">I would not let it <text:span text:style-name="T1259">happen to</text:span> you — Я не позволю, чтобы это <text:span text:style-name="T1259">случилось с</text:span> тобой.</text:p>
      <text:p text:style-name="P125">If you are in trouble, you should <text:span text:style-name="T1259">ask for</text:span> help — Если ты в беде, нужно <text:span text:style-name="T1259">просить о</text:span> помощи.</text:p>
      <text:p text:style-name="P314"/>
      <text:p text:style-name="P315">Фразовые глаголы нельзя переводить по отдельности (отдельно глагол, отдельно предлог).</text:p>
      <text:p text:style-name="P315">Предлоги в этом слуае работаю<text:span text:style-name="T1569">т</text:span> примерно также, как приставки в русском языке:</text:p>
      <text:p text:style-name="P126">come back — приехать (приставка «при» и корень «ехать»).</text:p>
      <text:p text:style-name="P315"/>
      <text:p text:style-name="P778"><text:span text:style-name="T977">П</text:span><text:span text:style-name="T969">редлоги, передаю</text:span><text:span text:style-name="T977">щие</text:span><text:span text:style-name="T969"> особый контекст </text:span><text:span text:style-name="T977">для </text:span><text:span text:style-name="T969">глагол</text:span><text:span text:style-name="T977">ов</text:span><text:span text:style-name="T969"> движения </text:span><text:span text:style-name="T970">и перемещения</text:span><text:span text:style-name="T969">:</text:span></text:p>
      <text:list xml:id="list3141882857" text:style-name="L114">
        <text:list-item>
          <text:p text:style-name="P1730"><text:soft-page-break/>in — переместить<text:span text:style-name="T1559">(</text:span>ся<text:span text:style-name="T1559">)</text:span> в закрытое пространство <text:span text:style-name="T1559">(</text:span><text:span text:style-name="T555">go on — войти</text:span><text:span text:style-name="T1559">)</text:span>;</text:p>
        </text:list-item>
        <text:list-item>
          <text:p text:style-name="P1730">out — покинуть закрытое пространство <text:span text:style-name="T1559">(</text:span><text:span text:style-name="T555">go out — выйти</text:span><text:span text:style-name="T1559">)</text:span>;</text:p>
        </text:list-item>
        <text:list-item>
          <text:p text:style-name="P1731">on — переместить(ся) на поверхность (<text:span text:style-name="T555">go on — продложать (движение)</text:span>);</text:p>
        </text:list-item>
        <text:list-item>
          <text:p text:style-name="P1777"><text:span text:style-name="T969">off — убрать с поверхности (</text:span><text:span text:style-name="T590">go off — </text:span><text:span text:style-name="T592">уходить, сходить</text:span><text:span text:style-name="T969">);</text:span></text:p>
        </text:list-item>
        <text:list-item>
          <text:p text:style-name="P1731">up — переместить(ся) выше уровнем (<text:span text:style-name="T555">go up — подняться</text:span>);</text:p>
        </text:list-item>
        <text:list-item>
          <text:p text:style-name="P1731">down — переместить(ся) ниже уровнем (<text:span text:style-name="T555">go down — опускаться</text:span>);</text:p>
        </text:list-item>
        <text:list-item>
          <text:p text:style-name="P1777"><text:span text:style-name="T969">away — убрать(ся) прочь (</text:span><text:span text:style-name="T590">go away — уходить, </text:span><text:span text:style-name="T592">разойтись</text:span><text:span text:style-name="T969">);</text:span></text:p>
        </text:list-item>
        <text:list-item>
          <text:p text:style-name="P1731">back — <text:span text:style-name="T1560">вернуть(ся) (</text:span><text:span text:style-name="T591">go back — возвращаться</text:span><text:span text:style-name="T1560">)</text:span>.</text:p>
        </text:list-item>
      </text:list>
      <text:p text:style-name="P317"/>
      <text:p text:style-name="P1267"><text:span text:style-name="T971">Если фразовый глагол имеет дополнение (направлен на какой-то объект), то дополнение может стоять </text:span><text:span text:style-name="T972">как </text:span><text:span text:style-name="T973">в середине связки</text:span><text:span text:style-name="T971">, </text:span><text:span text:style-name="T972">так и</text:span><text:span text:style-name="T971"> после. </text:span><text:span text:style-name="T1051">А</text:span><text:span text:style-name="T973"> если дополнение заменяется местоимением, то оно всегда будет между глаголом и предлогом.</text:span></text:p>
      <text:p text:style-name="P318"/>
      <text:p text:style-name="P127">I <text:span text:style-name="T1259">turned</text:span> <text:span text:style-name="T1481">the light</text:span> <text:span text:style-name="T1259">off / </text:span><text:span text:style-name="T524">I </text:span><text:span text:style-name="T1277">turned off</text:span><text:span text:style-name="T524"> </text:span><text:span text:style-name="T1490">the light</text:span><text:span text:style-name="T1259"> </text:span>— Я выключил свет.</text:p>
      <text:p text:style-name="P128">I <text:span text:style-name="T1259">turned</text:span> <text:span text:style-name="T1481">it</text:span> <text:span text:style-name="T1259">off</text:span> — Я выключил это.</text:p>
      <text:p text:style-name="P318"/>
      <text:p text:style-name="P1268"><text:span text:style-name="T973">Когда предлог отрывается от глагола, </text:span><text:span text:style-name="T974">то </text:span><text:span text:style-name="T975">порой</text:span><text:span text:style-name="T973"> сложно определить что это фразовый глагол.</text:span></text:p>
      <text:p text:style-name="P320"/>
      <text:p text:style-name="P1444">Сложные предложения</text:p>
      <text:p text:style-name="P325"/>
      <text:p text:style-name="P323">Простое предложение содержит 1 подлежащее и 1 <text:span text:style-name="T1618">(</text:span>и более<text:span text:style-name="T1618">)</text:span> сказуемых.</text:p>
      <text:p text:style-name="P324">Сложное предложение содержит 2 <text:span text:style-name="T1618">(</text:span>и более<text:span text:style-name="T1618">)</text:span> подлежащих, и 2 <text:span text:style-name="T1618">(</text:span>и более<text:span text:style-name="T1618">)</text:span> сказуемых.</text:p>
      <text:p text:style-name="P323"/>
      <text:p text:style-name="P130"><text:span text:style-name="T13">I</text:span> <text:span text:style-name="T26">woke</text:span> up at 7 o`clock — Я проснулся в 7 часов <text:span text:style-name="T1574">(простое предложение)</text:span>.</text:p>
      <text:p text:style-name="P130"/>
      <text:p text:style-name="P131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571">(перед and нет запятой, т. к. простое предложение)</text:span>.</text:p>
      <text:p text:style-name="P326"/>
      <text:p text:style-name="P129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19"/>
      <text:p text:style-name="P1281"><text:span text:style-name="T1375">Сложное предложение делится на </text:span><text:span text:style-name="T1376">1</text:span><text:span text:style-name="T1375"> главную часть и остальные, зависимые. </text:span><text:span text:style-name="T396">В английском, зависим</text:span><text:span text:style-name="T397">ая</text:span><text:span text:style-name="T396"> част</text:span><text:span text:style-name="T397">ь</text:span><text:span text:style-name="T396"> называется clause, а в русском — придаточным предложением.</text:span></text:p>
      <text:p text:style-name="P1395"><text:span text:style-name="T342">Г</text:span><text:span text:style-name="T270">лавная часть также называется главным предложением.</text:span></text:p>
      <text:p text:style-name="P1090"/>
      <text:p text:style-name="P879">Виды придаточных предложений:</text:p>
      <text:list xml:id="list3236065021" text:style-name="L115">
        <text:list-item>
          <text:p text:style-name="P1633">reperted clause (reported speech) — косвенная речь;</text:p>
        </text:list-item>
        <text:list-item>
          <text:p text:style-name="P1633">if clause (conditional) — условные предложения;</text:p>
        </text:list-item>
        <text:list-item>
          <text:p text:style-name="P1633">relative clause — придаточные определительные предложения.</text:p>
        </text:list-item>
      </text:list>
      <text:p text:style-name="P319"/>
      <text:p text:style-name="P666">Союзы <text:span text:style-name="T555">and</text:span>, <text:span text:style-name="T555">but</text:span>, <text:span text:style-name="T555">or</text:span>, <text:span text:style-name="T555">so</text:span>, <text:span text:style-name="T555">because</text:span></text:p>
      <text:p text:style-name="P327"/>
      <text:p text:style-name="P328">Они объединяют части сложного предложения. <text:span text:style-name="T1570">Но могут встречаться и в простых предложениях, чтобы объеднить между собой отдельные слова.</text:span></text:p>
      <text:p text:style-name="P328"/>
      <text:p text:style-name="P329">Самые популярные союзы:</text:p>
      <text:list xml:id="list2388151318" text:style-name="L116">
        <text:list-item>
          <text:p text:style-name="P1732">and — и;</text:p>
        </text:list-item>
        <text:list-item>
          <text:p text:style-name="P1732">or — или;</text:p>
        </text:list-item>
        <text:list-item>
          <text:p text:style-name="P1732">but — но;</text:p>
        </text:list-item>
        <text:list-item>
          <text:p text:style-name="P1732">so — поэтому;</text:p>
        </text:list-item>
        <text:list-item>
          <text:p text:style-name="P1732">because — потому что.</text:p>
        </text:list-item>
      </text:list>
      <text:p text:style-name="P332"/>
      <text:p text:style-name="P1271"><text:soft-page-break/><text:span text:style-name="T980">Части сложного предложения </text:span><text:span text:style-name="T981">всегда </text:span><text:span text:style-name="T980">разделяются запятыми, за исключением случаев, </text:span></text:p>
      <text:p text:style-name="P332">когда используются союз <text:span text:style-name="T555">because</text:span>. Но если союзы <text:span text:style-name="T1573">стоят </text:span>в простом предложении, </text:p>
      <text:p text:style-name="P1271"><text:span text:style-name="T984">то</text:span><text:span text:style-name="T980"> перед ними запятые не </text:span><text:span text:style-name="T987">нужны</text:span><text:span text:style-name="T980">.</text:span></text:p>
      <text:p text:style-name="P330"/>
      <text:p text:style-name="P132">I met Jill, <text:span text:style-name="T1259">and</text:span> we went for a wolk — Я встретила Джил <text:span text:style-name="T1259">и</text:span> мы пошли гулять.</text:p>
      <text:p text:style-name="P132">I was very tired, <text:span text:style-name="T1259">so</text:span> I went to sleep early — Я очень устал, <text:span text:style-name="T1259">поэтому</text:span> я пошел спать раньше.</text:p>
      <text:p text:style-name="P132"/>
      <text:p text:style-name="P140">We can`t go to the party <text:span text:style-name="T1259">because</text:span> we were going away that weekend — </text:p>
      <text:p text:style-name="P140">Мы не сможет пойти <text:span text:style-name="T924">на вечеринку, </text:span><text:span text:style-name="T1251">потому что</text:span><text:span text:style-name="T924"> уезжаем в эти выходные.</text:span></text:p>
      <text:p text:style-name="P331"/>
      <text:p text:style-name="P1272"><text:span text:style-name="T980">В </text:span><text:span text:style-name="T988">русском и английском язык</text:span><text:span text:style-name="T987">ах</text:span><text:span text:style-name="T988"> расстановка запятых </text:span><text:span text:style-name="T994">часто </text:span><text:span text:style-name="T988">не совпадает!</text:span></text:p>
      <text:p text:style-name="P333"/>
      <text:p text:style-name="P1270"><text:span text:style-name="T982">Иногда встречаются сложные предложения состоящие из </text:span><text:span text:style-name="T983">2</text:span><text:span text:style-name="T982">х и более простых предложений, объединенных вместе, но без запятых. Это сильно сбивает по началу.</text:span></text:p>
      <text:p text:style-name="P334"/>
      <text:p text:style-name="P64"><text:span text:style-name="T1298">It`s the fitst time I have driven a car — </text:span><text:span text:style-name="T1303">Это впервые, когда я веду машину.</text:span></text:p>
      <text:p text:style-name="P135"><text:span text:style-name="T1303">S</text:span><text:span text:style-name="T1291">he told me she wanted to go — Она сказал мне, что хочет уйти.</text:span></text:p>
      <text:p text:style-name="P233"/>
      <text:p text:style-name="P17"><text:span text:style-name="T1572">В</text:span>опросительные <text:span text:style-name="T1572">c</text:span>ложные предложения</text:p>
      <text:p text:style-name="P18"/>
      <text:p text:style-name="P728">Главная часть сохраняет вопросительный порядок слов. В зависимых частях порядок </text:p>
      <text:p text:style-name="P1273"><text:span text:style-name="T528">слов такой же, как в утверждениях. </text:span><text:span text:style-name="T527">Зависимая част</text:span><text:span text:style-name="T529">ь</text:span><text:span text:style-name="T527"> разделя</text:span><text:span text:style-name="T529">е</text:span><text:span text:style-name="T527">тся вопросительным словом, которое в данном случае </text:span><text:span text:style-name="T531">является</text:span><text:span text:style-name="T529"> </text:span><text:span text:style-name="T527">союз</text:span><text:span text:style-name="T531">ом</text:span><text:span text:style-name="T527">.</text:span></text:p>
      <text:p text:style-name="P725"/>
      <text:p text:style-name="P134"><text:span text:style-name="T428">Why is she crying? </text:span><text:span text:style-name="T525">(простое предложение)</text:span></text:p>
      <text:p text:style-name="P134"><text:span text:style-name="T1304">D</text:span><text:span text:style-name="T1291">o you know</text:span><text:span text:style-name="T428"> </text:span><text:span text:style-name="T1309">why</text:span><text:span text:style-name="T1291"> she is crying</text:span><text:span text:style-name="T428">? </text:span><text:span text:style-name="T525">(сложное предложение; </text:span><text:span text:style-name="T527">why — это союз</text:span><text:span text:style-name="T525">)</text:span></text:p>
      <text:p text:style-name="P727"/>
      <text:p text:style-name="P729">Если вопрос общий (без вопросительного слова), то зависимая часть разделяется </text:p>
      <text:p text:style-name="P1274"><text:span text:style-name="T530">союзом</text:span><text:span text:style-name="T527"> </text:span><text:span text:style-name="T743">if/whether</text:span><text:span text:style-name="T527">, </text:span><text:span text:style-name="T529">котор</text:span><text:span text:style-name="T531">ый</text:span><text:span text:style-name="T527"> перевод</text:span><text:span text:style-name="T529">и</text:span><text:span text:style-name="T527">тся частицей «ли».</text:span></text:p>
      <text:p text:style-name="P726"/>
      <text:p text:style-name="P133"><text:span text:style-name="T526">C</text:span><text:span text:style-name="T428">an you tell </text:span><text:span text:style-name="T1259">if</text:span><text:span text:style-name="T428"> this house belongs to Jerry? — Скажите, этот </text:span><text:span text:style-name="T1259">ли</text:span><text:span text:style-name="T428"> дом принадлежит Джерри?</text:span></text:p>
      <text:p text:style-name="P724"/>
      <text:p text:style-name="P730">Если вопросительное слово или союз <text:span text:style-name="T555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19"/>
      <text:p text:style-name="P19"/>
      <text:p text:style-name="P1586">Косвенная речь</text:p>
      <text:p text:style-name="P316"/>
      <text:p text:style-name="P1275"><text:span text:style-name="T985">Это </text:span><text:span text:style-name="T986">способ передать слова другого человека, т. е. дословный пересказ речи.</text:span></text:p>
      <text:p text:style-name="P340"/>
      <text:p text:style-name="P338">Части предложения разделяются вопросительным словом или союзом<text:span text:style-name="T1576"> </text:span><text:span text:style-name="T555">if/whether</text:span> <text:span text:style-name="T1576">и др</text:span>. </text:p>
      <text:p text:style-name="P1279"><text:span text:style-name="T986">В главной части указывается автор слов. В зависимой части меняется время </text:span><text:span text:style-name="T1576">(</text:span><text:span text:style-name="T1581">на прошлое</text:span><text:span text:style-name="T1582">).</text:span></text:p>
      <text:p text:style-name="P341"/>
      <text:p text:style-name="P136"><text:span text:style-name="T1279">I </text:span><text:span text:style-name="T1259">want to eat</text:span> — Я хочу есть (прямая речь; Джон)</text:p>
      <text:p text:style-name="P136">John said that <text:span text:style-name="T1259">he wanted to eat</text:span> — Джон сказал, что он хочет есть (ковенная речь)</text:p>
      <text:p text:style-name="P342"/>
      <text:p text:style-name="P335"><text:span text:style-name="T924">Союз </text:span><text:span text:style-name="T555">that</text:span><text:span text:style-name="T924"> означает «что». Он часто выпадает при переводе.</text:span></text:p>
      <text:p text:style-name="P339"/>
      <text:p text:style-name="P338">Косвенную речь принято выражать в форме прошедшего, поэтому если слова автора были </text:p>
      <text:p text:style-name="P338">в Present, то при пересказе они станут в Past, а если были в Future, то станут </text:p>
      <text:p text:style-name="P1280"><text:span text:style-name="T991">в future-in-the-past </text:span><text:span text:style-name="T992">(это когда will меняется на would)</text:span><text:span text:style-name="T991">. </text:span><text:span text:style-name="T999">(перевод не обязательно </text:span><text:span text:style-name="T1001">будет </text:span></text:p>
      <text:p text:style-name="P1280"><text:span text:style-name="T999">в прошедшем; прошедшее указывается </text:span><text:span text:style-name="T1000">просто</text:span><text:span text:style-name="T999"> грамматически)</text:span></text:p>
      <text:p text:style-name="P347"/>
      <text:p text:style-name="P65"><text:span text:style-name="T1575">W</text:span>hen <text:span text:style-name="T1259">will</text:span> <text:span text:style-name="T1578">Joe</text:span> <text:span text:style-name="T1259">come</text:span><text:span text:style-name="T1578"> to the meeting</text:span>? <text:span text:style-name="T1577">—</text:span> <text:span text:style-name="T1578">Когда Джо </text:span><text:span text:style-name="T1278">придет</text:span><text:span text:style-name="T1578"> на собрание?</text:span></text:p>
      <text:p text:style-name="P65"><text:span text:style-name="T1578">I asked when Joe </text:span><text:span text:style-name="T1278">would</text:span><text:span text:style-name="T1578"> </text:span><text:span text:style-name="T1278">come</text:span><text:span text:style-name="T1578"> to the meeting? — Я спросил, когда Джо </text:span><text:span text:style-name="T1278">придет</text:span><text:span text:style-name="T1578"> на собрание?</text:span></text:p>
      <text:p text:style-name="P337"/>
      <text:p text:style-name="P1276"><text:span text:style-name="T991">Модальные глаголы </text:span><text:span text:style-name="T993">также </text:span><text:span text:style-name="T991">меняются на аналогичные в прошедшей форме или на </text:span></text:p>
      <text:p text:style-name="P338">заменяющие их модальные конструкции.</text:p>
      <text:p text:style-name="P337"/>
      <text:p text:style-name="P1278"><text:span text:style-name="T990">Если пересказывается просьба или приказ в утвердительной форме, то перед </text:span><text:span text:style-name="T989">зависимой</text:span><text:span text:style-name="T990"> частью ставится слово </text:span><text:span text:style-name="T600">to</text:span><text:span text:style-name="T990">, а если в отрицательной </text:span><text:span text:style-name="T997">форме</text:span><text:span text:style-name="T990"> — то </text:span><text:span text:style-name="T600">not to</text:span><text:span text:style-name="T990">. </text:span><text:span text:style-name="T997">При этом </text:span></text:p>
      <text:p text:style-name="P1278"><text:span text:style-name="T997">зависимая часть уже не меняется </text:span><text:span text:style-name="T1006">по</text:span><text:span text:style-name="T997"> времени </text:span><text:span text:style-name="T998">(уточнить)</text:span><text:span text:style-name="T997">.</text:span></text:p>
      <text:p text:style-name="P343"/>
      <text:p text:style-name="P137">Stop the car, Tom →<text:span text:style-name="T1579"> She told Tom </text:span><text:span text:style-name="T1280">to</text:span><text:span text:style-name="T1579"> stop the car.</text:span></text:p>
      <text:p text:style-name="P138">Don`t stop the car, Tom → She told Tom <text:span text:style-name="T1259">not to</text:span> stop the car.</text:p>
      <text:p text:style-name="P344"/>
      <text:p text:style-name="P1277"><text:span text:style-name="T995">Если пересказывается вопрос, то </text:span><text:span text:style-name="T996">дополнительно</text:span><text:span text:style-name="T995"> </text:span><text:span text:style-name="T996">подключаться все</text:span><text:span text:style-name="T995"> те же правила, </text:span></text:p>
      <text:p text:style-name="P345">что в вопросительном сложном предложении.</text:p>
      <text:p text:style-name="P346"/>
      <text:p text:style-name="P139">Do you like cars, Tom → She asked Tom <text:span text:style-name="T428">if</text:span> he liked <text:span text:style-name="T1580">cars (Она спросила Тома, </text:span></text:p>
      <text:p text:style-name="P141">любит ли он машины)</text:p>
      <text:p text:style-name="P346"/>
      <text:p text:style-name="P667">Условные предложения</text:p>
      <text:p text:style-name="P349"/>
      <text:p text:style-name="P1282"><text:span text:style-name="T1002">Если ситуация, описанная в главно</text:span><text:span text:style-name="T1006">й</text:span><text:span text:style-name="T1002"> </text:span><text:span text:style-name="T1006">части</text:span><text:span text:style-name="T1002">, может случиться только при условии, </text:span><text:span text:style-name="T1022">у</text:span><text:span text:style-name="T1002">казан</text:span><text:span text:style-name="T1022">ном</text:span><text:span text:style-name="T1002"> </text:span></text:p>
      <text:p text:style-name="P1282"><text:span text:style-name="T1002">в </text:span><text:span text:style-name="T1006">зависимой</text:span><text:span text:style-name="T1002"> </text:span><text:span text:style-name="T1006">части</text:span><text:span text:style-name="T1002">, то </text:span><text:span text:style-name="T1004">так</text:span><text:span text:style-name="T1008">ое</text:span><text:span text:style-name="T1002"> предложени</text:span><text:span text:style-name="T1008">е</text:span><text:span text:style-name="T1002"> </text:span><text:span text:style-name="T1008">называется</text:span><text:span text:style-name="T1004"> </text:span><text:span text:style-name="T1002">условным.</text:span><text:span text:style-name="T1003"> </text:span></text:p>
      <text:p text:style-name="P350"/>
      <text:p text:style-name="P66"><text:span text:style-name="T1583">When I com home (</text:span><text:span text:style-name="T1584">зависимая часть</text:span><text:span text:style-name="T1583">), I always watch TV (главн</text:span><text:span text:style-name="T1584">ая часть</text:span><text:span text:style-name="T1583">) — </text:span></text:p>
      <text:p text:style-name="P146">Когда я прихожу домой, я всегда смотрю телевизор.</text:p>
      <text:p text:style-name="P336"/>
      <text:p text:style-name="P1289"><text:span text:style-name="T1002">В условном предложении </text:span><text:span text:style-name="T1006">зависимая часть</text:span><text:span text:style-name="T1002"> начинается с </text:span><text:span text:style-name="T1005">союза</text:span><text:span text:style-name="T1002"> </text:span><text:span text:style-name="T601">when</text:span><text:span text:style-name="T1002"> или </text:span><text:span text:style-name="T601">if</text:span><text:span text:style-name="T1002">. </text:span><text:span text:style-name="T1023">Если действие случится наверняка, то используется </text:span><text:span text:style-name="T608">when</text:span><text:span text:style-name="T1023">. </text:span><text:span text:style-name="T1002">Если уверенности нет, но есть </text:span><text:span text:style-name="T1012">только</text:span><text:span text:style-name="T1002"> </text:span></text:p>
      <text:p text:style-name="P1289"><text:span text:style-name="T1002">вероятность, что случится, то </text:span><text:span text:style-name="T1024">используется</text:span><text:span text:style-name="T1002"> </text:span><text:span text:style-name="T602">if</text:span><text:span text:style-name="T1012">.</text:span></text:p>
      <text:p text:style-name="P348"/>
      <text:p text:style-name="P773"><text:span text:style-name="T1014">С</text:span><text:span text:style-name="T1011">оюзы в условных предложениях:</text:span></text:p>
      <text:list xml:id="list3464776834" text:style-name="L117">
        <text:list-item>
          <text:p text:style-name="P1733">when — когда;</text:p>
        </text:list-item>
        <text:list-item>
          <text:p text:style-name="P1733">if — если;</text:p>
        </text:list-item>
        <text:list-item>
          <text:p text:style-name="P1734">while — в то время, как;</text:p>
        </text:list-item>
        <text:list-item>
          <text:p text:style-name="P1735"><text:soft-page-break/>before — до того, как;</text:p>
        </text:list-item>
        <text:list-item>
          <text:p text:style-name="P1735">after — после;</text:p>
        </text:list-item>
        <text:list-item>
          <text:p text:style-name="P1735">until (till) — до того момента, как.</text:p>
        </text:list-item>
      </text:list>
      <text:p text:style-name="P356"/>
      <text:p text:style-name="P1285"><text:span text:style-name="T1012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602">if</text:span><text:span text:style-name="T1012"> запятая может вовсе не ставиться.</text:span></text:p>
      <text:p text:style-name="P354"/>
      <text:p text:style-name="P355"><text:span text:style-name="T1589">Е</text:span><text:span text:style-name="T1592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54"/>
      <text:p text:style-name="P1281"><text:span text:style-name="T1006">Когда </text:span><text:span text:style-name="T1007">в </text:span><text:span text:style-name="T1006">главн</text:span><text:span text:style-name="T1007">ой</text:span><text:span text:style-name="T1006"> </text:span><text:span text:style-name="T1007">части</text:span><text:span text:style-name="T1006"> </text:span><text:span text:style-name="T1021">стоит </text:span><text:span text:style-name="T1006">настояще</text:span><text:span text:style-name="T1007">е </text:span><text:span text:style-name="T1021">время</text:span><text:span text:style-name="T1006">, то так</text:span><text:span text:style-name="T1007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1009">(уклад жизни)</text:span><text:span text:style-name="T1007">.</text:span></text:p>
      <text:p text:style-name="P351"/>
      <text:p text:style-name="P143"><text:span text:style-name="T1585">W</text:span>ater boils when the temperature is 100 degrees — Вода кипит, когда температ<text:span text:style-name="T1593">ура</text:span> 100 град.</text:p>
      <text:p text:style-name="P143">When the sun goes down, it gets dark — Когда солнце садится, становится темно.</text:p>
      <text:p text:style-name="P143">If I am late for work, my boss gets angree — Если я опаздывают на работу, мой шеф злится.</text:p>
      <text:p text:style-name="P352"/>
      <text:p text:style-name="P1283"><text:span text:style-name="T1009">Когда в главной части </text:span><text:span text:style-name="T1011">стоит </text:span><text:span text:style-name="T1009">будущее, </text:span><text:span text:style-name="T1010">то </text:span><text:span text:style-name="T1009">такие предложения называются условными</text:span></text:p>
      <text:p text:style-name="P1284"><text:span text:style-name="T1009">предложениями первого типа (first conditionals). </text:span><text:span text:style-name="T1013">С помощью них</text:span><text:span text:style-name="T1009"> говорят, при каких условиях </text:span><text:span text:style-name="T1377">произойдут будущие события (планы).</text:span></text:p>
      <text:p text:style-name="P1391"/>
      <text:p text:style-name="P142">If it`s nice day tomorrow, I will go <text:span text:style-name="T1586">the beach — Если завтра будет хор. день, я пойду на пляж.</text:span></text:p>
      <text:p text:style-name="P144">I will go shopping if I have time — Я зайду в магазин, если у меня будет время.</text:p>
      <text:p text:style-name="P353"/>
      <text:p text:style-name="P1284"><text:span text:style-name="T1378">В </text:span><text:span text:style-name="T1379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380">ь удобнее</text:span><text:span text:style-name="T1379"> будущим.</text:span></text:p>
      <text:p text:style-name="P1392"/>
      <text:p text:style-name="P1382">If I <text:span text:style-name="T1259">see</text:span> him, I <text:span text:style-name="T1259">will </text:span><text:span text:style-name="T1281">tell</text:span><text:span text:style-name="T1588"> </text:span>him exactly how angry I am — Если я <text:span text:style-name="T1259">увижу</text:span> его, я <text:span text:style-name="T1259">выскажусь</text:span> ему </text:p>
      <text:p text:style-name="P1390"><text:span text:style-name="T603">в подробностях о том, как я разозлилась </text:span><text:span text:style-name="T604">(first conditional)</text:span><text:span text:style-name="T603">. </text:span><text:span text:style-name="T1587"><text:s/></text:span></text:p>
      <text:p text:style-name="P145"/>
      <text:p text:style-name="P1286"><text:span text:style-name="T1195">Условные предложения второго типа </text:span><text:span text:style-name="T1196">используются </text:span><text:span text:style-name="T1194">для описания нереальных </text:span><text:span text:style-name="T1197">либо</text:span><text:span text:style-name="T1194"> маловероятных ситуаций, связанных с насто</text:span><text:span text:style-name="T1197">я</text:span><text:span text:style-name="T1194">щим (альтернативн</text:span><text:span text:style-name="T1197">ая</text:span><text:span text:style-name="T1194"> реальност</text:span><text:span text:style-name="T1197">ь</text:span><text:span text:style-name="T1194">).</text:span></text:p>
      <text:p text:style-name="P357"/>
      <text:p text:style-name="P1287"><text:span text:style-name="T1016">Главная часть содержит связку </text:span><text:span text:style-name="T607">would</text:span><text:span text:style-name="T1016"> + инфинитив. Зависимая часть, грамматически, </text:span></text:p>
      <text:p text:style-name="P1287"><text:span text:style-name="T1015">стоит </text:span><text:span text:style-name="T1016">в прошешем времени, </text:span><text:span text:style-name="T1017">но </text:span><text:span text:style-name="T1019">привязана</text:span><text:span text:style-name="T1018"> к</text:span><text:span text:style-name="T1017"> настоящ</text:span><text:span text:style-name="T1018">ему</text:span><text:span text:style-name="T1016">. </text:span><text:span text:style-name="T1015">Со</text:span><text:span text:style-name="T1019">ю</text:span><text:span text:style-name="T1015">з </text:span><text:span text:style-name="T606">if</text:span><text:span text:style-name="T1015"> переводится </text:span><text:span text:style-name="T1020">как «если бы».</text:span></text:p>
      <text:p text:style-name="P1389"/>
      <text:p text:style-name="P1383"><text:span text:style-name="T1282">I</text:span><text:span text:style-name="T1283">f</text:span><text:span text:style-name="T532"> he was rich (зависимая часть), he </text:span><text:span text:style-name="T1283">would buy</text:span><text:span text:style-name="T532"> Lamborgini (главная часть) — </text:span></text:p>
      <text:p text:style-name="P1290"><text:span text:style-name="T1361">Если бы</text:span><text:span text:style-name="T1355"> он был богатым, он </text:span><text:span text:style-name="T1361">бы купил</text:span><text:span text:style-name="T1355"> Ламборджини </text:span><text:span text:style-name="T1356">(would </text:span><text:span text:style-name="T1358">и</text:span><text:span text:style-name="T1357"> will </text:span><text:span text:style-name="T1356">заменя</text:span><text:span text:style-name="T1357">ю</text:span><text:span text:style-name="T1356">т to?)</text:span><text:span text:style-name="T1355">.</text:span></text:p>
      <text:p text:style-name="P1393"/>
      <text:p text:style-name="P1470"><text:span text:style-name="T1014">О</text:span><text:span text:style-name="T924">чень часто в условных предложениях второго типа в if-части, глагол </text:span><text:span text:style-name="T555">be</text:span><text:span text:style-name="T924"> стоит в форме </text:span><text:span text:style-name="T555">were</text:span><text:span text:style-name="T924">, даже после </text:span><text:span text:style-name="T555">I, he, she, it</text:span><text:span text:style-name="T924">. Это исключение из правил, которое нужно запомнить.</text:span></text:p>
      <text:p text:style-name="P359"/>
      <text:p text:style-name="P1288"><text:span text:style-name="T605">If </text:span><text:span text:style-name="T790">he were</text:span><text:span text:style-name="T605"> rich, he would buy Lamborgini — Если бы </text:span><text:span text:style-name="T790">он был</text:span><text:span text:style-name="T605"> богатым, он бы купил Ламборджини (такой вариант тоже считается правильным)</text:span></text:p>
      <text:p text:style-name="P358"/>
      <text:p text:style-name="P668">Придаточные определительные предложения</text:p>
      <text:p text:style-name="P360"/>
      <text:p text:style-name="P361">Дополняют по смыслу главн<text:span text:style-name="T1595">ую часть</text:span>, <text:span text:style-name="T1594">сообщают дополнительную информацию </text:span></text:p>
      <text:p text:style-name="P365">и обычно относятся к какому-то существительному или прилагательному.</text:p>
      <text:p text:style-name="P365"/>
      <text:p text:style-name="P1471"><text:soft-page-break/><text:span text:style-name="T1025">Могут стоять и в середине, и в конце предложения, </text:span><text:span text:style-name="T924">при этом запятыми не выделяются </text:span></text:p>
      <text:p text:style-name="P1291"><text:span text:style-name="T924">(в отличии от русского). </text:span><text:span text:style-name="T1027">Часто н</text:span><text:span text:style-name="T924">ачинаются с союза или союзной конструкции.</text:span></text:p>
      <text:p text:style-name="P365"/>
      <text:p text:style-name="P147"><text:span text:style-name="T1594">T</text:span>he <text:span text:style-name="T13">woman</text:span> <text:span text:style-name="T1259">who lives next door</text:span> is a doctor — <text:span text:style-name="T13">Женщина</text:span>, <text:span text:style-name="T1259">которая живет по соседству</text:span>, </text:p>
      <text:p text:style-name="P1291"><text:span text:style-name="T613">работает доктором (выделенная часть </text:span><text:span text:style-name="T614">относится к </text:span><text:span text:style-name="T613">«женщин</text:span><text:span text:style-name="T614">е</text:span><text:span text:style-name="T613">»).</text:span></text:p>
      <text:p text:style-name="P366"/>
      <text:p text:style-name="P368">Союзы, с которых начинается придаточное предложение:</text:p>
      <text:list xml:id="list2793169495" text:style-name="L118">
        <text:list-item>
          <text:p text:style-name="P1736">who — который (о людях);</text:p>
        </text:list-item>
        <text:list-item>
          <text:p text:style-name="P1736">which — который (о предметах и животных);</text:p>
        </text:list-item>
        <text:list-item>
          <text:p text:style-name="P1736">that — который (о людях, предметах и животных);</text:p>
        </text:list-item>
        <text:list-item>
          <text:p text:style-name="P1736">where — где;</text:p>
        </text:list-item>
        <text:list-item>
          <text:p text:style-name="P1736">whose — чей.</text:p>
        </text:list-item>
      </text:list>
      <text:p text:style-name="P366"/>
      <text:p text:style-name="P1292"><text:span text:style-name="T1026">Союзы ставить не обязательно. </text:span><text:span text:style-name="T1028">Вс</text:span><text:span text:style-name="T1029">ё</text:span><text:span text:style-name="T1028"> п</text:span><text:span text:style-name="T1026">редложение может быть без союзов и запятых. </text:span></text:p>
      <text:p text:style-name="P367"/>
      <text:p text:style-name="Standard"><text:span text:style-name="T555">The movie </text:span><text:span text:style-name="T782">we saw last weak</text:span><text:span text:style-name="T555"> was rather good — Филь, </text:span><text:span text:style-name="T782">который мы смотрели на прошлой неделе</text:span><text:span text:style-name="T555">, оказался довольно хорошим (</text:span><text:span text:style-name="T609">при</text:span><text:span text:style-name="T555"> переводе союзы </text:span><text:span text:style-name="T609">и запятые</text:span><text:span text:style-name="T555"> </text:span><text:span text:style-name="T609">будут</text:span><text:span text:style-name="T555">).</text:span></text:p>
      <text:p text:style-name="P363"/>
      <text:p text:style-name="P1472"><text:span text:style-name="T1031">С помощью </text:span><text:span text:style-name="T1033">придаточного определительного предложения</text:span><text:span text:style-name="T1031"> можно также объединять несколько простых предложений, в одно сложное.</text:span></text:p>
      <text:p text:style-name="P363"/>
      <text:p text:style-name="P1473"><text:span text:style-name="T1031">В </text:span><text:span text:style-name="T1032">этом случае </text:span><text:span text:style-name="T1034">у</text:span><text:span text:style-name="T1032"> одно</text:span><text:span text:style-name="T1034">го</text:span><text:span text:style-name="T1032"> из предложений подлежащее выпадет, а его место займет союз </text:span><text:span text:style-name="T1030">who, which </text:span><text:span text:style-name="T1032">или</text:span><text:span text:style-name="T1030"> that, </text:span><text:span text:style-name="T1032">который теперь обязан стоять. Иначе</text:span><text:span text:style-name="T1031"> наручится логика английского.</text:span></text:p>
      <text:p text:style-name="P362"/>
      <text:p text:style-name="P363">Например, объединим 2 предложения: I work in an office. It is in Park street.</text:p>
      <text:p text:style-name="P363"/>
      <text:p text:style-name="P148">I work in an office <text:span text:style-name="T18">which</text:span> <text:span text:style-name="T26">is</text:span> in Park street — Я работаю в офисе, <text:span text:style-name="T22">который</text:span><text:span text:style-name="T1596"> </text:span><text:span text:style-name="T42">расположен</text:span><text:span text:style-name="T1596"> </text:span></text:p>
      <text:p text:style-name="P1473"><text:span text:style-name="T610">на Парк стрит (which </text:span><text:span text:style-name="T612">заменяет</text:span><text:span text:style-name="T610"> </text:span><text:span text:style-name="T611">подлежащ</text:span><text:span text:style-name="T612">ие</text:span><text:span text:style-name="T611"> It</text:span><text:span text:style-name="T610">).</text:span></text:p>
      <text:p text:style-name="P148"/>
      <text:p text:style-name="P369">Но если после союза в придаточном предложении остается <text:s/>подлежащее и сказуемое, </text:p>
      <text:p text:style-name="P364"><text:span text:style-name="T1597">то союз все-таки можно убрать. </text:span><text:span text:style-name="T1598">Такие варианты будут встречаться чаще </text:span><text:span text:style-name="T1599">всего</text:span><text:span text:style-name="T1598">.</text:span></text:p>
      <text:p text:style-name="P364"/>
      <text:p text:style-name="P1474"><text:span text:style-name="T612">This is the shirt </text:span><text:span text:style-name="T791">which</text:span><text:span text:style-name="T612"> </text:span><text:span text:style-name="T16">I</text:span><text:span text:style-name="T612"> </text:span><text:span text:style-name="T30">bought</text:span><text:span text:style-name="T612"> in the sales / This is shirt </text:span><text:span text:style-name="T15">I</text:span><text:span text:style-name="T555"> </text:span><text:span text:style-name="T29">bought</text:span><text:span text:style-name="T612"> in the sales — </text:span></text:p>
      <text:p text:style-name="P1474"><text:span text:style-name="T612">Это рубкашка, </text:span><text:span text:style-name="T782">которую</text:span><text:span text:style-name="T555"> </text:span><text:span text:style-name="T15">я</text:span><text:span text:style-name="T555"> </text:span><text:span text:style-name="T29">купил</text:span><text:span text:style-name="T555"> </text:span><text:span text:style-name="T612">на распродаже</text:span><text:span text:style-name="T615">.</text:span></text:p>
      <text:p text:style-name="P1574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054394085408">
          <table:table-cell table:style-name="Table7.A1" office:value-type="string">
            <text:p text:style-name="P1508"/>
          </table:table-cell>
          <table:table-cell table:style-name="Table7.A1" office:value-type="string">
            <text:p text:style-name="P1489">Past</text:p>
          </table:table-cell>
          <table:table-cell table:style-name="Table7.A1" office:value-type="string">
            <text:p text:style-name="P1489">Present</text:p>
          </table:table-cell>
          <table:table-cell table:style-name="Table7.D1" office:value-type="string">
            <text:p text:style-name="P1489">Future</text:p>
          </table:table-cell>
        </table:table-row>
        <table:table-row table:style-name="TableLine94054388982400">
          <table:table-cell table:style-name="Table7.A2" office:value-type="string">
            <text:p text:style-name="P1496">+</text:p>
          </table:table-cell>
          <table:table-cell table:style-name="Table7.A2" office:value-type="string">
            <text:p text:style-name="P1531">I/y<text:span text:style-name="T1400">ou</text:span>/w<text:span text:style-name="T1400">e</text:span>/t<text:span text:style-name="T1400">hey</text:span>/he/she/it started</text:p>
          </table:table-cell>
          <table:table-cell table:style-name="Table7.A2" office:value-type="string">
            <text:p text:style-name="P1522">I/you/we/they start</text:p>
            <text:p text:style-name="P1522">He/she/it starts</text:p>
          </table:table-cell>
          <table:table-cell table:style-name="Table7.D2" office:value-type="string">
            <text:p text:style-name="P1534">I/y<text:span text:style-name="T1400">ou</text:span>/w<text:span text:style-name="T1400">e</text:span>/t<text:span text:style-name="T1400">hey</text:span>/he/she/it </text:p>
            <text:p text:style-name="P1534">will start</text:p>
          </table:table-cell>
        </table:table-row>
        <table:table-row table:style-name="TableLine94054388967648">
          <table:table-cell table:style-name="Table7.A2" office:value-type="string">
            <text:p text:style-name="P1490">-</text:p>
          </table:table-cell>
          <table:table-cell table:style-name="Table7.A2" office:value-type="string">
            <text:p text:style-name="P1531">I/y<text:span text:style-name="T1400">ou</text:span>/w<text:span text:style-name="T1400">e</text:span>/t<text:span text:style-name="T1400">hey</text:span>/he/she/it</text:p>
            <text:p text:style-name="P1531">didn`t start</text:p>
          </table:table-cell>
          <table:table-cell table:style-name="Table7.A2" office:value-type="string">
            <text:p text:style-name="P1522">I/you/we/they don`t start</text:p>
            <text:p text:style-name="P1522">He/she/it doesn`t start</text:p>
          </table:table-cell>
          <table:table-cell table:style-name="Table7.D2" office:value-type="string">
            <text:p text:style-name="P1534">I/y<text:span text:style-name="T1400">ou</text:span>/w<text:span text:style-name="T1400">e</text:span>/t<text:span text:style-name="T1400">hey</text:span>/he/she/it</text:p>
            <text:p text:style-name="P1534">won`t start</text:p>
          </table:table-cell>
        </table:table-row>
        <table:table-row table:style-name="TableLine94054389010448">
          <table:table-cell table:style-name="Table7.A2" office:value-type="string">
            <text:p text:style-name="P1490">?</text:p>
          </table:table-cell>
          <table:table-cell table:style-name="Table7.A2" office:value-type="string">
            <text:p text:style-name="P1532">Did I/y<text:span text:style-name="T1400">ou</text:span>/w<text:span text:style-name="T1400">e</text:span>/t<text:span text:style-name="T1400">hey</text:span>/he</text:p>
            <text:p text:style-name="P1532">/she/it start?</text:p>
          </table:table-cell>
          <table:table-cell table:style-name="Table7.A2" office:value-type="string">
            <text:p text:style-name="P1522">Do I/you/we/they start?</text:p>
            <text:p text:style-name="P1522">Does he/she/it start?</text:p>
          </table:table-cell>
          <table:table-cell table:style-name="Table7.D2" office:value-type="string">
            <text:p text:style-name="P1535">Will I/y<text:span text:style-name="T1400">ou</text:span>/w<text:span text:style-name="T1400">e</text:span>/t<text:span text:style-name="T1400">hey</text:span>/he</text:p>
            <text:p text:style-name="P1535">/she/it start?</text:p>
          </table:table-cell>
        </table:table-row>
      </table:table>
      <text:p text:style-name="P258"/>
      <text:p text:style-name="P746"><text:span text:style-name="T929">Таблица времен группы Continu</text:span><text:span text:style-name="T930">ou</text:span><text:span text:style-name="T92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054389031504">
          <table:table-cell table:style-name="Table8.A1" office:value-type="string">
            <text:p text:style-name="P1521"/>
          </table:table-cell>
          <table:table-cell table:style-name="Table8.A1" office:value-type="string">
            <text:p text:style-name="P1489">Past</text:p>
          </table:table-cell>
          <table:table-cell table:style-name="Table8.A1" office:value-type="string">
            <text:p text:style-name="P1489">Present</text:p>
          </table:table-cell>
          <table:table-cell table:style-name="Table8.D1" office:value-type="string">
            <text:p text:style-name="P1489">Future</text:p>
          </table:table-cell>
        </table:table-row>
        <table:table-row table:style-name="TableLine94054389127200">
          <table:table-cell table:style-name="Table8.A2" office:value-type="string">
            <text:p text:style-name="P1490">+</text:p>
          </table:table-cell>
          <table:table-cell table:style-name="Table8.A2" office:value-type="string">
            <text:p text:style-name="P1533">I/<text:span text:style-name="T1399">he/she/it</text:span> <text:span text:style-name="T1399">was starting</text:span></text:p>
            <text:p text:style-name="P1533"><text:span text:style-name="T1399">Y</text:span><text:span text:style-name="T1400">ou</text:span><text:span text:style-name="T1399">/w</text:span><text:span text:style-name="T1400">e</text:span><text:span text:style-name="T1399">/t</text:span><text:span text:style-name="T1400">hey</text:span><text:span text:style-name="T1399"> were starting</text:span></text:p>
          </table:table-cell>
          <table:table-cell table:style-name="Table8.A2" office:value-type="string">
            <text:p text:style-name="P1524">I am starting</text:p>
            <text:p text:style-name="P1525">He/she/it is starting</text:p>
            <text:p text:style-name="P1524">You/we/they are starting</text:p>
          </table:table-cell>
          <table:table-cell table:style-name="Table8.D2" office:value-type="string">
            <text:p text:style-name="P1508"/>
          </table:table-cell>
        </table:table-row>
        <table:table-row table:style-name="TableLine94054389145184">
          <table:table-cell table:style-name="Table8.A2" office:value-type="string">
            <text:p text:style-name="P1490">-</text:p>
          </table:table-cell>
          <table:table-cell table:style-name="Table8.A2" office:value-type="string">
            <text:p text:style-name="P1534">I/he/she/it wasn`t starting</text:p>
            <text:p text:style-name="P1534">Y<text:span text:style-name="T1400">ou</text:span>/w<text:span text:style-name="T1400">e</text:span>/t<text:span text:style-name="T1400">hey</text:span> weren`t starting</text:p>
          </table:table-cell>
          <table:table-cell table:style-name="Table8.A2" office:value-type="string">
            <text:p text:style-name="P1524">I`m not starting</text:p>
            <text:p text:style-name="P1525">He/she/it isn`t starting</text:p>
            <text:p text:style-name="P1524">You/we/they aren`t starting</text:p>
          </table:table-cell>
          <table:table-cell table:style-name="Table8.D2" office:value-type="string">
            <text:p text:style-name="P1508"/>
          </table:table-cell>
        </table:table-row>
        <table:table-row table:style-name="TableLine94054389175040">
          <table:table-cell table:style-name="Table8.A2" office:value-type="string">
            <text:p text:style-name="P1490">?</text:p>
          </table:table-cell>
          <table:table-cell table:style-name="Table8.A2" office:value-type="string">
            <text:p text:style-name="P1534">Was I/he/she/it starting?</text:p>
            <text:p text:style-name="P1534">Were y<text:span text:style-name="T1400">ou</text:span>/w<text:span text:style-name="T1400">e</text:span>/t<text:span text:style-name="T1400">hey</text:span> starting?</text:p>
          </table:table-cell>
          <table:table-cell table:style-name="Table8.A2" office:value-type="string">
            <text:p text:style-name="P1524">Am I starting?</text:p>
            <text:p text:style-name="P1525">Is he/she/it starting?</text:p>
            <text:p text:style-name="P1524">Are you/we/they starting?</text:p>
          </table:table-cell>
          <table:table-cell table:style-name="Table8.D2" office:value-type="string">
            <text:p text:style-name="P1508"/>
          </table:table-cell>
        </table:table-row>
      </table:table>
      <text:p text:style-name="P258"/>
      <text:p text:style-name="P260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054389178752">
          <table:table-cell table:style-name="Table9.A1" office:value-type="string">
            <text:p text:style-name="P1521"/>
          </table:table-cell>
          <table:table-cell table:style-name="Table9.A1" office:value-type="string">
            <text:p text:style-name="P1489">Past</text:p>
          </table:table-cell>
          <table:table-cell table:style-name="Table9.A1" office:value-type="string">
            <text:p text:style-name="P1489">Present</text:p>
          </table:table-cell>
          <table:table-cell table:style-name="Table9.D1" office:value-type="string">
            <text:p text:style-name="P1489">Future</text:p>
          </table:table-cell>
        </table:table-row>
        <table:table-row table:style-name="TableLine94054389218320">
          <table:table-cell table:style-name="Table9.A2" office:value-type="string">
            <text:p text:style-name="P1490">+</text:p>
          </table:table-cell>
          <table:table-cell table:style-name="Table9.A2" office:value-type="string">
            <text:p text:style-name="P1508"/>
          </table:table-cell>
          <table:table-cell table:style-name="Table9.A2" office:value-type="string">
            <text:p text:style-name="P1524">I/you/we/they have started</text:p>
            <text:p text:style-name="P1524">He/she/it has started</text:p>
          </table:table-cell>
          <table:table-cell table:style-name="Table9.D2" office:value-type="string">
            <text:p text:style-name="P1508"/>
          </table:table-cell>
        </table:table-row>
        <table:table-row table:style-name="TableLine94054389245216">
          <table:table-cell table:style-name="Table9.A2" office:value-type="string">
            <text:p text:style-name="P1490">-</text:p>
          </table:table-cell>
          <table:table-cell table:style-name="Table9.A2" office:value-type="string">
            <text:p text:style-name="P1508"/>
          </table:table-cell>
          <table:table-cell table:style-name="Table9.A2" office:value-type="string">
            <text:p text:style-name="P1524">I/y<text:span text:style-name="T1337">ou</text:span>/w<text:span text:style-name="T1337">e</text:span>/t<text:span text:style-name="T1337">hey</text:span> haven`t started</text:p>
            <text:p text:style-name="P1524">He/she/it hasn`t started</text:p>
          </table:table-cell>
          <table:table-cell table:style-name="Table9.D2" office:value-type="string">
            <text:p text:style-name="P1508"/>
          </table:table-cell>
        </table:table-row>
        <table:table-row table:style-name="TableLine94054389248128">
          <table:table-cell table:style-name="Table9.A2" office:value-type="string">
            <text:p text:style-name="P1490">?</text:p>
          </table:table-cell>
          <table:table-cell table:style-name="Table9.A2" office:value-type="string">
            <text:p text:style-name="P1508"/>
          </table:table-cell>
          <table:table-cell table:style-name="Table9.A2" office:value-type="string">
            <text:p text:style-name="P1524">Have I/y<text:span text:style-name="T1338">ou</text:span>/w<text:span text:style-name="T1338">e</text:span>/t<text:span text:style-name="T1338">hey</text:span> started?</text:p>
            <text:p text:style-name="P1524">Has he/she/it started?</text:p>
          </table:table-cell>
          <table:table-cell table:style-name="Table9.D2" office:value-type="string">
            <text:p text:style-name="P1508"/>
          </table:table-cell>
        </table:table-row>
      </table:table>
      <text:p text:style-name="P260"/>
      <text:p text:style-name="P261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054389254864">
          <table:table-cell table:style-name="Table1.A1" office:value-type="string">
            <text:p text:style-name="P1523"/>
          </table:table-cell>
          <table:table-cell table:style-name="Table1.A1" office:value-type="string">
            <text:p text:style-name="P1491">Past</text:p>
          </table:table-cell>
          <table:table-cell table:style-name="Table1.A1" office:value-type="string">
            <text:p text:style-name="P1491">Present</text:p>
          </table:table-cell>
          <table:table-cell table:style-name="Table1.D1" office:value-type="string">
            <text:p text:style-name="P1491">Future</text:p>
          </table:table-cell>
        </table:table-row>
        <table:table-row table:style-name="TableLine94054389296176">
          <table:table-cell table:style-name="Table1.A2" office:value-type="string">
            <text:p text:style-name="P1491">+</text:p>
          </table:table-cell>
          <table:table-cell table:style-name="Table1.A2" office:value-type="string">
            <text:p text:style-name="P1509"/>
          </table:table-cell>
          <table:table-cell table:style-name="Table1.A2" office:value-type="string">
            <text:p text:style-name="P1530">I/y<text:span text:style-name="T1400">ou</text:span>/w<text:span text:style-name="T1400">e</text:span>/t<text:span text:style-name="T1400">hey</text:span> have been starting</text:p>
            <text:p text:style-name="P1530">He/she/it has been starting</text:p>
          </table:table-cell>
          <table:table-cell table:style-name="Table1.D2" office:value-type="string">
            <text:p text:style-name="P1509"/>
          </table:table-cell>
        </table:table-row>
        <table:table-row table:style-name="TableLine94054389305744">
          <table:table-cell table:style-name="Table1.A2" office:value-type="string">
            <text:p text:style-name="P1491">-</text:p>
          </table:table-cell>
          <table:table-cell table:style-name="Table1.A2" office:value-type="string">
            <text:p text:style-name="P1509"/>
          </table:table-cell>
          <table:table-cell table:style-name="Table1.A2" office:value-type="string">
            <text:p text:style-name="P1530">I/y<text:span text:style-name="T1400">ou</text:span>/w<text:span text:style-name="T1400">e</text:span>/t<text:span text:style-name="T1400">hey</text:span> haven`t been starting</text:p>
            <text:p text:style-name="P1530">He/she/it hasn`t been starting</text:p>
          </table:table-cell>
          <table:table-cell table:style-name="Table1.D2" office:value-type="string">
            <text:p text:style-name="P1509"/>
          </table:table-cell>
        </table:table-row>
        <table:table-row table:style-name="TableLine94054389309072">
          <table:table-cell table:style-name="Table1.A2" office:value-type="string">
            <text:p text:style-name="P1491">?</text:p>
          </table:table-cell>
          <table:table-cell table:style-name="Table1.A2" office:value-type="string">
            <text:p text:style-name="P1509"/>
          </table:table-cell>
          <table:table-cell table:style-name="Table1.A2" office:value-type="string">
            <text:p text:style-name="P1530">Have I/y<text:span text:style-name="T1400">ou</text:span>/w<text:span text:style-name="T1400">e</text:span>/t<text:span text:style-name="T1400">hey</text:span> been starting?</text:p>
            <text:p text:style-name="P1530">Has he/she/it been starting?</text:p>
          </table:table-cell>
          <table:table-cell table:style-name="Table1.D2" office:value-type="string">
            <text:p text:style-name="P1509"/>
          </table:table-cell>
        </table:table-row>
      </table:table>
      <text:p text:style-name="P1577"><text:span text:style-name="T817">Таблица </text:span><text:span text:style-name="T828">форм </text:span><text:span text:style-name="T817">пассивно</text:span><text:span text:style-name="T829">го</text:span><text:span text:style-name="T817"> залог</text:span><text:span text:style-name="T829">а</text:span><text:span text:style-name="T817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054390485552">
          <table:table-cell table:style-name="Table4.A1" office:value-type="string">
            <text:p text:style-name="P1511"/>
          </table:table-cell>
          <table:table-cell table:style-name="Table4.A1" office:value-type="string">
            <text:p text:style-name="P1500">Past</text:p>
          </table:table-cell>
          <table:table-cell table:style-name="Table4.A1" office:value-type="string">
            <text:p text:style-name="P1500">Present</text:p>
          </table:table-cell>
          <table:table-cell table:style-name="Table4.D1" office:value-type="string">
            <text:p text:style-name="P1500">Future</text:p>
          </table:table-cell>
        </table:table-row>
        <table:table-row table:style-name="TableLine94054389505616">
          <table:table-cell table:style-name="Table4.A2" office:value-type="string">
            <text:p text:style-name="P1501">Simple</text:p>
          </table:table-cell>
          <table:table-cell table:style-name="Table4.A2" office:value-type="string">
            <text:p text:style-name="P1511"><text:span text:style-name="T1427">I/</text:span><text:span text:style-name="T1428">he/she/it</text:span><text:span text:style-name="T1427"> </text:span><text:span text:style-name="T1428">was</text:span><text:span text:style-name="T1427"> </text:span><text:span text:style-name="T235">taught</text:span></text:p>
            <text:p text:style-name="P1541">You/we/they were <text:span text:style-name="T235">taught</text:span></text:p>
          </table:table-cell>
          <table:table-cell table:style-name="Table4.A2" office:value-type="string">
            <text:p text:style-name="P1542">I am <text:span text:style-name="T235">taught</text:span></text:p>
            <text:p text:style-name="P1541">He/she/it is <text:span text:style-name="T235">taught</text:span></text:p>
            <text:p text:style-name="P1541">You/we/the<text:span text:style-name="T1429">y</text:span> are <text:span text:style-name="T235">taught</text:span></text:p>
          </table:table-cell>
          <table:table-cell table:style-name="Table4.D2" office:value-type="string">
            <text:p text:style-name="P1540">I/you/we/they/he/she/it</text:p>
            <text:p text:style-name="P1540">will be <text:span text:style-name="T235">taught</text:span></text:p>
          </table:table-cell>
        </table:table-row>
        <table:table-row table:style-name="TableLine94054389513472">
          <table:table-cell table:style-name="Table4.A2" office:value-type="string">
            <text:p text:style-name="P1501">Contin.</text:p>
          </table:table-cell>
          <table:table-cell table:style-name="Table4.A2" office:value-type="string">
            <text:p text:style-name="P1511"><text:span text:style-name="T1429">I/he/she/it was being </text:span><text:span text:style-name="T235">taught</text:span></text:p>
            <text:p text:style-name="P1511"><text:span text:style-name="T237">You/we/the</text:span><text:span text:style-name="T236">y</text:span><text:span text:style-name="T237"> </text:span><text:span text:style-name="T236">were</text:span><text:span text:style-name="T237"> </text:span><text:span text:style-name="T236">being</text:span><text:span text:style-name="T237"> </text:span><text:span text:style-name="T235">taught</text:span></text:p>
          </table:table-cell>
          <table:table-cell table:style-name="Table4.A2" office:value-type="string">
            <text:p text:style-name="P1540">I am being <text:span text:style-name="T235">taught</text:span></text:p>
            <text:p text:style-name="P1540"><text:span text:style-name="T235">H</text:span><text:span text:style-name="T175">e/she/it is being taught</text:span></text:p>
            <text:p text:style-name="P1541"><text:span text:style-name="T175">You/we/the</text:span><text:span text:style-name="T236">y</text:span><text:span text:style-name="T175"> are </text:span><text:span text:style-name="T236">being</text:span><text:span text:style-name="T175"> </text:span><text:span text:style-name="T235">taught</text:span></text:p>
          </table:table-cell>
          <table:table-cell table:style-name="Table4.D2" office:value-type="string">
            <text:p text:style-name="P1540">— </text:p>
          </table:table-cell>
        </table:table-row>
        <table:table-row table:style-name="TableLine94054389527680">
          <table:table-cell table:style-name="Table4.A2" office:value-type="string">
            <text:p text:style-name="P1501">Perfect</text:p>
          </table:table-cell>
          <table:table-cell table:style-name="Table4.A2" office:value-type="string">
            <text:p text:style-name="P1511"><text:span text:style-name="T1430">I/you/we/they/</text:span><text:span text:style-name="T238">he/she/it</text:span><text:span text:style-name="T1430"> </text:span></text:p>
            <text:p text:style-name="P1511"><text:span text:style-name="T1430">had been </text:span><text:span text:style-name="T235">taught</text:span></text:p>
          </table:table-cell>
          <table:table-cell table:style-name="Table4.A2" office:value-type="string">
            <text:p text:style-name="P1543">I/you/we/they have been <text:span text:style-name="T235">taught</text:span></text:p>
            <text:p text:style-name="P1543"><text:span text:style-name="T235">H</text:span><text:span text:style-name="T175">e/she/it has been </text:span><text:span text:style-name="T235">taught</text:span></text:p>
          </table:table-cell>
          <table:table-cell table:style-name="Table4.D2" office:value-type="string">
            <text:p text:style-name="P1511"><text:span text:style-name="T1430">I/you/we/they/</text:span><text:span text:style-name="T238">he/she/it</text:span><text:span text:style-name="T1430"> </text:span></text:p>
            <text:p text:style-name="P1511"><text:span text:style-name="T1430">will have been </text:span><text:span text:style-name="T235">taught</text:span></text:p>
          </table:table-cell>
        </table:table-row>
      </table:table>
      <text:p text:style-name="P398"/>
      <text:p text:style-name="P750"><text:span text:style-name="T817">Таблица </text:span><text:span text:style-name="T818">форм</text:span><text:span text:style-name="T817"> глагола </text:span><text:span text:style-name="T652">b</text:span><text:span text:style-name="T653">e</text:span><text:span text:style-name="T817">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054389552160">
          <table:table-cell table:style-name="Table5.A1" office:value-type="string">
            <text:p text:style-name="P1495">Подлежащее</text:p>
          </table:table-cell>
          <table:table-cell table:style-name="Table5.A1" office:value-type="string">
            <text:p text:style-name="P1492">Past</text:p>
          </table:table-cell>
          <table:table-cell table:style-name="Table5.A1" office:value-type="string">
            <text:p text:style-name="P1492">Present</text:p>
          </table:table-cell>
          <table:table-cell table:style-name="Table5.D1" office:value-type="string">
            <text:p text:style-name="P1492">Future</text:p>
          </table:table-cell>
        </table:table-row>
        <table:table-row table:style-name="TableLine94054389602816">
          <table:table-cell table:style-name="Table5.A2" office:value-type="string">
            <text:p text:style-name="P1529">I</text:p>
          </table:table-cell>
          <table:table-cell table:style-name="Table5.A2" office:value-type="string">
            <text:p text:style-name="P1530">was</text:p>
          </table:table-cell>
          <table:table-cell table:style-name="Table5.A2" office:value-type="string">
            <text:p text:style-name="P1526">am</text:p>
          </table:table-cell>
          <table:table-cell table:style-name="Table5.D2" office:value-type="string">
            <text:p text:style-name="P1536">will be</text:p>
          </table:table-cell>
        </table:table-row>
        <table:table-row table:style-name="TableLine94054389621712">
          <table:table-cell table:style-name="Table5.A2" office:value-type="string">
            <text:p text:style-name="P1528">he/she/<text:span text:style-name="T1345">it</text:span></text:p>
          </table:table-cell>
          <table:table-cell table:style-name="Table5.A2" office:value-type="string">
            <text:p text:style-name="P1530">was</text:p>
          </table:table-cell>
          <table:table-cell table:style-name="Table5.A2" office:value-type="string">
            <text:p text:style-name="P1527">is</text:p>
          </table:table-cell>
          <table:table-cell table:style-name="Table5.D2" office:value-type="string">
            <text:p text:style-name="P1536">will be</text:p>
          </table:table-cell>
        </table:table-row>
        <table:table-row table:style-name="TableLine94054389630032">
          <table:table-cell table:style-name="Table5.A2" office:value-type="string">
            <text:p text:style-name="P1528">you/we/they</text:p>
          </table:table-cell>
          <table:table-cell table:style-name="Table5.A2" office:value-type="string">
            <text:p text:style-name="P1530">were</text:p>
          </table:table-cell>
          <table:table-cell table:style-name="Table5.A2" office:value-type="string">
            <text:p text:style-name="P1527">are</text:p>
          </table:table-cell>
          <table:table-cell table:style-name="Table5.D2" office:value-type="string">
            <text:p text:style-name="P1536">will be</text:p>
          </table:table-cell>
        </table:table-row>
      </table:table>
      <text:p text:style-name="P395"/>
      <text:p text:style-name="P395">Таблица модальных глаголов:</text:p>
      <table:table table:name="Table2" table:style-name="Table2">
        <table:table-column table:style-name="Table2.A" table:number-columns-repeated="3"/>
        <table:table-row table:style-name="TableLine94054389633280">
          <table:table-cell table:style-name="Table2.A1" office:value-type="string">
            <text:p text:style-name="P1498">Глагол</text:p>
          </table:table-cell>
          <table:table-cell table:style-name="Table2.A1" office:value-type="string">
            <text:p text:style-name="P1510"><text:span text:style-name="T1262">З</text:span><text:span text:style-name="T1263">начение</text:span></text:p>
          </table:table-cell>
          <table:table-cell table:style-name="Table2.C1" office:value-type="string">
            <text:p text:style-name="P1510"><text:span text:style-name="T1262">В</text:span><text:span text:style-name="T1263">рем</text:span><text:span text:style-name="T1262">я</text:span></text:p>
          </table:table-cell>
        </table:table-row>
        <table:table-row table:style-name="TableLine94054389705120">
          <table:table-cell table:style-name="Table2.A2" office:value-type="string">
            <text:p text:style-name="P1565">can</text:p>
          </table:table-cell>
          <table:table-cell table:style-name="Table2.A2" office:value-type="string">
            <text:p text:style-name="P1565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65">настоящее и будущее</text:p>
          </table:table-cell>
        </table:table-row>
        <table:table-row table:style-name="TableLine94054389709744">
          <table:table-cell table:style-name="Table2.A2" office:value-type="string">
            <text:p text:style-name="P1565">could</text:p>
          </table:table-cell>
          <table:table-cell table:style-name="Table2.A2" office:value-type="string">
            <text:p text:style-name="P1565">мог, умел</text:p>
          </table:table-cell>
          <table:table-cell table:style-name="Table2.C2" office:value-type="string">
            <text:p text:style-name="P1565">прошедшее</text:p>
          </table:table-cell>
        </table:table-row>
        <table:table-row table:style-name="TableLine94054389730848">
          <table:table-cell table:style-name="Table2.A2" office:value-type="string">
            <text:p text:style-name="P1565">might, may</text:p>
          </table:table-cell>
          <table:table-cell table:style-name="Table2.A2" office:value-type="string">
            <text:p text:style-name="P1566">может быть, мог бы,</text:p>
            <text:p text:style-name="P1566">возможно, наверное</text:p>
          </table:table-cell>
          <table:table-cell table:style-name="Table2.C2" office:value-type="string">
            <text:p text:style-name="P1565">настоящее и будущие</text:p>
          </table:table-cell>
        </table:table-row>
        <table:table-row table:style-name="TableLine94054389734320">
          <table:table-cell table:style-name="Table2.A2" office:value-type="string">
            <text:p text:style-name="P1565">must</text:p>
          </table:table-cell>
          <table:table-cell table:style-name="Table2.A2" office:value-type="string">
            <text:p text:style-name="P1565">должен, обязан, нужно, запрет, нельзя</text:p>
          </table:table-cell>
          <table:table-cell table:style-name="Table2.C2" office:value-type="string">
            <text:p text:style-name="P1565">настоящее</text:p>
          </table:table-cell>
        </table:table-row>
        <table:table-row table:style-name="TableLine94054389742880">
          <table:table-cell table:style-name="Table2.A2" office:value-type="string">
            <text:p text:style-name="P1565">should</text:p>
          </table:table-cell>
          <table:table-cell table:style-name="Table2.A2" office:value-type="string">
            <text:p text:style-name="P1565">следует сделать, следовало бы сделать; (совет)</text:p>
          </table:table-cell>
          <table:table-cell table:style-name="Table2.C2" office:value-type="string">
            <text:p text:style-name="P1565">настоящее и будущие</text:p>
          </table:table-cell>
        </table:table-row>
        <table:table-row table:style-name="TableLine94054389753408">
          <table:table-cell table:style-name="Table2.A2" office:value-type="string">
            <text:p text:style-name="P1565">would</text:p>
          </table:table-cell>
          <table:table-cell table:style-name="Table2.A2" office:value-type="string">
            <text:p text:style-name="P1565">частица «бы», предложение услуги, привычка прошлого</text:p>
          </table:table-cell>
          <table:table-cell table:style-name="Table2.C2" office:value-type="string">
            <text:p text:style-name="P1565">настоящее, прошедшее, будущие</text:p>
          </table:table-cell>
        </table:table-row>
      </table:table>
      <text:p text:style-name="P396"/>
      <text:p text:style-name="P396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054389772896">
          <table:table-cell table:style-name="Table3.A1" office:value-type="string">
            <text:p text:style-name="P1499">Конструкция</text:p>
          </table:table-cell>
          <table:table-cell table:style-name="Table3.A1" office:value-type="string">
            <text:p text:style-name="P1499">Значение</text:p>
          </table:table-cell>
          <table:table-cell table:style-name="Table3.C1" office:value-type="string">
            <text:p text:style-name="P1499">Время</text:p>
          </table:table-cell>
        </table:table-row>
        <table:table-row table:style-name="TableLine94054389785328">
          <table:table-cell table:style-name="Table3.A2" office:value-type="string">
            <text:p text:style-name="P1537">be able to</text:p>
          </table:table-cell>
          <table:table-cell table:style-name="Table3.A2" office:value-type="string">
            <text:p text:style-name="P1537">могу (близко к can)</text:p>
          </table:table-cell>
          <table:table-cell table:style-name="Table3.C2" office:value-type="string">
            <text:p text:style-name="P1537">be меняется по временам</text:p>
          </table:table-cell>
        </table:table-row>
        <table:table-row table:style-name="TableLine94054389792160">
          <table:table-cell table:style-name="Table3.A2" office:value-type="string">
            <text:p text:style-name="P1537">have to</text:p>
          </table:table-cell>
          <table:table-cell table:style-name="Table3.A2" office:value-type="string">
            <text:p text:style-name="P1537">должен (близко к must)</text:p>
          </table:table-cell>
          <table:table-cell table:style-name="Table3.C2" office:value-type="string">
            <text:p text:style-name="P1537">have меняется по временам</text:p>
          </table:table-cell>
        </table:table-row>
        <table:table-row table:style-name="TableLine94054389801040">
          <table:table-cell table:style-name="Table3.A2" office:value-type="string">
            <text:p text:style-name="P1537">used to</text:p>
          </table:table-cell>
          <table:table-cell table:style-name="Table3.A2" office:value-type="string">
            <text:p text:style-name="P1537">делал раньше, имел привычку делать (близко к would)</text:p>
          </table:table-cell>
          <table:table-cell table:style-name="Table3.C2" office:value-type="string">
            <text:p text:style-name="P1537">всегда стоит в прошедшем;</text:p>
            <text:p text:style-name="P1537">меняется как Past Simple</text:p>
          </table:table-cell>
        </table:table-row>
      </table:table>
      <text:p text:style-name="P397"/>
      <text:p text:style-name="P403"/>
      <text:p text:style-name="P1578"><text:span text:style-name="T474">Таблица </text:span><text:span text:style-name="T488">личны</text:span><text:span text:style-name="T489">х</text:span><text:span text:style-name="T488"> и притяжательных </text:span><text:span text:style-name="T474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054389823088">
          <table:table-cell table:style-name="Table11.A1" table:number-columns-spanned="2" office:value-type="string">
            <text:p text:style-name="P1502">Личные местоимения</text:p>
          </table:table-cell>
          <table:covered-table-cell/>
          <table:table-cell table:style-name="Table11.C1" table:number-columns-spanned="2" office:value-type="string">
            <text:p text:style-name="P1502">Притяжательные местоимения</text:p>
          </table:table-cell>
          <table:covered-table-cell/>
        </table:table-row>
        <table:table-row table:style-name="TableLine94054389884608">
          <table:table-cell table:style-name="Table11.A2" office:value-type="string">
            <text:p text:style-name="P1512"><text:span text:style-name="T1502">и</text:span><text:span text:style-name="T1498">менительный падеж</text:span></text:p>
            <text:p text:style-name="P1545"><text:span text:style-name="T1499">(</text:span>кто/что<text:span text:style-name="T1499">)</text:span></text:p>
          </table:table-cell>
          <table:table-cell table:style-name="Table11.A2" office:value-type="string">
            <text:p text:style-name="P1512"><text:span text:style-name="T1502">о</text:span><text:span text:style-name="T1498">бъектный падеж</text:span></text:p>
            <text:p text:style-name="P1545"><text:span text:style-name="T1499">(</text:span>кого, <text:span text:style-name="T1499">к</text:span>ому, кем<text:span text:style-name="T1499">)</text:span></text:p>
          </table:table-cell>
          <table:table-cell table:style-name="Table11.A2" office:value-type="string">
            <text:p text:style-name="P1544"><text:span text:style-name="T1499">с</text:span> существительным</text:p>
            <text:p text:style-name="P1546">(чей)</text:p>
          </table:table-cell>
          <table:table-cell table:style-name="Table11.D2" office:value-type="string">
            <text:p text:style-name="P1512"><text:span text:style-name="T1499">о</text:span><text:span text:style-name="T1498">тдельно</text:span></text:p>
            <text:p text:style-name="P1546">(чей)</text:p>
          </table:table-cell>
        </table:table-row>
        <table:table-row table:style-name="TableLine94054389894576">
          <table:table-cell table:style-name="Table11.A2" office:value-type="string">
            <text:p text:style-name="P1549">I</text:p>
          </table:table-cell>
          <table:table-cell table:style-name="Table11.A2" office:value-type="string">
            <text:p text:style-name="P1549">me</text:p>
          </table:table-cell>
          <table:table-cell table:style-name="Table11.A2" office:value-type="string">
            <text:p text:style-name="P1547">my</text:p>
          </table:table-cell>
          <table:table-cell table:style-name="Table11.D2" office:value-type="string">
            <text:p text:style-name="P1547">mine</text:p>
          </table:table-cell>
        </table:table-row>
        <table:table-row table:style-name="TableLine94054389459504">
          <table:table-cell table:style-name="Table11.A2" office:value-type="string">
            <text:p text:style-name="P1549">you</text:p>
          </table:table-cell>
          <table:table-cell table:style-name="Table11.A2" office:value-type="string">
            <text:p text:style-name="P1549">you</text:p>
          </table:table-cell>
          <table:table-cell table:style-name="Table11.A2" office:value-type="string">
            <text:p text:style-name="P1547">your</text:p>
          </table:table-cell>
          <table:table-cell table:style-name="Table11.D2" office:value-type="string">
            <text:p text:style-name="P1547">yours</text:p>
          </table:table-cell>
        </table:table-row>
        <table:table-row table:style-name="TableLine94054389914912">
          <table:table-cell table:style-name="Table11.A2" office:value-type="string">
            <text:p text:style-name="P1549">he</text:p>
          </table:table-cell>
          <table:table-cell table:style-name="Table11.A2" office:value-type="string">
            <text:p text:style-name="P1549">him</text:p>
          </table:table-cell>
          <table:table-cell table:style-name="Table11.A2" office:value-type="string">
            <text:p text:style-name="P1547">his</text:p>
          </table:table-cell>
          <table:table-cell table:style-name="Table11.D2" office:value-type="string">
            <text:p text:style-name="P1548">his</text:p>
          </table:table-cell>
        </table:table-row>
        <table:table-row table:style-name="TableLine94054389919600">
          <table:table-cell table:style-name="Table11.A2" office:value-type="string">
            <text:p text:style-name="P1549">she</text:p>
          </table:table-cell>
          <table:table-cell table:style-name="Table11.A2" office:value-type="string">
            <text:p text:style-name="P1547">her</text:p>
          </table:table-cell>
          <table:table-cell table:style-name="Table11.A2" office:value-type="string">
            <text:p text:style-name="P1547">her</text:p>
          </table:table-cell>
          <table:table-cell table:style-name="Table11.D2" office:value-type="string">
            <text:p text:style-name="P1547">hers</text:p>
          </table:table-cell>
        </table:table-row>
        <table:table-row table:style-name="TableLine94054389925456">
          <table:table-cell table:style-name="Table11.A2" office:value-type="string">
            <text:p text:style-name="P1549">it</text:p>
          </table:table-cell>
          <table:table-cell table:style-name="Table11.A2" office:value-type="string">
            <text:p text:style-name="P1547">it</text:p>
          </table:table-cell>
          <table:table-cell table:style-name="Table11.A2" office:value-type="string">
            <text:p text:style-name="P1547">its</text:p>
          </table:table-cell>
          <table:table-cell table:style-name="Table11.D2" office:value-type="string">
            <text:p text:style-name="P1548">its</text:p>
          </table:table-cell>
        </table:table-row>
        <table:table-row table:style-name="TableLine94054389939184">
          <table:table-cell table:style-name="Table11.A2" office:value-type="string">
            <text:p text:style-name="P1549">we</text:p>
          </table:table-cell>
          <table:table-cell table:style-name="Table11.A2" office:value-type="string">
            <text:p text:style-name="P1547">us</text:p>
          </table:table-cell>
          <table:table-cell table:style-name="Table11.A2" office:value-type="string">
            <text:p text:style-name="P1547">our</text:p>
          </table:table-cell>
          <table:table-cell table:style-name="Table11.D2" office:value-type="string">
            <text:p text:style-name="P1547">ours</text:p>
          </table:table-cell>
        </table:table-row>
        <table:table-row table:style-name="TableLine94054389956608">
          <table:table-cell table:style-name="Table11.A2" office:value-type="string">
            <text:p text:style-name="P1549">they</text:p>
          </table:table-cell>
          <table:table-cell table:style-name="Table11.A2" office:value-type="string">
            <text:p text:style-name="P1547">them</text:p>
          </table:table-cell>
          <table:table-cell table:style-name="Table11.A2" office:value-type="string">
            <text:p text:style-name="P1547">their</text:p>
          </table:table-cell>
          <table:table-cell table:style-name="Table11.D2" office:value-type="string">
            <text:p text:style-name="P1547">theirs</text:p>
          </table:table-cell>
        </table:table-row>
      </table:table>
      <text:p text:style-name="P404"/>
      <text:p text:style-name="P644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054389968720">
          <table:table-cell table:style-name="Table15.A1" office:value-type="string">
            <text:p text:style-name="P1507">Лицо</text:p>
          </table:table-cell>
          <table:table-cell table:style-name="Table15.A1" office:value-type="string">
            <text:p text:style-name="P1507">Единственное число</text:p>
          </table:table-cell>
          <table:table-cell table:style-name="Table15.C1" office:value-type="string">
            <text:p text:style-name="P1507">Множественное число</text:p>
          </table:table-cell>
        </table:table-row>
        <table:table-row table:style-name="TableLine94054389979600">
          <table:table-cell table:style-name="Table15.A2" office:value-type="string">
            <text:p text:style-name="P1572">1</text:p>
          </table:table-cell>
          <table:table-cell table:style-name="Table15.A2" office:value-type="string">
            <text:p text:style-name="P1572">I</text:p>
          </table:table-cell>
          <table:table-cell table:style-name="Table15.C2" office:value-type="string">
            <text:p text:style-name="P1573">we</text:p>
          </table:table-cell>
        </table:table-row>
        <table:table-row table:style-name="TableLine94054389983200">
          <table:table-cell table:style-name="Table15.A2" office:value-type="string">
            <text:p text:style-name="P1572">2</text:p>
          </table:table-cell>
          <table:table-cell table:style-name="Table15.A2" office:value-type="string">
            <text:p text:style-name="P1572">you</text:p>
          </table:table-cell>
          <table:table-cell table:style-name="Table15.C2" office:value-type="string">
            <text:p text:style-name="P1573">you</text:p>
          </table:table-cell>
        </table:table-row>
        <table:table-row table:style-name="TableLine94054389988672">
          <table:table-cell table:style-name="Table15.A2" office:value-type="string">
            <text:p text:style-name="P1572">3</text:p>
          </table:table-cell>
          <table:table-cell table:style-name="Table15.A2" office:value-type="string">
            <text:p text:style-name="P1572">he/she/<text:span text:style-name="T1479">it</text:span></text:p>
          </table:table-cell>
          <table:table-cell table:style-name="Table15.C2" office:value-type="string">
            <text:p text:style-name="P1573">they</text:p>
          </table:table-cell>
        </table:table-row>
      </table:table>
      <text:p text:style-name="P525"/>
      <text:p text:style-name="P524">Таблица производных местоимений от <text:span text:style-name="T555">some, any, no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054389990768">
          <table:table-cell table:style-name="Table12.A1" office:value-type="string">
            <text:p text:style-name="P1497"/>
          </table:table-cell>
          <table:table-cell table:style-name="Table12.A1" office:value-type="string">
            <text:p text:style-name="P1503">body/one</text:p>
          </table:table-cell>
          <table:table-cell table:style-name="Table12.A1" office:value-type="string">
            <text:p text:style-name="P1503">thing</text:p>
          </table:table-cell>
          <table:table-cell table:style-name="Table12.D1" office:value-type="string">
            <text:p text:style-name="P1503">where</text:p>
          </table:table-cell>
        </table:table-row>
        <table:table-row table:style-name="TableLine94054390042064">
          <table:table-cell table:style-name="Table12.A2" office:value-type="string">
            <text:p text:style-name="P1503">some </text:p>
          </table:table-cell>
          <table:table-cell table:style-name="Table12.A2" office:value-type="string">
            <text:p text:style-name="P1550">somebody/someone (кто-то)</text:p>
          </table:table-cell>
          <table:table-cell table:style-name="Table12.A2" office:value-type="string">
            <text:p text:style-name="P1550">something </text:p>
            <text:p text:style-name="P1550">(что-то)</text:p>
          </table:table-cell>
          <table:table-cell table:style-name="Table12.D2" office:value-type="string">
            <text:p text:style-name="P1550">somewhere </text:p>
            <text:p text:style-name="P1550">(где-то)</text:p>
          </table:table-cell>
        </table:table-row>
        <table:table-row table:style-name="TableLine94054390047312">
          <table:table-cell table:style-name="Table12.A2" office:value-type="string">
            <text:p text:style-name="P1503">any</text:p>
          </table:table-cell>
          <table:table-cell table:style-name="Table12.A2" office:value-type="string">
            <text:p text:style-name="P1550">anybody/anyone </text:p>
            <text:p text:style-name="P1550">(кто-то)</text:p>
          </table:table-cell>
          <table:table-cell table:style-name="Table12.A2" office:value-type="string">
            <text:p text:style-name="P1550">anything </text:p>
            <text:p text:style-name="P1550">(что-то)</text:p>
          </table:table-cell>
          <table:table-cell table:style-name="Table12.D2" office:value-type="string">
            <text:p text:style-name="P1550">anywhere </text:p>
            <text:p text:style-name="P1550">(где-то)</text:p>
          </table:table-cell>
        </table:table-row>
        <table:table-row table:style-name="TableLine94054390068656">
          <table:table-cell table:style-name="Table12.A2" office:value-type="string">
            <text:p text:style-name="P1503">no</text:p>
          </table:table-cell>
          <table:table-cell table:style-name="Table12.A2" office:value-type="string">
            <text:p text:style-name="P1550">nobody/noone </text:p>
            <text:p text:style-name="P1550">(никто)</text:p>
          </table:table-cell>
          <table:table-cell table:style-name="Table12.A2" office:value-type="string">
            <text:p text:style-name="P1550">nothing </text:p>
            <text:p text:style-name="P1550">(ничто)</text:p>
          </table:table-cell>
          <table:table-cell table:style-name="Table12.D2" office:value-type="string">
            <text:p text:style-name="P1550">nowhere </text:p>
            <text:p text:style-name="P1550">(нигде)</text:p>
          </table:table-cell>
        </table:table-row>
      </table:table>
      <text:p text:style-name="P407"/>
      <text:p text:style-name="P774"><text:span text:style-name="T840">Таблица </text:span><text:span text:style-name="T841">условных предложений</text:span><text:span text:style-name="T840">:</text:span></text:p>
      <table:table table:name="Table14" table:style-name="Table14">
        <table:table-column table:style-name="Table14.A"/>
        <table:table-column table:style-name="Table14.B"/>
        <table:table-row table:style-name="TableLine94054390076368">
          <table:table-cell table:style-name="Table14.A1" office:value-type="string">
            <text:p text:style-name="P1506">Тип</text:p>
          </table:table-cell>
          <table:table-cell table:style-name="Table14.B1" office:value-type="string">
            <text:p text:style-name="P1506">Пример</text:p>
          </table:table-cell>
        </table:table-row>
        <table:table-row table:style-name="TableLine94054390142960">
          <table:table-cell table:style-name="Table14.A2" office:value-type="string">
            <text:p text:style-name="P1568">zero conditionals</text:p>
          </table:table-cell>
          <table:table-cell table:style-name="Table14.B2" office:value-type="string">
            <text:p text:style-name="P1569"><text:span text:style-name="T1590">If I </text:span><text:span text:style-name="T774">drive</text:span><text:span text:style-name="T1590"> home early, I </text:span><text:span text:style-name="T774">watch</text:span><text:span text:style-name="T1590"> some movie (уклад жизни) — </text:span></text:p>
            <text:p text:style-name="P1567">Если я приезжаю домой рано, я смотрю какой-нибудь фильм.</text:p>
          </table:table-cell>
        </table:table-row>
        <table:table-row table:style-name="TableLine94054390145008">
          <table:table-cell table:style-name="Table14.A2" office:value-type="string">
            <text:p text:style-name="P1568">first conditionals</text:p>
          </table:table-cell>
          <table:table-cell table:style-name="Table14.B2" office:value-type="string">
            <text:p text:style-name="P1567">If I <text:span text:style-name="T773">drive</text:span> home early today, I <text:span text:style-name="T773">will watch</text:span> some movie (планы) — </text:p>
            <text:p text:style-name="P1567">Если я сегодня приеду домой раньше, я посмотрю какой-нибудь фильм.</text:p>
          </table:table-cell>
        </table:table-row>
        <table:table-row table:style-name="TableLine94054390145648">
          <table:table-cell table:style-name="Table14.A2" office:value-type="string">
            <text:p text:style-name="P1568">second conditionals</text:p>
          </table:table-cell>
          <table:table-cell table:style-name="Table14.B2" office:value-type="string">
            <text:p text:style-name="P1571"><text:span text:style-name="T1590">If I </text:span><text:span text:style-name="T774">drove</text:span><text:span text:style-name="T1590"> home earcly, I </text:span><text:span text:style-name="T774">would watch</text:span><text:span text:style-name="T1590"> some movie (</text:span><text:span text:style-name="T1591">нереальность</text:span><text:span text:style-name="T1590">) — </text:span></text:p>
            <text:p text:style-name="P1570">Если бы я приехал домой раньше, я бы посмотрел какой-нибудь фильм.</text:p>
          </table:table-cell>
        </table:table-row>
      </table:table>
      <text:p text:style-name="P405"/>
      <text:p text:style-name="P406"/>
      <text:p text:style-name="P1579"><text:span text:style-name="T837">Таблица попу</text:span><text:span text:style-name="T839">л</text:span><text:span text:style-name="T837">я</text:span><text:span text:style-name="T839">р</text:span><text:span text:style-name="T837">ных</text:span><text:span text:style-name="T838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054390157328">
          <table:table-cell table:style-name="Table13.A1" office:value-type="string">
            <text:p text:style-name="P1504">Связка</text:p>
          </table:table-cell>
          <table:table-cell table:style-name="Table13.A1" office:value-type="string">
            <text:p text:style-name="P1504">Значение</text:p>
          </table:table-cell>
          <table:table-cell table:style-name="Table13.C1" office:value-type="string">
            <text:p text:style-name="P1505">Контекст</text:p>
          </table:table-cell>
        </table:table-row>
        <table:table-row table:style-name="TableLine94054390378512">
          <table:table-cell table:style-name="Table13.A2" office:value-type="string">
            <text:p text:style-name="P1552">back off</text:p>
          </table:table-cell>
          <table:table-cell table:style-name="Table13.A2" office:value-type="string">
            <text:p text:style-name="P1552">отступать</text:p>
          </table:table-cell>
          <table:table-cell table:style-name="Table13.C2" office:value-type="string">
            <text:p text:style-name="P1551"><text:span text:style-name="T1561">The police told the protesters to </text:span><text:span text:style-name="T778">back off</text:span><text:span text:style-name="T1561"> — </text:span></text:p>
            <text:p text:style-name="P1551"><text:span text:style-name="T1561">Полиция сказала протестующим </text:span><text:span text:style-name="T778">отступи</text:span><text:span text:style-name="T779">ть</text:span><text:span text:style-name="T1561">.</text:span></text:p>
          </table:table-cell>
        </table:table-row>
        <table:table-row table:style-name="TableLine94054390383360">
          <table:table-cell table:style-name="Table13.A2" office:value-type="string">
            <text:p text:style-name="P1552">be away</text:p>
          </table:table-cell>
          <table:table-cell table:style-name="Table13.A2" office:value-type="string">
            <text:p text:style-name="P1553">отсутствовать, </text:p>
            <text:p text:style-name="P1553">быть в отпуске</text:p>
          </table:table-cell>
          <table:table-cell table:style-name="Table13.C2" office:value-type="string">
            <text:p text:style-name="P1555">She <text:span text:style-name="T777">is away</text:span> on business for three weeks — </text:p>
            <text:p text:style-name="P1555">Она <text:span text:style-name="T777">отсутствует</text:span> по делам 3 недели.</text:p>
          </table:table-cell>
        </table:table-row>
        <table:table-row table:style-name="TableLine94054390386112">
          <table:table-cell table:style-name="Table13.A2" office:value-type="string">
            <text:p text:style-name="P1552">break up</text:p>
          </table:table-cell>
          <table:table-cell table:style-name="Table13.A2" office:value-type="string">
            <text:p text:style-name="P1553">разойтись, заканчивать отноше<text:span text:style-name="T1561">н</text:span>ия, </text:p>
            <text:p text:style-name="P1553">разбиться на части</text:p>
          </table:table-cell>
          <table:table-cell table:style-name="Table13.C2" office:value-type="string">
            <text:p text:style-name="P1556">Yesterday we decided to <text:span text:style-name="T777">break up</text:span> — </text:p>
            <text:p text:style-name="P1554">Вчера мы решили <text:span text:style-name="T777">разойтись</text:span>.</text:p>
            <text:p text:style-name="P1558">Tha plate <text:span text:style-name="T777">broke up</text:span> when he dropped it on the floor <text:span text:style-name="T1561">—</text:span></text:p>
            <text:p text:style-name="P1558">Тарелка <text:span text:style-name="T777">разбилась</text:span>, когда он уронил ее на пол.</text:p>
          </table:table-cell>
        </table:table-row>
        <table:table-row table:style-name="TableLine94054390388032">
          <table:table-cell table:style-name="Table13.A2" office:value-type="string">
            <text:p text:style-name="P1552">call back</text:p>
          </table:table-cell>
          <table:table-cell table:style-name="Table13.A2" office:value-type="string">
            <text:p text:style-name="P1552">перезванивать</text:p>
          </table:table-cell>
          <table:table-cell table:style-name="Table13.C2" office:value-type="string">
            <text:p text:style-name="P1558">I must <text:span text:style-name="T777">call</text:span> her <text:span text:style-name="T777">back</text:span> when <text:span text:style-name="T1562">we get to the office — </text:span></text:p>
            <text:p text:style-name="P1558"><text:span text:style-name="T1562">Я должен </text:span><text:span text:style-name="T780">перезвонить</text:span><text:span text:style-name="T1562"> ей, когда вернемся в офис.</text:span></text:p>
          </table:table-cell>
        </table:table-row>
        <table:table-row table:style-name="TableLine94054390398464">
          <table:table-cell table:style-name="Table13.A2" office:value-type="string">
            <text:p text:style-name="P1552">fall down</text:p>
          </table:table-cell>
          <table:table-cell table:style-name="Table13.A2" office:value-type="string">
            <text:p text:style-name="P1552">упасть на землю</text:p>
          </table:table-cell>
          <table:table-cell table:style-name="Table13.C2" office:value-type="string">
            <text:p text:style-name="P1559">I slipped on the ice and <text:span text:style-name="T777">fell down</text:span> — </text:p>
            <text:p text:style-name="P1559">Я подскользнулся на льду и <text:span text:style-name="T777">упал</text:span><text:span text:style-name="T803">.</text:span></text:p>
          </table:table-cell>
        </table:table-row>
        <table:table-row table:style-name="TableLine94054390401984">
          <table:table-cell table:style-name="Table13.A2" office:value-type="string">
            <text:p text:style-name="P1552">eat out</text:p>
          </table:table-cell>
          <table:table-cell table:style-name="Table13.A2" office:value-type="string">
            <text:p text:style-name="P1553">есть вне дома</text:p>
            <text:p text:style-name="P1553"><text:span text:style-name="T1561">(</text:span>в кафе <text:span text:style-name="T1561">или </text:span>ресторане<text:span text:style-name="T1561">)</text:span></text:p>
          </table:table-cell>
          <table:table-cell table:style-name="Table13.C2" office:value-type="string">
            <text:p text:style-name="P1560">I don`t <text:span text:style-name="T777">eat out</text:span> much — Я не часто <text:span text:style-name="T777">хожу в кафе</text:span>.</text:p>
          </table:table-cell>
        </table:table-row>
        <table:table-row table:style-name="TableLine94054390404048">
          <table:table-cell table:style-name="Table13.A2" office:value-type="string">
            <text:p text:style-name="P1552">get out</text:p>
          </table:table-cell>
          <table:table-cell table:style-name="Table13.A2" office:value-type="string">
            <text:p text:style-name="P1513"><text:span text:style-name="T1622">вынимать</text:span><text:span text:style-name="T1623">, </text:span></text:p>
            <text:p text:style-name="P1553">покинуть помещение</text:p>
          </table:table-cell>
          <table:table-cell table:style-name="Table13.C2" office:value-type="string">
            <text:p text:style-name="P1560">I can <text:span text:style-name="T777">get out</text:span> if you want — </text:p>
            <text:p text:style-name="P1560">Я могу <text:span text:style-name="T777">выйти</text:span>, если ты хочешь.</text:p>
          </table:table-cell>
        </table:table-row>
        <table:table-row table:style-name="TableLine94054390406960">
          <table:table-cell table:style-name="Table13.A2" office:value-type="string">
            <text:p text:style-name="P1552">work out</text:p>
          </table:table-cell>
          <table:table-cell table:style-name="Table13.A2" office:value-type="string">
            <text:p text:style-name="P1553">заниматься спортом, </text:p>
            <text:p text:style-name="P1553">делать упражнения, </text:p>
            <text:p text:style-name="P1553">решать проблему</text:p>
          </table:table-cell>
          <table:table-cell table:style-name="Table13.C2" office:value-type="string">
            <text:p text:style-name="P1560">Don`t worry. We`ll <text:span text:style-name="T773">work</text:span> it <text:span text:style-name="T773">out</text:span> — </text:p>
            <text:p text:style-name="P1560">Не волнуйся, мы <text:span text:style-name="T773">найдем выход</text:span> из этой ситуации.</text:p>
          </table:table-cell>
        </table:table-row>
        <table:table-row table:style-name="TableLine94054390409680">
          <table:table-cell table:style-name="Table13.A2" office:value-type="string">
            <text:p text:style-name="P1552">find out</text:p>
          </table:table-cell>
          <table:table-cell table:style-name="Table13.A2" office:value-type="string">
            <text:p text:style-name="P1553">выяснить, </text:p>
            <text:p text:style-name="P1553">узнать правду</text:p>
          </table:table-cell>
          <table:table-cell table:style-name="Table13.C2" office:value-type="string">
            <text:p text:style-name="P1560">Let`s <text:span text:style-name="T773">find out</text:span> what`s going on here — </text:p>
            <text:p text:style-name="P1560">Давайте <text:span text:style-name="T773">выясним</text:span>, что здесь происходит.</text:p>
          </table:table-cell>
        </table:table-row>
        <table:table-row table:style-name="TableLine94054390413648">
          <table:table-cell table:style-name="Table13.A2" office:value-type="string">
            <text:p text:style-name="P1552">turn out</text:p>
          </table:table-cell>
          <table:table-cell table:style-name="Table13.A2" office:value-type="string">
            <text:p text:style-name="P1557">выясняться, </text:p>
            <text:p text:style-name="P1557">открывать правду</text:p>
          </table:table-cell>
          <table:table-cell table:style-name="Table13.C2" office:value-type="string">
            <text:p text:style-name="P1561">It <text:span text:style-name="T773">turned out</text:span> that Mike knew the truth all the time —</text:p>
            <text:p text:style-name="P1561"><text:span text:style-name="T773">Выяснилось</text:span>, что Майк знал правду все время.</text:p>
          </table:table-cell>
        </table:table-row>
        <table:table-row table:style-name="TableLine94054390421648">
          <table:table-cell table:style-name="Table13.A2" office:value-type="string">
            <text:p text:style-name="P1552">turn on</text:p>
          </table:table-cell>
          <table:table-cell table:style-name="Table13.A2" office:value-type="string">
            <text:p text:style-name="P1557">включить</text:p>
          </table:table-cell>
          <table:table-cell table:style-name="Table13.C2" office:value-type="string">
            <text:p text:style-name="P1560">It`s dark. Let`s <text:span text:style-name="T773">turn</text:span> the light <text:span text:style-name="T773">on</text:span> — </text:p>
            <text:p text:style-name="P1560">Стало темно. Давай <text:span text:style-name="T773">включим</text:span> свет.</text:p>
          </table:table-cell>
        </table:table-row>
        <table:table-row table:style-name="TableLine94054390425024">
          <table:table-cell table:style-name="Table13.A2" office:value-type="string">
            <text:p text:style-name="P1552">turn off</text:p>
          </table:table-cell>
          <table:table-cell table:style-name="Table13.A2" office:value-type="string">
            <text:p text:style-name="P1557">выключить</text:p>
          </table:table-cell>
          <table:table-cell table:style-name="Table13.C2" office:value-type="string">
            <text:p text:style-name="P1562">Could you <text:span text:style-name="T773">turn off</text:span> the TV? — </text:p>
            <text:p text:style-name="P1562">Не мог бы ты <text:span text:style-name="T773">выключить</text:span> телевизор?</text:p>
          </table:table-cell>
        </table:table-row>
        <table:table-row table:style-name="TableLine94054390427504">
          <table:table-cell table:style-name="Table13.A2" office:value-type="string">
            <text:p text:style-name="P1552">go on</text:p>
          </table:table-cell>
          <table:table-cell table:style-name="Table13.A2" office:value-type="string">
            <text:p text:style-name="P1557">происходить (о ситуации)</text:p>
          </table:table-cell>
          <table:table-cell table:style-name="Table13.C2" office:value-type="string">
            <text:p text:style-name="P1562">What`s <text:span text:style-name="T773">going on</text:span> here? — Что здесь <text:span text:style-name="T773">происходит</text:span>?</text:p>
          </table:table-cell>
        </table:table-row>
        <table:table-row table:style-name="TableLine94054389824496">
          <table:table-cell table:style-name="Table13.A2" office:value-type="string">
            <text:p text:style-name="P1552">carry on</text:p>
          </table:table-cell>
          <table:table-cell table:style-name="Table13.A2" office:value-type="string">
            <text:p text:style-name="P1557">продолжать</text:p>
          </table:table-cell>
          <table:table-cell table:style-name="Table13.C2" office:value-type="string">
            <text:p text:style-name="P1562">I`d like to <text:span text:style-name="T773">carry on</text:span> if you don`t mind — </text:p>
            <text:p text:style-name="P1562">Я бы хотел <text:span text:style-name="T773">продолжить</text:span>, если вы не возражаете.</text:p>
          </table:table-cell>
        </table:table-row>
        <table:table-row table:style-name="TableLine94054390447840">
          <table:table-cell table:style-name="Table13.A2" office:value-type="string">
            <text:p text:style-name="P1552">keep on</text:p>
          </table:table-cell>
          <table:table-cell table:style-name="Table13.A2" office:value-type="string">
            <text:p text:style-name="P1557">постоянно делать</text:p>
          </table:table-cell>
          <table:table-cell table:style-name="Table13.C2" office:value-type="string">
            <text:p text:style-name="P1562"><text:span text:style-name="T773">Keep on</text:span> working in order to succeed — </text:p>
            <text:p text:style-name="P1562"><text:span text:style-name="T773">Продолжай</text:span> работать, чтобы добиться успеха.</text:p>
          </table:table-cell>
        </table:table-row>
        <table:table-row table:style-name="TableLine94054390455088">
          <table:table-cell table:style-name="Table13.A2" office:value-type="string">
            <text:p text:style-name="P1552">put on</text:p>
          </table:table-cell>
          <table:table-cell table:style-name="Table13.A2" office:value-type="string">
            <text:p text:style-name="P1557">надевать (одежду), </text:p>
            <text:p text:style-name="P1557">набирать вес</text:p>
          </table:table-cell>
          <table:table-cell table:style-name="Table13.C2" office:value-type="string">
            <text:p text:style-name="P1562">I see you`ve <text:span text:style-name="T773">put on</text:span> a few kilos — </text:p>
            <text:p text:style-name="P1562">Вижу, ты <text:span text:style-name="T773">поправился</text:span> на пару килограммов.</text:p>
          </table:table-cell>
        </table:table-row>
        <table:table-row table:style-name="TableLine94054390463168">
          <table:table-cell table:style-name="Table13.A2" office:value-type="string">
            <text:p text:style-name="P1552">take off</text:p>
          </table:table-cell>
          <table:table-cell table:style-name="Table13.A2" office:value-type="string">
            <text:p text:style-name="P1557">снимать (одежду)</text:p>
          </table:table-cell>
          <table:table-cell table:style-name="Table13.C2" office:value-type="string">
            <text:p text:style-name="P1562">You should <text:span text:style-name="T773">take off</text:span> these ugly pants — </text:p>
            <text:p text:style-name="P1562">Тебе следует <text:span text:style-name="T773">снять</text:span> эти ужасные штаны.</text:p>
          </table:table-cell>
        </table:table-row>
        <table:table-row table:style-name="TableLine94054390471504">
          <table:table-cell table:style-name="Table13.A2" office:value-type="string">
            <text:p text:style-name="P1552">calm down</text:p>
          </table:table-cell>
          <table:table-cell table:style-name="Table13.A2" office:value-type="string">
            <text:p text:style-name="P1557">успокоиться</text:p>
          </table:table-cell>
          <table:table-cell table:style-name="Table13.C2" office:value-type="string">
            <text:p text:style-name="P1562">Please, dear, <text:span text:style-name="T773">calm down</text:span> — </text:p>
            <text:p text:style-name="P1562">Прошу тебя, <text:span text:style-name="T773">успокойся</text:span>, дорогая.</text:p>
          </table:table-cell>
        </table:table-row>
        <table:table-row table:style-name="TableLine94054390478096">
          <table:table-cell table:style-name="Table13.A2" office:value-type="string">
            <text:p text:style-name="P1552">keep away</text:p>
          </table:table-cell>
          <table:table-cell table:style-name="Table13.A2" office:value-type="string">
            <text:p text:style-name="P1557">держаться подальше, </text:p>
            <text:p text:style-name="P1557">не приближаться</text:p>
          </table:table-cell>
          <table:table-cell table:style-name="Table13.C2" office:value-type="string">
            <text:p text:style-name="P1563">Hazard! <text:span text:style-name="T773">Keep away</text:span> — </text:p>
            <text:p text:style-name="P1563">Опасность! <text:span text:style-name="T773">Держитесь подальше</text:span>.</text:p>
          </table:table-cell>
        </table:table-row>
        <table:table-row table:style-name="TableLine94054390480016">
          <table:table-cell table:style-name="Table13.A2" office:value-type="string">
            <text:p text:style-name="P1552">give up</text:p>
          </table:table-cell>
          <table:table-cell table:style-name="Table13.A2" office:value-type="string">
            <text:p text:style-name="P1557">сдаваться</text:p>
          </table:table-cell>
          <table:table-cell table:style-name="Table13.C2" office:value-type="string">
            <text:p text:style-name="P1564">Never <text:span text:style-name="T773">give up</text:span>! — Никогда не <text:span text:style-name="T773">сдавайся</text:span>!</text:p>
          </table:table-cell>
        </table:table-row>
      </table:table>
      <text:p text:style-name="P403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054390490448">
          <table:table-cell table:style-name="Table6.A1" office:value-type="string">
            <text:p text:style-name="P1494">Перевод</text:p>
          </table:table-cell>
          <table:table-cell table:style-name="Table6.A1" office:value-type="string">
            <text:p text:style-name="P1493">Начальная форма</text:p>
          </table:table-cell>
          <table:table-cell table:style-name="Table6.A1" office:value-type="string">
            <text:p text:style-name="P1493">2я форма</text:p>
          </table:table-cell>
          <table:table-cell table:style-name="Table6.D1" office:value-type="string">
            <text:p text:style-name="P1494">3я форма</text:p>
          </table:table-cell>
        </table:table-row>
        <table:table-row table:style-name="TableLine94054390779120">
          <table:table-cell table:style-name="Table6.A2" office:value-type="string">
            <text:p text:style-name="P1514">начинать</text:p>
          </table:table-cell>
          <table:table-cell table:style-name="Table6.A2" office:value-type="string">
            <text:p text:style-name="P1515">begin</text:p>
          </table:table-cell>
          <table:table-cell table:style-name="Table6.A2" office:value-type="string">
            <text:p text:style-name="P1515">began</text:p>
          </table:table-cell>
          <table:table-cell table:style-name="Table6.D2" office:value-type="string">
            <text:p text:style-name="P1514">begun</text:p>
          </table:table-cell>
        </table:table-row>
        <table:table-row table:style-name="TableLine94054390787296">
          <table:table-cell table:style-name="Table6.A2" office:value-type="string">
            <text:p text:style-name="P1514">ломать</text:p>
          </table:table-cell>
          <table:table-cell table:style-name="Table6.A2" office:value-type="string">
            <text:p text:style-name="P1515">break</text:p>
          </table:table-cell>
          <table:table-cell table:style-name="Table6.A2" office:value-type="string">
            <text:p text:style-name="P1515">broke</text:p>
          </table:table-cell>
          <table:table-cell table:style-name="Table6.D2" office:value-type="string">
            <text:p text:style-name="P1514">broken</text:p>
          </table:table-cell>
        </table:table-row>
        <table:table-row table:style-name="TableLine94054390793520">
          <table:table-cell table:style-name="Table6.A2" office:value-type="string">
            <text:p text:style-name="P1514">приносить</text:p>
          </table:table-cell>
          <table:table-cell table:style-name="Table6.A2" office:value-type="string">
            <text:p text:style-name="P1515">bring</text:p>
          </table:table-cell>
          <table:table-cell table:style-name="Table6.A2" office:value-type="string">
            <text:p text:style-name="P1515">brought</text:p>
          </table:table-cell>
          <table:table-cell table:style-name="Table6.D2" office:value-type="string">
            <text:p text:style-name="P1514">brought</text:p>
          </table:table-cell>
        </table:table-row>
        <table:table-row table:style-name="TableLine94054390798480">
          <table:table-cell table:style-name="Table6.A2" office:value-type="string">
            <text:p text:style-name="P1514">покупать</text:p>
          </table:table-cell>
          <table:table-cell table:style-name="Table6.A2" office:value-type="string">
            <text:p text:style-name="P1515">buy</text:p>
          </table:table-cell>
          <table:table-cell table:style-name="Table6.A2" office:value-type="string">
            <text:p text:style-name="P1515">bought</text:p>
          </table:table-cell>
          <table:table-cell table:style-name="Table6.D2" office:value-type="string">
            <text:p text:style-name="P1514">bought</text:p>
          </table:table-cell>
        </table:table-row>
        <table:table-row table:style-name="TableLine94054390801328">
          <table:table-cell table:style-name="Table6.A2" office:value-type="string">
            <text:p text:style-name="P1514">приходить</text:p>
          </table:table-cell>
          <table:table-cell table:style-name="Table6.A2" office:value-type="string">
            <text:p text:style-name="P1515">come</text:p>
          </table:table-cell>
          <table:table-cell table:style-name="Table6.A2" office:value-type="string">
            <text:p text:style-name="P1515">came</text:p>
          </table:table-cell>
          <table:table-cell table:style-name="Table6.D2" office:value-type="string">
            <text:p text:style-name="P1514">come</text:p>
          </table:table-cell>
        </table:table-row>
        <table:table-row table:style-name="TableLine94054390813024">
          <table:table-cell table:style-name="Table6.A2" office:value-type="string">
            <text:p text:style-name="P1514">делать</text:p>
          </table:table-cell>
          <table:table-cell table:style-name="Table6.A2" office:value-type="string">
            <text:p text:style-name="P1515">do</text:p>
          </table:table-cell>
          <table:table-cell table:style-name="Table6.A2" office:value-type="string">
            <text:p text:style-name="P1515">did</text:p>
          </table:table-cell>
          <table:table-cell table:style-name="Table6.D2" office:value-type="string">
            <text:p text:style-name="P1514">done</text:p>
          </table:table-cell>
        </table:table-row>
        <table:table-row table:style-name="TableLine94054390833696">
          <table:table-cell table:style-name="Table6.A2" office:value-type="string">
            <text:p text:style-name="P1514">пить</text:p>
          </table:table-cell>
          <table:table-cell table:style-name="Table6.A2" office:value-type="string">
            <text:p text:style-name="P1515">drink</text:p>
          </table:table-cell>
          <table:table-cell table:style-name="Table6.A2" office:value-type="string">
            <text:p text:style-name="P1515">drank</text:p>
          </table:table-cell>
          <table:table-cell table:style-name="Table6.D2" office:value-type="string">
            <text:p text:style-name="P1514">drunk</text:p>
          </table:table-cell>
        </table:table-row>
        <table:table-row table:style-name="TableLine94054390849248">
          <table:table-cell table:style-name="Table6.A2" office:value-type="string">
            <text:p text:style-name="P1514">есть</text:p>
          </table:table-cell>
          <table:table-cell table:style-name="Table6.A2" office:value-type="string">
            <text:p text:style-name="P1515">eat</text:p>
          </table:table-cell>
          <table:table-cell table:style-name="Table6.A2" office:value-type="string">
            <text:p text:style-name="P1515">ate</text:p>
          </table:table-cell>
          <table:table-cell table:style-name="Table6.D2" office:value-type="string">
            <text:p text:style-name="P1514">eaten</text:p>
          </table:table-cell>
        </table:table-row>
        <table:table-row table:style-name="TableLine94054390867584">
          <table:table-cell table:style-name="Table6.A2" office:value-type="string">
            <text:p text:style-name="P1514">падать</text:p>
          </table:table-cell>
          <table:table-cell table:style-name="Table6.A2" office:value-type="string">
            <text:p text:style-name="P1516">fall</text:p>
          </table:table-cell>
          <table:table-cell table:style-name="Table6.A2" office:value-type="string">
            <text:p text:style-name="P1516">fell</text:p>
          </table:table-cell>
          <table:table-cell table:style-name="Table6.D2" office:value-type="string">
            <text:p text:style-name="P1514">fallen</text:p>
          </table:table-cell>
        </table:table-row>
        <table:table-row table:style-name="TableLine94054390888160">
          <table:table-cell table:style-name="Table6.A2" office:value-type="string">
            <text:p text:style-name="P1514">летать</text:p>
          </table:table-cell>
          <table:table-cell table:style-name="Table6.A2" office:value-type="string">
            <text:p text:style-name="P1516">fly</text:p>
          </table:table-cell>
          <table:table-cell table:style-name="Table6.A2" office:value-type="string">
            <text:p text:style-name="P1516">flew</text:p>
          </table:table-cell>
          <table:table-cell table:style-name="Table6.D2" office:value-type="string">
            <text:p text:style-name="P1514">flown</text:p>
          </table:table-cell>
        </table:table-row>
        <table:table-row table:style-name="TableLine94054390892976">
          <table:table-cell table:style-name="Table6.A2" office:value-type="string">
            <text:p text:style-name="P1514">забывать</text:p>
          </table:table-cell>
          <table:table-cell table:style-name="Table6.A2" office:value-type="string">
            <text:p text:style-name="P1516">forget</text:p>
          </table:table-cell>
          <table:table-cell table:style-name="Table6.A2" office:value-type="string">
            <text:p text:style-name="P1516">forgot</text:p>
          </table:table-cell>
          <table:table-cell table:style-name="Table6.D2" office:value-type="string">
            <text:p text:style-name="P1514">forgotten</text:p>
          </table:table-cell>
        </table:table-row>
        <table:table-row table:style-name="TableLine94054390911952">
          <table:table-cell table:style-name="Table6.A2" office:value-type="string">
            <text:p text:style-name="P1514">получать</text:p>
          </table:table-cell>
          <table:table-cell table:style-name="Table6.A2" office:value-type="string">
            <text:p text:style-name="P1516">get</text:p>
          </table:table-cell>
          <table:table-cell table:style-name="Table6.A2" office:value-type="string">
            <text:p text:style-name="P1516">got</text:p>
          </table:table-cell>
          <table:table-cell table:style-name="Table6.D2" office:value-type="string">
            <text:p text:style-name="P1514">got</text:p>
          </table:table-cell>
        </table:table-row>
        <table:table-row table:style-name="TableLine94054390922768">
          <table:table-cell table:style-name="Table6.A2" office:value-type="string">
            <text:p text:style-name="P1517">давать</text:p>
          </table:table-cell>
          <table:table-cell table:style-name="Table6.A2" office:value-type="string">
            <text:p text:style-name="P1518">give</text:p>
          </table:table-cell>
          <table:table-cell table:style-name="Table6.A2" office:value-type="string">
            <text:p text:style-name="P1518">gave</text:p>
          </table:table-cell>
          <table:table-cell table:style-name="Table6.D2" office:value-type="string">
            <text:p text:style-name="P1517">given</text:p>
          </table:table-cell>
        </table:table-row>
        <table:table-row table:style-name="TableLine94054390938112">
          <table:table-cell table:style-name="Table6.A2" office:value-type="string">
            <text:p text:style-name="P1517">идти</text:p>
          </table:table-cell>
          <table:table-cell table:style-name="Table6.A2" office:value-type="string">
            <text:p text:style-name="P1518">go</text:p>
          </table:table-cell>
          <table:table-cell table:style-name="Table6.A2" office:value-type="string">
            <text:p text:style-name="P1518">went</text:p>
          </table:table-cell>
          <table:table-cell table:style-name="Table6.D2" office:value-type="string">
            <text:p text:style-name="P1517">gone</text:p>
          </table:table-cell>
        </table:table-row>
        <table:table-row table:style-name="TableLine94054390947440">
          <table:table-cell table:style-name="Table6.A2" office:value-type="string">
            <text:p text:style-name="P1519">иметь </text:p>
          </table:table-cell>
          <table:table-cell table:style-name="Table6.A2" office:value-type="string">
            <text:p text:style-name="P1520">have</text:p>
          </table:table-cell>
          <table:table-cell table:style-name="Table6.A2" office:value-type="string">
            <text:p text:style-name="P1520">had</text:p>
          </table:table-cell>
          <table:table-cell table:style-name="Table6.D2" office:value-type="string">
            <text:p text:style-name="P1519">had</text:p>
          </table:table-cell>
        </table:table-row>
        <table:table-row table:style-name="TableLine94054390952416">
          <table:table-cell table:style-name="Table6.A2" office:value-type="string">
            <text:p text:style-name="P1519">слышать</text:p>
          </table:table-cell>
          <table:table-cell table:style-name="Table6.A2" office:value-type="string">
            <text:p text:style-name="P1520">hear</text:p>
          </table:table-cell>
          <table:table-cell table:style-name="Table6.A2" office:value-type="string">
            <text:p text:style-name="P1520">heard</text:p>
          </table:table-cell>
          <table:table-cell table:style-name="Table6.D2" office:value-type="string">
            <text:p text:style-name="P1519">heard</text:p>
          </table:table-cell>
        </table:table-row>
        <table:table-row table:style-name="TableLine94054390962928">
          <table:table-cell table:style-name="Table6.A2" office:value-type="string">
            <text:p text:style-name="P1519">знать</text:p>
          </table:table-cell>
          <table:table-cell table:style-name="Table6.A2" office:value-type="string">
            <text:p text:style-name="P1520">know</text:p>
          </table:table-cell>
          <table:table-cell table:style-name="Table6.A2" office:value-type="string">
            <text:p text:style-name="P1520">knew</text:p>
          </table:table-cell>
          <table:table-cell table:style-name="Table6.D2" office:value-type="string">
            <text:p text:style-name="P1519">known</text:p>
          </table:table-cell>
        </table:table-row>
        <table:table-row table:style-name="TableLine94054390966336">
          <table:table-cell table:style-name="Table6.A2" office:value-type="string">
            <text:p text:style-name="P1519">терять</text:p>
          </table:table-cell>
          <table:table-cell table:style-name="Table6.A2" office:value-type="string">
            <text:p text:style-name="P1520">lose</text:p>
          </table:table-cell>
          <table:table-cell table:style-name="Table6.A2" office:value-type="string">
            <text:p text:style-name="P1520">lost</text:p>
          </table:table-cell>
          <table:table-cell table:style-name="Table6.D2" office:value-type="string">
            <text:p text:style-name="P1519">lost</text:p>
          </table:table-cell>
        </table:table-row>
        <table:table-row table:style-name="TableLine94054390969728">
          <table:table-cell table:style-name="Table6.A2" office:value-type="string">
            <text:p text:style-name="P1519">делать</text:p>
          </table:table-cell>
          <table:table-cell table:style-name="Table6.A2" office:value-type="string">
            <text:p text:style-name="P1520">make</text:p>
          </table:table-cell>
          <table:table-cell table:style-name="Table6.A2" office:value-type="string">
            <text:p text:style-name="P1520">made</text:p>
          </table:table-cell>
          <table:table-cell table:style-name="Table6.D2" office:value-type="string">
            <text:p text:style-name="P1519">made</text:p>
          </table:table-cell>
        </table:table-row>
        <table:table-row table:style-name="TableLine94054390973216">
          <table:table-cell table:style-name="Table6.A2" office:value-type="string">
            <text:p text:style-name="P1519">платить</text:p>
          </table:table-cell>
          <table:table-cell table:style-name="Table6.A2" office:value-type="string">
            <text:p text:style-name="P1520">pay</text:p>
          </table:table-cell>
          <table:table-cell table:style-name="Table6.A2" office:value-type="string">
            <text:p text:style-name="P1520">paid</text:p>
          </table:table-cell>
          <table:table-cell table:style-name="Table6.D2" office:value-type="string">
            <text:p text:style-name="P1519">paid</text:p>
          </table:table-cell>
        </table:table-row>
        <table:table-row table:style-name="TableLine94054390977824">
          <table:table-cell table:style-name="Table6.A2" office:value-type="string">
            <text:p text:style-name="P1519">класть</text:p>
          </table:table-cell>
          <table:table-cell table:style-name="Table6.A2" office:value-type="string">
            <text:p text:style-name="P1520">put</text:p>
          </table:table-cell>
          <table:table-cell table:style-name="Table6.A2" office:value-type="string">
            <text:p text:style-name="P1520">put</text:p>
          </table:table-cell>
          <table:table-cell table:style-name="Table6.D2" office:value-type="string">
            <text:p text:style-name="P1519">put</text:p>
          </table:table-cell>
        </table:table-row>
        <table:table-row table:style-name="TableLine94054390980688">
          <table:table-cell table:style-name="Table6.A2" office:value-type="string">
            <text:p text:style-name="P1519">читать</text:p>
          </table:table-cell>
          <table:table-cell table:style-name="Table6.A2" office:value-type="string">
            <text:p text:style-name="P1520">read</text:p>
          </table:table-cell>
          <table:table-cell table:style-name="Table6.A2" office:value-type="string">
            <text:p text:style-name="P1520">read</text:p>
          </table:table-cell>
          <table:table-cell table:style-name="Table6.D2" office:value-type="string">
            <text:p text:style-name="P1520">read</text:p>
          </table:table-cell>
        </table:table-row>
        <table:table-row table:style-name="TableLine94054390981536">
          <table:table-cell table:style-name="Table6.A2" office:value-type="string">
            <text:p text:style-name="P1519">сказать</text:p>
          </table:table-cell>
          <table:table-cell table:style-name="Table6.A2" office:value-type="string">
            <text:p text:style-name="P1520">say</text:p>
          </table:table-cell>
          <table:table-cell table:style-name="Table6.A2" office:value-type="string">
            <text:p text:style-name="P1520">said</text:p>
          </table:table-cell>
          <table:table-cell table:style-name="Table6.D2" office:value-type="string">
            <text:p text:style-name="P1520">said</text:p>
          </table:table-cell>
        </table:table-row>
        <table:table-row table:style-name="TableLine94054391006752">
          <table:table-cell table:style-name="Table6.A2" office:value-type="string">
            <text:p text:style-name="P1519">говорить</text:p>
          </table:table-cell>
          <table:table-cell table:style-name="Table6.A2" office:value-type="string">
            <text:p text:style-name="P1520">speak</text:p>
          </table:table-cell>
          <table:table-cell table:style-name="Table6.A2" office:value-type="string">
            <text:p text:style-name="P1520">spoke</text:p>
          </table:table-cell>
          <table:table-cell table:style-name="Table6.D2" office:value-type="string">
            <text:p text:style-name="P1519">spoken</text:p>
          </table:table-cell>
        </table:table-row>
        <table:table-row table:style-name="TableLine94054391011952">
          <table:table-cell table:style-name="Table6.A2" office:value-type="string">
            <text:p text:style-name="P1519">видеть</text:p>
          </table:table-cell>
          <table:table-cell table:style-name="Table6.A2" office:value-type="string">
            <text:p text:style-name="P1520">see</text:p>
          </table:table-cell>
          <table:table-cell table:style-name="Table6.A2" office:value-type="string">
            <text:p text:style-name="P1520">saw</text:p>
          </table:table-cell>
          <table:table-cell table:style-name="Table6.D2" office:value-type="string">
            <text:p text:style-name="P1519">seen</text:p>
          </table:table-cell>
        </table:table-row>
        <table:table-row table:style-name="TableLine94054391014512">
          <table:table-cell table:style-name="Table6.A2" office:value-type="string">
            <text:p text:style-name="P1519">сидеть</text:p>
          </table:table-cell>
          <table:table-cell table:style-name="Table6.A2" office:value-type="string">
            <text:p text:style-name="P1520">sit</text:p>
          </table:table-cell>
          <table:table-cell table:style-name="Table6.A2" office:value-type="string">
            <text:p text:style-name="P1520">sat</text:p>
          </table:table-cell>
          <table:table-cell table:style-name="Table6.D2" office:value-type="string">
            <text:p text:style-name="P1519">sat</text:p>
          </table:table-cell>
        </table:table-row>
        <table:table-row table:style-name="TableLine94054391021328">
          <table:table-cell table:style-name="Table6.A2" office:value-type="string">
            <text:p text:style-name="P1519">брать</text:p>
          </table:table-cell>
          <table:table-cell table:style-name="Table6.A2" office:value-type="string">
            <text:p text:style-name="P1520">take</text:p>
          </table:table-cell>
          <table:table-cell table:style-name="Table6.A2" office:value-type="string">
            <text:p text:style-name="P1520">took</text:p>
          </table:table-cell>
          <table:table-cell table:style-name="Table6.D2" office:value-type="string">
            <text:p text:style-name="P1519">taken</text:p>
          </table:table-cell>
        </table:table-row>
        <table:table-row table:style-name="TableLine94054391024480">
          <table:table-cell table:style-name="Table6.A2" office:value-type="string">
            <text:p text:style-name="P1538">обучать</text:p>
          </table:table-cell>
          <table:table-cell table:style-name="Table6.A2" office:value-type="string">
            <text:p text:style-name="P1538">teach</text:p>
          </table:table-cell>
          <table:table-cell table:style-name="Table6.A2" office:value-type="string">
            <text:p text:style-name="P1539">taught</text:p>
          </table:table-cell>
          <table:table-cell table:style-name="Table6.D2" office:value-type="string">
            <text:p text:style-name="P1538">taught</text:p>
          </table:table-cell>
        </table:table-row>
        <table:table-row table:style-name="TableLine94054391026288">
          <table:table-cell table:style-name="Table6.A2" office:value-type="string">
            <text:p text:style-name="P1519">рассказывать</text:p>
          </table:table-cell>
          <table:table-cell table:style-name="Table6.A2" office:value-type="string">
            <text:p text:style-name="P1520">tell</text:p>
          </table:table-cell>
          <table:table-cell table:style-name="Table6.A2" office:value-type="string">
            <text:p text:style-name="P1520">told</text:p>
          </table:table-cell>
          <table:table-cell table:style-name="Table6.D2" office:value-type="string">
            <text:p text:style-name="P1519">told</text:p>
          </table:table-cell>
        </table:table-row>
        <table:table-row table:style-name="TableLine94054391042480">
          <table:table-cell table:style-name="Table6.A2" office:value-type="string">
            <text:p text:style-name="P1519">думать</text:p>
          </table:table-cell>
          <table:table-cell table:style-name="Table6.A2" office:value-type="string">
            <text:p text:style-name="P1520">think</text:p>
          </table:table-cell>
          <table:table-cell table:style-name="Table6.A2" office:value-type="string">
            <text:p text:style-name="P1520">thought</text:p>
          </table:table-cell>
          <table:table-cell table:style-name="Table6.D2" office:value-type="string">
            <text:p text:style-name="P1519">thought</text:p>
          </table:table-cell>
        </table:table-row>
        <table:table-row table:style-name="TableLine94054391046192">
          <table:table-cell table:style-name="Table6.A2" office:value-type="string">
            <text:p text:style-name="P1519">побеждать</text:p>
          </table:table-cell>
          <table:table-cell table:style-name="Table6.A2" office:value-type="string">
            <text:p text:style-name="P1520">win</text:p>
          </table:table-cell>
          <table:table-cell table:style-name="Table6.A2" office:value-type="string">
            <text:p text:style-name="P1520">won</text:p>
          </table:table-cell>
          <table:table-cell table:style-name="Table6.D2" office:value-type="string">
            <text:p text:style-name="P1519">won</text:p>
          </table:table-cell>
        </table:table-row>
        <table:table-row table:style-name="TableLine94054391066400">
          <table:table-cell table:style-name="Table6.A2" office:value-type="string">
            <text:p text:style-name="P1519">писать</text:p>
          </table:table-cell>
          <table:table-cell table:style-name="Table6.A2" office:value-type="string">
            <text:p text:style-name="P1520">write</text:p>
          </table:table-cell>
          <table:table-cell table:style-name="Table6.A2" office:value-type="string">
            <text:p text:style-name="P1520">wrote</text:p>
          </table:table-cell>
          <table:table-cell table:style-name="Table6.D2" office:value-type="string">
            <text:p text:style-name="P1519">written</text:p>
          </table:table-cell>
        </table:table-row>
      </table:table>
      <text:p text:style-name="P401"/>
      <text:p text:style-name="P401"/>
      <text:p text:style-name="P1266"><text:span text:style-name="T835">Отделить </text:span><text:span text:style-name="T836">грамматические</text:span><text:span text:style-name="T835"> правила от информации, которую нужно заучить</text:span></text:p>
      <text:p text:style-name="P402"><text:span text:style-name="T1556">(устойчивые связки, фразовые глаголы и т. п.; </text:span><text:span text:style-name="T1558">можно в таблицах</text:span><text:span text:style-name="T1557">).</text:span></text:p>
      <text:p text:style-name="P402"/>
      <text:p text:style-name="P410"><text:soft-page-break/>Нигде не упоминается про here <text:span text:style-name="T1620">(здесь)</text:span> и there <text:span text:style-name="T1620">(там/то)</text:span>. <text:span text:style-name="T1619">Слово there упоминается лишь в качестве формального подлежашего, но в текстах его можно встретить и как обстоятельство.</text:span></text:p>
      <text:p text:style-name="P410"><text:s/></text:p>
      <text:p text:style-name="P417">Не упоминается про everybody, everything, everywhere.</text:p>
      <text:p text:style-name="P416">Не упоминмается про then (тогда/<text:span text:style-name="T1621">потом/затем</text:span>).</text:p>
      <text:p text:style-name="P415">Не упоминается отдельно про from (от).</text:p>
      <text:p text:style-name="P418">Не упоминается про разницу между big и large, и про little и small.</text:p>
      <text:p text:style-name="P414"/>
      <text:p text:style-name="P411">Чем in отличается от into?</text:p>
      <text:p text:style-name="P411"/>
      <text:p text:style-name="P1322"><text:span text:style-name="T656">I was + I am = I have been</text:span><text:span text:style-name="T842"> (т. е. я был и есть). </text:span><text:span text:style-name="T843">Если к примеру Continouos </text:span><text:span text:style-name="T844">дословно </text:span><text:span text:style-name="T843">означает </text:span></text:p>
      <text:p text:style-name="P412">«я есть делающий то то». То <text:span text:style-name="T555">Perfect Continuous</text:span> означает «я был и есть делающий то то».</text:p>
      <text:p text:style-name="P1482"><text:span text:style-name="T842">(</text:span><text:span text:style-name="T803">насчет </text:span><text:span text:style-name="T845">правильности </text:span><text:span text:style-name="T843">«я был и есть делающий то то»</text:span><text:span text:style-name="T803"> узнать получше)</text:span></text:p>
      <text:p text:style-name="P413"/>
      <text:p text:style-name="P70"><text:span text:style-name="T1305">I </text:span><text:span text:style-name="T1313">have been</text:span><text:span text:style-name="T1305"> here all this time — Я </text:span><text:span text:style-name="T1313">(был и) нахожусь</text:span><text:span text:style-name="T1305"> здесь все это время.</text:span></text:p>
      <text:p text:style-name="P32"><text:span text:style-name="T1305">I </text:span><text:span text:style-name="T1313">have been learning</text:span><text:span text:style-name="T1305"> English for 2 years. </text:span><text:span text:style-name="T1306">—</text:span><text:span text:style-name="T1305"> Я </text:span><text:span text:style-name="T1313">учу</text:span><text:span text:style-name="T1305"> английский уже 2 года </text:span><text:span text:style-name="T1307">(т. е. учил и учу)</text:span></text:p>
      <text:p text:style-name="P413"/>
      <text:p text:style-name="P1324"><text:span text:style-name="T654">Job</text:span><text:span text:style-name="T846"> отличается от </text:span><text:span text:style-name="T655">w</text:span><text:span text:style-name="T654">ork</text:span><text:span text:style-name="T846"> тем, что является работой оплачеваемой, а </text:span><text:span text:style-name="T654">work</text:span><text:span text:style-name="T846"> — это любая рабо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2-11T20:24:24.696022929</dc:date>
    <meta:editing-duration>P3DT22H47M</meta:editing-duration>
    <meta:editing-cycles>1866</meta:editing-cycles>
    <meta:generator>LibreOffice/6.4.7.2$Linux_X86_64 LibreOffice_project/40$Build-2</meta:generator>
    <meta:document-statistic meta:table-count="14" meta:image-count="0" meta:object-count="0" meta:page-count="66" meta:paragraph-count="2464" meta:word-count="19534" meta:character-count="122913" meta:non-whitespace-character-count="105116"/>
  </office:meta>
</office:document-meta>
</file>